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FreeSerif" svg:font-family="FreeSerif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FreeSans2" officeooo:paragraph-rsid="004c91ee" style:font-name-complex="FreeSans2"/>
    </style:style>
    <style:style style:name="P2" style:family="paragraph" style:parent-style-name="Text_20_body">
      <style:paragraph-properties fo:text-align="end" style:justify-single-word="false" style:writing-mode="rl-tb"/>
      <style:text-properties style:font-name="FreeSans2" style:font-name-complex="FreeSans2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FreeSans2" officeooo:paragraph-rsid="002fd5ef" style:font-name-complex="FreeSans2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FreeSans2" officeooo:paragraph-rsid="00473e5d" style:font-name-complex="FreeSans2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FreeSans2" officeooo:rsid="001301e0" officeooo:paragraph-rsid="001301e0" style:font-name-complex="FreeSans2"/>
    </style:style>
    <style:style style:name="P6" style:family="paragraph" style:parent-style-name="Title">
      <style:text-properties style:font-name="FreeSans2" officeooo:rsid="001301e0" officeooo:paragraph-rsid="001301e0" style:font-name-complex="FreeSans2"/>
    </style:style>
    <style:style style:name="P7" style:family="paragraph" style:parent-style-name="Text_20_body">
      <style:paragraph-properties fo:text-align="end" style:justify-single-word="false" style:writing-mode="rl-tb"/>
      <style:text-properties style:font-name="FreeSans2" officeooo:rsid="00132bad" officeooo:paragraph-rsid="00132bad" style:font-name-complex="FreeSans2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FreeSans2" officeooo:rsid="001522c3" officeooo:paragraph-rsid="001cbb18" style:font-name-complex="FreeSans2"/>
    </style:style>
    <style:style style:name="P9" style:family="paragraph" style:parent-style-name="Text_20_body">
      <style:paragraph-properties fo:text-align="end" style:justify-single-word="false" style:writing-mode="rl-tb"/>
      <style:text-properties style:font-name="FreeSans2" officeooo:rsid="001cbb18" officeooo:paragraph-rsid="001e7c48" style:font-name-complex="FreeSans2"/>
    </style:style>
    <style:style style:name="P10" style:family="paragraph" style:parent-style-name="Text_20_body">
      <style:paragraph-properties fo:text-align="end" style:justify-single-word="false" style:writing-mode="rl-tb"/>
      <style:text-properties style:font-name="FreeSans2" officeooo:rsid="001efa4f" officeooo:paragraph-rsid="00239efe" style:font-name-complex="FreeSans2"/>
    </style:style>
    <style:style style:name="P11" style:family="paragraph" style:parent-style-name="Text_20_body">
      <style:paragraph-properties fo:text-align="end" style:justify-single-word="false" style:writing-mode="rl-tb"/>
      <style:text-properties style:font-name="FreeSans2" officeooo:rsid="001efa4f" officeooo:paragraph-rsid="0024b719" style:font-name-complex="FreeSans2"/>
    </style:style>
    <style:style style:name="P12" style:family="paragraph" style:parent-style-name="Text_20_body">
      <style:paragraph-properties fo:text-align="end" style:justify-single-word="false" style:writing-mode="rl-tb"/>
      <style:text-properties style:font-name="FreeSans2" officeooo:rsid="00262367" officeooo:paragraph-rsid="00262367" style:font-name-complex="FreeSans2"/>
    </style:style>
    <style:style style:name="P13" style:family="paragraph" style:parent-style-name="Text_20_body">
      <style:paragraph-properties fo:text-align="end" style:justify-single-word="false" style:writing-mode="rl-tb"/>
      <style:text-properties style:font-name="FreeSans2" officeooo:rsid="0030883e" officeooo:paragraph-rsid="0030883e" style:font-name-complex="FreeSans2"/>
    </style:style>
    <style:style style:name="P14" style:family="paragraph" style:parent-style-name="Text_20_body">
      <style:paragraph-properties fo:text-align="end" style:justify-single-word="false" style:writing-mode="rl-tb"/>
      <style:text-properties style:font-name="FreeSans2" officeooo:rsid="0030db22" officeooo:paragraph-rsid="0030db22" style:font-name-complex="FreeSans2"/>
    </style:style>
    <style:style style:name="P15" style:family="paragraph" style:parent-style-name="Text_20_body">
      <style:paragraph-properties fo:text-align="end" style:justify-single-word="false" style:writing-mode="rl-tb"/>
      <style:text-properties style:font-name="FreeSans2" officeooo:rsid="003758d1" officeooo:paragraph-rsid="003a87ed" style:font-name-complex="FreeSans2"/>
    </style:style>
    <style:style style:name="P16" style:family="paragraph" style:parent-style-name="Text_20_body">
      <style:paragraph-properties fo:text-align="end" style:justify-single-word="false" style:writing-mode="rl-tb"/>
      <style:text-properties style:font-name="FreeSans2" officeooo:rsid="00403f70" officeooo:paragraph-rsid="00403f70" style:font-name-complex="FreeSans2"/>
    </style:style>
    <style:style style:name="P17" style:family="paragraph" style:parent-style-name="Text_20_body">
      <style:paragraph-properties fo:text-align="end" style:justify-single-word="false" style:writing-mode="rl-tb"/>
      <style:text-properties style:font-name="FreeSans2" officeooo:rsid="0038887d" officeooo:paragraph-rsid="00438c8e" style:font-name-complex="FreeSans2"/>
    </style:style>
    <style:style style:name="P18" style:family="paragraph" style:parent-style-name="Text_20_body">
      <style:paragraph-properties fo:text-align="end" style:justify-single-word="false" style:writing-mode="rl-tb"/>
      <style:text-properties style:font-name="FreeSans2" officeooo:rsid="00357354" officeooo:paragraph-rsid="0045a5ff" style:font-name-complex="FreeSans2"/>
    </style:style>
    <style:style style:name="P19" style:family="paragraph" style:parent-style-name="Text_20_body">
      <style:paragraph-properties fo:text-align="end" style:justify-single-word="false" style:writing-mode="rl-tb"/>
      <style:text-properties style:font-name="FreeSans2" officeooo:rsid="0048b41a" officeooo:paragraph-rsid="0048b41a" style:font-name-complex="FreeSans2"/>
    </style:style>
    <style:style style:name="P20" style:family="paragraph" style:parent-style-name="Text_20_body">
      <style:paragraph-properties fo:text-align="end" style:justify-single-word="false" style:writing-mode="rl-tb"/>
      <style:text-properties style:font-name="FreeSans2" officeooo:rsid="0048b41a" officeooo:paragraph-rsid="004a3e99" style:font-name-complex="FreeSans2"/>
    </style:style>
    <style:style style:name="P21" style:family="paragraph" style:parent-style-name="Text_20_body">
      <style:paragraph-properties fo:text-align="end" style:justify-single-word="false" style:writing-mode="rl-tb"/>
      <style:text-properties style:font-name="FreeSans2" officeooo:rsid="004a3e99" officeooo:paragraph-rsid="004ade53" style:font-name-complex="FreeSans2"/>
    </style:style>
    <style:style style:name="P22" style:family="paragraph" style:parent-style-name="Text_20_body">
      <style:paragraph-properties fo:text-align="end" style:justify-single-word="false" style:writing-mode="rl-tb"/>
      <style:text-properties style:font-name="FreeSans2" officeooo:rsid="004ade53" officeooo:paragraph-rsid="004ade53" style:font-name-complex="FreeSans2"/>
    </style:style>
    <style:style style:name="P23" style:family="paragraph" style:parent-style-name="Heading_20_1">
      <style:paragraph-properties fo:text-align="end" style:justify-single-word="false" style:writing-mode="rl-tb"/>
      <style:text-properties style:font-name="FreeSans2" officeooo:rsid="001301e0" officeooo:paragraph-rsid="001301e0" style:font-name-complex="FreeSans2"/>
    </style:style>
    <style:style style:name="P24" style:family="paragraph" style:parent-style-name="Heading_20_1" style:list-style-name="">
      <style:paragraph-properties fo:text-align="end" style:justify-single-word="false" style:writing-mode="rl-tb"/>
      <style:text-properties style:font-name="FreeSans2" style:font-name-complex="FreeSans2"/>
    </style:style>
    <style:style style:name="P25" style:family="paragraph" style:parent-style-name="Heading_20_1">
      <style:paragraph-properties fo:text-align="end" style:justify-single-word="false" fo:break-before="page" style:writing-mode="rl-tb"/>
      <style:text-properties style:font-name="FreeSans2" style:font-name-complex="FreeSans2"/>
    </style:style>
    <style:style style:name="P26" style:family="paragraph" style:parent-style-name="Heading_20_2">
      <style:paragraph-properties fo:text-align="end" style:justify-single-word="false" style:writing-mode="rl-tb"/>
      <style:text-properties style:font-name="FreeSans2" style:font-name-complex="FreeSans2"/>
    </style:style>
    <style:style style:name="P2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2b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4910" style:font-style-asian="normal" style:font-style-complex="normal"/>
    </style:style>
    <style:style style:name="T5" style:family="text">
      <style:text-properties fo:font-style="normal" officeooo:rsid="001c75e2" style:font-style-asian="normal" style:font-style-complex="normal"/>
    </style:style>
    <style:style style:name="T6" style:family="text">
      <style:text-properties fo:font-style="normal" officeooo:rsid="001cbb18" style:font-style-asian="normal" style:font-style-complex="normal"/>
    </style:style>
    <style:style style:name="T7" style:family="text">
      <style:text-properties fo:font-style="normal" officeooo:rsid="001e7c48" style:font-style-asian="normal" style:font-style-complex="normal"/>
    </style:style>
    <style:style style:name="T8" style:family="text">
      <style:text-properties fo:font-style="normal" officeooo:rsid="002036b1" style:font-style-asian="normal" style:font-style-complex="normal"/>
    </style:style>
    <style:style style:name="T9" style:family="text">
      <style:text-properties fo:font-style="normal" officeooo:rsid="0022004d" style:font-style-asian="normal" style:font-style-complex="normal"/>
    </style:style>
    <style:style style:name="T10" style:family="text">
      <style:text-properties fo:font-style="normal" officeooo:rsid="00239efe" style:font-style-asian="normal" style:font-style-complex="normal"/>
    </style:style>
    <style:style style:name="T11" style:family="text">
      <style:text-properties fo:font-style="normal" officeooo:rsid="0024b719" style:font-style-asian="normal" style:font-style-complex="normal"/>
    </style:style>
    <style:style style:name="T12" style:family="text">
      <style:text-properties fo:font-style="normal" officeooo:rsid="001efa4f" style:font-style-asian="normal" style:font-style-complex="normal"/>
    </style:style>
    <style:style style:name="T13" style:family="text">
      <style:text-properties fo:font-style="normal" officeooo:rsid="002cc7e1" style:font-style-asian="normal" style:font-style-complex="normal"/>
    </style:style>
    <style:style style:name="T14" style:family="text">
      <style:text-properties fo:font-style="normal" officeooo:rsid="002dab6a" style:font-style-asian="normal" style:font-style-complex="normal"/>
    </style:style>
    <style:style style:name="T15" style:family="text">
      <style:text-properties fo:font-style="normal" officeooo:rsid="002fd5ef" style:font-style-asian="normal" style:font-style-complex="normal"/>
    </style:style>
    <style:style style:name="T16" style:family="text">
      <style:text-properties fo:font-style="normal" officeooo:rsid="0029a470" style:font-style-asian="normal" style:font-style-complex="normal"/>
    </style:style>
    <style:style style:name="T17" style:family="text">
      <style:text-properties fo:font-weight="normal" officeooo:rsid="003c58d9" style:font-weight-asian="normal" style:font-weight-complex="normal"/>
    </style:style>
    <style:style style:name="T18" style:family="text">
      <style:text-properties fo:font-weight="normal" officeooo:rsid="003e4d4f" style:font-weight-asian="normal" style:font-weight-complex="normal"/>
    </style:style>
    <style:style style:name="T19" style:family="text">
      <style:text-properties fo:font-weight="normal" officeooo:rsid="00419cf8" style:font-weight-asian="normal" style:font-weight-complex="normal"/>
    </style:style>
    <style:style style:name="T20" style:family="text">
      <style:text-properties fo:font-weight="normal" officeooo:rsid="00438c8e" style:font-weight-asian="normal" style:font-weight-complex="normal"/>
    </style:style>
    <style:style style:name="T21" style:family="text">
      <style:text-properties officeooo:rsid="0034d0e7"/>
    </style:style>
    <style:style style:name="T22" style:family="text">
      <style:text-properties officeooo:rsid="003a87ed"/>
    </style:style>
    <style:style style:name="T23" style:family="text">
      <style:text-properties officeooo:rsid="004522bf"/>
    </style:style>
    <style:style style:name="T24" style:family="text">
      <style:text-properties officeooo:rsid="0045a5ff"/>
    </style:style>
    <style:style style:name="T25" style:family="text">
      <style:text-properties officeooo:rsid="00473e5d"/>
    </style:style>
    <style:style style:name="T26" style:family="text">
      <style:text-properties officeooo:rsid="004a3e99"/>
    </style:style>
    <style:style style:name="T27" style:family="text">
      <style:text-properties officeooo:rsid="004ade53"/>
    </style:style>
    <style:style style:name="T28" style:family="text">
      <style:text-properties officeooo:rsid="004c91ee"/>
    </style:style>
    <style:style style:name="T29" style:family="text">
      <style:text-properties fo:font-size="10pt"/>
    </style:style>
    <style:style style:name="T30" style:family="text">
      <style:text-properties fo:font-size="10pt" officeooo:rsid="004c91ee"/>
    </style:style>
    <style:style style:name="T31" style:family="text">
      <style:text-properties officeooo:rsid="00468057"/>
    </style:style>
    <style:style style:name="T32" style:family="text">
      <style:text-properties officeooo:rsid="004fb53f"/>
    </style:style>
    <style:style style:name="gr1" style:family="graphic">
      <style:graphic-properties style:writing-mode="lr-tb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פתרון ממ"ן 11</text:p>
      <text:p text:style-name="P1"><text:span text:style-name="T28">עבור קורס מתמטיקה בדידה (</text:span><text:span text:style-name="T29">20476</text:span><text:span text:style-name="T30">)</text:span></text:p>
      <text:p text:style-name="P2"/>
      <text:h text:style-name="P23" text:outline-level="1">שאלה 1</text:h>
      <text:p text:style-name="P5">א. לא נכון</text:p>
      <text:p text:style-name="P5">ב. נכון</text:p>
      <text:p text:style-name="P5">ג. לא נכון</text:p>
      <text:p text:style-name="P5">ד. נכון</text:p>
      <text:p text:style-name="P5">ה. לא נכון</text:p>
      <text:p text:style-name="P5">ו. <text:span text:style-name="T32">לא נכון</text:span></text:p>
      <text:p text:style-name="P5">ז. <text:span text:style-name="T1">נכון</text:span></text:p>
      <text:p text:style-name="P7">ח. נכון</text:p>
      <text:h text:style-name="P24" text:outline-level="1"/>
      <text:h text:style-name="P25" text:outline-level="1">שאלה 2</text:h>
      <text:h text:style-name="P26" text:outline-level="2">סעיף א’</text:h>
      <text:p text:style-name="P8">תהיינה <text:span text:style-name="T2">A, B, C</text:span><text:span text:style-name="T3"> קבוצות. נראה כי </text:span><text:span text:style-name="T4">מתקיים</text:span><text:span text:style-name="T3"> </text:span><text:span text:style-name="T3"><draw:g text:anchor-type="as-char" svg:y="-0.1165in" draw:z-index="0" draw:name="Shape1" draw:style-name="gr1"><svg:title>TexMaths</svg:title><svg:desc>12§display§(A \backslash B) \cup (B \backslash C) = (A \cup B) \backslash (B \cap C)§svg§600§FALSE§</svg:desc><draw:g draw:style-name="gr2"><draw:path draw:style-name="gr3" draw:text-style-name="P27" svg:width="2.5374in" svg:height="0.148in" svg:x="-0.0004in" svg:y="0.0083in" svg:viewBox="0 0 6446 377" svg:d="M3224 377c-1075 0-2149 0-3224 0 0-126 0-251 0-377 2149 0 4297 0 6446 0 0 126 0 251 0 377-1074 0-2148 0-3222 0z"><text:p/></draw:path><draw:path draw:style-name="gr4" draw:text-style-name="P28" svg:width="0.0378in" svg:height="0.1642in" svg:x="0.0079in" svg:y="0.002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0.0614in" svg:y="0.0055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6 0 71 0 107 0 0 10 6 65 6 70 0 12-22 13-30 13-6 0-11 0-11 9 0 5 4 3 6 5 18 0 36-2 53-2 11 0 37 2 48 2 2 0 7 0 7-9zM208 191c-33 0-64 0-96 0 27-47 55-92 82-138 5 46 9 91 14 138z"><text:p/></draw:path><draw:path draw:style-name="gr4" draw:text-style-name="P28" svg:width="0.0642in" svg:height="0.1654in" svg:x="0.1894in" svg:y="0in" svg:viewBox="0 0 164 421" svg:d="M164 412c0-1 0-2-1-3-49-135-97-268-146-403-3-4-5-6-9-6s-8 4-8 8c0 2 0 3 0 4 49 135 98 268 148 403 1 3 3 6 7 6 5 0 9-4 9-9z"><text:p/></draw:path><draw:path draw:style-name="gr4" draw:text-style-name="P28" svg:width="0.1181in" svg:height="0.1122in" svg:x="0.2701in" svg:y="0.011in" svg:viewBox="0 0 301 286" svg:d="M301 58c0-32-27-58-79-58-47 0-95 0-142 0-7 0-12 0-12 8 0 5 4 5 12 5 5 0 9 0 16 0 8 1 12 1 12 7 0 2 0 3-2 9-20 74-38 150-57 225-3 15-5 19-38 19-7 0-11 0-11 8 0 5 4 5 11 5 50 0 101 0 151 0 66 0 116-49 116-90 0-30-25-54-66-59 45-8 89-40 89-79zM263 56c0 38-36 77-88 77-20 0-42 0-62 0 8-34 18-69 26-104 4-15 5-16 23-16s37 0 55 0c36 0 46 24 46 43zM239 192c0 40-37 81-88 81-19 0-37 0-56 0-6 0-7 0-10 0-5 0-6-1-6-5 0-1 0-1 3-10 9-38 19-76 28-115 27 0 54 0 81 0 41 0 48 30 48 49z"><text:p/></draw:path><draw:path draw:style-name="gr4" draw:text-style-name="P28" svg:width="0.0378in" svg:height="0.1642in" svg:x="0.4031in" svg:y="0.002in" svg:viewBox="0 0 97 418" svg:d="M97 227c0-12 0-24 0-35 0-72-44-156-91-191 0-1-1-1-2-1-3 0-4 2-4 4 0 1 0 3 1 3 45 34 73 118 73 185 0 11 0 23 0 35 0 66-28 150-73 184-1 0-1 2-1 4 0 1 1 3 4 3 1 0 2 0 2-1 47-35 91-119 91-190z"><text:p/></draw:path><draw:path draw:style-name="gr4" draw:text-style-name="P28" svg:width="0.0902in" svg:height="0.1028in" svg:x="0.5051in" svg:y="0.0256in" svg:viewBox="0 0 230 262" svg:d="M230 169c0-54 0-106 0-161 0-3-3-8-8-8s-8 5-8 8c0 55 0 107 0 161 0 44-45 76-99 76s-98-32-98-76c0-54 0-106 0-161 0-3-4-8-9-8-4 0-8 5-8 8 0 55 0 107 0 161 0 52 50 93 115 93 64 0 115-41 115-93z"><text:p/></draw:path><draw:path draw:style-name="gr4" draw:text-style-name="P28" svg:width="0.0382in" svg:height="0.1642in" svg:x="0.6591in" svg:y="0.002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1181in" svg:height="0.1122in" svg:x="0.7138in" svg:y="0.011in" svg:viewBox="0 0 301 286" svg:d="M301 58c0-32-27-58-78-58-47 0-95 0-141 0-9 0-12 0-12 8 0 5 3 5 12 5 4 0 8 0 15 0 7 1 11 1 11 7 0 2 0 3-1 9-19 74-37 150-57 225-4 15-4 19-38 19-7 0-12 0-12 8 0 5 5 5 12 5 50 0 100 0 150 0 67 0 116-49 116-90 0-30-24-54-64-59 43-8 87-40 87-79zM263 56c0 38-36 77-88 77-20 0-41 0-61 0 8-34 18-69 26-104 4-15 5-16 23-16s36 0 54 0c37 0 46 24 46 43zM240 192c0 40-38 81-88 81-19 0-38 0-57 0-6 0-6 0-10 0-3 0-5-1-5-5 0-1 0-1 3-10 9-38 19-76 29-115 26 0 52 0 79 0 41 0 49 30 49 49z"><text:p/></draw:path><draw:path draw:style-name="gr4" draw:text-style-name="P28" svg:width="0.0638in" svg:height="0.1654in" svg:x="0.8465in" svg:y="0in" svg:viewBox="0 0 163 421" svg:d="M163 412c0-1 0-2 0-3-49-135-98-268-147-403-2-4-4-6-8-6s-8 4-8 8c0 2 0 3 0 4 49 135 97 268 146 403 3 3 5 6 9 6 5 0 8-4 8-9z"><text:p/></draw:path><draw:path draw:style-name="gr4" draw:text-style-name="P28" svg:width="0.1177in" svg:height="0.1197in" svg:x="0.9283in" svg:y="0.0079in" svg:viewBox="0 0 300 305" svg:d="M300 4c0-2-1-4-5-4-1 0-1 0-6 5-9 11-20 21-30 32-3-6-23-37-69-37-94 0-190 93-190 191 0 69 50 114 115 114 36 0 69-17 91-36 39-35 46-72 46-73 0-4-4-2-5-4-2 0-5 0-6 4-3 12-13 41-42 65s-55 31-78 31c-37 0-83-22-83-86 0-24 10-93 52-142 25-30 65-51 103-51 43 0 67 33 67 82 0 17-1 16-1 20s5 5 6 5c6 0 6-1 9-8 8-36 18-72 26-108z"><text:p/></draw:path><draw:path draw:style-name="gr4" draw:text-style-name="P28" svg:width="0.0378in" svg:height="0.1642in" svg:x="1.0606in" svg:y="0.002in" svg:viewBox="0 0 97 418" svg:d="M97 227c0-12 0-24 0-35 0-72-44-156-91-191 0-1-1-1-2-1-2 0-4 2-4 4 0 1 1 2 1 3 45 34 73 118 73 185 0 11 0 23 0 35 0 66-28 150-73 184 0 1-1 2-1 4 0 1 2 3 4 3 1 0 2 0 2-1 47-35 91-119 91-190z"><text:p/></draw:path><draw:path draw:style-name="gr4" draw:text-style-name="P28" svg:width="0.1102in" svg:height="0.039in" svg:x="1.1713in" svg:y="0.0638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28" svg:width="0.0378in" svg:height="0.1642in" svg:x="1.3535in" svg:y="0.002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1.4071in" svg:y="0.0055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5 0 71 0 106 0 1 10 7 65 7 70 0 12-22 13-30 13-6 0-11 0-11 9 0 5 4 3 6 5 18 0 36-2 53-2 11 0 37 2 48 2 2 0 7 0 7-9zM208 191c-33 0-64 0-96 0 27-47 55-92 82-138 5 46 9 91 14 138z"><text:p/></draw:path><draw:path draw:style-name="gr4" draw:text-style-name="P28" svg:width="0.0902in" svg:height="0.1028in" svg:x="1.5728in" svg:y="0.0256in" svg:viewBox="0 0 230 262" svg:d="M230 169c0-54 0-106 0-161 0-3-3-8-8-8s-8 5-8 8c0 55 0 107 0 161 0 44-45 76-99 76s-98-32-98-76c0-54 0-106 0-161 0-3-4-8-9-8-4 0-8 5-8 8 0 55 0 107 0 161 0 52 50 93 115 93 64 0 115-41 115-93z"><text:p/></draw:path><draw:path draw:style-name="gr4" draw:text-style-name="P28" svg:width="0.1181in" svg:height="0.1122in" svg:x="1.7173in" svg:y="0.011in" svg:viewBox="0 0 301 286" svg:d="M301 58c0-32-29-58-79-58-47 0-95 0-142 0-7 0-12 0-12 8 0 5 4 5 12 5 5 0 9 0 16 0 8 1 12 1 12 7 0 2-1 3-2 9-20 74-38 150-57 225-3 15-5 19-38 19-7 0-11 0-11 8 0 5 4 5 11 5 50 0 101 0 151 0 66 0 116-49 116-90 0-30-25-54-66-59 45-8 89-40 89-79zM263 56c0 38-37 77-88 77-20 0-42 0-62 0 8-34 18-69 26-104 4-15 5-16 23-16s36 0 54 0c37 0 47 24 47 43zM239 192c0 40-37 81-88 81-19 0-38 0-57 0-5 0-6 0-9 0-5 0-6-1-6-5 0-1 0-1 3-10 9-38 19-76 28-115 27 0 54 0 81 0 39 0 48 30 48 49z"><text:p/></draw:path><draw:path draw:style-name="gr4" draw:text-style-name="P28" svg:width="0.0382in" svg:height="0.1642in" svg:x="1.8496in" svg:y="0.002in" svg:viewBox="0 0 98 418" svg:d="M98 227c0-12 0-24 0-35 0-72-44-156-91-191-1-1-1-1-2-1-3 0-5 2-5 4 0 1 1 3 2 3 44 34 74 118 74 185 0 11 0 23 0 35 0 66-30 150-74 184-1 0-2 2-2 4 0 1 2 3 5 3 1 0 1 0 2-1 47-35 91-119 91-190z"><text:p/></draw:path><draw:path draw:style-name="gr4" draw:text-style-name="P28" svg:width="0.0642in" svg:height="0.1654in" svg:x="1.9138in" svg:y="0in" svg:viewBox="0 0 164 421" svg:d="M164 412c0-1 0-2 0-3-49-135-98-268-147-403-1-4-4-6-7-6-5 0-10 4-10 8 0 2 0 3 1 4 49 135 97 268 147 403 2 3 4 6 8 6 5 0 8-4 8-9z"><text:p/></draw:path><draw:path draw:style-name="gr4" draw:text-style-name="P28" svg:width="0.0382in" svg:height="0.1642in" svg:x="2.0047in" svg:y="0.002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1181in" svg:height="0.1122in" svg:x="2.0594in" svg:y="0.011in" svg:viewBox="0 0 301 286" svg:d="M301 58c0-32-27-58-78-58-47 0-95 0-141 0-9 0-12 0-12 8 0 5 3 5 10 5 6 0 10 0 17 0 7 1 11 1 11 7 0 2 0 3-1 9-19 74-37 150-57 225-4 15-4 19-38 19-7 0-12 0-12 8 0 5 4 5 12 5 50 0 100 0 150 0 67 0 116-49 116-90 0-30-24-54-64-59 43-8 87-40 87-79zM263 56c0 38-36 77-88 77-20 0-41 0-61 0 8-34 18-69 26-104 4-15 5-16 23-16s36 0 54 0c37 0 46 24 46 43zM240 192c0 40-38 81-88 81-19 0-38 0-57 0-6 0-7 0-10 0s-5-1-5-5c0-1 0-1 3-10 9-38 19-76 29-115 26 0 52 0 79 0 41 0 49 30 49 49z"><text:p/></draw:path><draw:path draw:style-name="gr4" draw:text-style-name="P28" svg:width="0.0898in" svg:height="0.1028in" svg:x="2.2299in" svg:y="0.0256in" svg:viewBox="0 0 229 262" svg:d="M229 254c0-53 0-107 0-160 0-51-50-94-114-94-65 0-115 43-115 94 0 53 0 107 0 160 0 4 4 8 8 8 5 0 9-4 9-8 0-53 0-107 0-160 0-44 44-77 98-77s97 33 97 77c0 53 0 107 0 160 0 4 4 8 9 8 3 0 8-4 8-8z"><text:p/></draw:path><draw:path draw:style-name="gr4" draw:text-style-name="P28" svg:width="0.1177in" svg:height="0.1197in" svg:x="2.3756in" svg:y="0.0079in" svg:viewBox="0 0 300 305" svg:d="M300 4c0-2-1-4-5-4-1 0-2 0-6 5-9 11-20 21-30 32-3-6-23-37-69-37-95 0-190 93-190 191 0 69 50 114 114 114 37 0 70-17 91-36 40-35 47-72 47-73 0-4-4-2-5-4-2 0-5 0-6 4-3 12-13 41-42 65-30 24-56 31-78 31-38 0-83-22-83-86 0-24 10-93 52-142 25-30 65-51 102-51 43 0 68 33 68 82 0 17-1 16-1 20s5 5 6 5c6 0 6-1 9-8 8-36 18-72 26-108z"><text:p/></draw:path><draw:path draw:style-name="gr4" draw:text-style-name="P28" svg:width="0.0378in" svg:height="0.1642in" svg:x="2.5079in" svg:y="0.002in" svg:viewBox="0 0 97 418" svg:d="M97 227c0-12 0-24 0-35 0-72-44-156-91-191 0-1-1-1-2-1-3 0-4 2-4 4 0 1 0 3 1 3 45 34 73 118 73 185 0 11 0 23 0 35 0 66-28 150-73 184-1 0-1 2-1 4 0 1 1 3 4 3 1 0 2 0 2-1 47-35 91-119 91-190z"><text:p/></draw:path></draw:g></draw:g></text:span><text:span text:style-name="T3">. </text:span><text:span text:style-name="T4">לצורך כך נפשט את האגף הימני. ניתן לכתוב את הקבוצה באגף גם כך </text:span><text:span text:style-name="T4"><draw:g text:anchor-type="as-char" svg:y="-0.1236in" draw:z-index="1" draw:name="Shape2" draw:style-name="gr1"><svg:title>TexMaths</svg:title><svg:desc>12§display§\left\{ x \mid (x \in A \lor x \in B) \land \lnot (x \in B \land x \in C) \right\}§svg§600§FALSE§</svg:desc><draw:g draw:style-name="gr2"><draw:path draw:style-name="gr3" draw:text-style-name="P27" svg:width="2.9992in" svg:height="0.1476in" svg:x="-0.0004in" svg:y="0.0087in" svg:viewBox="0 0 7619 376" svg:d="M0 0c2539 0 5080 0 7619 0 0 125 0 251 0 376-2539 0-5080 0-7619 0 0-125 0-251 0-376z"><text:p/></draw:path><draw:path draw:style-name="gr4" draw:text-style-name="P28" svg:width="0.0579in" svg:height="0.165in" svg:x="0.0031in" svg:y="0in" svg:viewBox="0 0 148 420" svg:d="M148 415c0-4-2-5-5-5-31 0-55-22-55-43 0-35 0-70 0-105 0-25-20-44-48-52 28-8 48-27 48-53 0-34 0-69 0-104 0-22 24-43 55-43 3 0 5-3 5-5 0-4-2-5-5-5-45 0-83 22-83 53 0 35 0 70 0 104 0 26-23 49-54 49-4 0-6 2-6 4s2 4 6 4c31 0 54 23 54 48 0 35 0 70 0 105 0 31 38 53 83 53 3 0 5-3 5-5z"><text:p/></draw:path><draw:path draw:style-name="gr4" draw:text-style-name="P28" svg:width="0.0823in" svg:height="0.0744in" svg:x="0.0787in" svg:y="0.0512in" svg:viewBox="0 0 210 190" svg:d="M210 28c0-22-25-28-40-28-24 0-38 22-44 31-10-27-32-31-46-31-43 0-67 54-67 65 0 4 4 2 5 4 4 0 5 0 6-5 14-45 42-54 56-54 8 0 23 3 23 27 0 13-7 41-23 100-7 26-21 45-40 45-3 0-12 0-21-7 10-2 19-10 19-22 0-11-9-15-15-15-12 0-23 11-23 24 0 20 20 28 40 28 27 0 43-29 44-31 5 15 20 31 46 31 43 0 67-54 67-65 0-4-4-4-5-4-4 0-5 2-6 5-13 45-42 56-56 56-16 0-23-15-23-28 0-10 2-19 7-37 5-20 10-39 14-58 3-11 12-49 42-49 3 0 12 0 21 4-11 3-19 14-19 23 0 7 3 15 15 15 10 0 23-8 23-24z"><text:p/></draw:path><draw:path draw:style-name="gr4" draw:text-style-name="P28" svg:width="0.0063in" svg:height="0.165in" svg:x="0.2346in" svg:y="0in" svg:viewBox="0 0 17 420" svg:d="M17 411c0-135 0-268 0-403 0-4-4-8-9-8-4 0-8 4-8 8 0 135 0 268 0 403 0 5 4 9 8 9 5 0 9-4 9-9z"><text:p/></draw:path><draw:path draw:style-name="gr4" draw:text-style-name="P28" svg:width="0.0378in" svg:height="0.1638in" svg:x="0.324in" svg:y="0.0004in" svg:viewBox="0 0 97 417" svg:d="M97 413c0-1 0-2-1-3-44-33-73-117-73-184 0-12 0-23 0-35 0-67 29-151 73-184 1-1 1-2 1-3 0-3-1-4-3-4s-2 0-3 0c-47 35-91 119-91 191 0 12 0 23 0 35 0 72 44 156 91 191 1 0 1 0 3 0s3-1 3-4z"><text:p/></draw:path><draw:path draw:style-name="gr4" draw:text-style-name="P28" svg:width="0.0823in" svg:height="0.0744in" svg:x="0.3772in" svg:y="0.0512in" svg:viewBox="0 0 210 190" svg:d="M210 28c0-22-25-28-40-28-25 0-39 22-44 31-11-27-34-31-46-31-44 0-68 54-68 65 0 4 4 2 6 4 2 0 5 0 5-5 14-45 42-54 56-54 9 0 23 3 23 27 0 13-7 41-23 100-6 26-21 45-39 45-3 0-12 0-22-7 11-2 20-10 20-22 0-11-9-15-15-15-13 0-23 11-23 24 0 20 20 28 40 28 27 0 42-29 43-31 6 15 20 31 45 31 45 0 69-54 69-65 0-4-5-4-6-4-4 0-4 2-5 5-14 45-43 56-56 56-17 0-23-15-23-28 0-10 2-19 7-37 5-20 10-39 14-58 3-11 12-49 42-49 2 0 12 0 21 4-12 3-21 14-21 23 0 7 5 15 17 15 9 0 23-8 23-24z"><text:p/></draw:path><draw:path draw:style-name="gr4" draw:text-style-name="P28" svg:width="0.0839in" svg:height="0.0965in" svg:x="0.5264in" svg:y="0.0343in" svg:viewBox="0 0 214 246" svg:d="M214 238c0-5-4-8-9-8-27 0-54 0-81 0-56 0-102-42-106-98 62 0 125 0 187 0 12 0 12-17 0-17-62 0-125 0-187 0 4-54 50-98 106-98 27 0 54 0 81 0 5 0 9-5 9-9s-4-8-9-8c-27 0-54 0-81 0-69 0-124 55-124 124 0 68 55 122 124 122 27 0 54 0 81 0 5 0 9-4 9-8z"><text:p/></draw:path><draw:path draw:style-name="gr4" draw:text-style-name="P28" svg:width="0.1134in" svg:height="0.1181in" svg:x="0.6756in" svg:y="0.0055in" svg:viewBox="0 0 289 301" svg:d="M289 292c0-5-3-5-9-5-27 0-27-3-28-15-8-87-17-175-25-262-1-9-1-10-9-10-6 0-8 2-10 7-50 82-98 164-147 244-17 29-33 35-51 36-6 0-10 0-10 9 0 2 2 5 6 5 11 0 24-3 36-3 14 0 29 3 42 3 2 0 8 0 8-9 0-5-3-5-7-5-9-1-19-5-19-15 0-5 2-10 6-16 2-5 2-5 31-52 36 0 71 0 107 0 0 8 6 65 6 69 0 13-22 14-30 14-6 0-11 0-11 9 0 5 4 3 6 5 18 0 36-3 53-3 11 0 37 3 48 3 2 0 7 0 7-9zM209 191c-33 0-65 0-97 0 27-47 55-94 82-139 5 45 10 92 15 139z"><text:p/></draw:path><draw:path draw:style-name="gr4" draw:text-style-name="P28" svg:width="0.0874in" svg:height="0.102in" svg:x="0.8429in" svg:y="0.0248in" svg:viewBox="0 0 223 260" svg:d="M222 12c5-11-11-17-16-7-32 76-63 151-95 226-32-75-64-150-96-226-3-10-19-4-14 7 34 81 67 162 102 243 2 7 13 7 17 0 33-81 67-162 102-243z"><text:p/></draw:path><draw:path draw:style-name="gr4" draw:text-style-name="P28" svg:width="0.0823in" svg:height="0.0744in" svg:x="0.9839in" svg:y="0.0512in" svg:viewBox="0 0 210 190" svg:d="M210 28c0-22-24-28-38-28-26 0-40 22-45 31-11-27-33-31-45-31-45 0-69 54-69 65 0 4 4 2 5 4 4 0 5 0 6-5 14-45 42-54 56-54 9 0 23 3 23 27 0 13-7 41-23 100-7 26-21 45-39 45-3 0-12 0-22-7 11-2 21-10 21-22 0-11-10-15-16-15-13 0-24 11-24 24 0 20 22 28 40 28 28 0 43-29 44-31 5 15 20 31 46 31 43 0 67-54 67-65 0-4-4-4-5-4-4 0-5 2-5 5-14 45-43 56-56 56-17 0-23-15-23-28 0-10 2-19 7-37 5-20 10-39 15-58 2-11 12-49 40-49 3 0 12 0 22 4-12 3-20 14-20 23 0 7 4 15 15 15 10 0 23-8 23-24z"><text:p/></draw:path><draw:path draw:style-name="gr4" draw:text-style-name="P28" svg:width="0.0839in" svg:height="0.0965in" svg:x="1.1335in" svg:y="0.0343in" svg:viewBox="0 0 214 246" svg:d="M214 238c0-5-4-8-9-8-27 0-54 0-81 0-57 0-102-42-106-98 62 0 125 0 187 0 12 0 12-17 0-17-62 0-125 0-187 0 4-54 49-98 106-98 27 0 54 0 81 0 5 0 9-5 9-9s-4-8-9-8c-27 0-54 0-81 0-69 0-124 55-124 124 0 68 55 122 124 122 27 0 54 0 81 0 5 0 9-4 9-8z"><text:p/></draw:path><draw:path draw:style-name="gr4" draw:text-style-name="P28" svg:width="0.1177in" svg:height="0.1126in" svg:x="1.2843in" svg:y="0.011in" svg:viewBox="0 0 300 287" svg:d="M300 59c0-31-28-59-78-59-47 0-95 0-142 0-8 0-12 0-12 8 0 5 4 5 12 5 5 0 9 0 16 1 7 2 12 2 12 8 0 1-1 2-2 7-20 74-38 150-57 225-5 16-5 20-38 20-7 0-11 0-11 8 0 5 4 5 11 5 50 0 99 0 150 0 67 0 116-50 116-90 0-30-24-55-65-59 45-8 88-39 88-79zM262 56c0 38-36 77-88 77-20 0-41 0-61 0 8-34 18-68 26-103 4-16 5-17 23-17s36 0 54 0c37 0 46 25 46 43zM239 192c0 41-37 82-88 82-19 0-38 0-57 0-6 0-6 0-9-1-5 0-6 0-6-4 0-1 0-2 3-9 9-39 19-78 28-117 27 0 53 0 80 0 40 0 49 31 49 49z"><text:p/></draw:path><draw:path draw:style-name="gr4" draw:text-style-name="P28" svg:width="0.0378in" svg:height="0.1638in" svg:x="1.4165in" svg:y="0.0004in" svg:viewBox="0 0 97 417" svg:d="M97 226c0-12 0-23 0-35 0-72-43-156-90-191-1 0-1 0-2 0-3 0-5 1-5 4 0 1 1 2 2 3 44 33 74 117 74 184 0 12 0 23 0 35 0 67-30 151-74 184-1 1-2 2-2 3 0 3 2 4 5 4 1 0 1 0 2 0 47-35 90-119 90-191z"><text:p/></draw:path><draw:path draw:style-name="gr4" draw:text-style-name="P28" svg:width="0.0878in" svg:height="0.1028in" svg:x="1.5201in" svg:y="0.0248in" svg:viewBox="0 0 224 262" svg:d="M223 250c-35-81-70-162-103-244-3-8-13-8-17 0-35 82-68 163-102 244-5 10 11 17 16 6 31-75 62-151 94-227 32 76 64 152 96 227 4 11 20 4 16-6z"><text:p/></draw:path><draw:path draw:style-name="gr4" draw:text-style-name="P28" svg:width="0.0945in" svg:height="0.0386in" svg:x="1.6634in" svg:y="0.0634in" svg:viewBox="0 0 241 99" svg:d="M241 90c0-27 0-54 0-82 0-4-3-8-8-8-75 0-150 0-225 0-4 0-8 4-8 8 0 5 4 9 8 9 72 0 144 0 216 0 0 24 0 49 0 73 0 5 4 9 9 9 3 0 8-4 8-9z"><text:p/></draw:path><draw:path draw:style-name="gr4" draw:text-style-name="P28" svg:width="0.0382in" svg:height="0.1638in" svg:x="1.7831in" svg:y="0.0004in" svg:viewBox="0 0 98 417" svg:d="M98 413c0-1-1-2-2-3-43-33-73-117-73-184 0-12 0-23 0-35 0-67 30-151 73-184 1-1 2-2 2-3 0-3-2-4-4-4s-2 0-3 0c-47 35-91 119-91 191 0 12 0 23 0 35 0 72 44 156 91 191 1 0 1 0 3 0s4-1 4-4z"><text:p/></draw:path><draw:path draw:style-name="gr4" draw:text-style-name="P28" svg:width="0.0823in" svg:height="0.0744in" svg:x="1.8358in" svg:y="0.0512in" svg:viewBox="0 0 210 190" svg:d="M210 28c0-22-25-28-40-28-24 0-39 22-44 31-11-27-32-31-46-31-43 0-67 54-67 65 0 4 4 2 5 4 4 0 5 0 6-5 13-45 42-54 56-54 8 0 23 3 23 27 0 13-7 41-23 100-7 26-21 45-40 45-3 0-12 0-21-7 10-2 19-10 19-22 0-11-9-15-15-15-12 0-23 11-23 24 0 20 20 28 40 28 27 0 43-29 44-31 5 15 20 31 46 31 43 0 67-54 67-65 0-4-4-4-5-4-4 0-5 2-6 5-13 45-42 56-56 56-16 0-23-15-23-28 0-10 2-19 7-37 5-20 10-39 14-58 3-11 12-49 42-49 3 0 12 0 21 4-11 3-19 14-19 23 0 7 3 15 15 15 10 0 23-8 23-24z"><text:p/></draw:path><draw:path draw:style-name="gr4" draw:text-style-name="P28" svg:width="0.0839in" svg:height="0.0965in" svg:x="1.9858in" svg:y="0.0343in" svg:viewBox="0 0 214 246" svg:d="M214 238c0-5-5-8-9-8-27 0-54 0-81 0-57 0-102-42-107-98 62 0 126 0 188 0 11 0 11-17 0-17-62 0-126 0-188 0 5-54 50-98 107-98 27 0 54 0 81 0 4 0 9-5 9-9s-5-8-9-8c-27 0-54 0-81 0-69 0-124 55-124 124 0 68 55 122 124 122 27 0 54 0 81 0 4 0 9-4 9-8z"><text:p/></draw:path><draw:path draw:style-name="gr4" draw:text-style-name="P28" svg:width="0.1181in" svg:height="0.1126in" svg:x="2.1358in" svg:y="0.011in" svg:viewBox="0 0 301 287" svg:d="M301 59c0-31-27-59-78-59-47 0-95 0-141 0-9 0-14 0-14 8 0 5 5 5 12 5 6 0 10 0 17 1 7 2 11 2 11 8 0 1 0 2-1 7-19 74-37 150-57 225-4 16-6 20-38 20-7 0-12 0-12 8 0 5 4 5 12 5 50 0 100 0 150 0 67 0 116-50 116-90 0-30-24-55-64-59 43-8 87-39 87-79zM263 56c0 38-36 77-88 77-20 0-41 0-61 0 8-34 17-68 25-103 5-16 5-17 23-17s37 0 55 0c37 0 46 25 46 43zM239 192c0 41-37 82-87 82-19 0-38 0-57 0-6 0-7 0-10-1-3 0-6 0-6-4 0-1 0-2 3-9 9-39 19-78 28-117 27 0 54 0 81 0 41 0 48 31 48 49z"><text:p/></draw:path><draw:path draw:style-name="gr4" draw:text-style-name="P28" svg:width="0.0878in" svg:height="0.1028in" svg:x="2.3075in" svg:y="0.0248in" svg:viewBox="0 0 224 262" svg:d="M223 250c-35-81-70-162-103-244-4-8-13-8-17 0-35 82-68 163-102 244-5 10 11 17 16 6 31-75 62-151 94-227 32 76 64 152 96 227 4 11 20 4 16-6z"><text:p/></draw:path><draw:path draw:style-name="gr4" draw:text-style-name="P28" svg:width="0.0823in" svg:height="0.0744in" svg:x="2.4488in" svg:y="0.0512in" svg:viewBox="0 0 210 190" svg:d="M210 28c0-22-25-28-40-28-24 0-39 22-44 31-11-27-34-31-46-31-43 0-68 54-68 65 0 4 4 2 6 4 4 0 5 0 5-5 14-45 42-54 56-54 9 0 23 3 23 27 0 13-7 41-23 100-6 26-21 45-39 45-3 0-12 0-22-7 11-2 20-10 20-22 0-11-9-15-15-15-13 0-23 11-23 24 0 20 20 28 40 28 27 0 42-29 44-31 5 15 19 31 44 31 45 0 69-54 69-65 0-4-4-4-6-4-4 0-4 2-5 5-14 45-43 56-56 56-17 0-23-15-23-28 0-10 2-19 7-37 5-20 10-39 14-58 3-11 12-49 42-49 2 0 12 0 21 4-12 3-21 14-21 23 0 7 5 15 17 15 9 0 23-8 23-24z"><text:p/></draw:path><draw:path draw:style-name="gr4" draw:text-style-name="P28" svg:width="0.0839in" svg:height="0.0965in" svg:x="2.598in" svg:y="0.0343in" svg:viewBox="0 0 214 246" svg:d="M214 238c0-5-4-8-9-8-27 0-54 0-81 0-56 0-102-42-106-98 62 0 125 0 187 0 12 0 12-17 0-17-62 0-125 0-187 0 4-54 50-98 106-98 27 0 54 0 81 0 5 0 9-5 9-9s-4-8-9-8c-27 0-54 0-81 0-68 0-124 55-124 124 0 68 56 122 124 122 27 0 54 0 81 0 5 0 9-4 9-8z"><text:p/></draw:path><draw:path draw:style-name="gr4" draw:text-style-name="P28" svg:width="0.1173in" svg:height="0.1193in" svg:x="2.7504in" svg:y="0.0075in" svg:viewBox="0 0 299 304" svg:d="M299 4c0-2-1-4-5-4-1 0-1 0-6 5-10 11-20 21-30 32-4-6-23-37-70-37-93 0-188 93-188 190 0 68 49 114 114 114 36 0 68-17 91-36 39-35 46-71 46-72 0-5-4-4-5-5-2 0-5 1-5 5-5 12-14 41-43 65-29 23-55 30-78 30-37 0-82-22-82-85 0-24 9-93 51-142 26-30 66-51 103-51 43 0 67 33 67 81 0 17-1 17-1 21s5 5 7 5c5 0 5-1 7-8 9-36 18-72 27-108z"><text:p/></draw:path><draw:path draw:style-name="gr4" draw:text-style-name="P28" svg:width="0.0378in" svg:height="0.1638in" svg:x="2.8819in" svg:y="0.0004in" svg:viewBox="0 0 97 417" svg:d="M97 226c0-12 0-23 0-35 0-72-44-156-90-191-1 0-2 0-3 0-2 0-4 1-4 4 0 1 1 2 1 3 45 33 73 117 73 184 0 12 0 23 0 35 0 67-28 151-73 184 0 1-1 2-1 3 0 3 2 4 4 4 1 0 2 0 3 0 46-35 90-119 90-191z"><text:p/></draw:path><draw:path draw:style-name="gr4" draw:text-style-name="P28" svg:width="0.0579in" svg:height="0.165in" svg:x="2.9496in" svg:y="0in" svg:viewBox="0 0 148 420" svg:d="M148 210c0-2-3-4-5-4-33 0-55-23-55-49 0-34 0-69 0-104 0-31-39-53-83-53-3 0-5 1-5 5 0 2 2 5 5 5 32 0 55 21 55 43 0 35 0 70 0 104 0 26 20 45 48 53-28 8-48 27-48 52 0 35 0 70 0 105 0 21-23 43-55 43-3 0-5 2-5 5s2 5 5 5c44 0 83-22 83-53 0-35 0-70 0-105 0-25 22-48 55-48 2 0 5-2 5-4z"><text:p/></draw:path></draw:g></draw:g></text:span><text:span text:style-name="T4">, נשתמש בחוק דה־מורגן, </text:span><text:span text:style-name="T4"><draw:g text:anchor-type="as-char" svg:y="-0.1236in" draw:z-index="2" draw:name="Shape3" draw:style-name="gr1"><svg:title>TexMaths</svg:title><svg:desc>12§display§\left\{ x \mid (x \in A \lor x \in B) \land (x \notin B \lor x \notin C) \right\}§svg§600§FALSE§</svg:desc><draw:g draw:style-name="gr2"><draw:path draw:style-name="gr3" draw:text-style-name="P27" svg:width="2.889in" svg:height="0.148in" svg:x="-0.0004in" svg:y="0.0083in" svg:viewBox="0 0 7339 377" svg:d="M3670 377c-1224 0-2447 0-3670 0 0-126 0-251 0-377 2446 0 4893 0 7339 0 0 126 0 251 0 377-1223 0-2446 0-3669 0z"><text:p/></draw:path><draw:path draw:style-name="gr4" draw:text-style-name="P28" svg:width="0.0579in" svg:height="0.1654in" svg:x="0.0039in" svg:y="-0.0004in" svg:viewBox="0 0 148 421" svg:d="M148 416c0-4-3-6-6-6-32 0-54-21-54-42 0-35 0-70 0-106 0-24-21-42-50-52 29-8 50-27 50-51 0-36 0-71 0-106 0-22 22-42 54-42 3 0 6-4 6-6 0-4-3-5-6-5-45 0-83 22-83 53 0 35 0 70 0 106 0 24-23 47-54 47-4 0-5 1-5 4s1 6 5 6c31 0 54 22 54 46 0 36 0 71 0 106 0 31 38 53 83 53 3 0 6-3 6-5z"><text:p/></draw:path><draw:path draw:style-name="gr4" draw:text-style-name="P28" svg:width="0.0823in" svg:height="0.0748in" svg:x="0.0787in" svg:y="0.0508in" svg:viewBox="0 0 210 191" svg:d="M210 28c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2-18 7-37 5-20 10-39 14-58 3-11 12-49 42-49 3 0 12 0 22 4-12 3-20 14-20 23 0 7 4 16 15 16 10 0 23-9 23-25z"><text:p/></draw:path><draw:path draw:style-name="gr4" draw:text-style-name="P28" svg:width="0.0063in" svg:height="0.1654in" svg:x="0.235in" svg:y="-0.0004in" svg:viewBox="0 0 17 421" svg:d="M17 412c0-134 0-269 0-404 0-4-5-8-9-8s-8 4-8 8c0 135 0 270 0 404 0 5 4 9 8 9s9-4 9-9z"><text:p/></draw:path><draw:path draw:style-name="gr4" draw:text-style-name="P28" svg:width="0.0382in" svg:height="0.1642in" svg:x="0.324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0823in" svg:height="0.0748in" svg:x="0.3772in" svg:y="0.0508in" svg:viewBox="0 0 210 191" svg:d="M210 28c0-22-25-28-40-28-24 0-39 23-44 32-11-27-34-32-46-32-43 0-67 54-67 65 0 5 4 4 5 5 4 0 5-1 5-5 14-45 43-55 57-55 8 0 23 3 23 27 0 13-7 42-23 101-7 27-21 44-40 44-3 0-12 0-21-5 10-3 19-11 19-23s-9-15-15-15c-12 0-23 11-23 24 0 20 20 28 40 28 27 0 43-30 44-32 5 15 20 32 46 32 43 0 67-54 67-65 0-3-4-3-5-3-5 0-5 1-6 3-14 46-42 56-56 56-16 0-23-14-23-28 0-10 2-18 7-37 5-20 10-39 14-58 3-11 12-49 42-49 2 0 12 0 21 4-12 3-21 14-21 23 0 7 5 16 17 16 10 0 23-9 23-25z"><text:p/></draw:path><draw:path draw:style-name="gr4" draw:text-style-name="P28" svg:width="0.0835in" svg:height="0.0961in" svg:x="0.5268in" svg:y="0.0343in" svg:viewBox="0 0 213 245" svg:d="M212 237c0-5-3-9-8-9-26 0-54 0-80 0-57 0-102-42-107-96 62 0 125 0 187 0 12 0 12-18 0-18-62 0-125 0-187 0 5-54 50-97 107-97 26 0 54 0 80 0 5 0 8-4 8-9 0-4-3-8-8-8-26 0-54 0-80 0-69 0-124 55-124 124 0 67 55 121 124 121 26 0 54 0 80 0 5 0 8-3 8-8z"><text:p/></draw:path><draw:path draw:style-name="gr4" draw:text-style-name="P28" svg:width="0.1134in" svg:height="0.1181in" svg:x="0.676in" svg:y="0.0051in" svg:viewBox="0 0 289 301" svg:d="M289 292c0-5-5-5-11-5-25 0-25-2-26-14-8-87-18-174-26-262 0-9 0-11-8-11-7 0-8 4-12 7-49 82-97 164-146 245-17 28-34 34-52 35-4 1-8 1-8 9 0 2 1 5 5 5 12 0 24-2 36-2 14 0 29 2 42 2 3 0 8 0 8-9 0-4-3-5-7-5-10 0-19-3-19-14 0-5 2-10 6-16 2-5 3-5 32-53 35 0 71 0 106 0 1 10 6 65 6 70 0 12-22 13-30 13-6 0-10 0-10 9 0 5 4 3 6 5 17 0 35-2 53-2 10 0 36 2 47 2 2 0 8 0 8-9zM208 191c-33 0-65 0-98 0 28-47 57-92 84-138 5 46 9 91 14 138z"><text:p/></draw:path><draw:path draw:style-name="gr4" draw:text-style-name="P28" svg:width="0.0878in" svg:height="0.1024in" svg:x="0.8429in" svg:y="0.024in" svg:viewBox="0 0 224 261" svg:d="M223 12c4-11-12-17-16-6-32 75-64 150-96 226-32-76-64-151-96-226-3-11-19-5-14 6 34 81 67 162 102 244 4 7 13 7 17 0 33-82 68-163 103-244z"><text:p/></draw:path><draw:path draw:style-name="gr4" draw:text-style-name="P28" svg:width="0.0823in" svg:height="0.0748in" svg:x="0.9843in" svg:y="0.0508in" svg:viewBox="0 0 210 191" svg:d="M210 28c0-22-25-28-40-28-25 0-39 23-44 32-11-27-34-32-46-32-44 0-68 54-68 65 0 5 4 4 6 5 2 0 5-1 5-5 14-45 42-55 56-55 9 0 23 3 23 27 0 13-7 42-23 101-6 27-21 44-39 44-3 0-12 0-22-5 11-3 20-11 20-23s-9-15-15-15c-13 0-23 11-23 24 0 20 20 28 40 28 27 0 42-30 43-32 6 15 20 32 45 32 45 0 69-54 69-65 0-3-5-3-6-3-4 0-4 1-5 3-14 46-43 56-56 56-17 0-23-14-23-28 0-10 2-18 7-37 5-20 10-39 14-58 3-11 12-49 42-49 2 0 12 0 21 4-12 3-21 14-21 23 0 7 5 16 17 16 9 0 23-9 23-25z"><text:p/></draw:path><draw:path draw:style-name="gr4" draw:text-style-name="P28" svg:width="0.0839in" svg:height="0.0961in" svg:x="1.1335in" svg:y="0.0343in" svg:viewBox="0 0 214 245" svg:d="M214 237c0-5-4-9-9-9-27 0-54 0-81 0-56 0-102-42-106-96 62 0 125 0 187 0 12 0 12-18 0-18-62 0-125 0-187 0 4-54 50-97 106-97 27 0 54 0 81 0 5 0 9-4 9-9 0-4-4-8-9-8-27 0-54 0-81 0-69 0-124 55-124 124 0 67 55 121 124 121 27 0 54 0 81 0 5 0 9-3 9-8z"><text:p/></draw:path><draw:path draw:style-name="gr4" draw:text-style-name="P28" svg:width="0.1181in" svg:height="0.1122in" svg:x="1.2843in" svg:y="0.011in" svg:viewBox="0 0 301 286" svg:d="M301 58c0-32-29-58-79-58-47 0-95 0-142 0-7 0-12 0-12 8 0 5 4 5 12 5 5 0 9 0 16 0 8 1 12 1 12 7 0 2-1 3-2 9-20 74-38 150-57 225-3 15-5 19-38 19-7 0-11 0-11 8 0 5 4 5 11 5 50 0 101 0 151 0 66 0 116-49 116-90 0-30-25-54-66-59 45-8 89-40 89-79zM263 56c0 38-37 77-88 77-20 0-42 0-62 0 8-34 18-69 26-104 4-15 5-16 23-16s36 0 54 0c37 0 47 24 47 43zM239 192c0 40-37 81-88 81-19 0-38 0-57 0-5 0-6 0-9 0-5 0-6-1-6-5 0-1 0-1 3-10 9-38 19-76 28-115 27 0 54 0 81 0 39 0 48 30 48 49z"><text:p/></draw:path><draw:path draw:style-name="gr4" draw:text-style-name="P28" svg:width="0.0378in" svg:height="0.1642in" svg:x="1.4169in" svg:y="0in" svg:viewBox="0 0 97 418" svg:d="M97 227c0-12 0-24 0-35 0-72-44-156-91-191-1-1-1-1-2-1-3 0-4 2-4 4 0 1 0 3 1 3 43 34 73 118 73 185 0 11 0 23 0 35 0 66-30 150-73 184-1 0-1 2-1 4 0 1 1 3 4 3 1 0 1 0 2-1 47-35 91-119 91-190z"><text:p/></draw:path><draw:path draw:style-name="gr4" draw:text-style-name="P28" svg:width="0.0878in" svg:height="0.1024in" svg:x="1.5201in" svg:y="0.024in" svg:viewBox="0 0 224 261" svg:d="M223 249c-35-82-68-163-102-244-4-7-14-7-17 0-35 81-69 162-103 244-5 10 11 16 16 7 31-76 63-152 96-227 31 75 62 151 94 227 5 9 21 3 16-7z"><text:p/></draw:path><draw:path draw:style-name="gr4" draw:text-style-name="P28" svg:width="0.0378in" svg:height="0.1642in" svg:x="1.6728in" svg:y="0in" svg:viewBox="0 0 97 418" svg:d="M97 415c0-2 0-4-1-4-44-34-73-118-73-184 0-12 0-24 0-35 0-67 29-151 73-185 1 0 1-2 1-3 0-2-1-4-3-4s-2 0-3 1c-47 35-91 119-91 191 0 11 0 23 0 35 0 71 44 155 91 190 1 1 1 1 3 1s3-2 3-3z"><text:p/></draw:path><draw:path draw:style-name="gr4" draw:text-style-name="P28" svg:width="0.0823in" svg:height="0.0748in" svg:x="1.7256in" svg:y="0.0508in" svg:viewBox="0 0 210 191" svg:d="M210 28c0-22-25-28-40-28-24 0-39 23-44 32-11-27-34-32-46-32-43 0-67 54-67 65 0 5 4 4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 3-11 12-49 42-49 2 0 12 0 21 4-12 3-21 14-21 23 0 7 5 16 17 16 9 0 23-9 23-25z"><text:p/></draw:path><draw:path draw:style-name="gr4" draw:text-style-name="P28" svg:width="0.0835in" svg:height="0.1587in" svg:x="1.8756in" svg:y="0.0028in" svg:viewBox="0 0 213 404" svg:d="M212 316c0-5-3-8-8-8-26 0-54 0-80 0-16 0-30-4-45-10 11-29 22-58 33-86 31 0 61 0 92 0 12 0 12-18 0-18-29 0-56 0-85 0 12-33 23-65 35-98 16 0 33 0 50 0 5 0 8-3 8-8s-3-9-8-9c-14 0-30 0-44 0 8-23 16-44 25-67 0-1 1-2 1-4 0-4-5-8-10-8-3 0-6 2-7 6-9 24-18 49-27 73-6 0-12 0-18 0-69 0-124 56-124 124 0 43 23 82 59 104-11 28-21 57-31 85 0 1 0 2 0 3 0 5 3 9 8 9 4 0 6-3 7-6 10-28 21-55 30-83 16 6 33 10 51 10 26 0 54 0 80 0 5 0 8-4 8-9zM94 212c-10 26-20 52-29 79-27-18-46-47-48-79 25 0 51 0 77 0zM136 96c-12 33-23 65-35 98-28 0-57 0-84 0 3-55 50-98 107-98 3 0 8 0 12 0z"><text:p/></draw:path><draw:path draw:style-name="gr4" draw:text-style-name="P28" svg:width="0.1181in" svg:height="0.1122in" svg:x="2.0256in" svg:y="0.011in" svg:viewBox="0 0 301 286" svg:d="M301 58c0-32-27-58-79-58-47 0-95 0-142 0-7 0-12 0-12 8 0 5 4 5 12 5 5 0 9 0 16 0 8 1 12 1 12 7 0 2-1 3-2 9-20 74-38 150-57 225-3 15-5 19-38 19-7 0-11 0-11 8 0 5 4 5 11 5 50 0 101 0 151 0 66 0 116-49 116-90 0-30-25-54-66-59 45-8 89-40 89-79zM263 56c0 38-36 77-88 77-20 0-42 0-62 0 8-34 18-69 26-104 4-15 5-16 23-16s36 0 54 0c37 0 47 24 47 43zM239 192c0 40-37 81-88 81-19 0-37 0-56 0-6 0-7 0-10 0-5 0-6-1-6-5 0-1 0-1 3-10 9-38 19-76 28-115 27 0 54 0 81 0 39 0 48 30 48 49z"><text:p/></draw:path><draw:path draw:style-name="gr4" draw:text-style-name="P28" svg:width="0.0874in" svg:height="0.1024in" svg:x="2.1972in" svg:y="0.024in" svg:viewBox="0 0 223 261" svg:d="M222 12c5-11-11-17-16-6-32 75-63 150-95 226-32-76-64-151-96-226-3-11-19-5-14 6 34 81 67 162 102 244 2 7 13 7 17 0 33-82 67-163 102-244z"><text:p/></draw:path><draw:path draw:style-name="gr4" draw:text-style-name="P28" svg:width="0.0823in" svg:height="0.0748in" svg:x="2.3382in" svg:y="0.0508in" svg:viewBox="0 0 210 191" svg:d="M210 28c0-22-24-28-38-28-26 0-40 23-45 32-11-27-33-32-45-32-45 0-69 54-69 65 0 5 4 4 5 5 4 0 5-1 6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 2-11 12-49 40-49 3 0 14 0 22 4-12 3-20 14-20 23 0 7 4 16 15 16 10 0 23-9 23-25z"><text:p/></draw:path><draw:path draw:style-name="gr4" draw:text-style-name="P28" svg:width="0.0839in" svg:height="0.1587in" svg:x="2.4878in" svg:y="0.0028in" svg:viewBox="0 0 214 404" svg:d="M214 316c0-5-4-8-9-8-27 0-54 0-81 0-16 0-30-4-44-10 11-29 22-58 33-86 31 0 61 0 92 0 12 0 12-18 0-18-29 0-57 0-86 0 12-33 24-65 36-98 17 0 33 0 50 0 5 0 9-3 9-8s-4-9-9-9c-14 0-30 0-44 0 8-23 17-44 25-67 0-1 0-2 0-4 0-4-4-8-8-8s-8 2-8 6c-9 24-18 49-27 73-6 0-13 0-19 0-69 0-124 56-124 124 0 43 24 82 60 104-11 28-20 57-31 85-1 1-1 2-1 3 0 5 3 9 8 9 4 0 7-3 8-6 10-28 21-55 30-83 16 6 33 10 50 10 27 0 54 0 81 0 5 0 9-4 9-9zM95 212c-10 26-19 52-29 79-28-18-46-47-48-79 25 0 52 0 77 0zM137 96c-12 33-24 65-36 98-28 0-55 0-83 0 4-55 49-98 106-98 4 0 8 0 13 0z"><text:p/></draw:path><draw:path draw:style-name="gr4" draw:text-style-name="P28" svg:width="0.1177in" svg:height="0.1197in" svg:x="2.6394in" svg:y="0.0071in" svg:viewBox="0 0 300 305" svg:d="M300 4c0-2-1-4-5-4-1 0-1 0-6 5-9 11-20 21-30 32-3-6-23-37-69-37-95 0-190 93-190 191 0 69 50 114 115 114 36 0 69-17 91-36 39-35 46-72 46-73 0-4-4-2-5-4-2 0-5 0-6 4-3 12-13 41-42 65s-55 31-78 31c-37 0-83-22-83-86 0-24 10-93 52-142 25-30 65-51 103-51 42 0 67 33 67 82 0 17-1 16-1 20s5 5 6 5c6 0 6-1 9-8 8-36 18-72 26-108z"><text:p/></draw:path><draw:path draw:style-name="gr4" draw:text-style-name="P28" svg:width="0.0378in" svg:height="0.1642in" svg:x="2.7717in" svg:y="0in" svg:viewBox="0 0 97 418" svg:d="M97 227c0-12 0-24 0-35 0-72-44-156-91-191 0-1-1-1-2-1-2 0-4 2-4 4 0 1 0 3 1 3 45 34 73 118 73 185 0 11 0 23 0 35 0 66-28 150-73 184-1 0-1 2-1 4 0 1 2 3 4 3 1 0 2 0 2-1 47-35 91-119 91-190z"><text:p/></draw:path><draw:path draw:style-name="gr4" draw:text-style-name="P28" svg:width="0.0579in" svg:height="0.1654in" svg:x="2.8394in" svg:y="-0.0004in" svg:viewBox="0 0 148 421" svg:d="M148 210c0-2-3-4-5-4-33 0-55-23-55-47 0-36 0-71 0-106 0-31-39-53-83-53-3 0-5 1-5 5 0 2 2 6 5 6 31 0 55 20 55 42 0 35 0 70 0 106 0 24 20 43 48 51-28 10-48 28-48 52 0 36 0 71 0 106 0 21-24 42-55 42-3 0-5 3-5 6 0 4 2 5 5 5 44 0 83-22 83-53 0-35 0-70 0-106 0-24 22-46 55-46 2 0 5-2 5-6z"><text:p/></draw:path></draw:g></draw:g></text:span><text:span text:style-name="T5">. בעזרת חוק הפילוג לקשרים לוגיים נפרק את הביטוי בסוגריים האחרונים: </text:span><text:span text:style-name="T5"><draw:g text:anchor-type="as-char" svg:y="-0.1236in" draw:z-index="3" draw:name="Shape4" draw:style-name="gr1"><svg:title>TexMaths</svg:title><svg:desc>12§display§\left\{ x \mid ((x \in A \lor x \in B) \land x \notin B) \lor ((x \in A \lor x \in B) \land x \notin C) \right\}§svg§600§FALSE§</svg:desc><draw:g draw:style-name="gr2"><draw:path draw:style-name="gr3" draw:text-style-name="P27" svg:width="4.3669in" svg:height="0.148in" svg:x="-0.0004in" svg:y="0.0083in" svg:viewBox="0 0 11093 377" svg:d="M5548 377c-1850 0-3699 0-5548 0 0-126 0-251 0-377 3697 0 7396 0 11093 0 0 126 0 251 0 377-1848 0-3697 0-5545 0z"><text:p/></draw:path><draw:path draw:style-name="gr4" draw:text-style-name="P28" svg:width="0.0579in" svg:height="0.1654in" svg:x="0.0039in" svg:y="-0.0004in" svg:viewBox="0 0 148 421" svg:d="M148 416c0-4-3-6-6-6-32 0-54-21-54-42 0-35 0-70 0-106 0-24-21-42-50-52 29-8 50-27 50-51 0-36 0-71 0-106 0-22 22-42 54-42 3 0 6-4 6-6 0-4-3-5-6-5-45 0-83 22-83 53 0 35 0 70 0 106 0 24-23 47-54 47-4 0-5 1-5 4s1 6 5 6c31 0 54 22 54 46 0 36 0 71 0 106 0 31 38 53 83 53 3 0 6-3 6-5z"><text:p/></draw:path><draw:path draw:style-name="gr4" draw:text-style-name="P28" svg:width="0.0823in" svg:height="0.0748in" svg:x="0.0787in" svg:y="0.0508in" svg:viewBox="0 0 210 191" svg:d="M210 28c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3-18 7-37 5-20 10-39 14-58 3-11 14-49 42-49 3 0 12 0 22 4-12 3-20 14-20 23 0 7 4 16 15 16 10 0 23-9 23-25z"><text:p/></draw:path><draw:path draw:style-name="gr4" draw:text-style-name="P28" svg:width="0.0063in" svg:height="0.1654in" svg:x="0.2346in" svg:y="-0.0004in" svg:viewBox="0 0 17 421" svg:d="M17 412c0-134 0-269 0-404 0-4-5-8-9-8s-8 4-8 8c0 135 0 270 0 404 0 5 4 9 8 9s9-4 9-9z"><text:p/></draw:path><draw:path draw:style-name="gr4" draw:text-style-name="P28" svg:width="0.0382in" svg:height="0.1642in" svg:x="0.324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0378in" svg:height="0.1642in" svg:x="0.389in" svg:y="0in" svg:viewBox="0 0 97 418" svg:d="M97 415c0-2 0-4-1-4-44-34-73-118-73-184 0-12 0-24 0-35 0-67 29-151 73-185 1 0 1-2 1-3 0-2-1-4-3-4s-3 0-3 1c-47 35-91 119-91 191 0 11 0 23 0 35 0 71 44 155 91 190 0 1 1 1 3 1s3-2 3-3z"><text:p/></draw:path><draw:path draw:style-name="gr4" draw:text-style-name="P28" svg:width="0.0823in" svg:height="0.0748in" svg:x="0.4417in" svg:y="0.0508in" svg:viewBox="0 0 210 191" svg:d="M210 28c0-22-25-28-40-28-25 0-39 23-44 32-11-27-34-32-46-32-44 0-68 54-68 65 0 5 4 4 6 5 2 0 5-1 5-5 14-45 42-55 56-55 9 0 23 3 23 27 0 13-7 42-23 101-6 27-21 44-39 44-3 0-12 0-22-5 11-3 20-11 20-23s-9-15-15-15c-13 0-23 11-23 24 0 20 20 28 40 28 27 0 42-30 43-32 6 15 20 32 45 32 45 0 69-54 69-65 0-3-5-3-6-3-4 0-4 1-5 3-14 46-43 56-56 56-17 0-23-14-23-28 0-10 2-18 7-37 5-20 10-39 14-58 3-11 12-49 42-49 2 0 12 0 21 4-12 3-21 14-21 23 0 7 5 16 17 16 9 0 23-9 23-25z"><text:p/></draw:path><draw:path draw:style-name="gr4" draw:text-style-name="P28" svg:width="0.0839in" svg:height="0.0961in" svg:x="0.5909in" svg:y="0.0343in" svg:viewBox="0 0 214 245" svg:d="M214 237c0-5-4-9-9-9-27 0-54 0-81 0-56 0-102-42-106-96 62 0 125 0 187 0 12 0 12-18 0-18-62 0-125 0-187 0 4-54 50-97 106-97 27 0 54 0 81 0 5 0 9-4 9-9 0-4-4-8-9-8-27 0-54 0-81 0-69 0-124 55-124 124 0 67 55 121 124 121 27 0 54 0 81 0 5 0 9-3 9-8z"><text:p/></draw:path><draw:path draw:style-name="gr4" draw:text-style-name="P28" svg:width="0.1134in" svg:height="0.1181in" svg:x="0.7402in" svg:y="0.0051in" svg:viewBox="0 0 289 301" svg:d="M289 292c0-5-3-5-9-5-26 0-26-2-28-14-8-87-17-174-25-262-1-9-1-11-9-11-6 0-8 4-10 7-50 82-98 164-147 245-17 28-33 34-51 35-6 1-10 1-10 9 0 2 2 5 6 5 11 0 24-2 36-2 14 0 29 2 42 2 2 0 8 0 8-9 0-4-3-5-7-5-9 0-19-3-19-14 0-5 2-10 6-16 2-5 4-5 31-53 36 0 71 0 107 0 0 10 6 65 6 70 0 12-22 13-30 13-6 0-10 0-10 9 0 5 4 3 5 5 18 0 36-2 53-2 11 0 37 2 48 2 2 0 7 0 7-9zM209 191c-33 0-65 0-97 0 27-47 55-92 82-138 5 46 10 91 15 138z"><text:p/></draw:path><draw:path draw:style-name="gr4" draw:text-style-name="P28" svg:width="0.0878in" svg:height="0.1024in" svg:x="0.9075in" svg:y="0.024in" svg:viewBox="0 0 224 261" svg:d="M223 12c4-11-12-17-16-6-32 75-64 150-96 226-32-76-64-151-96-226-3-11-19-5-14 6 34 81 67 162 102 244 4 7 13 7 17 0 33-82 68-163 103-244z"><text:p/></draw:path><draw:path draw:style-name="gr4" draw:text-style-name="P28" svg:width="0.0823in" svg:height="0.0748in" svg:x="1.0484in" svg:y="0.0508in" svg:viewBox="0 0 210 191" svg:d="M210 28c0-22-24-28-38-28-26 0-40 23-45 32-11-27-33-32-45-32-45 0-69 54-69 65 0 5 4 4 6 5 3 0 4-1 5-5 14-45 42-55 56-55 9 0 23 3 23 27 0 13-7 42-23 101-6 27-21 44-39 44-3 0-12 0-22-5 11-3 21-11 21-23s-10-15-16-15c-13 0-24 11-24 24 0 20 22 28 40 28 28 0 43-30 44-32 6 15 20 32 46 32 43 0 68-54 68-65 0-3-5-3-6-3-4 0-5 1-5 3-14 46-43 56-56 56-17 0-23-14-23-28 0-10 2-18 7-37 5-20 10-39 15-58 2-11 12-49 40-49 3 0 14 0 22 4-12 3-20 14-20 23 0 7 4 16 15 16 10 0 23-9 23-25z"><text:p/></draw:path><draw:path draw:style-name="gr4" draw:text-style-name="P28" svg:width="0.0839in" svg:height="0.0961in" svg:x="1.198in" svg:y="0.0343in" svg:viewBox="0 0 214 245" svg:d="M214 237c0-5-4-9-9-9-27 0-54 0-81 0-56 0-102-42-106-96 62 0 125 0 187 0 12 0 12-18 0-18-62 0-125 0-187 0 4-54 50-97 106-97 27 0 54 0 81 0 5 0 9-4 9-9 0-4-4-8-9-8-27 0-54 0-81 0-69 0-124 55-124 124 0 67 55 121 124 121 27 0 54 0 81 0 5 0 9-3 9-8z"><text:p/></draw:path><draw:path draw:style-name="gr4" draw:text-style-name="P28" svg:width="0.1181in" svg:height="0.1122in" svg:x="1.3488in" svg:y="0.011in" svg:viewBox="0 0 301 286" svg:d="M301 58c0-32-29-58-79-58-47 0-95 0-142 0-8 0-12 0-12 8 0 5 4 5 12 5 5 0 9 0 16 0 7 1 12 1 12 7 0 2-1 3-2 9-20 74-38 150-57 225-3 15-5 19-38 19-7 0-11 0-11 8 0 5 4 5 11 5 50 0 101 0 151 0 66 0 116-49 116-90 0-30-25-54-66-59 45-8 89-40 89-79zM263 56c0 38-37 77-88 77-20 0-42 0-62 0 8-34 18-69 26-104 4-15 5-16 23-16s36 0 54 0c37 0 47 24 47 43zM239 192c0 40-37 81-88 81-19 0-38 0-57 0-6 0-6 0-9 0-5 0-6-1-6-5 0-1 0-1 3-10 9-38 19-76 28-115 27 0 54 0 81 0 39 0 48 30 48 49z"><text:p/></draw:path><draw:path draw:style-name="gr4" draw:text-style-name="P28" svg:width="0.0382in" svg:height="0.1642in" svg:x="1.4811in" svg:y="0in" svg:viewBox="0 0 98 418" svg:d="M98 227c0-12 0-24 0-35 0-72-44-156-91-191-1-1-1-1-2-1-3 0-5 2-5 4 0 1 1 3 2 3 44 34 74 118 74 185 0 11 0 23 0 35 0 66-30 150-74 184-1 0-2 2-2 4 0 1 2 3 5 3 1 0 1 0 2-1 47-35 91-119 91-190z"><text:p/></draw:path><draw:path draw:style-name="gr4" draw:text-style-name="P28" svg:width="0.0878in" svg:height="0.1024in" svg:x="1.5846in" svg:y="0.024in" svg:viewBox="0 0 224 261" svg:d="M223 249c-35-82-68-163-102-244-4-7-14-7-17 0-35 81-69 162-103 244-5 10 11 16 16 7 31-76 63-152 96-227 31 75 62 151 94 227 5 9 21 3 16-7z"><text:p/></draw:path><draw:path draw:style-name="gr4" draw:text-style-name="P28" svg:width="0.0823in" svg:height="0.0748in" svg:x="1.726in" svg:y="0.0508in" svg:viewBox="0 0 210 191" svg:d="M210 28c0-22-25-28-40-28-24 0-38 23-44 32-10-27-32-32-46-32-43 0-67 54-67 65 0 5 4 4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 3-11 12-49 42-49 3 0 12 0 21 4-11 3-19 14-19 23 0 7 3 16 15 16 10 0 23-9 23-25z"><text:p/></draw:path><draw:path draw:style-name="gr4" draw:text-style-name="P28" svg:width="0.0839in" svg:height="0.1587in" svg:x="1.8756in" svg:y="0.0028in" svg:viewBox="0 0 214 404" svg:d="M214 316c0-5-4-8-9-8-27 0-54 0-81 0-16 0-30-4-44-10 11-29 22-58 33-86 31 0 61 0 92 0 11 0 11-18 0-18-29 0-57 0-86 0 12-33 23-65 35-98 16 0 34 0 51 0 5 0 9-3 9-8s-4-9-9-9c-14 0-30 0-44 0 8-23 15-44 24-67 0-1 1-2 1-4 0-4-4-8-8-8s-8 2-9 6c-8 24-18 49-26 73-6 0-13 0-19 0-69 0-124 56-124 124 0 43 24 82 59 104-11 28-21 57-31 85 0 1 0 2 0 3 0 5 3 9 8 9 4 0 7-3 7-6 11-28 21-55 31-83 15 6 32 10 50 10 27 0 54 0 81 0 5 0 9-4 9-9zM95 212c-10 26-21 52-30 79-27-18-46-47-48-79 26 0 51 0 78 0zM137 96c-12 33-24 65-36 98-28 0-57 0-84 0 5-55 50-98 107-98 4 0 8 0 13 0z"><text:p/></draw:path><draw:path draw:style-name="gr4" draw:text-style-name="P28" svg:width="0.1181in" svg:height="0.1122in" svg:x="2.026in" svg:y="0.011in" svg:viewBox="0 0 301 286" svg:d="M301 58c0-32-27-58-78-58-47 0-95 0-141 0-9 0-14 0-14 8 0 5 5 5 12 5 6 0 10 0 17 0 7 1 11 1 11 7 0 2 0 3-1 9-19 74-37 150-57 225-4 15-6 19-38 19-7 0-12 0-12 8 0 5 4 5 12 5 50 0 100 0 150 0 67 0 116-49 116-90 0-30-24-54-64-59 43-8 87-40 87-79zM263 56c0 38-36 77-88 77-20 0-41 0-61 0 8-34 18-69 26-104 4-15 4-16 22-16s37 0 55 0c37 0 46 24 46 43zM239 192c0 40-37 81-87 81-19 0-38 0-57 0-6 0-7 0-10 0s-5-1-5-5c0-1 0-1 2-10 9-38 20-76 30-115 26 0 52 0 79 0 41 0 48 30 48 49z"><text:p/></draw:path><draw:path draw:style-name="gr4" draw:text-style-name="P28" svg:width="0.0378in" svg:height="0.1642in" svg:x="2.1587in" svg:y="0in" svg:viewBox="0 0 97 418" svg:d="M97 227c0-12 0-24 0-35 0-72-44-156-90-191-1-1-2-1-3-1-2 0-4 2-4 4 0 1 1 2 1 3 45 34 73 118 73 185 0 11 0 23 0 35 0 66-28 150-73 184 0 1-1 2-1 4 0 1 2 3 4 3 1 0 2 0 3-1 46-35 90-119 90-190z"><text:p/></draw:path><draw:path draw:style-name="gr4" draw:text-style-name="P28" svg:width="0.0878in" svg:height="0.1024in" svg:x="2.2622in" svg:y="0.024in" svg:viewBox="0 0 224 261" svg:d="M223 12c4-11-12-17-16-6-32 75-64 150-96 226-32-76-64-151-96-226-3-11-19-5-14 6 34 81 67 162 102 244 4 7 13 7 17 0 33-82 68-163 103-244z"><text:p/></draw:path><draw:path draw:style-name="gr4" draw:text-style-name="P28" svg:width="0.0378in" svg:height="0.1642in" svg:x="2.4146in" svg:y="0in" svg:viewBox="0 0 97 418" svg:d="M97 415c0-2-1-3-1-4-44-34-73-118-73-184 0-12 0-24 0-35 0-67 29-151 73-185 0-1 1-2 1-3 0-2-2-4-5-4-1 0-1 0-2 1-46 35-90 119-90 191 0 11 0 23 0 35 0 71 44 155 90 190 1 1 1 1 2 1 3 0 5-2 5-3z"><text:p/></draw:path><draw:path draw:style-name="gr4" draw:text-style-name="P28" svg:width="0.0382in" svg:height="0.1642in" svg:x="2.4787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0823in" svg:height="0.0748in" svg:x="2.5319in" svg:y="0.0508in" svg:viewBox="0 0 210 191" svg:d="M210 28c0-22-25-28-40-28-24 0-38 23-44 32-10-27-32-32-46-32-43 0-67 54-67 65 0 5 4 4 5 5 4 0 5-1 6-5 14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 3-11 12-49 42-49 3 0 12 0 21 4-11 3-19 14-19 23 0 7 3 16 15 16 10 0 23-9 23-25z"><text:p/></draw:path><draw:path draw:style-name="gr4" draw:text-style-name="P28" svg:width="0.0839in" svg:height="0.0961in" svg:x="2.6815in" svg:y="0.0343in" svg:viewBox="0 0 214 245" svg:d="M214 237c0-5-5-9-9-9-27 0-54 0-81 0-57 0-102-42-107-96 62 0 126 0 188 0 11 0 11-18 0-18-62 0-126 0-188 0 5-54 50-97 107-97 27 0 54 0 81 0 4 0 9-4 9-9 0-4-5-8-9-8-27 0-54 0-81 0-69 0-124 55-124 124 0 67 55 121 124 121 27 0 54 0 81 0 4 0 9-3 9-8z"><text:p/></draw:path><draw:path draw:style-name="gr4" draw:text-style-name="P28" svg:width="0.1134in" svg:height="0.1181in" svg:x="2.8307in" svg:y="0.0051in" svg:viewBox="0 0 289 301" svg:d="M289 292c0-5-5-5-9-5-27 0-27-2-28-14-8-87-18-174-26-262 0-9 0-11-8-11-7 0-8 4-10 7-50 82-99 164-148 245-17 28-32 34-52 35-4 1-8 1-8 9 0 2 1 5 5 5 12 0 25-2 36-2 14 0 29 2 43 2 2 0 7 0 7-9 0-4-3-5-6-5-9 0-20-3-20-14 0-5 2-10 6-16 3-5 3-5 32-53 35 0 71 0 106 0 1 10 7 65 7 70 0 12-23 13-31 13-6 0-10 0-10 9 0 5 4 3 6 5 17 0 35-2 53-2 11 0 37 2 47 2 3 0 8 0 8-9zM208 191c-33 0-65 0-98 0 28-47 57-92 84-138 5 46 9 91 14 138z"><text:p/></draw:path><draw:path draw:style-name="gr4" draw:text-style-name="P28" svg:width="0.0878in" svg:height="0.1024in" svg:x="2.998in" svg:y="0.024in" svg:viewBox="0 0 224 261" svg:d="M223 12c4-11-12-17-16-6-32 75-64 150-96 226-32-76-63-151-94-226-5-11-21-5-16 6 34 81 67 162 102 244 4 7 14 7 17 0 33-82 68-163 103-244z"><text:p/></draw:path><draw:path draw:style-name="gr4" draw:text-style-name="P28" svg:width="0.0823in" svg:height="0.0748in" svg:x="3.139in" svg:y="0.0508in" svg:viewBox="0 0 210 191" svg:d="M210 28c0-22-25-28-40-28-24 0-39 23-44 32-11-27-34-32-46-32-43 0-67 54-67 65 0 5 4 4 5 5 4 0 5-1 5-5 14-45 43-55 57-55 8 0 23 3 23 27 0 13-7 42-23 101-7 27-21 44-40 44-3 0-12 0-21-5 10-3 19-11 19-23s-9-15-15-15c-12 0-23 11-23 24 0 20 20 28 40 28 27 0 43-30 44-32 5 15 20 32 46 32 43 0 67-54 67-65 0-3-4-3-5-3-5 0-5 1-6 3-14 46-42 56-56 56-16 0-23-14-23-28 0-10 2-18 7-37 5-20 10-39 14-58 3-11 12-49 42-49 2 0 12 0 21 4-12 3-21 14-21 23 0 7 5 16 17 16 10 0 23-9 23-25z"><text:p/></draw:path><draw:path draw:style-name="gr4" draw:text-style-name="P28" svg:width="0.0839in" svg:height="0.0961in" svg:x="3.2886in" svg:y="0.0343in" svg:viewBox="0 0 214 245" svg:d="M214 237c0-5-5-9-10-9-26 0-54 0-80 0-57 0-102-42-107-96 62 0 125 0 187 0 12 0 12-18 0-18-62 0-125 0-187 0 5-54 50-97 107-97 26 0 54 0 80 0 5 0 10-4 10-9 0-4-5-8-10-8-26 0-54 0-80 0-69 0-124 55-124 124 0 67 55 121 124 121 26 0 54 0 80 0 5 0 10-3 10-8z"><text:p/></draw:path><draw:path draw:style-name="gr4" draw:text-style-name="P28" svg:width="0.1181in" svg:height="0.1122in" svg:x="3.439in" svg:y="0.011in" svg:viewBox="0 0 301 286" svg:d="M301 58c0-32-27-58-78-58-48 0-95 0-143 0-7 0-12 0-12 8 0 5 4 5 12 5 5 0 10 0 16 0 8 1 12 1 12 7 0 2 0 3-1 9-19 74-39 150-58 225-3 15-5 19-38 19-6 0-11 0-11 8 0 5 4 5 11 5 50 0 101 0 151 0 66 0 116-49 116-90 0-30-24-54-66-59 45-8 89-40 89-79zM263 56c0 38-36 77-88 77-20 0-41 0-61 0 8-34 17-69 25-104 4-15 5-16 23-16s37 0 55 0c37 0 46 24 46 43zM239 192c0 40-37 81-87 81-19 0-38 0-57 0-6 0-7 0-10 0-5 0-6-1-6-5 0-1 0-1 3-10 9-38 19-76 28-115 27 0 54 0 81 0 41 0 48 30 48 49z"><text:p/></draw:path><draw:path draw:style-name="gr4" draw:text-style-name="P28" svg:width="0.0378in" svg:height="0.1642in" svg:x="3.5717in" svg:y="0in" svg:viewBox="0 0 97 418" svg:d="M97 227c0-12 0-24 0-35 0-72-44-156-91-191 0-1-1-1-2-1-2 0-4 2-4 4 0 1 1 2 1 3 45 34 73 118 73 185 0 11 0 23 0 35 0 66-28 150-73 184 0 1-1 2-1 4 0 1 2 3 4 3 1 0 2 0 2-1 47-35 91-119 91-190z"><text:p/></draw:path><draw:path draw:style-name="gr4" draw:text-style-name="P28" svg:width="0.0874in" svg:height="0.1024in" svg:x="3.6752in" svg:y="0.024in" svg:viewBox="0 0 223 261" svg:d="M222 249c-35-82-69-163-102-244-4-7-15-7-17 0-35 81-68 162-102 244-5 10 11 16 14 7 32-76 64-152 96-227 32 75 63 151 95 227 5 9 21 3 16-7z"><text:p/></draw:path><draw:path draw:style-name="gr4" draw:text-style-name="P28" svg:width="0.0823in" svg:height="0.0748in" svg:x="3.8157in" svg:y="0.0508in" svg:viewBox="0 0 210 191" svg:d="M210 28c0-22-24-28-38-28-26 0-40 23-45 32-11-27-33-32-45-32-45 0-69 54-69 65 0 5 4 4 5 5 4 0 5-1 6-5 14-45 42-55 56-55 9 0 23 3 23 27 0 13-7 42-23 101-7 27-21 44-39 44-3 0-13 0-22-5 11-3 21-11 21-23s-10-15-16-15c-13 0-24 11-24 24 0 20 22 28 40 28 28 0 43-30 44-32 5 15 20 32 46 32 43 0 67-54 67-65 0-3-4-3-5-3-4 0-5 1-5 3-14 46-43 56-56 56-17 0-23-14-23-28 0-10 2-18 7-37 5-20 9-39 13-58 4-11 14-49 42-49 3 0 12 0 22 4-12 3-20 14-20 23 0 7 4 16 15 16 10 0 23-9 23-25z"><text:p/></draw:path><draw:path draw:style-name="gr4" draw:text-style-name="P28" svg:width="0.0839in" svg:height="0.1587in" svg:x="3.9657in" svg:y="0.0028in" svg:viewBox="0 0 214 404" svg:d="M214 316c0-5-4-8-9-8-27 0-54 0-81 0-16 0-30-4-44-10 11-29 22-58 33-86 31 0 61 0 92 0 11 0 11-18 0-18-29 0-57 0-86 0 12-33 24-65 36-98 17 0 33 0 50 0 5 0 9-3 9-8s-4-9-9-9c-14 0-30 0-44 0 8-23 15-44 24-67 1-1 1-2 1-4 0-4-4-8-8-8s-8 2-9 6c-8 24-18 49-26 73-6 0-13 0-19 0-69 0-124 56-124 124 0 43 24 82 60 104-11 28-20 57-31 85-1 1-1 2-1 3 0 5 3 9 8 9 4 0 7-3 8-6 10-28 21-55 30-83 16 6 33 10 50 10 27 0 54 0 81 0 5 0 9-4 9-9zM95 212c-10 26-19 52-29 79-28-18-46-47-48-79 25 0 52 0 77 0zM137 96c-12 33-24 65-36 98-28 0-55 0-83 0 4-55 49-98 106-98 4 0 8 0 13 0z"><text:p/></draw:path><draw:path draw:style-name="gr4" draw:text-style-name="P28" svg:width="0.1177in" svg:height="0.1197in" svg:x="4.1173in" svg:y="0.0071in" svg:viewBox="0 0 300 305" svg:d="M300 4c0-2-1-4-5-4-1 0-1 0-6 5-9 11-20 21-30 32-3-6-23-37-69-37-95 0-190 93-190 191 0 69 50 114 115 114 36 0 69-17 90-36 40-35 47-72 47-73 0-4-4-2-5-4-2 0-5 0-6 4-3 12-13 41-42 65s-56 31-78 31c-37 0-83-22-83-86 0-24 10-93 52-142 25-30 65-51 103-51 42 0 67 33 67 82 0 17-1 16-1 20s5 5 6 5c6 0 6-1 9-8 8-36 18-72 26-108z"><text:p/></draw:path><draw:path draw:style-name="gr4" draw:text-style-name="P28" svg:width="0.0378in" svg:height="0.1642in" svg:x="4.2496in" svg:y="0in" svg:viewBox="0 0 97 418" svg:d="M97 227c0-12 0-24 0-35 0-72-44-156-91-191 0-1-1-1-2-1-3 0-4 2-4 4 0 1 0 3 1 3 45 34 73 118 73 185 0 11 0 23 0 35 0 66-28 150-73 184-1 0-1 2-1 4 0 1 1 3 4 3 1 0 2 0 2-1 47-35 91-119 91-190z"><text:p/></draw:path><draw:path draw:style-name="gr4" draw:text-style-name="P28" svg:width="0.0579in" svg:height="0.1654in" svg:x="4.3173in" svg:y="-0.0004in" svg:viewBox="0 0 148 421" svg:d="M148 210c0-2-3-4-5-4-33 0-55-23-55-47 0-36 0-71 0-106 0-31-39-53-83-53-3 0-5 1-5 5 0 2 2 6 5 6 31 0 55 20 55 42 0 35 0 70 0 106 0 24 20 43 48 51-28 10-48 28-48 52 0 36 0 71 0 106 0 21-24 42-55 42-3 0-5 3-5 6 0 4 2 5 5 5 44 0 83-22 83-53 0-35 0-70 0-106 0-24 22-46 55-46 2 0 5-2 5-6z"><text:p/></draw:path></draw:g></draw:g></text:span><text:span text:style-name="T5">. נשתמש בחוק הפילוג על הפסוק </text:span><text:span text:style-name="T5"><draw:g text:anchor-type="as-char" svg:y="-0.1201in" draw:z-index="4" draw:name="Shape5" draw:style-name="gr1"><svg:title>TexMaths</svg:title><svg:desc>12§display§x \notin B§svg§600§FALSE§</svg:desc><draw:g draw:style-name="gr2"><draw:path draw:style-name="gr3" draw:text-style-name="P27" svg:width="0.4055in" svg:height="0.1409in" svg:x="0.0031in" svg:y="0.0083in" svg:viewBox="0 0 1031 359" svg:d="M0 0c344 0 687 0 1031 0 0 120 0 239 0 359-344 0-687 0-1031 0 0-120 0-239 0-359z"><text:p/></draw:path><draw:path draw:style-name="gr4" draw:text-style-name="P28" svg:width="0.0823in" svg:height="0.0744in" svg:x="-0.0004in" svg:y="0.0476in" svg:viewBox="0 0 210 190" svg:d="M210 28c0-22-25-28-39-28-24 0-39 22-45 31-9-27-32-31-44-31-45 0-69 54-69 65 0 3 4 2 5 3 4 0 5 0 6-4 14-45 42-54 57-54 8 0 22 3 22 27 0 13-7 41-22 100-8 26-22 44-40 44-4 0-13 0-22-6 11-2 19-11 19-23 0-10-8-14-15-14-12 0-23 11-23 24 0 19 22 28 40 28 27 0 43-29 44-32 5 16 21 32 46 32 43 0 67-54 67-65 0-4-4-4-5-4-3 0-5 1-6 5-13 44-42 55-55 55-17 0-24-14-24-27 0-10 2-20 7-38 5-19 10-38 15-57 2-11 12-49 42-49 2 0 12 0 20 4-11 3-19 14-19 23 0 7 5 15 15 15s23-8 23-24z"><text:p/></draw:path><draw:path draw:style-name="gr4" draw:text-style-name="P28" svg:width="0.0835in" svg:height="0.1579in" svg:x="0.1496in" svg:y="0in" svg:viewBox="0 0 213 402" svg:d="M213 316c0-5-4-9-9-9-27 0-54 0-81 0-16 0-29-3-44-9 11-29 22-59 33-89 31 0 61 0 92 0 12 0 12-16 0-16-29 0-56 0-85 0 12-33 23-66 35-98 17 0 33 0 50 0 5 0 9-5 9-9s-4-8-9-8c-15 0-30 0-44 0 8-23 17-44 25-67 0-1 0-1 0-3 0-4-4-8-8-8s-8 2-8 6c-9 24-18 48-27 72-6 0-13 0-19 0-68 0-123 55-123 124 0 43 23 82 59 104-11 29-21 56-31 85 0 1 0 1 0 3 0 4 3 8 8 8 4 0 6-2 7-6 10-28 21-55 30-83 16 6 33 11 50 11 27 0 54 0 81 0 5 0 9-5 9-8zM94 209c-10 27-20 54-29 80-27-17-46-47-48-80 25 0 51 0 77 0zM136 95c-12 32-24 65-36 98-28 0-56 0-83 0 5-54 50-98 106-98 4 0 8 0 13 0z"><text:p/></draw:path><draw:path draw:style-name="gr4" draw:text-style-name="P28" svg:width="0.1185in" svg:height="0.1126in" svg:x="0.2988in" svg:y="0.0075in" svg:viewBox="0 0 302 287" svg:d="M302 59c0-31-28-59-79-59-46 0-94 0-141 0-9 0-12 0-12 8 0 5 3 5 11 5 6 0 9 0 16 1 8 2 11 2 11 8 0 1 0 2-1 7-19 74-37 150-57 224-4 17-4 21-38 21-7 0-12 0-12 8 0 5 5 5 12 5 50 0 100 0 150 0 68 0 117-51 117-90 0-30-24-55-65-59 43-8 88-40 88-79zM263 56c0 38-36 77-88 77-20 0-40 0-61 0 9-35 18-68 27-103 3-16 3-17 22-17 18 0 36 0 54 0 38 0 46 25 46 43zM239 192c0 41-37 82-86 82-20 0-39 0-58 0-6 0-7 0-10-2-3 0-4 0-4-3 0-1 0-3 2-10 10-38 19-78 29-116 26 0 53 0 79 0 41 0 48 31 48 49z"><text:p/></draw:path></draw:g></draw:g></text:span><text:span text:style-name="T5">, </text:span><text:span text:style-name="T5"><draw:g text:anchor-type="as-char" svg:y="-0.1236in" draw:z-index="5" draw:name="Shape6" draw:style-name="gr1"><svg:title>TexMaths</svg:title><svg:desc>12§display§\left\{ x \mid (x \in A \land x \notin B) \lor ((x \in A \lor x \in B) \land x \notin C) \right\}§svg§600§FALSE§</svg:desc><draw:g draw:style-name="gr2"><draw:path draw:style-name="gr3" draw:text-style-name="P27" svg:width="3.6248in" svg:height="0.148in" svg:x="-0.0004in" svg:y="0.0083in" svg:viewBox="0 0 9208 377" svg:d="M4604 377c-1534 0-3069 0-4604 0 0-126 0-251 0-377 3070 0 6138 0 9208 0 0 126 0 251 0 377-1535 0-3070 0-4604 0z"><text:p/></draw:path><draw:path draw:style-name="gr4" draw:text-style-name="P28" svg:width="0.0579in" svg:height="0.1654in" svg:x="0.0039in" svg:y="-0.0004in" svg:viewBox="0 0 148 421" svg:d="M148 416c0-4-3-6-6-6-32 0-54-21-54-42 0-35 0-70 0-106 0-24-21-42-50-52 29-8 50-27 50-51 0-36 0-71 0-106 0-22 22-42 54-42 3 0 6-4 6-6 0-4-3-5-6-5-45 0-83 22-83 53 0 35 0 70 0 106 0 24-23 47-54 47-4 0-5 1-5 4s1 6 5 6c31 0 54 22 54 46 0 36 0 71 0 106 0 31 38 53 83 53 3 0 6-3 6-5z"><text:p/></draw:path><draw:path draw:style-name="gr4" draw:text-style-name="P28" svg:width="0.0823in" svg:height="0.0748in" svg:x="0.0787in" svg:y="0.0508in" svg:viewBox="0 0 210 191" svg:d="M210 28c0-22-25-28-40-28-24 0-38 23-43 32-11-27-33-32-45-32-45 0-69 54-69 65 0 5 4 4 5 5 4 0 5-1 6-5 14-45 42-55 56-55 9 0 23 3 23 27 0 13-7 42-23 101-7 27-21 44-39 44-4 0-13 0-22-5 11-3 19-11 19-23s-8-15-15-15c-12 0-23 11-23 24 0 20 22 28 40 28 27 0 43-30 44-32 5 15 20 32 46 32 43 0 67-54 67-65 0-3-4-3-5-3-4 0-5 1-6 3-13 46-42 56-55 56-17 0-24-14-24-28 0-10 2-18 7-37 5-20 10-39 14-58 3-11 12-49 42-49 3 0 12 0 22 4-12 3-20 14-20 23 0 7 4 16 15 16 10 0 23-9 23-25z"><text:p/></draw:path><draw:path draw:style-name="gr4" draw:text-style-name="P28" svg:width="0.0063in" svg:height="0.1654in" svg:x="0.2346in" svg:y="-0.0004in" svg:viewBox="0 0 17 421" svg:d="M17 412c0-134 0-269 0-404 0-4-5-8-9-8s-8 4-8 8c0 135 0 270 0 404 0 5 4 9 8 9s9-4 9-9z"><text:p/></draw:path><draw:path draw:style-name="gr4" draw:text-style-name="P28" svg:width="0.0382in" svg:height="0.1642in" svg:x="0.324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0823in" svg:height="0.0748in" svg:x="0.3772in" svg:y="0.0508in" svg:viewBox="0 0 210 191" svg:d="M210 28c0-22-25-28-40-28-24 0-39 23-44 32-11-27-34-32-46-32-43 0-67 54-67 65 0 5 4 4 5 5 4 0 5-1 5-5 14-45 43-55 57-55 8 0 22 3 22 27 0 13-6 42-22 101-7 27-21 44-40 44-3 0-12 0-21-5 10-3 19-11 19-23s-9-15-15-15c-12 0-23 11-23 24 0 20 20 28 40 28 27 0 43-30 44-32 5 15 20 32 46 32 43 0 67-54 67-65 0-3-4-3-5-3-5 0-5 1-6 3-14 46-42 56-56 56-16 0-23-14-23-28 0-10 2-18 7-37 5-20 10-39 14-58 3-11 12-49 42-49 2 0 12 0 21 4-12 3-21 14-21 23 0 7 5 16 17 16 9 0 23-9 23-25z"><text:p/></draw:path><draw:path draw:style-name="gr4" draw:text-style-name="P28" svg:width="0.0835in" svg:height="0.0961in" svg:x="0.5268in" svg:y="0.0343in" svg:viewBox="0 0 213 245" svg:d="M212 237c0-5-3-9-8-9-26 0-54 0-80 0-57 0-102-42-107-96 62 0 125 0 187 0 12 0 12-18 0-18-62 0-125 0-187 0 5-54 50-97 107-97 26 0 54 0 80 0 5 0 8-4 8-9 0-4-3-8-8-8-26 0-54 0-80 0-69 0-124 55-124 124 0 67 55 121 124 121 26 0 54 0 80 0 5 0 8-3 8-8z"><text:p/></draw:path><draw:path draw:style-name="gr4" draw:text-style-name="P28" svg:width="0.1138in" svg:height="0.1181in" svg:x="0.6756in" svg:y="0.0051in" svg:viewBox="0 0 290 301" svg:d="M290 292c0-5-4-5-10-5-26 0-26-2-27-14-8-87-18-174-26-262-1-9-1-11-9-11-6 0-8 4-10 7-50 82-98 164-147 245-17 28-33 34-51 35-5 1-10 1-10 9 0 2 2 5 6 5 12 0 24-2 36-2 14 0 29 2 42 2 4 0 8 0 8-9 0-4-3-5-7-5-9 0-19-3-19-14 0-5 2-10 6-16 2-5 4-5 32-53 35 0 71 0 106 0 0 10 6 65 6 70 0 12-22 13-30 13-6 0-10 0-10 9 0 5 4 3 6 5 17 0 35-2 52-2 11 0 37 2 48 2 2 0 8 0 8-9zM209 191c-33 0-65 0-97 0 27-47 55-92 82-138 5 46 10 91 15 138z"><text:p/></draw:path><draw:path draw:style-name="gr4" draw:text-style-name="P28" svg:width="0.0878in" svg:height="0.1024in" svg:x="0.8429in" svg:y="0.024in" svg:viewBox="0 0 224 261" svg:d="M223 249c-35-82-70-163-103-244-4-7-13-7-17 0-35 81-68 162-102 244-5 10 11 16 14 7 32-76 64-152 96-227 32 75 64 151 96 227 4 9 20 3 16-7z"><text:p/></draw:path><draw:path draw:style-name="gr4" draw:text-style-name="P28" svg:width="0.0823in" svg:height="0.0748in" svg:x="0.9835in" svg:y="0.0508in" svg:viewBox="0 0 210 191" svg:d="M210 28c0-22-24-28-38-28-26 0-40 23-45 32-11-27-33-32-45-32-45 0-69 54-69 65 0 5 4 4 6 5 3 0 4-1 5-5 14-45 42-55 56-55 9 0 23 3 23 27 0 13-7 42-23 101-6 27-21 44-39 44-3 0-12 0-22-5 11-3 21-11 21-23s-10-15-16-15c-13 0-24 11-24 24 0 20 22 28 41 28 27 0 42-30 43-32 6 15 20 32 46 32 44 0 68-54 68-65 0-3-5-3-6-3-4 0-4 1-5 3-14 46-43 56-56 56-17 0-23-14-23-28 0-10 2-18 7-37 5-20 10-39 15-58 2-11 12-49 40-49 3 0 14 0 22 4-12 3-20 14-20 23 0 7 4 16 16 16 9 0 22-9 22-25z"><text:p/></draw:path><draw:path draw:style-name="gr4" draw:text-style-name="P28" svg:width="0.0839in" svg:height="0.1587in" svg:x="1.1335in" svg:y="0.0028in" svg:viewBox="0 0 214 404" svg:d="M214 316c0-5-4-8-9-8-27 0-54 0-81 0-16 0-30-4-44-10 11-29 22-58 33-86 31 0 61 0 92 0 12 0 12-18 0-18-29 0-57 0-86 0 12-33 24-65 36-98 17 0 33 0 50 0 5 0 9-3 9-8s-4-9-9-9c-14 0-30 0-44 0 8-23 17-44 25-67 0-1 0-2 0-4 0-4-4-8-8-8s-8 2-8 6c-9 24-18 49-27 73-6 0-13 0-19 0-69 0-124 56-124 124 0 43 24 82 60 104-11 28-20 57-31 85 0 1 0 2 0 3 0 5 2 9 8 9 3 0 6-3 7-6 10-28 21-55 30-83 16 6 33 10 50 10 27 0 54 0 81 0 5 0 9-4 9-9zM95 212c-10 26-19 52-29 79-28-18-46-47-48-79 25 0 52 0 77 0zM137 96c-12 33-24 65-36 98-28 0-55 0-83 0 4-55 50-98 106-98 4 0 8 0 13 0z"><text:p/></draw:path><draw:path draw:style-name="gr4" draw:text-style-name="P28" svg:width="0.1181in" svg:height="0.1122in" svg:x="1.2843in" svg:y="0.011in" svg:viewBox="0 0 301 286" svg:d="M301 58c0-32-29-58-79-58-47 0-95 0-142 0-8 0-12 0-12 8 0 5 4 5 12 5 5 0 9 0 16 0 7 1 12 1 12 7 0 2-1 3-2 9-20 74-38 150-57 225-3 15-5 19-38 19-7 0-11 0-11 8 0 5 4 5 11 5 50 0 101 0 151 0 66 0 116-49 116-90 0-30-25-54-66-59 45-8 89-40 89-79zM263 56c0 38-37 77-88 77-20 0-42 0-62 0 8-34 18-69 26-104 4-15 5-16 23-16s36 0 54 0c37 0 47 24 47 43zM239 192c0 40-37 81-88 81-19 0-38 0-57 0-6 0-6 0-9 0-5 0-6-1-6-5 0-1 0-1 3-10 9-38 19-76 28-115 27 0 54 0 81 0 39 0 48 30 48 49z"><text:p/></draw:path><draw:path draw:style-name="gr4" draw:text-style-name="P28" svg:width="0.0382in" svg:height="0.1642in" svg:x="1.4165in" svg:y="0in" svg:viewBox="0 0 98 418" svg:d="M98 227c0-12 0-24 0-35 0-72-44-156-91-191-1-1-1-1-2-1-3 0-5 2-5 4 0 1 1 3 2 3 44 34 74 118 74 185 0 11 0 23 0 35 0 66-30 150-74 184-1 0-2 2-2 4 0 1 2 3 5 3 1 0 1 0 2-1 47-35 91-119 91-190z"><text:p/></draw:path><draw:path draw:style-name="gr4" draw:text-style-name="P28" svg:width="0.0878in" svg:height="0.1024in" svg:x="1.5197in" svg:y="0.024in" svg:viewBox="0 0 224 261" svg:d="M223 12c5-11-11-17-16-6-32 75-63 150-94 226-33-76-65-151-96-226-5-11-21-5-16 6 34 81 68 162 103 244 3 7 13 7 17 0 34-82 67-163 102-244z"><text:p/></draw:path><draw:path draw:style-name="gr4" draw:text-style-name="P28" svg:width="0.0378in" svg:height="0.1642in" svg:x="1.6728in" svg:y="0in" svg:viewBox="0 0 97 418" svg:d="M97 415c0-2 0-4-1-4-44-34-73-118-73-184 0-12 0-24 0-35 0-67 29-151 73-185 1 0 1-2 1-3 0-2-1-4-3-4s-3 0-3 1c-47 35-91 119-91 191 0 11 0 23 0 35 0 71 44 155 91 190 0 1 1 1 3 1s3-2 3-3z"><text:p/></draw:path><draw:path draw:style-name="gr4" draw:text-style-name="P28" svg:width="0.0378in" svg:height="0.1642in" svg:x="1.7378in" svg:y="0in" svg:viewBox="0 0 97 418" svg:d="M97 415c0-2-1-3-1-4-44-34-73-118-73-184 0-12 0-24 0-35 0-67 29-151 73-185 0-1 1-2 1-3 0-2-2-4-3-4-2 0-3 0-4 1-46 35-90 119-90 191 0 11 0 23 0 35 0 71 44 155 90 190 1 1 2 1 4 1 1 0 3-2 3-3z"><text:p/></draw:path><draw:path draw:style-name="gr4" draw:text-style-name="P28" svg:width="0.0823in" svg:height="0.0748in" svg:x="1.7902in" svg:y="0.0508in" svg:viewBox="0 0 210 191" svg:d="M210 28c0-22-24-28-38-28-26 0-40 23-45 32-11-27-33-32-45-32-45 0-69 54-69 65 0 5 4 4 5 5 4 0 5-1 6-5 14-45 42-55 56-55 9 0 23 3 23 27 0 13-7 42-23 101-7 27-21 44-39 44-3 0-13 0-22-5 11-3 21-11 21-23s-10-15-16-15c-13 0-24 11-24 24 0 20 22 28 40 28 27 0 43-30 44-32 5 15 20 32 46 32 43 0 67-54 67-65 0-3-4-3-5-3-4 0-5 1-5 3-14 46-43 56-56 56-17 0-23-14-23-28 0-10 2-18 6-37 5-20 10-39 14-58 4-11 14-49 42-49 3 0 12 0 22 4-12 3-20 14-20 23 0 7 4 16 15 16 10 0 23-9 23-25z"><text:p/></draw:path><draw:path draw:style-name="gr4" draw:text-style-name="P28" svg:width="0.0839in" svg:height="0.0961in" svg:x="1.9394in" svg:y="0.0343in" svg:viewBox="0 0 214 245" svg:d="M214 237c0-5-4-9-9-9-27 0-54 0-81 0-57 0-102-42-106-96 62 0 125 0 187 0 11 0 11-18 0-18-62 0-125 0-187 0 4-54 49-97 106-97 27 0 54 0 81 0 5 0 9-4 9-9 0-4-4-8-9-8-27 0-54 0-81 0-69 0-124 55-124 124 0 67 55 121 124 121 27 0 54 0 81 0 5 0 9-3 9-8z"><text:p/></draw:path><draw:path draw:style-name="gr4" draw:text-style-name="P28" svg:width="0.1134in" svg:height="0.1181in" svg:x="2.0886in" svg:y="0.0051in" svg:viewBox="0 0 289 301" svg:d="M289 292c0-5-3-5-9-5-27 0-27-2-28-14-8-87-17-174-25-262-1-9-1-11-9-11-7 0-8 4-10 7-50 82-98 164-147 245-17 28-33 34-53 35-4 1-8 1-8 9 0 2 2 5 6 5 11 0 24-2 36-2 13 0 29 2 42 2 2 0 8 0 8-9 0-4-4-5-7-5-9 0-20-3-20-14 0-5 3-10 6-16 3-5 3-5 32-53 35 0 71 0 106 0 1 10 7 65 7 70 0 12-22 13-30 13-6 0-11 0-11 9 0 5 4 3 6 5 18 0 36-2 53-2 11 0 37 2 48 2 2 0 7 0 7-9zM208 191c-33 0-64 0-96 0 27-47 55-92 82-138 5 46 9 91 14 138z"><text:p/></draw:path><draw:path draw:style-name="gr4" draw:text-style-name="P28" svg:width="0.0878in" svg:height="0.1024in" svg:x="2.2559in" svg:y="0.024in" svg:viewBox="0 0 224 261" svg:d="M223 12c5-11-11-17-16-6-32 75-63 150-94 226-33-76-65-151-96-226-5-11-21-5-16 6 34 81 68 162 103 244 3 7 13 7 17 0 34-82 67-163 102-244z"><text:p/></draw:path><draw:path draw:style-name="gr4" draw:text-style-name="P28" svg:width="0.0823in" svg:height="0.0748in" svg:x="2.3969in" svg:y="0.0508in" svg:viewBox="0 0 210 191" svg:d="M210 28c0-22-25-28-40-28-24 0-38 23-44 32-10-27-32-32-46-32-43 0-67 54-67 65 0 5 4 4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 3-11 12-49 42-49 3 0 12 0 22 4-12 3-20 14-20 23 0 7 4 16 15 16 10 0 23-9 23-25z"><text:p/></draw:path><draw:path draw:style-name="gr4" draw:text-style-name="P28" svg:width="0.0839in" svg:height="0.0961in" svg:x="2.5465in" svg:y="0.0343in" svg:viewBox="0 0 214 245" svg:d="M214 237c0-5-4-9-9-9-27 0-54 0-81 0-57 0-102-42-107-96 62 0 126 0 188 0 11 0 11-18 0-18-62 0-126 0-188 0 5-54 50-97 107-97 27 0 54 0 81 0 5 0 9-4 9-9 0-4-4-8-9-8-27 0-54 0-81 0-69 0-124 55-124 124 0 67 55 121 124 121 27 0 54 0 81 0 5 0 9-3 9-8z"><text:p/></draw:path><draw:path draw:style-name="gr4" draw:text-style-name="P28" svg:width="0.1181in" svg:height="0.1122in" svg:x="2.6969in" svg:y="0.011in" svg:viewBox="0 0 301 286" svg:d="M301 58c0-32-27-58-78-58-47 0-95 0-141 0-9 0-14 0-14 8 0 5 5 5 12 5 6 0 10 0 17 0 7 1 11 1 11 7 0 2 0 3-1 9-19 74-37 150-57 225-4 15-6 19-38 19-7 0-12 0-12 8 0 5 4 5 12 5 50 0 100 0 150 0 67 0 116-49 116-90 0-30-24-54-64-59 43-8 87-40 87-79zM263 56c0 38-36 77-88 77-20 0-41 0-61 0 8-34 18-69 26-104 4-15 4-16 22-16s37 0 55 0c37 0 46 24 46 43zM239 192c0 40-37 81-87 81-19 0-38 0-57 0-6 0-7 0-10 0s-5-1-5-5c0-1 0-1 2-10 9-38 20-76 30-115 26 0 52 0 79 0 41 0 48 30 48 49z"><text:p/></draw:path><draw:path draw:style-name="gr4" draw:text-style-name="P28" svg:width="0.0378in" svg:height="0.1642in" svg:x="2.8295in" svg:y="0in" svg:viewBox="0 0 97 418" svg:d="M97 227c0-12 0-24 0-35 0-72-44-156-90-191-1-1-2-1-3-1-2 0-4 2-4 4 0 1 1 2 1 3 45 34 73 118 73 185 0 11 0 23 0 35 0 66-28 150-73 184 0 1-1 2-1 4 0 1 2 3 4 3 1 0 2 0 3-1 46-35 90-119 90-190z"><text:p/></draw:path><draw:path draw:style-name="gr4" draw:text-style-name="P28" svg:width="0.0878in" svg:height="0.1024in" svg:x="2.9331in" svg:y="0.024in" svg:viewBox="0 0 224 261" svg:d="M223 249c-35-82-70-163-103-244-4-7-13-7-17 0-35 81-68 162-102 244-5 10 11 16 14 7 32-76 64-152 96-227 32 75 64 151 96 227 4 9 20 3 16-7z"><text:p/></draw:path><draw:path draw:style-name="gr4" draw:text-style-name="P28" svg:width="0.0823in" svg:height="0.0748in" svg:x="3.0736in" svg:y="0.0508in" svg:viewBox="0 0 210 191" svg:d="M210 28c0-22-24-28-38-28-26 0-40 23-45 32-11-27-33-32-45-32-45 0-69 54-69 65 0 5 4 4 6 5 3 0 4-1 5-5 14-45 42-55 56-55 9 0 23 3 23 27 0 13-7 42-23 101-6 27-21 44-39 44-3 0-12 0-22-5 11-3 21-11 21-23s-10-15-16-15c-13 0-24 11-24 24 0 20 22 28 40 28 28 0 43-30 44-32 6 15 20 32 46 32 43 0 68-54 68-65 0-3-5-3-6-3-4 0-5 1-5 3-14 46-43 56-56 56-17 0-23-14-23-28 0-10 2-18 7-37 5-20 10-39 15-58 2-11 12-49 40-49 3 0 14 0 22 4-12 3-20 14-20 23 0 7 4 16 15 16 10 0 23-9 23-25z"><text:p/></draw:path><draw:path draw:style-name="gr4" draw:text-style-name="P28" svg:width="0.0839in" svg:height="0.1587in" svg:x="3.2236in" svg:y="0.0028in" svg:viewBox="0 0 214 404" svg:d="M214 316c0-5-4-8-9-8-27 0-54 0-81 0-16 0-30-4-44-10 11-29 22-58 33-86 31 0 61 0 92 0 12 0 12-18 0-18-29 0-57 0-86 0 12-33 24-65 36-98 17 0 33 0 50 0 5 0 9-3 9-8s-4-9-9-9c-14 0-30 0-44 0 8-23 17-44 25-67 0-1 0-2 0-4 0-4-4-8-8-8s-8 2-8 6c-9 24-18 49-27 73-6 0-13 0-19 0-69 0-124 56-124 124 0 43 24 82 60 104-11 28-20 57-31 85-1 1-1 2-1 3 0 5 3 9 9 9 3 0 6-3 7-6 10-28 21-55 30-83 16 6 33 10 50 10 27 0 54 0 81 0 5 0 9-4 9-9zM95 212c-10 26-19 52-29 79-28-18-46-47-48-79 25 0 52 0 77 0zM137 96c-12 33-24 65-36 98-28 0-55 0-83 0 4-55 50-98 106-98 4 0 8 0 13 0z"><text:p/></draw:path><draw:path draw:style-name="gr4" draw:text-style-name="P28" svg:width="0.1177in" svg:height="0.1197in" svg:x="3.3752in" svg:y="0.0071in" svg:viewBox="0 0 300 305" svg:d="M300 4c0-2-1-4-5-4-1 0-1 0-6 5-9 11-20 21-30 32-3-6-23-37-69-37-95 0-190 93-190 191 0 69 50 114 115 114 36 0 69-17 91-36 39-35 46-72 46-73 0-4-4-2-5-4-2 0-5 0-6 4-3 12-13 41-42 65s-55 31-78 31c-37 0-83-22-83-86 0-24 10-93 52-142 25-30 65-51 103-51 42 0 67 33 67 82 0 17-1 16-1 20s5 5 6 5c6 0 6-1 9-8 8-36 18-72 26-108z"><text:p/></draw:path><draw:path draw:style-name="gr4" draw:text-style-name="P28" svg:width="0.0378in" svg:height="0.1642in" svg:x="3.5075in" svg:y="0in" svg:viewBox="0 0 97 418" svg:d="M97 227c0-12 0-24 0-35 0-72-44-156-91-191 0-1-1-1-2-1-2 0-4 2-4 4 0 1 0 3 1 3 45 34 73 118 73 185 0 11 0 23 0 35 0 66-28 150-73 184-1 0-1 2-1 4 0 1 2 3 4 3 1 0 2 0 2-1 47-35 91-119 91-190z"><text:p/></draw:path><draw:path draw:style-name="gr4" draw:text-style-name="P28" svg:width="0.0579in" svg:height="0.1654in" svg:x="3.5748in" svg:y="-0.0004in" svg:viewBox="0 0 148 421" svg:d="M148 210c0-2-3-4-5-4-33 0-55-23-55-47 0-36 0-71 0-106 0-31-39-53-83-53-3 0-5 1-5 5 0 2 2 6 5 6 31 0 55 20 55 42 0 35 0 70 0 106 0 24 20 43 48 51-28 10-48 28-48 52 0 36 0 71 0 106 0 21-24 42-55 42-3 0-5 3-5 6 0 4 2 5 5 5 44 0 83-22 83-53 0-35 0-70 0-106 0-24 22-46 55-46 2 0 5-2 5-6z"><text:p/></draw:path></draw:g></draw:g></text:span><text:span text:style-name="T5">, ניתן לכתוב קבוצה זו גם כך </text:span><text:span text:style-name="T5"><draw:g text:anchor-type="as-char" svg:y="-0.1236in" draw:z-index="6" draw:name="Shape7" draw:style-name="gr1"><svg:title>TexMaths</svg:title><svg:desc>12§display§(A \backslash B) \cup ((A \cup B) \backslash C)§svg§600§FALSE§</svg:desc><draw:g draw:style-name="gr2"><draw:path draw:style-name="gr3" draw:text-style-name="P27" svg:width="1.528in" svg:height="0.1476in" svg:x="-0.0004in" svg:y="0.0087in" svg:viewBox="0 0 3882 376" svg:d="M0 0c1294 0 2589 0 3882 0 0 125 0 251 0 376-1293 0-2588 0-3882 0 0-125 0-251 0-376z"><text:p/></draw:path><draw:path draw:style-name="gr4" draw:text-style-name="P28" svg:width="0.0382in" svg:height="0.1638in" svg:x="0.0075in" svg:y="0.0004in" svg:viewBox="0 0 98 417" svg:d="M98 413c0-1-1-2-2-3-43-33-73-117-73-184 0-12 0-23 0-35 0-67 30-151 73-184 1-1 2-2 2-3 0-3-2-4-4-4s-2 0-3 0c-47 35-91 119-91 191 0 12 0 23 0 35 0 72 44 156 91 191 1 0 1 0 3 0s4-1 4-4z"><text:p/></draw:path><draw:path draw:style-name="gr4" draw:text-style-name="P28" svg:width="0.1134in" svg:height="0.1181in" svg:x="0.0614in" svg:y="0.0055in" svg:viewBox="0 0 289 301" svg:d="M289 291c0-4-3-4-9-4-27 0-27-3-28-15-8-87-17-175-25-262-1-9-1-10-9-10-7 0-8 2-10 7-50 82-98 164-147 244-17 29-33 35-53 36-4 0-8 0-8 9 0 2 2 5 6 5 11 0 24-3 36-3 13 0 29 3 42 3 2 0 8 0 8-9 0-5-4-5-7-5-9-1-20-5-20-15 0-5 3-10 6-16 3-5 3-5 32-52 35 0 71 0 106 0 1 8 7 65 7 69 0 13-22 14-30 14-6 0-11 0-11 9 0 5 4 3 6 5 17 0 36-3 53-3 11 0 37 3 48 3 2 0 7 0 7-10zM208 191c-33 0-64 0-96 0 27-47 55-94 82-139 5 45 9 92 14 139z"><text:p/></draw:path><draw:path draw:style-name="gr4" draw:text-style-name="P28" svg:width="0.0638in" svg:height="0.165in" svg:x="0.1894in" svg:y="0in" svg:viewBox="0 0 163 420" svg:d="M163 411c0-1 0-1 0-2-49-135-98-268-147-403-2-4-4-6-8-6s-8 4-8 8c0 2 0 2 0 3 49 134 98 268 148 402 1 4 3 7 7 7 5 0 8-4 8-9z"><text:p/></draw:path><draw:path draw:style-name="gr4" draw:text-style-name="P28" svg:width="0.1181in" svg:height="0.1126in" svg:x="0.2705in" svg:y="0.011in" svg:viewBox="0 0 301 287" svg:d="M301 59c0-31-29-59-79-59-47 0-95 0-142 0-8 0-12 0-12 8 0 5 4 5 12 5 5 0 9 0 16 1 7 2 12 2 12 8 0 1-1 2-2 7-20 74-38 150-57 225-3 16-5 20-38 20-7 0-11 0-11 8 0 5 4 5 11 5 50 0 101 0 151 0 66 0 116-50 116-90 0-30-25-55-66-59 45-8 89-39 89-79zM263 56c0 38-37 77-89 77-20 0-41 0-61 0 8-34 18-68 26-103 4-16 5-17 23-17s36 0 54 0c37 0 47 25 47 43zM239 192c0 41-37 82-88 82-19 0-38 0-57 0-6 0-6 0-9-1-5 0-6 0-6-4 0-1 0-2 3-9 9-39 19-78 28-117 27 0 53 0 80 0 40 0 49 31 49 49z"><text:p/></draw:path><draw:path draw:style-name="gr4" draw:text-style-name="P28" svg:width="0.0382in" svg:height="0.1638in" svg:x="0.4028in" svg:y="0.0004in" svg:viewBox="0 0 98 417" svg:d="M98 226c0-12 0-23 0-35 0-72-44-156-91-191-1 0-1 0-2 0-3 0-5 1-5 4 0 1 1 2 2 3 44 33 74 117 74 184 0 12 0 23 0 35 0 67-30 151-74 184-1 1-2 2-2 3 0 3 2 4 5 4 1 0 1 0 2 0 47-35 91-119 91-191z"><text:p/></draw:path><draw:path draw:style-name="gr4" draw:text-style-name="P28" svg:width="0.0898in" svg:height="0.1024in" svg:x="0.5051in" svg:y="0.024in" svg:viewBox="0 0 229 261" svg:d="M229 169c0-54 0-106 0-161 0-4-5-8-8-8-5 0-9 4-9 8 0 55 0 107 0 161 0 43-44 75-97 75-54 0-98-32-98-75 0-54 0-106 0-161 0-4-5-8-9-8s-8 4-8 8c0 55 0 107 0 161 0 50 50 92 115 92 64 0 114-42 114-92z"><text:p/></draw:path><draw:path draw:style-name="gr4" draw:text-style-name="P28" svg:width="0.0378in" svg:height="0.1638in" svg:x="0.6591in" svg:y="0.0004in" svg:viewBox="0 0 97 417" svg:d="M97 413c0-1 0-2-1-3-44-33-73-117-73-184 0-12 0-23 0-35 0-67 29-151 73-184 1-1 1-2 1-3 0-3-1-4-3-4s-2 0-3 0c-47 35-91 119-91 191 0 12 0 23 0 35 0 72 44 156 91 191 1 0 1 0 3 0s3-1 3-4z"><text:p/></draw:path><draw:path draw:style-name="gr4" draw:text-style-name="P28" svg:width="0.0378in" svg:height="0.1638in" svg:x="0.724in" svg:y="0.0004in" svg:viewBox="0 0 97 417" svg:d="M97 413c0-1-1-2-1-3-44-33-73-117-73-184 0-12 0-23 0-35 0-67 29-151 73-184 0-1 1-2 1-3 0-3-2-4-5-4-1 0-1 0-2 0-46 35-90 119-90 191 0 12 0 23 0 35 0 72 44 156 90 191 1 0 1 0 2 0 3 0 5-1 5-4z"><text:p/></draw:path><draw:path draw:style-name="gr4" draw:text-style-name="P28" svg:width="0.1134in" svg:height="0.1181in" svg:x="0.7768in" svg:y="0.0055in" svg:viewBox="0 0 289 301" svg:d="M289 291c0-4-3-4-9-4-27 0-27-3-28-15-8-87-17-175-25-262-1-9-1-10-9-10-6 0-8 2-10 7-50 82-98 164-147 244-17 29-33 35-51 36-6 0-10 0-10 9 0 2 2 5 6 5 11 0 24-3 36-3 14 0 29 3 42 3 2 0 8 0 8-9 0-5-3-5-7-5-9-1-19-5-19-15 0-5 2-10 6-16 2-5 2-5 31-52 36 0 71 0 107 0 0 8 6 65 6 69 0 13-22 14-30 14-6 0-11 0-11 9 0 5 4 3 6 5 18 0 36-3 53-3 11 0 37 3 48 3 2 0 7 0 7-10zM209 191c-33 0-65 0-97 0 27-47 55-94 82-139 5 45 10 92 15 139z"><text:p/></draw:path><draw:path draw:style-name="gr4" draw:text-style-name="P28" svg:width="0.0902in" svg:height="0.1024in" svg:x="0.9425in" svg:y="0.024in" svg:viewBox="0 0 230 261" svg:d="M230 169c0-54 0-106 0-161 0-4-3-8-8-8s-8 4-8 8c0 55 0 107 0 161 0 43-45 75-99 75s-98-32-98-75c0-54 0-106 0-161 0-4-4-8-9-8-4 0-8 4-8 8 0 55 0 107 0 161 0 50 52 92 115 92 64 0 115-42 115-92z"><text:p/></draw:path><draw:path draw:style-name="gr4" draw:text-style-name="P28" svg:width="0.1181in" svg:height="0.1126in" svg:x="1.087in" svg:y="0.011in" svg:viewBox="0 0 301 287" svg:d="M301 59c0-31-27-59-79-59-47 0-95 0-142 0-7 0-12 0-12 8 0 5 4 5 12 5 5 0 9 0 16 1 8 2 12 2 12 8 0 1-1 2-2 7-20 74-38 150-57 225-3 16-5 20-38 20-7 0-11 0-11 8 0 5 4 5 11 5 50 0 101 0 151 0 66 0 116-50 116-90 0-30-25-55-66-59 45-8 89-39 89-79zM263 56c0 38-36 77-88 77-20 0-42 0-62 0 8-34 18-68 26-103 4-16 5-17 23-17s36 0 54 0c37 0 47 25 47 43zM239 192c0 41-37 82-88 82-19 0-37 0-56 0-6 0-7 0-10-1-5 0-6 0-6-4 0-1 0-2 3-9 9-39 19-78 28-117 27 0 54 0 81 0 39 0 48 31 48 49z"><text:p/></draw:path><draw:path draw:style-name="gr4" draw:text-style-name="P28" svg:width="0.0378in" svg:height="0.1638in" svg:x="1.2201in" svg:y="0.0004in" svg:viewBox="0 0 97 417" svg:d="M97 226c0-12 0-23 0-35 0-72-44-156-91-191-1 0-1 0-2 0-3 0-4 1-4 4 0 1 0 2 1 3 45 33 73 117 73 184 0 12 0 23 0 35 0 67-28 151-73 184-1 1-1 2-1 3 0 3 1 4 4 4 1 0 1 0 2 0 47-35 91-119 91-191z"><text:p/></draw:path><draw:path draw:style-name="gr4" draw:text-style-name="P28" svg:width="0.0638in" svg:height="0.165in" svg:x="1.2843in" svg:y="0in" svg:viewBox="0 0 163 420" svg:d="M163 411c0-1 0-1 0-2-49-135-98-268-147-403-2-4-4-6-8-6s-8 4-8 8c0 2 0 2 0 3 49 134 98 268 148 402 1 4 3 7 7 7 5 0 8-4 8-9z"><text:p/></draw:path><draw:path draw:style-name="gr4" draw:text-style-name="P28" svg:width="0.1177in" svg:height="0.1193in" svg:x="1.3661in" svg:y="0.0075in" svg:viewBox="0 0 300 304" svg:d="M300 4c0-2-1-4-5-4-1 0-1 0-6 5-9 11-20 21-30 32-3-6-23-37-69-37-94 0-190 93-190 190 0 68 50 114 115 114 36 0 69-17 91-36 39-35 46-71 46-73 0-4-4-3-5-4-2 0-5 1-6 4-3 13-13 41-42 66-29 23-55 30-78 30-37 0-83-22-83-85 0-24 10-93 52-142 25-30 65-51 103-51 43 0 67 33 67 81 0 17-1 17-1 21s5 4 7 4c5 0 5 0 8-8 8-36 18-71 26-107z"><text:p/></draw:path><draw:path draw:style-name="gr4" draw:text-style-name="P28" svg:width="0.0378in" svg:height="0.1638in" svg:x="1.4984in" svg:y="0.0004in" svg:viewBox="0 0 97 417" svg:d="M97 226c0-12 0-23 0-35 0-72-44-156-91-191-1 0-1 0-2 0-2 0-4 1-4 4 0 1 1 2 1 3 45 33 73 117 73 184 0 12 0 23 0 35 0 67-28 151-73 184 0 1-1 2-1 3 0 3 2 4 4 4 1 0 1 0 2 0 47-35 91-119 91-191z"><text:p/></draw:path></draw:g></draw:g></text:span><text:span text:style-name="T5">. </text:span><text:span text:style-name="T6">נראה כי הקבוצה </text:span><text:span text:style-name="T6"><draw:g text:anchor-type="as-char" svg:y="-0.1236in" draw:z-index="7" draw:name="Shape8" draw:style-name="gr1"><svg:title>TexMaths</svg:title><svg:desc>12§display§(A \cup B) \backslash C§svg§600§FALSE§</svg:desc><draw:g draw:style-name="gr2"><draw:path draw:style-name="gr3" draw:text-style-name="P27" svg:width="0.7598in" svg:height="0.1476in" svg:x="-0.0004in" svg:y="0.0087in" svg:viewBox="0 0 1931 376" svg:d="M0 0c644 0 1287 0 1931 0 0 125 0 251 0 376-644 0-1287 0-1931 0 0-125 0-251 0-376z"><text:p/></draw:path><draw:path draw:style-name="gr4" draw:text-style-name="P28" svg:width="0.0382in" svg:height="0.1638in" svg:x="0.0075in" svg:y="0.0004in" svg:viewBox="0 0 98 417" svg:d="M98 413c0-1-1-2-2-3-43-33-73-117-73-184 0-12 0-23 0-35 0-67 30-151 73-184 1-1 2-2 2-3 0-3-2-4-4-4s-2 0-3 0c-47 35-91 119-91 191 0 12 0 23 0 35 0 72 44 156 91 191 1 0 1 0 3 0s4-1 4-4z"><text:p/></draw:path><draw:path draw:style-name="gr4" draw:text-style-name="P28" svg:width="0.1134in" svg:height="0.1181in" svg:x="0.0614in" svg:y="0.0055in" svg:viewBox="0 0 289 301" svg:d="M289 291c0-4-4-4-9-4-27 0-27-3-28-15-8-87-17-175-25-262-1-9-1-10-8-10-8 0-9 2-11 7-49 82-98 164-147 244-18 29-33 35-53 36-4 0-8 0-8 9 0 2 2 5 5 5 12 0 25-3 37-3 13 0 29 3 42 3 2 0 7 0 7-9 0-5-3-5-6-5-9-1-20-5-20-15 0-5 2-10 6-16 3-5 3-5 32-52 35 0 71 0 106 0 1 8 7 65 7 69 0 13-23 14-31 14-5 0-10 0-10 9 0 5 4 3 6 5 17 0 35-3 53-3 11 0 37 3 48 3 3 0 7 0 7-10zM208 191c-33 0-64 0-96 0 27-47 55-94 83-139 4 45 8 92 13 139z"><text:p/></draw:path><draw:path draw:style-name="gr4" draw:text-style-name="P28" svg:width="0.0898in" svg:height="0.1024in" svg:x="0.2276in" svg:y="0.024in" svg:viewBox="0 0 229 261" svg:d="M229 169c0-54 0-106 0-161 0-4-3-8-8-8s-8 4-8 8c0 55 0 107 0 161 0 43-45 75-99 75s-97-32-97-75c0-54 0-106 0-161 0-4-5-8-9-8s-8 4-8 8c0 55 0 107 0 161 0 50 49 92 114 92 64 0 115-42 115-92z"><text:p/></draw:path><draw:path draw:style-name="gr4" draw:text-style-name="P28" svg:width="0.1181in" svg:height="0.1126in" svg:x="0.3717in" svg:y="0.011in" svg:viewBox="0 0 301 287" svg:d="M301 59c0-31-27-59-78-59-46 0-95 0-141 0-9 0-14 0-14 8 0 5 5 5 12 5 6 0 10 0 17 1 7 2 11 2 11 8 0 1 0 2-1 7-19 74-37 150-57 225-4 16-6 20-38 20-7 0-12 0-12 8 0 5 4 5 12 5 50 0 100 0 150 0 67 0 117-50 117-90 0-30-24-55-65-59 43-8 87-39 87-79zM263 56c0 38-36 77-88 77-20 0-41 0-61 0 8-34 17-68 25-103 5-16 5-17 23-17s37 0 55 0c38 0 46 25 46 43zM239 192c0 41-37 82-86 82-20 0-39 0-58 0-6 0-7 0-10-1-3 0-5 0-5-4 0-1 0-2 2-9 9-39 20-78 30-117 26 0 53 0 79 0 41 0 48 31 48 49z"><text:p/></draw:path><draw:path draw:style-name="gr4" draw:text-style-name="P28" svg:width="0.0378in" svg:height="0.1638in" svg:x="0.5039in" svg:y="0.0004in" svg:viewBox="0 0 97 417" svg:d="M97 226c0-12 0-23 0-35 0-72-44-156-91-191-1 0-1 0-2 0-2 0-4 1-4 4 0 1 1 2 1 3 45 33 73 117 73 184 0 12 0 23 0 35 0 67-28 151-73 184 0 1-1 2-1 3 0 3 2 4 4 4 1 0 1 0 2 0 47-35 91-119 91-191z"><text:p/></draw:path><draw:path draw:style-name="gr4" draw:text-style-name="P28" svg:width="0.0638in" svg:height="0.165in" svg:x="0.5681in" svg:y="0in" svg:viewBox="0 0 163 420" svg:d="M163 411c0-1 0-1 0-2-49-135-98-268-147-403-2-4-4-6-8-6s-8 4-8 8c0 2 0 2 0 3 49 134 98 268 148 402 1 4 3 7 7 7 5 0 8-4 8-9z"><text:p/></draw:path><draw:path draw:style-name="gr4" draw:text-style-name="P28" svg:width="0.1173in" svg:height="0.1193in" svg:x="0.6504in" svg:y="0.0075in" svg:viewBox="0 0 299 304" svg:d="M299 4c0-2-1-4-5-4-1 0-1 0-6 5-9 11-20 21-30 32-3-6-23-37-69-37-94 0-189 93-189 190 0 68 49 114 114 114 36 0 69-17 91-36 39-35 46-71 46-73 0-4-4-3-5-4-2 0-5 1-5 4-4 13-14 41-43 66-29 23-55 30-78 30-37 0-82-22-82-85 0-24 9-93 51-142 26-30 66-51 103-51 43 0 67 33 67 81 0 17-1 17-1 21s5 4 7 4c5 0 5 0 8-8 8-36 18-71 26-107z"><text:p/></draw:path></draw:g></draw:g></text:span><text:span text:style-name="T6"><text:s/>מתארת את כל האיברים שנמצאים ב־A או ב־B אבל לא ב־C, קבוצה זו היא גם קבוצת האיברים שב־A ולא ב־C, מאוחדת עם קבוצת האיברים שב־B אבל לא ב־C, לכן </text:span><text:span text:style-name="T6"><draw:g text:anchor-type="as-char" svg:y="-0.1236in" draw:z-index="8" draw:name="Shape9" draw:style-name="gr1"><svg:title>TexMaths</svg:title><svg:desc>12§display§(A \backslash B) \cup ((A \cup B) \backslash C) = (A \backslash B) \cup (A \backslash C) \cup (B \backslash C)§svg§600§FALSE§</svg:desc><draw:g draw:style-name="gr2"><draw:path draw:style-name="gr3" draw:text-style-name="P27" svg:width="3.526in" svg:height="0.148in" svg:x="-0.0004in" svg:y="0.0083in" svg:viewBox="0 0 8957 377" svg:d="M4479 377c-1494 0-2986 0-4479 0 0-126 0-251 0-377 2985 0 5972 0 8957 0 0 126 0 251 0 377-1492 0-2985 0-4478 0z"><text:p/></draw:path><draw:path draw:style-name="gr4" draw:text-style-name="P28" svg:width="0.0378in" svg:height="0.1642in" svg:x="0.0079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0.0614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6 0 71 0 107 0 0 10 6 65 6 70 0 12-22 13-30 13-6 0-11 0-11 9 0 5 4 3 6 5 18 0 36-2 53-2 11 0 37 2 48 2 2 0 7 0 7-9zM208 191c-33 0-64 0-96 0 27-47 55-92 82-138 5 46 9 91 14 138z"><text:p/></draw:path><draw:path draw:style-name="gr4" draw:text-style-name="P28" svg:width="0.0642in" svg:height="0.1654in" svg:x="0.1894in" svg:y="-0.0004in" svg:viewBox="0 0 164 421" svg:d="M164 412c0-1 0-2-1-3-49-135-97-268-146-403-3-4-5-6-9-6s-8 4-8 8c0 2 0 3 0 4 49 135 98 268 148 403 1 3 3 6 7 6 5 0 9-4 9-9z"><text:p/></draw:path><draw:path draw:style-name="gr4" draw:text-style-name="P28" svg:width="0.1181in" svg:height="0.1122in" svg:x="0.2701in" svg:y="0.011in" svg:viewBox="0 0 301 286" svg:d="M301 58c0-32-27-58-78-58-48 0-95 0-143 0-7 0-12 0-12 8 0 5 4 5 12 5 5 0 9 0 16 0 8 1 12 1 12 7 0 2 0 3-1 9-19 74-39 150-58 225-3 15-5 19-38 19-7 0-11 0-11 8 0 5 4 5 11 5 50 0 101 0 151 0 66 0 116-49 116-90 0-30-24-54-66-59 45-8 89-40 89-79zM263 56c0 38-36 77-88 77-20 0-42 0-62 0 8-34 18-69 26-104 4-15 5-16 23-16s37 0 55 0c37 0 46 24 46 43zM239 192c0 40-37 81-88 81-19 0-37 0-56 0-6 0-7 0-10 0-5 0-6-1-6-5 0-1 0-1 3-10 9-38 19-76 28-115 27 0 54 0 81 0 41 0 48 30 48 49z"><text:p/></draw:path><draw:path draw:style-name="gr4" draw:text-style-name="P28" svg:width="0.0378in" svg:height="0.1642in" svg:x="0.4031in" svg:y="0in" svg:viewBox="0 0 97 418" svg:d="M97 227c0-12 0-24 0-35 0-72-44-156-91-191 0-1-1-1-2-1-2 0-4 2-4 4 0 1 0 3 1 3 45 34 73 118 73 185 0 11 0 23 0 35 0 66-28 150-73 184-1 0-1 2-1 4 0 1 2 3 4 3 1 0 2 0 2-1 47-35 91-119 91-190z"><text:p/></draw:path><draw:path draw:style-name="gr4" draw:text-style-name="P28" svg:width="0.0902in" svg:height="0.1028in" svg:x="0.5051in" svg:y="0.0236in" svg:viewBox="0 0 230 262" svg:d="M230 169c0-54 0-106 0-161 0-3-3-8-8-8s-8 5-8 8c0 55 0 107 0 161 0 44-45 76-99 76s-98-32-98-76c0-54 0-106 0-161 0-3-4-8-9-8-4 0-8 5-8 8 0 55 0 107 0 161 0 52 50 93 115 93 64 0 115-41 115-93z"><text:p/></draw:path><draw:path draw:style-name="gr4" draw:text-style-name="P28" svg:width="0.0378in" svg:height="0.1642in" svg:x="0.6594in" svg:y="0in" svg:viewBox="0 0 97 418" svg:d="M97 415c0-2-1-4-2-4-43-34-73-118-73-184 0-12 0-24 0-35 0-67 30-151 73-185 1 0 2-2 2-3 0-2-2-4-5-4-1 0-1 0-2 1-47 35-90 119-90 191 0 11 0 23 0 35 0 71 43 155 90 190 1 1 1 1 2 1 3 0 5-2 5-3z"><text:p/></draw:path><draw:path draw:style-name="gr4" draw:text-style-name="P28" svg:width="0.0378in" svg:height="0.1642in" svg:x="0.7236in" svg:y="0in" svg:viewBox="0 0 97 418" svg:d="M97 415c0-2 0-4-1-4-44-34-73-118-73-184 0-12 0-24 0-35 0-67 29-151 73-185 1 0 1-2 1-3 0-2-1-4-3-4s-3 0-3 1c-47 35-91 119-91 191 0 11 0 23 0 35 0 71 44 155 91 190 0 1 1 1 3 1s3-2 3-3z"><text:p/></draw:path><draw:path draw:style-name="gr4" draw:text-style-name="P28" svg:width="0.1134in" svg:height="0.1181in" svg:x="0.7776in" svg:y="0.0051in" svg:viewBox="0 0 289 301" svg:d="M289 292c0-5-5-5-9-5-27 0-27-2-28-14-8-87-18-174-26-262 0-9 0-11-8-11-7 0-8 4-10 7-50 82-99 164-148 245-17 28-32 34-52 35-4 1-8 1-8 9 0 2 1 5 5 5 12 0 25-2 37-2 13 0 28 2 42 2 2 0 7 0 7-9 0-4-3-5-6-5-9 0-20-3-20-14 0-5 2-10 6-16 3-5 3-5 32-53 35 0 71 0 106 0 1 10 7 65 7 70 0 12-23 13-31 13-6 0-10 0-10 9 0 5 4 3 6 5 17 0 35-2 53-2 11 0 37 2 47 2 3 0 8 0 8-9zM208 191c-33 0-65 0-98 0 28-47 57-92 84-138 5 46 9 91 14 138z"><text:p/></draw:path><draw:path draw:style-name="gr4" draw:text-style-name="P28" svg:width="0.0898in" svg:height="0.1028in" svg:x="0.9433in" svg:y="0.0236in" svg:viewBox="0 0 229 262" svg:d="M229 169c0-54 0-106 0-161 0-3-3-8-8-8s-9 5-9 8c0 55 0 107 0 161 0 44-44 76-98 76s-97-32-97-76c0-54 0-106 0-161 0-3-5-8-9-8s-8 5-8 8c0 55 0 107 0 161 0 52 49 93 114 93 64 0 115-41 115-93z"><text:p/></draw:path><draw:path draw:style-name="gr4" draw:text-style-name="P28" svg:width="0.1181in" svg:height="0.1122in" svg:x="1.0874in" svg:y="0.011in" svg:viewBox="0 0 301 286" svg:d="M301 58c0-32-27-58-78-58-47 0-95 0-141 0-9 0-12 0-12 8 0 5 3 5 10 5 6 0 10 0 17 0 7 1 11 1 11 7 0 2 0 3-1 9-19 74-37 150-57 225-4 15-4 19-38 19-7 0-12 0-12 8 0 5 4 5 12 5 50 0 100 0 150 0 67 0 116-49 116-90 0-30-24-54-64-59 43-8 87-40 87-79zM263 56c0 38-36 77-88 77-20 0-41 0-61 0 8-34 18-69 26-104 4-15 5-16 23-16s36 0 54 0c37 0 46 24 46 43zM240 192c0 40-38 81-88 81-19 0-38 0-57 0-6 0-7 0-10 0s-5-1-5-5c0-1 0-1 3-10 9-38 19-76 29-115 26 0 52 0 79 0 41 0 49 30 49 49z"><text:p/></draw:path><draw:path draw:style-name="gr4" draw:text-style-name="P28" svg:width="0.0378in" svg:height="0.1642in" svg:x="1.2201in" svg:y="0in" svg:viewBox="0 0 97 418" svg:d="M97 227c0-12 0-24 0-35 0-72-44-156-90-191-1-1-1-1-2-1-3 0-5 2-5 4 0 1 1 3 2 3 44 34 72 118 72 185 0 11 0 23 0 35 0 66-28 150-72 184-1 0-2 2-2 4 0 1 2 3 5 3 1 0 1 0 2-1 46-35 90-119 90-190z"><text:p/></draw:path><draw:path draw:style-name="gr4" draw:text-style-name="P28" svg:width="0.0642in" svg:height="0.1654in" svg:x="1.2846in" svg:y="-0.0004in" svg:viewBox="0 0 164 421" svg:d="M164 412c0-1 0-2-1-3-49-135-97-268-146-403-1-4-5-6-9-6s-8 4-8 8c0 2 0 3 0 4 49 135 98 268 148 403 1 3 4 6 8 6 5 0 8-4 8-9z"><text:p/></draw:path><draw:path draw:style-name="gr4" draw:text-style-name="P28" svg:width="0.1177in" svg:height="0.1197in" svg:x="1.3665in" svg:y="0.0071in" svg:viewBox="0 0 300 305" svg:d="M300 4c0-2-1-4-5-4-1 0-2 0-7 5-10 11-19 21-29 32-3-6-23-37-71-37-93 0-188 93-188 191 0 69 50 114 114 114 37 0 70-17 91-36 40-35 47-72 47-73 0-4-4-2-5-4-2 0-5 0-6 4-3 12-13 41-42 65-30 24-56 31-78 31-38 0-83-22-83-86 0-24 9-93 52-142 25-30 65-51 102-51 43 0 68 33 68 82 0 17-1 16-1 20s5 5 6 5c6 0 6-1 7-8 10-36 18-72 28-108z"><text:p/></draw:path><draw:path draw:style-name="gr4" draw:text-style-name="P28" svg:width="0.0382in" svg:height="0.1642in" svg:x="1.4984in" svg:y="0in" svg:viewBox="0 0 98 418" svg:d="M98 227c0-12 0-24 0-35 0-72-44-156-91-191-1-1-1-1-2-1-3 0-5 2-5 4 0 1 1 3 2 3 44 34 74 118 74 185 0 11 0 23 0 35 0 66-30 150-74 184-1 0-2 2-2 4 0 1 2 3 5 3 1 0 1 0 2-1 47-35 91-119 91-190z"><text:p/></draw:path><draw:path draw:style-name="gr4" draw:text-style-name="P28" svg:width="0.1102in" svg:height="0.039in" svg:x="1.6091in" svg:y="0.063in" svg:viewBox="0 0 281 100" svg:d="M281 8c0-3-4-8-9-8-87 0-176 0-264 0-3 0-8 4-8 8s5 10 8 10c88 0 177 0 264 0 5 0 9-5 9-10zM281 91c0-4-4-9-9-9-87 0-176 0-264 0-3 0-8 5-8 9s5 9 8 9c88 0 177 0 264 0 5 0 9-5 9-9z"><text:p/></draw:path><draw:path draw:style-name="gr4" draw:text-style-name="P28" svg:width="0.0378in" svg:height="0.1642in" svg:x="1.7913in" svg:y="0in" svg:viewBox="0 0 97 418" svg:d="M97 415c0-2 0-4-1-4-44-34-73-118-73-184 0-12 0-24 0-35 0-67 29-151 73-185 1 0 1-2 1-3 0-2-1-4-3-4s-2 0-3 1c-47 35-91 119-91 191 0 11 0 23 0 35 0 71 44 155 91 190 1 1 1 1 3 1s3-2 3-3z"><text:p/></draw:path><draw:path draw:style-name="gr4" draw:text-style-name="P28" svg:width="0.1134in" svg:height="0.1181in" svg:x="1.8453in" svg:y="0.0051in" svg:viewBox="0 0 289 301" svg:d="M289 292c0-5-5-5-9-5-27 0-27-2-28-14-8-87-18-174-26-262 0-9 0-11-8-11-7 0-8 4-10 7-50 82-99 164-148 245-17 28-32 34-52 35-4 1-8 1-8 9 0 2 2 5 5 5 12 0 25-2 37-2 13 0 28 2 42 2 2 0 7 0 7-9 0-4-3-5-6-5-9 0-20-3-20-14 0-5 2-10 6-16 3-5 3-5 32-53 35 0 71 0 106 0 1 10 7 65 7 70 0 12-23 13-31 13-6 0-10 0-10 9 0 5 4 3 6 5 17 0 35-2 53-2 11 0 37 2 48 2 2 0 7 0 7-9zM208 191c-33 0-64 0-96 0 27-47 55-92 82-138 5 46 9 91 14 138z"><text:p/></draw:path><draw:path draw:style-name="gr4" draw:text-style-name="P28" svg:width="0.0642in" svg:height="0.1654in" svg:x="1.9728in" svg:y="-0.0004in" svg:viewBox="0 0 164 421" svg:d="M164 412c0-1 0-2 0-3-49-135-98-268-147-403-1-4-4-6-9-6-3 0-8 4-8 8 0 2 0 3 1 4 49 135 97 268 147 403 1 3 4 6 8 6 5 0 8-4 8-9z"><text:p/></draw:path><draw:path draw:style-name="gr4" draw:text-style-name="P28" svg:width="0.1181in" svg:height="0.1122in" svg:x="2.0535in" svg:y="0.011in" svg:viewBox="0 0 301 286" svg:d="M301 58c0-32-27-58-78-58-47 0-95 0-141 0-9 0-12 0-12 8 0 5 3 5 12 5 4 0 8 0 15 0 7 1 11 1 11 7 0 2 0 3-1 9-19 74-37 150-57 225-4 15-4 19-38 19-7 0-12 0-12 8 0 5 5 5 12 5 50 0 100 0 150 0 67 0 116-49 116-90 0-30-24-54-64-59 44-8 87-40 87-79zM263 56c0 38-36 77-88 77-20 0-41 0-61 0 8-34 18-69 26-104 4-15 5-16 23-16s36 0 54 0c37 0 46 24 46 43zM240 192c0 40-38 81-88 81-19 0-38 0-57 0-6 0-6 0-10 0-3 0-5-1-5-5 0-1 0-1 3-10 9-38 19-76 29-115 26 0 52 0 79 0 41 0 49 30 49 49z"><text:p/></draw:path><draw:path draw:style-name="gr4" draw:text-style-name="P28" svg:width="0.0378in" svg:height="0.1642in" svg:x="2.1862in" svg:y="0in" svg:viewBox="0 0 97 418" svg:d="M97 227c0-12 0-24 0-35 0-72-43-156-90-191-1-1-1-1-2-1-3 0-5 2-5 4 0 1 1 3 2 3 44 34 72 118 72 185 0 11 0 23 0 35 0 66-28 150-72 184-1 0-2 2-2 4 0 1 2 3 5 3 1 0 1 0 2-1 47-35 90-119 90-190z"><text:p/></draw:path><draw:path draw:style-name="gr4" draw:text-style-name="P28" svg:width="0.0902in" svg:height="0.1028in" svg:x="2.2882in" svg:y="0.0236in" svg:viewBox="0 0 230 262" svg:d="M230 169c0-54 0-106 0-161 0-3-3-8-8-8s-8 5-8 8c0 55 0 107 0 161 0 44-45 76-99 76s-97-32-97-76c0-54 0-106 0-161 0-3-5-8-8-8-5 0-10 5-10 8 0 55 0 107 0 161 0 52 50 93 115 93 64 0 115-41 115-93z"><text:p/></draw:path><draw:path draw:style-name="gr4" draw:text-style-name="P28" svg:width="0.0378in" svg:height="0.1642in" svg:x="2.4429in" svg:y="0in" svg:viewBox="0 0 97 418" svg:d="M97 415c0-2 0-4-1-4-44-34-73-118-73-184 0-12 0-24 0-35 0-67 29-151 73-185 1 0 1-2 1-3 0-2-2-4-3-4-2 0-3 0-3 1-47 35-91 119-91 191 0 11 0 23 0 35 0 71 44 155 91 190 0 1 1 1 3 1 1 0 3-2 3-3z"><text:p/></draw:path><draw:path draw:style-name="gr4" draw:text-style-name="P28" svg:width="0.1134in" svg:height="0.1181in" svg:x="2.4969in" svg:y="0.0051in" svg:viewBox="0 0 289 301" svg:d="M289 292c0-5-5-5-9-5-27 0-27-2-28-14-8-87-18-174-26-262 0-9 0-11-8-11-7 0-8 4-12 7-49 82-97 164-146 245-17 28-34 34-52 35-4 1-8 1-8 9 0 2 1 5 5 5 12 0 24-2 36-2 14 0 29 2 42 2 3 0 8 0 8-9 0-4-3-5-6-5-11 0-20-3-20-14 0-5 2-10 6-16 2-5 3-5 32-53 35 0 71 0 106 0 1 10 6 65 6 70 0 12-22 13-30 13-6 0-10 0-10 9 0 5 4 3 6 5 17 0 35-2 53-2 10 0 37 2 47 2 2 0 8 0 8-9zM208 191c-33 0-65 0-98 0 28-47 57-92 84-138 5 46 9 91 14 138z"><text:p/></draw:path><draw:path draw:style-name="gr4" draw:text-style-name="P28" svg:width="0.0642in" svg:height="0.1654in" svg:x="2.6244in" svg:y="-0.0004in" svg:viewBox="0 0 164 421" svg:d="M164 412c0-1 0-2-1-3-49-135-97-268-146-403-1-4-5-6-9-6s-8 4-8 8c0 2 0 3 0 4 49 135 98 268 148 403 1 3 4 6 8 6 5 0 8-4 8-9z"><text:p/></draw:path><draw:path draw:style-name="gr4" draw:text-style-name="P28" svg:width="0.1177in" svg:height="0.1197in" svg:x="2.7063in" svg:y="0.0071in" svg:viewBox="0 0 300 305" svg:d="M300 4c0-2-1-4-5-4-1 0-2 0-7 5-10 11-19 21-29 32-3-6-23-37-69-37-95 0-190 93-190 191 0 69 50 114 114 114 37 0 70-17 91-36 40-35 47-72 47-73 0-4-4-2-5-4-2 0-5 0-6 4-3 12-13 41-42 65-30 24-56 31-78 31-38 0-83-22-83-86 0-24 9-93 52-142 25-30 65-51 102-51 43 0 68 33 68 82 0 17-1 16-1 20s5 5 6 5c6 0 6-1 7-8 10-36 18-72 28-108z"><text:p/></draw:path><draw:path draw:style-name="gr4" draw:text-style-name="P28" svg:width="0.0382in" svg:height="0.1642in" svg:x="2.8382in" svg:y="0in" svg:viewBox="0 0 98 418" svg:d="M98 227c0-12 0-24 0-35 0-72-44-156-91-191-1-1-1-1-2-1-3 0-5 2-5 4 0 1 1 3 2 3 44 34 74 118 74 185 0 11 0 23 0 35 0 66-30 150-74 184-1 0-2 2-2 4 0 1 2 3 5 3 1 0 1 0 2-1 47-35 91-119 91-190z"><text:p/></draw:path><draw:path draw:style-name="gr4" draw:text-style-name="P28" svg:width="0.0902in" svg:height="0.1028in" svg:x="2.9406in" svg:y="0.0236in" svg:viewBox="0 0 230 262" svg:d="M230 169c0-54 0-106 0-161 0-3-4-8-8-8-5 0-10 5-10 8 0 55 0 107 0 161 0 44-43 76-97 76s-98-32-98-76c0-54 0-106 0-161 0-3-4-8-9-8-4 0-8 5-8 8 0 55 0 107 0 161 0 52 50 93 115 93 64 0 115-41 115-93z"><text:p/></draw:path><draw:path draw:style-name="gr4" draw:text-style-name="P28" svg:width="0.0378in" svg:height="0.1642in" svg:x="3.0949in" svg:y="0in" svg:viewBox="0 0 97 418" svg:d="M97 415c0-2 0-4-1-4-44-34-73-118-73-184 0-12 0-24 0-35 0-67 29-151 73-185 1 0 1-2 1-3 0-2-1-4-3-4s-3 0-3 1c-47 35-91 119-91 191 0 11 0 23 0 35 0 71 44 155 91 190 0 1 1 1 3 1s3-2 3-3z"><text:p/></draw:path><draw:path draw:style-name="gr4" draw:text-style-name="P28" svg:width="0.1181in" svg:height="0.1122in" svg:x="3.1496in" svg:y="0.011in" svg:viewBox="0 0 301 286" svg:d="M301 58c0-32-27-58-78-58-47 0-95 0-141 0-9 0-14 0-14 8 0 5 5 5 12 5 6 0 10 0 17 0 7 1 11 1 11 7 0 2 0 3-1 9-19 74-37 150-57 225-4 15-6 19-38 19-7 0-12 0-12 8 0 5 4 5 12 5 50 0 100 0 150 0 67 0 116-49 116-90 0-30-24-54-64-59 43-8 87-40 87-79zM263 56c0 38-36 77-88 77-20 0-41 0-61 0 8-34 18-69 26-104 4-15 4-16 22-16s37 0 55 0c37 0 46 24 46 43zM239 192c0 40-37 81-87 81-19 0-38 0-57 0-6 0-7 0-10 0s-5-1-5-5c0-1 0-1 2-10 9-38 20-76 30-115 26 0 52 0 79 0 41 0 48 30 48 49z"><text:p/></draw:path><draw:path draw:style-name="gr4" draw:text-style-name="P28" svg:width="0.0642in" svg:height="0.1654in" svg:x="3.2819in" svg:y="-0.0004in" svg:viewBox="0 0 164 421" svg:d="M164 412c0-1 0-2 0-3-49-135-98-268-147-403-1-4-5-6-9-6s-8 4-8 8c0 2 0 3 1 4 49 135 97 268 147 403 1 3 4 6 8 6 5 0 8-4 8-9z"><text:p/></draw:path><draw:path draw:style-name="gr4" draw:text-style-name="P28" svg:width="0.1177in" svg:height="0.1197in" svg:x="3.3642in" svg:y="0.0071in" svg:viewBox="0 0 300 305" svg:d="M300 4c0-2-1-4-5-4-1 0-2 0-6 5-9 11-20 21-30 32-3-6-23-37-69-37-95 0-190 93-190 191 0 69 50 114 114 114 37 0 70-17 91-36 40-35 47-72 47-73 0-4-4-2-5-4-2 0-5 0-6 4-3 12-13 41-42 65-30 24-56 31-78 31-38 0-83-22-83-86 0-24 10-93 52-142 25-30 65-51 102-51 43 0 68 33 68 82 0 17-1 16-1 20s5 5 6 5c6 0 6-1 9-8 8-36 18-72 26-108z"><text:p/></draw:path><draw:path draw:style-name="gr4" draw:text-style-name="P28" svg:width="0.0378in" svg:height="0.1642in" svg:x="3.4965in" svg:y="0in" svg:viewBox="0 0 97 418" svg:d="M97 227c0-12 0-24 0-35 0-72-44-156-91-191 0-1-1-1-2-1-3 0-4 2-4 4 0 1 0 3 1 3 45 34 73 118 73 185 0 11 0 23 0 35 0 66-28 150-73 184-1 0-1 2-1 4 0 1 1 3 4 3 1 0 2 0 2-1 47-35 91-119 91-190z"><text:p/></draw:path></draw:g></draw:g></text:span><text:span text:style-name="T6">.</text:span></text:p>
      <text:p text:style-name="P9"><text:span text:style-name="T3">כדי להוכיח את השוויון המקורי, ניתן להוכיח רק ש־</text:span><text:span text:style-name="T3"><draw:g text:anchor-type="as-char" svg:y="-0.1236in" draw:z-index="9" draw:name="Shape10" draw:style-name="gr1"><svg:title>TexMaths</svg:title><svg:desc>12§display§(A \backslash B) \cup (B \backslash C) = (A \backslash B) \cup (A \backslash C) \cup (B \backslash C)§svg§600§FALSE§</svg:desc><draw:g draw:style-name="gr2"><draw:path draw:style-name="gr3" draw:text-style-name="P27" svg:width="3.0878in" svg:height="0.148in" svg:x="-0.0004in" svg:y="0.0083in" svg:viewBox="0 0 7844 377" svg:d="M3923 377c-1308 0-2615 0-3923 0 0-126 0-251 0-377 2615 0 5229 0 7844 0 0 126 0 251 0 377-1307 0-2615 0-3921 0z"><text:p/></draw:path><draw:path draw:style-name="gr4" draw:text-style-name="P28" svg:width="0.0378in" svg:height="0.1642in" svg:x="0.0079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0.0614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6 0 71 0 107 0 0 10 6 65 6 70 0 12-22 13-30 13-6 0-11 0-11 9 0 5 4 3 6 5 18 0 36-2 53-2 11 0 37 2 48 2 2 0 7 0 7-9zM208 191c-33 0-64 0-96 0 27-47 55-92 82-138 5 46 9 91 14 138z"><text:p/></draw:path><draw:path draw:style-name="gr4" draw:text-style-name="P28" svg:width="0.0638in" svg:height="0.1654in" svg:x="0.1894in" svg:y="-0.0004in" svg:viewBox="0 0 163 421" svg:d="M163 412c0-1 0-2 0-3-49-135-98-268-147-403-2-4-4-6-8-6s-8 4-8 8c0 2 0 3 0 4 49 135 98 268 148 403 1 3 3 6 7 6 5 0 8-4 8-9z"><text:p/></draw:path><draw:path draw:style-name="gr4" draw:text-style-name="P28" svg:width="0.1181in" svg:height="0.1122in" svg:x="0.2701in" svg:y="0.011in" svg:viewBox="0 0 301 286" svg:d="M301 58c0-32-27-58-79-58-47 0-95 0-142 0-7 0-12 0-12 8 0 5 4 5 12 5 5 0 9 0 16 0 8 1 12 1 12 7 0 2 0 3-2 9-20 74-38 150-57 225-3 15-5 19-38 19-7 0-11 0-11 8 0 5 4 5 11 5 50 0 101 0 151 0 66 0 116-49 116-90 0-30-25-54-66-59 45-8 89-40 89-79zM263 56c0 38-36 77-88 77-20 0-42 0-62 0 8-34 18-69 26-104 4-15 5-16 23-16s37 0 55 0c36 0 46 24 46 43zM239 192c0 40-37 81-88 81-19 0-37 0-56 0-6 0-7 0-10 0-5 0-6-1-6-5 0-1 0-1 3-10 9-38 19-76 28-115 27 0 54 0 81 0 39 0 48 30 48 49z"><text:p/></draw:path><draw:path draw:style-name="gr4" draw:text-style-name="P28" svg:width="0.0378in" svg:height="0.1642in" svg:x="0.4031in" svg:y="0in" svg:viewBox="0 0 97 418" svg:d="M97 227c0-12 0-24 0-35 0-72-44-156-91-191 0-1-1-1-2-1-3 0-4 2-4 4 0 1 0 3 1 3 45 34 73 118 73 185 0 11 0 23 0 35 0 66-28 150-73 184-1 0-1 2-1 4 0 1 1 3 4 3 1 0 2 0 2-1 47-35 91-119 91-190z"><text:p/></draw:path><draw:path draw:style-name="gr4" draw:text-style-name="P28" svg:width="0.0902in" svg:height="0.1028in" svg:x="0.5051in" svg:y="0.0236in" svg:viewBox="0 0 230 262" svg:d="M230 169c0-54 0-106 0-161 0-3-3-8-8-8s-8 5-8 8c0 55 0 107 0 161 0 44-45 76-99 76s-98-32-98-76c0-54 0-106 0-161 0-3-4-8-9-8-4 0-8 5-8 8 0 55 0 107 0 161 0 52 50 93 115 93 64 0 115-41 115-93z"><text:p/></draw:path><draw:path draw:style-name="gr4" draw:text-style-name="P28" svg:width="0.0382in" svg:height="0.1642in" svg:x="0.6591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1181in" svg:height="0.1122in" svg:x="0.7138in" svg:y="0.011in" svg:viewBox="0 0 301 286" svg:d="M301 58c0-32-27-58-78-58-47 0-95 0-141 0-9 0-12 0-12 8 0 5 3 5 10 5 6 0 10 0 17 0 7 1 11 1 11 7 0 2 0 3-1 9-19 74-37 150-57 225-4 15-4 19-38 19-7 0-12 0-12 8 0 5 5 5 12 5 50 0 100 0 150 0 67 0 116-49 116-90 0-30-24-54-64-59 43-8 87-40 87-79zM263 56c0 38-36 77-88 77-20 0-41 0-61 0 8-34 18-69 26-104 4-15 5-16 23-16s36 0 54 0c37 0 46 24 46 43zM240 192c0 40-38 81-88 81-19 0-38 0-57 0-6 0-7 0-10 0s-5-1-5-5c0-1 0-1 3-10 9-38 19-76 29-115 26 0 52 0 79 0 41 0 49 30 49 49z"><text:p/></draw:path><draw:path draw:style-name="gr4" draw:text-style-name="P28" svg:width="0.0642in" svg:height="0.1654in" svg:x="0.8461in" svg:y="-0.0004in" svg:viewBox="0 0 164 421" svg:d="M164 412c0-1 0-2 0-3-49-135-98-268-147-403-1-4-4-6-9-6-3 0-8 4-8 8 0 2 0 3 1 4 49 135 97 268 147 403 1 3 4 6 8 6 5 0 8-4 8-9z"><text:p/></draw:path><draw:path draw:style-name="gr4" draw:text-style-name="P28" svg:width="0.1177in" svg:height="0.1197in" svg:x="0.9283in" svg:y="0.0071in" svg:viewBox="0 0 300 305" svg:d="M300 4c0-2-1-4-5-4-1 0-1 0-6 5-9 11-20 21-30 32-3-6-23-37-69-37-95 0-190 93-190 191 0 69 50 114 115 114 36 0 69-17 90-36 40-35 47-72 47-73 0-5-4-4-5-5-2 0-5 1-6 5-3 12-13 41-42 65s-56 31-78 31c-37 0-83-22-83-86 0-24 10-93 52-142 25-30 65-51 103-51 42 0 67 33 67 82 0 17-1 16-1 20s5 5 6 5c6 0 6-1 9-8 8-36 18-72 26-108z"><text:p/></draw:path><draw:path draw:style-name="gr4" draw:text-style-name="P28" svg:width="0.0378in" svg:height="0.1642in" svg:x="1.0606in" svg:y="0in" svg:viewBox="0 0 97 418" svg:d="M97 227c0-12 0-24 0-35 0-72-44-156-91-191 0-1-1-1-2-1-3 0-4 2-4 4 0 1 0 3 1 3 45 34 73 118 73 185 0 11 0 23 0 35 0 66-28 150-73 184-1 0-1 2-1 4 0 1 1 3 4 3 1 0 2 0 2-1 47-35 91-119 91-190z"><text:p/></draw:path><draw:path draw:style-name="gr4" draw:text-style-name="P28" svg:width="0.1102in" svg:height="0.039in" svg:x="1.1713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28" svg:width="0.0382in" svg:height="0.1642in" svg:x="1.3535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1134in" svg:height="0.1181in" svg:x="1.4075in" svg:y="0.0051in" svg:viewBox="0 0 289 301" svg:d="M289 292c0-5-3-5-9-5-27 0-27-2-28-14-8-87-17-174-25-262-1-9-1-11-9-11-7 0-8 4-10 7-50 82-98 164-147 245-17 28-33 34-53 35-4 1-8 1-8 9 0 2 2 5 6 5 11 0 24-2 36-2 13 0 29 2 42 2 2 0 8 0 8-9 0-4-4-5-7-5-9 0-20-3-20-14 0-5 3-10 6-16 3-5 3-5 32-53 35 0 71 0 106 0 1 10 7 65 7 70 0 12-22 13-30 13-6 0-11 0-11 9 0 5 4 3 6 5 18 0 36-2 53-2 11 0 37 2 48 2 2 0 7 0 7-9zM208 191c-33 0-64 0-96 0 27-47 55-92 82-138 5 46 9 91 14 138z"><text:p/></draw:path><draw:path draw:style-name="gr4" draw:text-style-name="P28" svg:width="0.0638in" svg:height="0.1654in" svg:x="1.5354in" svg:y="-0.0004in" svg:viewBox="0 0 163 421" svg:d="M163 412c0-1 0-2 0-3-49-135-98-268-147-403-2-4-4-6-8-6s-8 4-8 8c0 2 0 3 0 4 49 135 98 268 148 403 1 3 3 6 7 6 5 0 8-4 8-9z"><text:p/></draw:path><draw:path draw:style-name="gr4" draw:text-style-name="P28" svg:width="0.1181in" svg:height="0.1122in" svg:x="1.6157in" svg:y="0.011in" svg:viewBox="0 0 301 286" svg:d="M301 58c0-32-29-58-79-58-47 0-95 0-142 0-8 0-12 0-12 8 0 5 4 5 12 5 5 0 9 0 16 0 7 1 12 1 12 7 0 2-1 3-2 9-20 74-38 150-57 225-3 15-5 19-38 19-7 0-11 0-11 8 0 5 4 5 11 5 50 0 101 0 151 0 66 0 116-49 116-90 0-30-25-54-66-59 45-8 89-40 89-79zM263 56c0 38-37 77-88 77-20 0-42 0-62 0 8-34 18-69 26-104 4-15 5-16 23-16s36 0 54 0c37 0 47 24 47 43zM239 192c0 40-37 81-88 81-19 0-38 0-57 0-6 0-6 0-9 0-5 0-6-1-6-5 0-1 0-1 3-10 9-38 19-76 28-115 27 0 54 0 81 0 39 0 48 30 48 49z"><text:p/></draw:path><draw:path draw:style-name="gr4" draw:text-style-name="P28" svg:width="0.0382in" svg:height="0.1642in" svg:x="1.748in" svg:y="0in" svg:viewBox="0 0 98 418" svg:d="M98 227c0-12 0-24 0-35 0-72-44-156-91-191-1-1-1-1-2-1-3 0-5 2-5 4 0 1 1 3 2 3 44 34 74 118 74 185 0 11 0 23 0 35 0 66-30 150-74 184-1 0-2 2-2 4 0 1 2 3 5 3 1 0 1 0 2-1 47-35 91-119 91-190z"><text:p/></draw:path><draw:path draw:style-name="gr4" draw:text-style-name="P28" svg:width="0.0902in" svg:height="0.1028in" svg:x="1.8504in" svg:y="0.0236in" svg:viewBox="0 0 230 262" svg:d="M230 169c0-54 0-106 0-161 0-3-6-8-9-8-5 0-9 5-9 8 0 55 0 107 0 161 0 44-43 76-97 76s-98-32-98-76c0-54 0-106 0-161 0-3-4-8-9-8-4 0-8 5-8 8 0 55 0 107 0 161 0 52 50 93 115 93 64 0 115-41 115-93z"><text:p/></draw:path><draw:path draw:style-name="gr4" draw:text-style-name="P28" svg:width="0.0378in" svg:height="0.1642in" svg:x="2.0043in" svg:y="0in" svg:viewBox="0 0 97 418" svg:d="M97 415c0-2 0-4-1-4-44-34-73-118-73-184 0-12 0-24 0-35 0-67 29-151 73-185 1 0 1-2 1-3 0-2-1-4-3-4s-3 0-3 1c-47 35-91 119-91 191 0 11 0 23 0 35 0 71 44 155 91 190 0 1 1 1 3 1s3-2 3-3z"><text:p/></draw:path><draw:path draw:style-name="gr4" draw:text-style-name="P28" svg:width="0.1134in" svg:height="0.1181in" svg:x="2.0583in" svg:y="0.0051in" svg:viewBox="0 0 289 301" svg:d="M289 292c0-5-5-5-9-5-27 0-27-2-28-14-8-87-18-174-26-262 0-9 0-11-8-11-7 0-8 4-10 7-50 82-99 164-148 245-17 28-32 34-52 35-4 1-8 1-8 9 0 2 1 5 5 5 12 0 25-2 36-2 14 0 29 2 43 2 2 0 7 0 7-9 0-4-3-5-6-5-9 0-20-3-20-14 0-5 2-10 6-16 3-5 3-5 32-53 35 0 71 0 106 0 1 10 7 65 7 70 0 12-23 13-31 13-6 0-10 0-10 9 0 5 4 3 6 5 17 0 35-2 53-2 10 0 37 2 47 2 3 0 8 0 8-9zM208 191c-33 0-65 0-98 0 28-47 57-92 84-138 5 46 9 91 14 138z"><text:p/></draw:path><draw:path draw:style-name="gr4" draw:text-style-name="P28" svg:width="0.0642in" svg:height="0.1654in" svg:x="2.1858in" svg:y="-0.0004in" svg:viewBox="0 0 164 421" svg:d="M164 412c0-1 0-2 0-3-49-135-98-268-147-403-1-4-5-6-9-6s-8 4-8 8c0 2 0 3 1 4 49 135 97 268 147 403 1 3 4 6 8 6 5 0 8-4 8-9z"><text:p/></draw:path><draw:path draw:style-name="gr4" draw:text-style-name="P28" svg:width="0.1177in" svg:height="0.1197in" svg:x="2.2681in" svg:y="0.0071in" svg:viewBox="0 0 300 305" svg:d="M300 4c0-2-1-4-5-4-1 0-2 0-6 5-9 11-20 21-30 32-3-6-23-37-69-37-95 0-190 93-190 191 0 69 50 114 114 114 37 0 70-17 91-36 40-35 47-72 47-73 0-5-4-4-5-5-2 0-5 1-6 5-3 12-13 41-42 65-30 24-56 31-78 31-38 0-83-22-83-86 0-24 10-93 52-142 25-30 65-51 102-51 43 0 68 33 68 82 0 17-1 16-1 20s5 5 6 5c6 0 6-1 9-8 8-36 18-72 26-108z"><text:p/></draw:path><draw:path draw:style-name="gr4" draw:text-style-name="P28" svg:width="0.0378in" svg:height="0.1642in" svg:x="2.4004in" svg:y="0in" svg:viewBox="0 0 97 418" svg:d="M97 227c0-12 0-24 0-35 0-72-44-156-91-191-1-1-1-1-2-1-3 0-4 2-4 4 0 1 0 3 1 3 45 34 73 118 73 185 0 11 0 23 0 35 0 66-28 150-73 184-1 0-1 2-1 4 0 1 1 3 4 3 1 0 1 0 2-1 47-35 91-119 91-190z"><text:p/></draw:path><draw:path draw:style-name="gr4" draw:text-style-name="P28" svg:width="0.0902in" svg:height="0.1028in" svg:x="2.5024in" svg:y="0.0236in" svg:viewBox="0 0 230 262" svg:d="M230 169c0-54 0-106 0-161 0-3-4-8-8-8-5 0-8 5-8 8 0 55 0 107 0 161 0 44-45 76-99 76s-98-32-98-76c0-54 0-106 0-161 0-3-4-8-9-8-4 0-8 5-8 8 0 55 0 107 0 161 0 52 50 93 115 93 64 0 115-41 115-93z"><text:p/></draw:path><draw:path draw:style-name="gr4" draw:text-style-name="P28" svg:width="0.0378in" svg:height="0.1642in" svg:x="2.6563in" svg:y="0in" svg:viewBox="0 0 97 418" svg:d="M97 415c0-2 0-4-1-4-43-34-73-118-73-184 0-12 0-24 0-35 0-67 30-151 73-185 1 0 1-2 1-3 0-2-1-4-3-4s-2 0-3 1c-47 35-91 119-91 191 0 11 0 23 0 35 0 71 44 155 91 190 1 1 1 1 3 1s3-2 3-3z"><text:p/></draw:path><draw:path draw:style-name="gr4" draw:text-style-name="P28" svg:width="0.1181in" svg:height="0.1122in" svg:x="2.7114in" svg:y="0.011in" svg:viewBox="0 0 301 286" svg:d="M301 58c0-32-27-58-78-58-47 0-95 0-141 0-9 0-12 0-12 8 0 5 3 5 10 5 6 0 10 0 17 0 7 1 11 1 11 7 0 2 0 3-1 9-19 74-37 150-57 225-4 15-6 19-38 19-7 0-12 0-12 8 0 5 4 5 12 5 50 0 100 0 150 0 67 0 116-49 116-90 0-30-24-54-64-59 43-8 87-40 87-79zM263 56c0 38-36 77-88 77-20 0-41 0-61 0 8-34 18-69 26-104 4-15 4-16 23-16 18 0 36 0 54 0 37 0 46 24 46 43zM239 192c0 40-37 81-87 81-19 0-38 0-57 0-6 0-7 0-10 0s-5-1-5-5c0-1 0-1 2-10 9-38 20-76 30-115 26 0 52 0 79 0 41 0 48 30 48 49z"><text:p/></draw:path><draw:path draw:style-name="gr4" draw:text-style-name="P28" svg:width="0.0642in" svg:height="0.1654in" svg:x="2.8437in" svg:y="-0.0004in" svg:viewBox="0 0 164 421" svg:d="M164 412c0-1 0-2 0-3-49-135-98-268-147-403-1-4-5-6-9-6s-8 4-8 8c0 2 0 3 1 4 49 135 97 268 147 403 1 3 4 6 8 6 5 0 8-4 8-9z"><text:p/></draw:path><draw:path draw:style-name="gr4" draw:text-style-name="P28" svg:width="0.1177in" svg:height="0.1197in" svg:x="2.9256in" svg:y="0.0071in" svg:viewBox="0 0 300 305" svg:d="M300 4c0-2-1-4-5-4-1 0-2 0-6 5-9 11-20 21-30 32-3-6-23-37-69-37-95 0-190 93-190 191 0 69 50 114 114 114 37 0 70-17 91-36 40-35 47-72 47-73 0-5-4-4-5-5-2 0-5 1-6 5-3 12-13 41-42 65s-56 31-78 31c-38 0-83-22-83-86 0-24 10-93 52-142 25-30 65-51 102-51 43 0 68 33 68 82 0 17-1 16-1 20s5 5 6 5c6 0 6-1 9-8 8-36 18-72 26-108z"><text:p/></draw:path><draw:path draw:style-name="gr4" draw:text-style-name="P28" svg:width="0.0378in" svg:height="0.1642in" svg:x="3.0579in" svg:y="0in" svg:viewBox="0 0 97 418" svg:d="M97 227c0-12 0-24 0-35 0-72-44-156-91-191 0-1-1-1-2-1-3 0-4 2-4 4 0 1 0 3 1 3 45 34 73 118 73 185 0 11 0 23 0 35 0 66-28 150-73 184-1 0-1 2-1 4 0 1 1 3 4 3 1 0 2 0 2-1 47-35 91-119 91-190z"><text:p/></draw:path></draw:g></draw:g></text:span><text:span text:style-name="T3">. כדי להוכיח זאת, נראה שכל קבוצה בשוויון מכילה את רעותה. נסמן </text:span><text:span text:style-name="T3"><draw:g text:anchor-type="as-char" svg:y="-0.1236in" draw:z-index="10" draw:name="Shape11" draw:style-name="gr1"><svg:title>TexMaths</svg:title><svg:desc>12§display§D = (A \backslash B) \cup (B \backslash C)§svg§600§FALSE§</svg:desc><draw:g draw:style-name="gr2"><draw:path draw:style-name="gr3" draw:text-style-name="P27" svg:width="1.4492in" svg:height="0.148in" svg:x="0.0016in" svg:y="0.0083in" svg:viewBox="0 0 3682 377" svg:d="M1842 377c-615 0-1228 0-1842 0 0-126 0-251 0-377 1227 0 2455 0 3682 0 0 126 0 251 0 377-613 0-1227 0-1840 0z"><text:p/></draw:path><draw:path draw:style-name="gr4" draw:text-style-name="P28" svg:width="0.1268in" svg:height="0.1122in" svg:x="-0.0004in" svg:y="0.011in" svg:viewBox="0 0 323 286" svg:d="M323 106c0-59-36-106-100-106-47 0-95 0-141 0-9 0-12 0-12 7 0 6 3 6 12 6 4 0 13 0 18 0 6 1 9 3 9 7 0 2-1 3-2 9-19 74-37 150-57 225-3 15-4 19-38 19-7 0-12 0-12 8 0 5 4 5 12 5 47 0 92 0 139 0 89 0 172-88 172-180zM286 90c0 22-9 90-45 137-12 15-45 46-97 46-16 0-32 0-48 0-6 0-6 0-8 0-5 0-6-1-6-5 0-1 0-1 2-10 19-75 38-152 58-229 3-15 4-16 22-16 16 0 30 0 46 0 41 0 76 22 76 77z"><text:p/></draw:path><draw:path draw:style-name="gr4" draw:text-style-name="P28" svg:width="0.1102in" svg:height="0.039in" svg:x="0.1866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28" svg:width="0.0378in" svg:height="0.1642in" svg:x="0.3693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0.4228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5 0 71 0 106 0 1 10 7 65 7 70 0 12-22 13-30 13-6 0-11 0-11 9 0 5 4 3 6 5 18 0 36-2 53-2 11 0 37 2 48 2 2 0 7 0 7-9zM208 191c-33 0-64 0-96 0 27-47 55-92 82-138 5 46 9 91 14 138z"><text:p/></draw:path><draw:path draw:style-name="gr4" draw:text-style-name="P28" svg:width="0.0638in" svg:height="0.1654in" svg:x="0.5508in" svg:y="-0.0004in" svg:viewBox="0 0 163 421" svg:d="M163 412c0-1 0-2 0-3-49-135-98-268-147-403-2-4-4-6-8-6s-8 4-8 8c0 2 0 3 0 4 49 135 98 268 148 403 1 3 3 6 7 6 5 0 8-4 8-9z"><text:p/></draw:path><draw:path draw:style-name="gr4" draw:text-style-name="P28" svg:width="0.1181in" svg:height="0.1122in" svg:x="0.6315in" svg:y="0.011in" svg:viewBox="0 0 301 286" svg:d="M301 58c0-32-27-58-79-58-47 0-95 0-142 0-7 0-12 0-12 8 0 5 4 5 12 5 5 0 9 0 16 0 8 1 12 1 12 7 0 2-1 3-2 9-20 74-38 150-57 225-3 15-5 19-38 19-7 0-11 0-11 8 0 5 4 5 11 5 50 0 101 0 151 0 66 0 116-49 116-90 0-30-25-54-66-59 45-8 89-40 89-79zM263 56c0 38-36 77-88 77-20 0-42 0-62 0 8-34 18-69 26-104 4-15 5-16 23-16s36 0 54 0c37 0 47 24 47 43zM239 192c0 40-37 81-88 81-19 0-37 0-56 0-6 0-7 0-10 0-5 0-6-1-6-5 0-1 0-1 3-10 9-38 19-76 28-115 27 0 54 0 81 0 39 0 48 30 48 49z"><text:p/></draw:path><draw:path draw:style-name="gr4" draw:text-style-name="P28" svg:width="0.0378in" svg:height="0.1642in" svg:x="0.7638in" svg:y="0in" svg:viewBox="0 0 97 418" svg:d="M97 227c0-12 0-24 0-35 0-72-44-156-91-191 0-1-1-1-2-1-3 0-4 2-4 4 0 1 0 3 1 3 45 34 73 118 73 185 0 11 0 23 0 35 0 66-28 150-73 184-1 0-1 2-1 4 0 1 1 3 4 3 1 0 2 0 2-1 47-35 91-119 91-190z"><text:p/></draw:path><draw:path draw:style-name="gr4" draw:text-style-name="P28" svg:width="0.0902in" svg:height="0.1028in" svg:x="0.8657in" svg:y="0.0236in" svg:viewBox="0 0 230 262" svg:d="M230 169c0-54 0-106 0-161 0-3-4-8-8-8-5 0-8 5-8 8 0 55 0 107 0 161 0 44-45 76-99 76s-98-32-98-76c0-54 0-106 0-161 0-3-4-8-9-8-4 0-8 5-8 8 0 55 0 107 0 161 0 52 50 93 115 93 64 0 115-41 115-93z"><text:p/></draw:path><draw:path draw:style-name="gr4" draw:text-style-name="P28" svg:width="0.0378in" svg:height="0.1642in" svg:x="1.0197in" svg:y="0in" svg:viewBox="0 0 97 418" svg:d="M97 415c0-2 0-4-1-4-43-34-73-118-73-184 0-12 0-24 0-35 0-67 30-151 73-185 1 0 1-2 1-3 0-2-1-4-3-4s-2 0-3 1c-47 35-91 119-91 191 0 11 0 23 0 35 0 71 44 155 91 190 1 1 1 1 3 1s3-2 3-3z"><text:p/></draw:path><draw:path draw:style-name="gr4" draw:text-style-name="P28" svg:width="0.1181in" svg:height="0.1122in" svg:x="1.0748in" svg:y="0.011in" svg:viewBox="0 0 301 286" svg:d="M301 58c0-32-27-58-78-58-47 0-95 0-141 0-9 0-12 0-12 8 0 5 3 5 10 5 6 0 10 0 17 0 7 1 11 1 11 7 0 2 0 3-1 9-19 74-37 150-57 225-4 15-4 19-38 19-7 0-12 0-12 8 0 5 4 5 12 5 50 0 100 0 150 0 67 0 116-49 116-90 0-30-24-54-64-59 43-8 87-40 87-79zM263 56c0 38-36 77-88 77-20 0-41 0-61 0 8-34 18-69 26-104 4-15 4-16 23-16 18 0 36 0 54 0 37 0 46 24 46 43zM240 192c0 40-38 81-88 81-19 0-38 0-57 0-6 0-7 0-10 0s-5-1-5-5c0-1 0-1 2-10 9-38 20-76 30-115 26 0 52 0 79 0 41 0 49 30 49 49z"><text:p/></draw:path><draw:path draw:style-name="gr4" draw:text-style-name="P28" svg:width="0.0642in" svg:height="0.1654in" svg:x="1.2067in" svg:y="-0.0004in" svg:viewBox="0 0 164 421" svg:d="M164 412c0-1 0-2 0-3-49-135-98-268-147-403-1-4-4-6-9-6-4 0-8 4-8 8 0 2 0 3 1 4 49 135 97 268 147 403 1 3 4 6 8 6 5 0 8-4 8-9z"><text:p/></draw:path><draw:path draw:style-name="gr4" draw:text-style-name="P28" svg:width="0.1177in" svg:height="0.1197in" svg:x="1.289in" svg:y="0.0071in" svg:viewBox="0 0 300 305" svg:d="M300 4c0-2-1-4-5-4-1 0-2 0-6 5-9 11-20 21-30 32-3-6-23-37-69-37-95 0-190 93-190 191 0 69 50 114 114 114 37 0 70-17 91-36 40-35 47-72 47-73 0-5-4-4-5-5-2 0-5 1-6 5-3 12-13 41-42 65s-56 31-78 31c-38 0-83-22-83-86 0-24 10-93 52-142 25-30 65-51 102-51 43 0 68 33 68 82 0 17-1 16-1 20s5 5 6 5c6 0 6-1 9-8 8-36 18-72 26-108z"><text:p/></draw:path><draw:path draw:style-name="gr4" draw:text-style-name="P28" svg:width="0.0378in" svg:height="0.1642in" svg:x="1.4213in" svg:y="0in" svg:viewBox="0 0 97 418" svg:d="M97 227c0-12 0-24 0-35 0-72-44-156-91-191 0-1-1-1-2-1-3 0-4 2-4 4 0 1 0 3 1 3 45 34 73 118 73 185 0 11 0 23 0 35 0 66-28 150-73 184-1 0-1 2-1 4 0 1 1 3 4 3 1 0 2 0 2-1 47-35 91-119 91-190z"><text:p/></draw:path></draw:g></draw:g></text:span><text:span text:style-name="T3">, אז אנחנו מנסים להוכיח </text:span><text:span text:style-name="T3"><draw:g text:anchor-type="as-char" svg:y="-0.1236in" draw:z-index="11" draw:name="Shape12" draw:style-name="gr1"><svg:title>TexMaths</svg:title><svg:desc>12§display§D \subseteq D \cup (A \backslash C) \land D \cup (A \backslash C) \subseteq D§svg§600§FALSE§</svg:desc><draw:g draw:style-name="gr2"><draw:path draw:style-name="gr3" draw:text-style-name="P27" svg:width="2.4614in" svg:height="0.148in" svg:x="0.0016in" svg:y="0.0083in" svg:viewBox="0 0 6253 377" svg:d="M3127 377c-1043 0-2084 0-3127 0 0-126 0-251 0-377 2084 0 4169 0 6253 0 0 126 0 251 0 377-1042 0-2084 0-3126 0z"><text:p/></draw:path><draw:path draw:style-name="gr4" draw:text-style-name="P28" svg:width="0.1268in" svg:height="0.1122in" svg:x="-0.0004in" svg:y="0.011in" svg:viewBox="0 0 323 286" svg:d="M323 106c0-59-36-106-100-106-47 0-95 0-141 0-9 0-12 0-12 7 0 6 3 6 12 6 4 0 13 0 18 0 6 1 9 3 9 7 0 2-1 3-2 9-19 74-37 150-57 225-3 15-4 19-38 19-7 0-12 0-12 8 0 5 4 5 12 5 47 0 92 0 139 0 89 0 172-88 172-180zM286 90c0 22-9 90-45 137-12 15-45 46-97 46-16 0-32 0-48 0-6 0-6 0-8 0-5 0-6-1-6-5 0-1 0-1 2-10 19-75 38-152 58-229 3-15 4-16 22-16 16 0 30 0 46 0 41 0 76 22 76 77z"><text:p/></draw:path><draw:path draw:style-name="gr4" draw:text-style-name="P28" svg:width="0.1008in" svg:height="0.1244in" svg:x="0.1913in" svg:y="0.0201in" svg:viewBox="0 0 257 317" svg:d="M257 238c0-5-4-8-9-8-42 0-82 0-124 0-59 0-107-47-107-106s48-107 107-107c42 0 82 0 124 0 5 0 9-4 9-9 0-4-4-8-9-8-42 0-82 0-124 0-69 0-124 55-124 124 0 68 55 122 124 122 42 0 82 0 124 0 5 0 9-3 9-8zM257 309c0-5-4-8-9-8-76 0-153 0-230 0-5 0-8 3-8 8s3 8 8 8c77 0 154 0 230 0 5 0 9-3 9-8z"><text:p/></draw:path><draw:path draw:style-name="gr4" draw:text-style-name="P28" svg:width="0.1268in" svg:height="0.1122in" svg:x="0.3591in" svg:y="0.011in" svg:viewBox="0 0 323 286" svg:d="M323 106c0-59-36-106-100-106-47 0-95 0-141 0-9 0-12 0-12 7 0 6 3 6 12 6 4 0 13 0 18 0 6 1 9 3 9 7 0 2-1 3-2 9-19 74-37 150-57 225-3 15-4 19-38 19-7 0-12 0-12 8 0 5 4 5 12 5 47 0 92 0 139 0 88 0 172-88 172-180zM286 90c0 22-9 90-45 137-12 15-45 46-97 46-16 0-32 0-48 0-6 0-6 0-8 0-5 0-6-1-6-5 0-1 0-1 2-10 19-75 38-152 58-229 3-15 4-16 22-16 16 0 30 0 46 0 41 0 76 22 76 77z"><text:p/></draw:path><draw:path draw:style-name="gr4" draw:text-style-name="P28" svg:width="0.0902in" svg:height="0.1028in" svg:x="0.5378in" svg:y="0.0236in" svg:viewBox="0 0 230 262" svg:d="M230 169c0-54 0-106 0-161 0-3-3-8-8-8s-8 5-8 8c0 55 0 107 0 161 0 44-45 76-99 76s-98-32-98-76c0-54 0-106 0-161 0-3-4-8-9-8-4 0-8 5-8 8 0 55 0 107 0 161 0 52 52 93 115 93 64 0 115-41 115-93z"><text:p/></draw:path><draw:path draw:style-name="gr4" draw:text-style-name="P28" svg:width="0.0378in" svg:height="0.1642in" svg:x="0.6921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0.7457in" svg:y="0.0051in" svg:viewBox="0 0 289 301" svg:d="M289 292c0-5-3-5-9-5-27 0-27-2-28-14-8-87-17-174-25-262-1-9-1-11-9-11-6 0-8 4-10 7-50 82-98 164-147 245-17 28-33 34-53 35-4 1-8 1-8 9 0 2 2 5 6 5 11 0 24-2 36-2 13 0 29 2 42 2 2 0 8 0 8-9 0-4-3-5-7-5-9 0-19-3-19-14 0-5 2-10 5-16 3-5 3-5 32-53 35 0 71 0 106 0 1 10 7 65 7 70 0 12-22 13-30 13-6 0-11 0-11 9 0 5 4 3 6 5 18 0 36-2 53-2 11 0 37 2 48 2 2 0 7 0 7-9zM208 191c-33 0-64 0-96 0 27-47 55-92 82-138 5 46 9 91 14 138z"><text:p/></draw:path><draw:path draw:style-name="gr4" draw:text-style-name="P28" svg:width="0.0638in" svg:height="0.1654in" svg:x="0.8736in" svg:y="-0.0004in" svg:viewBox="0 0 163 421" svg:d="M163 412c0-1 0-2 0-3-49-135-98-268-147-403-2-4-4-6-8-6s-8 4-8 8c0 2 0 3 0 4 49 135 98 268 148 403 1 3 3 6 7 6 5 0 8-4 8-9z"><text:p/></draw:path><draw:path draw:style-name="gr4" draw:text-style-name="P28" svg:width="0.1173in" svg:height="0.1197in" svg:x="0.9559in" svg:y="0.0071in" svg:viewBox="0 0 299 305" svg:d="M299 4c0-2-1-4-5-4-1 0-1 0-6 5-10 11-20 21-30 32-4-6-23-37-70-37-93 0-188 93-188 191 0 69 49 114 114 114 36 0 68-17 91-36 39-35 46-72 46-73 0-4-4-2-5-4-2 0-5 0-5 4-5 12-14 41-43 65s-55 31-78 31c-37 0-82-22-82-86 0-24 9-93 51-142 26-30 66-51 103-51 43 0 67 33 67 82 0 17-1 16-1 20s5 5 7 5c5 0 5-1 7-8 9-36 18-72 27-108z"><text:p/></draw:path><draw:path draw:style-name="gr4" draw:text-style-name="P28" svg:width="0.0378in" svg:height="0.1642in" svg:x="1.0874in" svg:y="0in" svg:viewBox="0 0 97 418" svg:d="M97 227c0-12 0-24 0-35 0-72-44-156-90-191-1-1-2-1-3-1-2 0-4 2-4 4 0 1 1 2 1 3 45 34 73 118 73 185 0 11 0 23 0 35 0 66-28 150-73 184 0 1-1 2-1 4 0 1 2 3 4 3 1 0 2 0 3-1 46-35 90-119 90-190z"><text:p/></draw:path><draw:path draw:style-name="gr4" draw:text-style-name="P28" svg:width="0.0874in" svg:height="0.1024in" svg:x="1.1909in" svg:y="0.024in" svg:viewBox="0 0 223 261" svg:d="M223 249c-35-82-70-163-103-244-4-7-13-7-17 0-35 81-68 162-102 244-5 10 11 16 14 7 32-76 64-152 96-227 32 75 64 151 96 227 4 9 19 3 16-7z"><text:p/></draw:path><draw:path draw:style-name="gr4" draw:text-style-name="P28" svg:width="0.1268in" svg:height="0.1122in" svg:x="1.3331in" svg:y="0.011in" svg:viewBox="0 0 323 286" svg:d="M323 106c0-59-36-106-100-106-47 0-95 0-141 0-9 0-12 0-12 7 0 6 3 6 12 6 4 0 13 0 18 0 6 1 9 3 9 7 0 2-1 3-2 9-19 74-37 150-57 225-3 15-4 19-38 19-7 0-12 0-12 8 0 5 4 5 12 5 47 0 92 0 139 0 88 0 172-88 172-180zM286 90c0 22-9 90-45 137-12 15-45 46-97 46-16 0-32 0-48 0-6 0-6 0-8 0-5 0-6-1-6-5 0-1 0-1 2-10 19-75 38-152 58-229 3-15 4-16 22-16 16 0 30 0 46 0 41 0 76 22 76 77z"><text:p/></draw:path><draw:path draw:style-name="gr4" draw:text-style-name="P28" svg:width="0.0902in" svg:height="0.1028in" svg:x="1.5118in" svg:y="0.0236in" svg:viewBox="0 0 230 262" svg:d="M230 169c0-54 0-106 0-161 0-3-3-8-8-8s-8 5-8 8c0 55 0 107 0 161 0 44-45 76-99 76s-98-32-98-76c0-54 0-106 0-161 0-3-4-8-9-8-4 0-8 5-8 8 0 55 0 107 0 161 0 52 52 93 115 93 64 0 115-41 115-93z"><text:p/></draw:path><draw:path draw:style-name="gr4" draw:text-style-name="P28" svg:width="0.0378in" svg:height="0.1642in" svg:x="1.6661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1.7197in" svg:y="0.0051in" svg:viewBox="0 0 289 301" svg:d="M289 292c0-5-3-5-9-5-27 0-27-2-28-14-8-87-17-174-25-262-1-9-1-11-9-11-6 0-8 4-10 7-50 82-98 164-147 245-17 28-33 34-53 35-4 1-8 1-8 9 0 2 2 5 6 5 11 0 24-2 36-2 13 0 29 2 42 2 2 0 8 0 8-9 0-4-3-5-7-5-9 0-19-3-19-14 0-5 2-10 5-16 3-5 3-5 32-53 35 0 71 0 106 0 1 10 7 65 7 70 0 12-22 13-30 13-6 0-11 0-11 9 0 5 4 3 6 5 18 0 36-2 53-2 11 0 37 2 48 2 2 0 7 0 7-9zM208 191c-33 0-64 0-96 0 27-47 55-92 82-138 5 46 9 91 14 138z"><text:p/></draw:path><draw:path draw:style-name="gr4" draw:text-style-name="P28" svg:width="0.0638in" svg:height="0.1654in" svg:x="1.8476in" svg:y="-0.0004in" svg:viewBox="0 0 163 421" svg:d="M163 412c0-1 0-2 0-3-49-135-98-268-147-403-2-4-4-6-8-6s-8 4-8 8c0 2 0 3 0 4 49 135 98 268 148 403 1 3 3 6 7 6 5 0 8-4 8-9z"><text:p/></draw:path><draw:path draw:style-name="gr4" draw:text-style-name="P28" svg:width="0.1173in" svg:height="0.1197in" svg:x="1.9299in" svg:y="0.0071in" svg:viewBox="0 0 299 305" svg:d="M299 4c0-2-1-4-5-4-1 0-1 0-6 5-10 11-20 21-30 32-4-6-23-37-70-37-93 0-188 93-188 191 0 69 49 114 114 114 36 0 68-17 91-36 39-35 46-72 46-73 0-4-4-2-5-4-2 0-5 0-5 4-5 12-14 41-43 65s-55 31-78 31c-37 0-82-22-82-86 0-24 9-93 51-142 26-30 66-51 103-51 43 0 67 33 67 82 0 17-1 16-1 20s5 5 7 5c5 0 5-1 7-8 9-36 18-72 27-108z"><text:p/></draw:path><draw:path draw:style-name="gr4" draw:text-style-name="P28" svg:width="0.0378in" svg:height="0.1642in" svg:x="2.0618in" svg:y="0in" svg:viewBox="0 0 97 418" svg:d="M97 227c0-12 0-24 0-35 0-72-44-156-90-191-1-1-2-1-3-1-2 0-4 2-4 4 0 1 1 2 1 3 45 34 73 118 73 185 0 11 0 23 0 35 0 66-28 150-73 184 0 1-1 2-1 4 0 1 2 3 4 3 1 0 2 0 3-1 46-35 90-119 90-190z"><text:p/></draw:path><draw:path draw:style-name="gr4" draw:text-style-name="P28" svg:width="0.1008in" svg:height="0.1244in" svg:x="2.1768in" svg:y="0.0201in" svg:viewBox="0 0 257 317" svg:d="M257 238c0-5-4-8-9-8-42 0-82 0-124 0-59 0-107-47-107-106s48-107 107-107c42 0 82 0 124 0 5 0 9-4 9-9 0-4-4-8-9-8-42 0-82 0-124 0-69 0-124 55-124 124 0 68 55 122 124 122 42 0 82 0 124 0 5 0 9-3 9-8zM257 309c0-5-4-8-9-8-76 0-153 0-230 0-5 0-8 3-8 8s3 8 8 8c77 0 154 0 230 0 5 0 9-3 9-8z"><text:p/></draw:path><draw:path draw:style-name="gr4" draw:text-style-name="P28" svg:width="0.1268in" svg:height="0.1122in" svg:x="2.3445in" svg:y="0.011in" svg:viewBox="0 0 323 286" svg:d="M323 106c0-59-36-106-100-106-47 0-95 0-141 0-9 0-12 0-12 7 0 6 3 6 12 6 4 0 13 0 18 0 7 1 9 3 9 7 0 2-1 3-2 9-19 74-37 150-57 225-3 15-4 19-38 19-7 0-12 0-12 8 0 5 4 5 12 5 47 0 92 0 139 0 89 0 172-88 172-180zM286 90c0 22-9 90-45 137-12 15-45 46-97 46-16 0-32 0-48 0-5 0-6 0-8 0-5 0-6-1-6-5 0-1 0-1 2-10 19-75 38-152 58-229 3-15 4-16 22-16 16 0 30 0 46 0 41 0 76 22 76 77z"><text:p/></draw:path></draw:g></draw:g></text:span><text:span text:style-name="T3">. קל לראות ש־</text:span><text:span text:style-name="T3"><draw:g text:anchor-type="as-char" svg:y="-0.1236in" draw:z-index="12" draw:name="Shape13" draw:style-name="gr1"><svg:title>TexMaths</svg:title><svg:desc>12§display§D \subseteq D \cup (A \backslash C)§svg§600§FALSE§</svg:desc><draw:g draw:style-name="gr2"><draw:path draw:style-name="gr3" draw:text-style-name="P27" svg:width="1.115in" svg:height="0.148in" svg:x="0.0016in" svg:y="0.0083in" svg:viewBox="0 0 2833 377" svg:d="M1417 377c-473 0-944 0-1417 0 0-126 0-251 0-377 944 0 1889 0 2833 0 0 126 0 251 0 377-472 0-944 0-1416 0z"><text:p/></draw:path><draw:path draw:style-name="gr4" draw:text-style-name="P28" svg:width="0.1268in" svg:height="0.1122in" svg:x="-0.0004in" svg:y="0.011in" svg:viewBox="0 0 323 286" svg:d="M323 106c0-59-36-106-100-106-47 0-95 0-141 0-9 0-12 0-12 7 0 6 3 6 12 6 4 0 13 0 18 0 6 1 9 3 9 7 0 2-1 3-2 9-19 74-37 150-57 225-3 15-4 19-38 19-7 0-12 0-12 8 0 5 4 5 12 5 47 0 92 0 139 0 88 0 172-88 172-180zM286 90c0 22-9 90-45 137-12 15-45 46-97 46-16 0-32 0-48 0-6 0-6 0-8 0-5 0-6-1-6-5 0-1 0-1 2-10 19-75 38-152 58-229 3-15 4-16 22-16 16 0 30 0 46 0 41 0 76 22 76 77z"><text:p/></draw:path><draw:path draw:style-name="gr4" draw:text-style-name="P28" svg:width="0.1008in" svg:height="0.1244in" svg:x="0.1913in" svg:y="0.0201in" svg:viewBox="0 0 257 317" svg:d="M257 238c0-5-5-8-9-8-42 0-82 0-124 0-59 0-107-47-107-106s48-107 107-107c42 0 82 0 124 0 4 0 9-4 9-9 0-4-5-8-9-8-42 0-82 0-124 0-69 0-124 55-124 124 0 68 55 122 124 122 42 0 82 0 124 0 4 0 9-3 9-8zM257 309c0-5-5-8-9-8-76 0-153 0-230 0-5 0-8 3-8 8s3 8 8 8c77 0 154 0 230 0 4 0 9-3 9-8z"><text:p/></draw:path><draw:path draw:style-name="gr4" draw:text-style-name="P28" svg:width="0.1268in" svg:height="0.1122in" svg:x="0.3591in" svg:y="0.011in" svg:viewBox="0 0 323 286" svg:d="M323 106c0-59-36-106-100-106-47 0-95 0-141 0-9 0-14 0-14 7 0 6 5 6 14 6 4 0 12 0 18 0 6 1 8 3 8 7 0 2 0 3-1 9-19 74-37 150-57 225-4 15-4 19-38 19-7 0-12 0-12 8 0 5 4 5 12 5 47 0 92 0 139 0 88 0 172-88 172-180zM286 90c0 22-9 90-45 137-12 15-45 46-97 46-16 0-32 0-48 0-6 0-6 0-8 0-5 0-6-1-6-5 0-1 0-1 2-10 19-75 38-152 58-229 3-15 4-16 22-16 15 0 30 0 45 0 42 0 77 22 77 77z"><text:p/></draw:path><draw:path draw:style-name="gr4" draw:text-style-name="P28" svg:width="0.0902in" svg:height="0.1028in" svg:x="0.5374in" svg:y="0.0236in" svg:viewBox="0 0 230 262" svg:d="M230 169c0-54 0-106 0-161 0-3-3-8-8-8s-8 5-8 8c0 55 0 107 0 161 0 44-45 76-99 76s-98-32-98-76c0-54 0-106 0-161 0-3-4-8-9-8-4 0-8 5-8 8 0 55 0 107 0 161 0 52 50 93 115 93 64 0 115-41 115-93z"><text:p/></draw:path><draw:path draw:style-name="gr4" draw:text-style-name="P28" svg:width="0.0382in" svg:height="0.1642in" svg:x="0.6909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1134in" svg:height="0.1181in" svg:x="0.7449in" svg:y="0.0051in" svg:viewBox="0 0 289 301" svg:d="M289 292c0-5-5-5-9-5-27 0-27-2-28-14-8-87-17-174-25-262-1-9-1-11-9-11-7 0-8 4-10 7-50 82-99 164-148 245-17 28-32 34-52 35-4 1-8 1-8 9 0 2 2 5 5 5 12 0 25-2 37-2 13 0 29 2 42 2 2 0 7 0 7-9 0-4-3-5-6-5-9 0-20-3-20-14 0-5 2-10 6-16 3-5 3-5 32-53 35 0 71 0 106 0 1 10 7 65 7 70 0 12-23 13-31 13-5 0-10 0-10 9 0 5 4 3 6 5 17 0 35-2 53-2 11 0 37 2 48 2 2 0 7 0 7-9zM208 191c-33 0-64 0-96 0 27-47 55-92 82-138 5 46 9 91 14 138z"><text:p/></draw:path><draw:path draw:style-name="gr4" draw:text-style-name="P28" svg:width="0.0642in" svg:height="0.1654in" svg:x="0.8724in" svg:y="-0.0004in" svg:viewBox="0 0 164 421" svg:d="M164 412c0-1 0-2 0-3-49-135-98-268-147-403-1-4-4-6-9-6-3 0-8 4-8 8 0 2 0 3 1 4 49 135 97 268 147 403 1 3 4 6 8 6 5 0 8-4 8-9z"><text:p/></draw:path><draw:path draw:style-name="gr4" draw:text-style-name="P28" svg:width="0.1177in" svg:height="0.1197in" svg:x="0.9547in" svg:y="0.0071in" svg:viewBox="0 0 300 305" svg:d="M300 4c0-2-1-4-5-4-1 0-2 0-6 5-9 11-20 21-30 32-3-6-23-37-69-37-95 0-190 93-190 191 0 69 50 114 115 114 36 0 69-17 90-36 40-35 47-72 47-73 0-5-4-4-5-5-2 0-5 1-6 5-3 12-13 41-42 65s-56 31-78 31c-37 0-83-22-83-86 0-24 10-93 52-142 25-30 65-51 103-51 42 0 67 33 67 82 0 17-1 16-1 20s5 5 6 5c6 0 6-1 9-8 8-36 18-72 26-108z"><text:p/></draw:path><draw:path draw:style-name="gr4" draw:text-style-name="P28" svg:width="0.0378in" svg:height="0.1642in" svg:x="1.087in" svg:y="0in" svg:viewBox="0 0 97 418" svg:d="M97 227c0-12 0-24 0-35 0-72-44-156-91-191 0-1-1-1-2-1-3 0-4 2-4 4 0 1 0 3 1 3 45 34 73 118 73 185 0 11 0 23 0 35 0 66-28 150-73 184-1 0-1 2-1 4 0 1 1 3 4 3 1 0 2 0 2-1 47-35 91-119 91-190z"><text:p/></draw:path></draw:g></draw:g></text:span><text:span text:style-name="T3">, שכן כל איבר ב־D יהיה ב־D ואיחוד של קבוצה נוספת. כדי להראות שמתקיים </text:span><text:span text:style-name="T3"><draw:g text:anchor-type="as-char" svg:y="-0.1236in" draw:z-index="13" draw:name="Shape14" draw:style-name="gr1"><svg:title>TexMaths</svg:title><svg:desc>12§display§D \cup (A \backslash C) \subseteq D§svg§600§FALSE§</svg:desc><draw:g draw:style-name="gr2"><draw:path draw:style-name="gr3" draw:text-style-name="P27" svg:width="1.1272in" svg:height="0.148in" svg:x="0.0016in" svg:y="0.0083in" svg:viewBox="0 0 2864 377" svg:d="M1433 377c-478 0-955 0-1433 0 0-126 0-251 0-377 955 0 1909 0 2864 0 0 126 0 251 0 377-477 0-955 0-1431 0z"><text:p/></draw:path><draw:path draw:style-name="gr4" draw:text-style-name="P28" svg:width="0.1268in" svg:height="0.1122in" svg:x="-0.0004in" svg:y="0.011in" svg:viewBox="0 0 323 286" svg:d="M323 106c0-59-36-106-100-106-47 0-95 0-141 0-9 0-12 0-12 7 0 6 3 6 12 6 4 0 13 0 18 0 6 1 9 3 9 7 0 2-1 3-2 9-19 74-37 150-57 225-3 15-4 19-38 19-7 0-12 0-12 8 0 5 4 5 12 5 47 0 92 0 139 0 89 0 172-88 172-180zM286 90c0 22-9 90-45 137-12 15-45 46-97 46-16 0-32 0-48 0-6 0-6 0-8 0-5 0-6-1-6-5 0-1 0-1 2-10 19-75 38-152 58-229 3-15 4-16 22-16 16 0 30 0 46 0 41 0 76 22 76 77z"><text:p/></draw:path><draw:path draw:style-name="gr4" draw:text-style-name="P28" svg:width="0.0902in" svg:height="0.1028in" svg:x="0.178in" svg:y="0.0236in" svg:viewBox="0 0 230 262" svg:d="M230 169c0-54 0-106 0-161 0-3-3-8-8-8s-8 5-8 8c0 55 0 107 0 161 0 44-45 76-99 76s-98-32-98-76c0-54 0-106 0-161 0-3-4-8-9-8-4 0-8 5-8 8 0 55 0 107 0 161 0 52 52 93 115 93 64 0 115-41 115-93z"><text:p/></draw:path><draw:path draw:style-name="gr4" draw:text-style-name="P28" svg:width="0.0378in" svg:height="0.1642in" svg:x="0.3327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0.3858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5 0 71 0 106 0 1 10 7 65 7 70 0 12-22 13-30 13-6 0-11 0-11 9 0 5 4 3 6 5 18 0 36-2 53-2 11 0 37 2 48 2 2 0 7 0 7-9zM208 191c-33 0-64 0-96 0 27-47 55-92 82-138 5 46 9 91 14 138z"><text:p/></draw:path><draw:path draw:style-name="gr4" draw:text-style-name="P28" svg:width="0.0638in" svg:height="0.1654in" svg:x="0.5142in" svg:y="-0.0004in" svg:viewBox="0 0 163 421" svg:d="M163 412c0-1 0-2 0-3-49-135-98-268-147-403-2-4-4-6-8-6s-8 4-8 8c0 2 0 3 0 4 49 135 98 268 148 403 1 3 3 6 7 6 5 0 8-4 8-9z"><text:p/></draw:path><draw:path draw:style-name="gr4" draw:text-style-name="P28" svg:width="0.1173in" svg:height="0.1197in" svg:x="0.5957in" svg:y="0.0071in" svg:viewBox="0 0 299 305" svg:d="M299 4c0-2-1-4-5-4-1 0-1 0-6 5-10 11-20 21-30 32-4-6-23-37-70-37-93 0-188 93-188 191 0 69 49 114 114 114 36 0 68-17 91-36 39-35 46-72 46-73 0-4-4-2-5-4-2 0-5 0-5 4-5 12-14 41-43 65s-55 31-78 31c-37 0-82-22-82-86 0-24 9-93 51-142 26-30 66-51 103-51 43 0 67 33 67 82 0 17-1 16-1 20s5 5 7 5c5 0 5-1 7-8 9-36 18-72 27-108z"><text:p/></draw:path><draw:path draw:style-name="gr4" draw:text-style-name="P28" svg:width="0.0378in" svg:height="0.1642in" svg:x="0.7276in" svg:y="0in" svg:viewBox="0 0 97 418" svg:d="M97 227c0-12 0-24 0-35 0-72-44-156-90-191-1-1-1-1-2-1-3 0-5 2-5 4 0 1 1 2 1 3 45 34 73 118 73 185 0 11 0 23 0 35 0 66-28 150-73 184 0 1-1 2-1 4 0 1 2 3 5 3 1 0 1 0 2-1 46-35 90-119 90-190z"><text:p/></draw:path><draw:path draw:style-name="gr4" draw:text-style-name="P28" svg:width="0.1008in" svg:height="0.1244in" svg:x="0.8429in" svg:y="0.0201in" svg:viewBox="0 0 257 317" svg:d="M257 238c0-5-4-8-9-8-42 0-82 0-124 0-59 0-107-47-107-106s48-107 107-107c42 0 82 0 124 0 5 0 9-4 9-9 0-4-4-8-9-8-42 0-82 0-124 0-69 0-124 55-124 124 0 68 55 122 124 122 42 0 82 0 124 0 5 0 9-3 9-8zM257 309c0-5-4-8-9-8-76 0-153 0-230 0-5 0-8 3-8 8s3 8 8 8c77 0 154 0 230 0 5 0 9-3 9-8z"><text:p/></draw:path><draw:path draw:style-name="gr4" draw:text-style-name="P28" svg:width="0.1268in" svg:height="0.1122in" svg:x="1.0106in" svg:y="0.011in" svg:viewBox="0 0 323 286" svg:d="M323 106c0-59-36-106-100-106-47 0-95 0-141 0-9 0-12 0-12 7 0 6 3 6 12 6 4 0 13 0 18 0 7 1 9 3 9 7 0 2-1 3-2 9-19 74-37 150-57 225-3 15-4 19-38 19-7 0-12 0-12 8 0 5 4 5 12 5 47 0 92 0 139 0 89 0 172-88 172-180zM286 90c0 22-9 90-45 137-12 15-45 46-97 46-16 0-32 0-48 0-5 0-6 0-8 0-5 0-6-1-6-5 0-1 0-1 2-10 19-75 38-152 58-229 3-15 4-16 22-16 16 0 30 0 46 0 41 0 76 22 76 77z"><text:p/></draw:path></draw:g></draw:g></text:span><text:span text:style-name="T3">, כל האיברים ב־D נמצאים ב־D, לכן עלינו רק להראות כי גם </text:span><text:span text:style-name="T3"><draw:g text:anchor-type="as-char" svg:y="-0.1236in" draw:z-index="14" draw:name="Shape15" draw:style-name="gr1"><svg:title>TexMaths</svg:title><svg:desc>12§display§(A \backslash C) \subseteq D§svg§600§FALSE§</svg:desc><draw:g draw:style-name="gr2"><draw:path draw:style-name="gr3" draw:text-style-name="P27" svg:width="0.8043in" svg:height="0.1476in" svg:x="-0.0004in" svg:y="0.0087in" svg:viewBox="0 0 2044 376" svg:d="M0 0c682 0 1362 0 2044 0 0 125 0 251 0 376-682 0-1362 0-2044 0 0-125 0-251 0-376z"><text:p/></draw:path><draw:path draw:style-name="gr4" draw:text-style-name="P28" svg:width="0.0382in" svg:height="0.1638in" svg:x="0.0075in" svg:y="0.0004in" svg:viewBox="0 0 98 417" svg:d="M98 413c0-1-1-2-2-3-43-33-73-117-73-184 0-12 0-23 0-35 0-67 30-151 73-184 1-1 2-2 2-3 0-3-2-4-4-4s-2 0-3 0c-47 35-91 119-91 191 0 12 0 23 0 35 0 72 44 156 91 191 1 0 1 0 3 0s4-1 4-4z"><text:p/></draw:path><draw:path draw:style-name="gr4" draw:text-style-name="P28" svg:width="0.1134in" svg:height="0.1181in" svg:x="0.0614in" svg:y="0.0055in" svg:viewBox="0 0 289 301" svg:d="M289 291c0-4-5-4-9-4-27 0-27-3-28-15-8-87-17-175-25-262-1-9-1-10-9-10-7 0-8 2-10 7-50 82-98 164-147 244-18 29-33 35-53 36-4 0-8 0-8 9 0 2 2 5 6 5 11 0 24-3 36-3 13 0 29 3 42 3 2 0 8 0 8-9 0-5-4-5-7-5-9-1-20-5-20-15 0-5 2-10 6-16 3-5 3-5 32-52 35 0 71 0 106 0 1 8 7 65 7 69 0 13-22 14-31 14-5 0-10 0-10 9 0 5 4 3 6 5 17 0 35-3 53-3 11 0 37 3 48 3 2 0 7 0 7-10zM208 191c-33 0-64 0-96 0 27-47 55-94 82-139 5 45 9 92 14 139z"><text:p/></draw:path><draw:path draw:style-name="gr4" draw:text-style-name="P28" svg:width="0.0642in" svg:height="0.165in" svg:x="0.189in" svg:y="0in" svg:viewBox="0 0 164 420" svg:d="M164 411c0-1 0-1 0-2-49-135-98-268-147-403-1-4-4-6-9-6-3 0-8 4-8 8 0 2 0 3 1 3 49 134 97 268 147 402 1 4 4 7 8 7 5 0 8-4 8-9z"><text:p/></draw:path><draw:path draw:style-name="gr4" draw:text-style-name="P28" svg:width="0.1177in" svg:height="0.1193in" svg:x="0.2713in" svg:y="0.0075in" svg:viewBox="0 0 300 304" svg:d="M300 4c0-2-1-4-5-4-1 0-2 0-6 5-9 11-20 21-30 32-3-6-23-37-69-37-95 0-190 93-190 190 0 68 50 114 114 114 37 0 70-17 91-36 40-35 47-71 47-73 0-4-4-3-5-4-2 0-5 1-6 4-3 13-13 41-42 66-30 23-56 30-78 30-38 0-83-22-83-85 0-24 10-93 52-142 25-30 65-51 102-51 43 0 68 33 68 81 0 17-1 17-1 21s5 4 6 4c6 0 6 0 9-8 8-36 18-71 26-107z"><text:p/></draw:path><draw:path draw:style-name="gr4" draw:text-style-name="P28" svg:width="0.0378in" svg:height="0.1638in" svg:x="0.4031in" svg:y="0.0004in" svg:viewBox="0 0 97 417" svg:d="M97 226c0-12 0-23 0-35 0-72-44-156-91-191-1 0-1 0-2 0-3 0-4 1-4 4 0 1 0 2 1 3 43 33 73 117 73 184 0 12 0 23 0 35 0 67-30 151-73 184-1 1-1 2-1 3 0 3 1 4 4 4 1 0 1 0 2 0 47-35 91-119 91-191z"><text:p/></draw:path><draw:path draw:style-name="gr4" draw:text-style-name="P28" svg:width="0.1004in" svg:height="0.124in" svg:x="0.5181in" svg:y="0.0205in" svg:viewBox="0 0 256 316" svg:d="M256 237c0-5-4-9-9-9-41 0-83 0-123 0-60 0-107-45-107-104s47-107 107-107c40 0 82 0 123 0 5 0 9-4 9-9 0-4-4-8-9-8-41 0-83 0-123 0-69 0-124 55-124 124 0 67 55 121 124 121 40 0 82 0 123 0 5 0 9-3 9-8zM256 308c0-5-4-9-9-9-77 0-153 0-230 0-5 0-9 4-9 9s4 8 9 8c77 0 153 0 230 0 5 0 9-3 9-8z"><text:p/></draw:path><draw:path draw:style-name="gr4" draw:text-style-name="P28" svg:width="0.1264in" svg:height="0.1126in" svg:x="0.6858in" svg:y="0.011in" svg:viewBox="0 0 322 287" svg:d="M322 107c0-59-36-107-100-107-47 0-95 0-142 0-7 0-12 0-12 8 0 5 4 5 12 5 6 0 14 1 18 1 8 2 10 3 10 8 0 1 0 2-1 7-19 74-39 150-58 225-3 16-5 20-38 20-6 0-11 0-11 7 0 6 4 6 11 6 47 0 93 0 140 0 88 0 171-87 171-180zM284 91c0 21-8 91-43 135-13 16-45 48-98 48-16 0-31 0-47 0-6 0-7 0-10-1-4 0-6 0-6-4 0-1 0-2 3-9 19-76 38-153 57-230 4-16 5-17 23-17 16 0 30 0 46 0 41 0 75 23 75 78z"><text:p/></draw:path></draw:g></draw:g></text:span><text:span text:style-name="T3">. </text:span><text:span text:style-name="T7">נחלק קבוצה זו לשני חלקים, איברים שנמצאים ב־A וב־B, אבל לא ב־C, ואיברים שנמצאים ב־A, אבל לא ב־B ו־C, שני חלקים אלה מרכיבים ביחד את כל איברי A פחות C. איברים במקרה הראשון מוכלים בקבוצה </text:span><text:span text:style-name="T7"><draw:g text:anchor-type="as-char" svg:y="-0.1236in" draw:z-index="15" draw:name="Shape16" draw:style-name="gr1"><svg:title>TexMaths</svg:title><svg:desc>12§display§B \backslash C§svg§600§FALSE§</svg:desc><draw:g draw:style-name="gr2"><draw:path draw:style-name="gr3" draw:text-style-name="P27" svg:width="0.3209in" svg:height="0.148in" svg:x="0.0008in" svg:y="0.0083in" svg:viewBox="0 0 816 377" svg:d="M409 377c-137 0-272 0-409 0 0-126 0-251 0-377 272 0 544 0 816 0 0 126 0 251 0 377-135 0-272 0-407 0z"><text:p/></draw:path><draw:path draw:style-name="gr4" draw:text-style-name="P28" svg:width="0.1181in" svg:height="0.1122in" svg:x="-0.0004in" svg:y="0.011in" svg:viewBox="0 0 301 286" svg:d="M301 58c0-32-29-58-79-58-48 0-95 0-142 0-7 0-12 0-12 8 0 5 4 5 12 5 5 0 9 0 16 0 8 1 12 1 12 7 0 2-1 3-3 9-19 74-37 150-56 225-3 15-5 19-38 19-7 0-11 0-11 8 0 5 4 5 11 5 50 0 100 0 151 0 66 0 116-49 116-90 0-30-25-54-66-59 44-8 89-40 89-79zM262 56c0 38-37 77-87 77-22 0-42 0-62 0 8-34 18-69 26-104 4-15 5-16 23-16s36 0 54 0c37 0 46 24 46 43zM239 192c0 40-38 81-88 81-19 0-37 0-56 0-6 0-8 0-10 0-5 0-6-1-6-5 0-1 0-1 2-10 10-38 20-76 29-115 27 0 53 0 81 0 39 0 48 30 48 49z"><text:p/></draw:path><draw:path draw:style-name="gr4" draw:text-style-name="P28" svg:width="0.0638in" svg:height="0.1654in" svg:x="0.1315in" svg:y="-0.0004in" svg:viewBox="0 0 163 421" svg:d="M163 412c0-1 0-2 0-3-49-135-98-268-147-403-2-4-4-6-8-6s-8 4-8 8c0 2 0 3 0 4 49 135 98 268 147 403 2 3 4 6 8 6s8-4 8-9z"><text:p/></draw:path><draw:path draw:style-name="gr4" draw:text-style-name="P28" svg:width="0.1169in" svg:height="0.1197in" svg:x="0.2134in" svg:y="0.0071in" svg:viewBox="0 0 298 305" svg:d="M298 4c0-2-1-4-4-4-2 0-2 0-6 5-11 11-21 21-30 32-4-6-23-37-70-37-93 0-188 93-188 191 0 69 49 114 114 114 36 0 68-17 90-36 39-35 46-72 46-73 0-5-3-4-4-5-3 0-5 1-6 5-4 12-13 41-42 65s-55 31-78 31c-37 0-83-22-83-86 0-24 10-93 52-142 25-30 64-51 103-51 42 0 67 33 67 82 0 17-1 16-1 20s4 5 6 5c6 0 6-1 8-8 8-36 17-72 26-108z"><text:p/></draw:path></draw:g></draw:g></text:span><text:span text:style-name="T7">, ולכן הם מוכלים ב־D. איברים במקרה השני מוכלים בקבוצה </text:span><text:span text:style-name="T7"><draw:g text:anchor-type="as-char" svg:y="-0.1236in" draw:z-index="16" draw:name="Shape17" draw:style-name="gr1"><svg:title>TexMaths</svg:title><svg:desc>12§display§A \backslash B§svg§600§FALSE§</svg:desc><draw:g draw:style-name="gr2"><draw:path draw:style-name="gr3" draw:text-style-name="P27" svg:width="0.3146in" svg:height="0.1476in" svg:x="0.0024in" svg:y="0.0087in" svg:viewBox="0 0 800 376" svg:d="M0 0c266 0 534 0 800 0 0 125 0 251 0 376-266 0-534 0-800 0 0-125 0-251 0-376z"><text:p/></draw:path><draw:path draw:style-name="gr4" draw:text-style-name="P28" svg:width="0.1134in" svg:height="0.1181in" svg:x="-0.0004in" svg:y="0.0055in" svg:viewBox="0 0 289 301" svg:d="M289 291c0-4-4-4-10-4-26 0-26-3-27-15-9-87-17-175-25-262-1-9-1-10-9-10-7 0-8 2-10 7-50 82-98 164-147 244-17 29-33 35-51 36-6 0-10 0-10 9 0 2 2 5 6 5 11 0 24-3 36-3 14 0 29 3 42 3 2 0 8 0 8-9 0-5-3-5-7-5-9-1-19-5-19-15 0-5 2-10 6-16 2-5 2-5 31-52 35 0 70 0 106 0 1 8 7 65 7 69 0 13-22 14-30 14-6 0-11 0-11 9 0 5 4 3 6 5 18 0 36-3 53-3 11 0 37 3 48 3 2 0 7 0 7-10zM208 191c-33 0-65 0-96 0 27-47 55-94 82-139 4 45 9 92 14 139z"><text:p/></draw:path><draw:path draw:style-name="gr4" draw:text-style-name="P28" svg:width="0.0638in" svg:height="0.165in" svg:x="0.1276in" svg:y="0in" svg:viewBox="0 0 163 420" svg:d="M163 411c0-1 0-1 0-2-49-135-98-268-147-403-2-4-4-6-8-6s-8 4-8 8c0 2 0 2 0 3 49 134 97 268 146 402 2 4 5 7 9 7 5 0 8-4 8-9z"><text:p/></draw:path><draw:path draw:style-name="gr4" draw:text-style-name="P28" svg:width="0.1181in" svg:height="0.1126in" svg:x="0.2075in" svg:y="0.011in" svg:viewBox="0 0 301 287" svg:d="M301 59c0-31-28-59-78-59-48 0-95 0-141 0-9 0-12 0-12 8 0 5 3 5 10 5 6 0 10 0 17 1 7 2 11 2 11 8 0 1 0 2-1 7-19 74-37 150-57 225-4 16-4 20-38 20-7 0-12 0-12 8 0 5 5 5 12 5 50 0 100 0 150 0 67 0 116-50 116-90 0-30-24-55-64-59 43-8 87-39 87-79zM263 56c0 38-36 77-88 77-20 0-41 0-61 0 8-34 18-68 26-103 4-16 4-17 23-17 18 0 36 0 54 0 37 0 46 25 46 43zM239 192c0 41-37 82-87 82-19 0-38 0-57 0-6 0-7 0-10-1-3 0-5 0-5-4 0-1 0-2 3-9 9-39 19-78 29-117 26 0 52 0 79 0 41 0 48 31 48 49z"><text:p/></draw:path></draw:g></draw:g></text:span><text:span text:style-name="T7"><text:s/>ולכן מוכלים ב־D. בסך הכול הראינו כי </text:span><text:span text:style-name="T7"><draw:g text:anchor-type="as-char" svg:y="-0.1236in" draw:z-index="17" draw:name="Shape18" draw:style-name="gr1"><svg:title>TexMaths</svg:title><svg:desc>12§display§D \cup (A \backslash C) \subseteq D§svg§600§FALSE§</svg:desc><draw:g draw:style-name="gr2"><draw:path draw:style-name="gr3" draw:text-style-name="P27" svg:width="1.1272in" svg:height="0.148in" svg:x="0.0016in" svg:y="0.0083in" svg:viewBox="0 0 2864 377" svg:d="M1433 377c-478 0-955 0-1433 0 0-126 0-251 0-377 955 0 1909 0 2864 0 0 126 0 251 0 377-477 0-955 0-1431 0z"><text:p/></draw:path><draw:path draw:style-name="gr4" draw:text-style-name="P28" svg:width="0.1268in" svg:height="0.1122in" svg:x="-0.0004in" svg:y="0.011in" svg:viewBox="0 0 323 286" svg:d="M323 106c0-59-36-106-100-106-47 0-95 0-141 0-9 0-12 0-12 7 0 6 3 6 12 6 4 0 13 0 18 0 6 1 9 3 9 7 0 2-1 3-2 9-19 74-37 150-57 225-3 15-4 19-38 19-7 0-12 0-12 8 0 5 4 5 12 5 47 0 92 0 139 0 89 0 172-88 172-180zM286 90c0 22-9 90-45 137-12 15-45 46-97 46-16 0-32 0-48 0-6 0-6 0-8 0-5 0-6-1-6-5 0-1 0-1 2-10 19-75 38-152 58-229 3-15 4-16 22-16 16 0 30 0 46 0 41 0 76 22 76 77z"><text:p/></draw:path><draw:path draw:style-name="gr4" draw:text-style-name="P28" svg:width="0.0902in" svg:height="0.1028in" svg:x="0.178in" svg:y="0.0236in" svg:viewBox="0 0 230 262" svg:d="M230 169c0-54 0-106 0-161 0-3-3-8-8-8s-8 5-8 8c0 55 0 107 0 161 0 44-45 76-99 76s-98-32-98-76c0-54 0-106 0-161 0-3-4-8-9-8-4 0-8 5-8 8 0 55 0 107 0 161 0 52 52 93 115 93 64 0 115-41 115-93z"><text:p/></draw:path><draw:path draw:style-name="gr4" draw:text-style-name="P28" svg:width="0.0378in" svg:height="0.1642in" svg:x="0.3327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0.3858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5 0 71 0 106 0 1 10 7 65 7 70 0 12-22 13-30 13-6 0-11 0-11 9 0 5 4 3 6 5 18 0 36-2 53-2 11 0 37 2 48 2 2 0 7 0 7-9zM208 191c-33 0-64 0-96 0 27-47 55-92 82-138 5 46 9 91 14 138z"><text:p/></draw:path><draw:path draw:style-name="gr4" draw:text-style-name="P28" svg:width="0.0638in" svg:height="0.1654in" svg:x="0.5142in" svg:y="-0.0004in" svg:viewBox="0 0 163 421" svg:d="M163 412c0-1 0-2 0-3-49-135-98-268-147-403-2-4-4-6-8-6s-8 4-8 8c0 2 0 3 0 4 49 135 98 268 148 403 1 3 3 6 7 6 5 0 8-4 8-9z"><text:p/></draw:path><draw:path draw:style-name="gr4" draw:text-style-name="P28" svg:width="0.1173in" svg:height="0.1197in" svg:x="0.5957in" svg:y="0.0071in" svg:viewBox="0 0 299 305" svg:d="M299 4c0-2-1-4-5-4-1 0-1 0-6 5-10 11-20 21-30 32-4-6-23-37-70-37-93 0-188 93-188 191 0 69 49 114 114 114 36 0 68-17 91-36 39-35 46-72 46-73 0-4-4-2-5-4-2 0-5 0-5 4-5 12-14 41-43 65s-55 31-78 31c-37 0-82-22-82-86 0-24 9-93 51-142 26-30 66-51 103-51 43 0 67 33 67 82 0 17-1 16-1 20s5 5 7 5c5 0 5-1 7-8 9-36 18-72 27-108z"><text:p/></draw:path><draw:path draw:style-name="gr4" draw:text-style-name="P28" svg:width="0.0378in" svg:height="0.1642in" svg:x="0.7276in" svg:y="0in" svg:viewBox="0 0 97 418" svg:d="M97 227c0-12 0-24 0-35 0-72-44-156-90-191-1-1-1-1-2-1-3 0-5 2-5 4 0 1 1 2 1 3 45 34 73 118 73 185 0 11 0 23 0 35 0 66-28 150-73 184 0 1-1 2-1 4 0 1 2 3 5 3 1 0 1 0 2-1 46-35 90-119 90-190z"><text:p/></draw:path><draw:path draw:style-name="gr4" draw:text-style-name="P28" svg:width="0.1008in" svg:height="0.1244in" svg:x="0.8429in" svg:y="0.0201in" svg:viewBox="0 0 257 317" svg:d="M257 238c0-5-4-8-9-8-42 0-82 0-124 0-59 0-107-47-107-106s48-107 107-107c42 0 82 0 124 0 5 0 9-4 9-9 0-4-4-8-9-8-42 0-82 0-124 0-69 0-124 55-124 124 0 68 55 122 124 122 42 0 82 0 124 0 5 0 9-3 9-8zM257 309c0-5-4-8-9-8-76 0-153 0-230 0-5 0-8 3-8 8s3 8 8 8c77 0 154 0 230 0 5 0 9-3 9-8z"><text:p/></draw:path><draw:path draw:style-name="gr4" draw:text-style-name="P28" svg:width="0.1268in" svg:height="0.1122in" svg:x="1.0106in" svg:y="0.011in" svg:viewBox="0 0 323 286" svg:d="M323 106c0-59-36-106-100-106-47 0-95 0-141 0-9 0-12 0-12 7 0 6 3 6 12 6 4 0 13 0 18 0 7 1 9 3 9 7 0 2-1 3-2 9-19 74-37 150-57 225-3 15-4 19-38 19-7 0-12 0-12 8 0 5 4 5 12 5 47 0 92 0 139 0 89 0 172-88 172-180zM286 90c0 22-9 90-45 137-12 15-45 46-97 46-16 0-32 0-48 0-5 0-6 0-8 0-5 0-6-1-6-5 0-1 0-1 2-10 19-75 38-152 58-229 3-15 4-16 22-16 16 0 30 0 46 0 41 0 76 22 76 77z"><text:p/></draw:path></draw:g></draw:g></text:span><text:span text:style-name="T7"><text:s/>ולכן </text:span><text:span text:style-name="T7"><draw:g text:anchor-type="as-char" svg:y="-0.1236in" draw:z-index="18" draw:name="Shape19" draw:style-name="gr1"><svg:title>TexMaths</svg:title><svg:desc>12§display§D \cup (A \backslash C) = D§svg§600§FALSE§</svg:desc><draw:g draw:style-name="gr2"><draw:path draw:style-name="gr3" draw:text-style-name="P27" svg:width="1.1272in" svg:height="0.148in" svg:x="0.0016in" svg:y="0.0083in" svg:viewBox="0 0 2864 377" svg:d="M1433 377c-478 0-955 0-1433 0 0-126 0-251 0-377 955 0 1909 0 2864 0 0 126 0 251 0 377-477 0-955 0-1431 0z"><text:p/></draw:path><draw:path draw:style-name="gr4" draw:text-style-name="P28" svg:width="0.1268in" svg:height="0.1122in" svg:x="-0.0004in" svg:y="0.011in" svg:viewBox="0 0 323 286" svg:d="M323 106c0-59-36-106-100-106-47 0-95 0-141 0-9 0-12 0-12 7 0 6 3 6 12 6 4 0 13 0 18 0 6 1 9 3 9 7 0 2-1 3-2 9-19 74-37 150-57 225-3 15-4 19-38 19-7 0-12 0-12 8 0 5 4 5 12 5 47 0 92 0 139 0 89 0 172-88 172-180zM286 90c0 22-9 90-45 137-12 15-45 46-97 46-16 0-32 0-48 0-6 0-6 0-8 0-5 0-6-1-6-5 0-1 0-1 2-10 19-75 38-152 58-229 3-15 4-16 22-16 16 0 30 0 46 0 41 0 76 22 76 77z"><text:p/></draw:path><draw:path draw:style-name="gr4" draw:text-style-name="P28" svg:width="0.0902in" svg:height="0.1028in" svg:x="0.178in" svg:y="0.0236in" svg:viewBox="0 0 230 262" svg:d="M230 169c0-54 0-106 0-161 0-3-3-8-8-8s-8 5-8 8c0 55 0 107 0 161 0 44-45 76-99 76s-98-32-98-76c0-54 0-106 0-161 0-3-4-8-9-8-4 0-8 5-8 8 0 55 0 107 0 161 0 52 52 93 115 93 64 0 115-41 115-93z"><text:p/></draw:path><draw:path draw:style-name="gr4" draw:text-style-name="P28" svg:width="0.0378in" svg:height="0.1642in" svg:x="0.3327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0.3858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5 0 71 0 106 0 1 10 7 65 7 70 0 12-22 13-30 13-6 0-11 0-11 9 0 5 4 3 6 5 18 0 36-2 53-2 11 0 37 2 48 2 2 0 7 0 7-9zM208 191c-33 0-64 0-96 0 27-47 55-92 82-138 5 46 9 91 14 138z"><text:p/></draw:path><draw:path draw:style-name="gr4" draw:text-style-name="P28" svg:width="0.0638in" svg:height="0.1654in" svg:x="0.5142in" svg:y="-0.0004in" svg:viewBox="0 0 163 421" svg:d="M163 412c0-1 0-2 0-3-49-135-98-268-147-403-2-4-4-6-8-6s-8 4-8 8c0 2 0 3 0 4 49 135 98 268 148 403 1 3 3 6 7 6 5 0 8-4 8-9z"><text:p/></draw:path><draw:path draw:style-name="gr4" draw:text-style-name="P28" svg:width="0.1173in" svg:height="0.1197in" svg:x="0.5957in" svg:y="0.0071in" svg:viewBox="0 0 299 305" svg:d="M299 4c0-2-1-4-5-4-1 0-1 0-6 5-10 11-20 21-30 32-4-6-23-37-70-37-93 0-188 93-188 191 0 69 49 114 114 114 36 0 68-17 91-36 39-35 46-72 46-73 0-4-4-2-5-4-2 0-5 0-5 4-5 12-14 41-43 65s-55 31-78 31c-37 0-82-22-82-86 0-24 9-93 51-142 26-30 66-51 103-51 43 0 67 33 67 82 0 17-1 16-1 20s5 5 7 5c5 0 5-1 7-8 9-36 18-72 27-108z"><text:p/></draw:path><draw:path draw:style-name="gr4" draw:text-style-name="P28" svg:width="0.0378in" svg:height="0.1642in" svg:x="0.7276in" svg:y="0in" svg:viewBox="0 0 97 418" svg:d="M97 227c0-12 0-24 0-35 0-72-44-156-90-191-1-1-1-1-2-1-3 0-5 2-5 4 0 1 1 2 1 3 45 34 73 118 73 185 0 11 0 23 0 35 0 66-28 150-73 184 0 1-1 2-1 4 0 1 2 3 5 3 1 0 1 0 2-1 46-35 90-119 90-190z"><text:p/></draw:path><draw:path draw:style-name="gr4" draw:text-style-name="P28" svg:width="0.1102in" svg:height="0.039in" svg:x="0.8382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28" svg:width="0.1268in" svg:height="0.1122in" svg:x="1.0106in" svg:y="0.011in" svg:viewBox="0 0 323 286" svg:d="M323 106c0-59-36-106-100-106-47 0-95 0-141 0-9 0-12 0-12 7 0 6 3 6 12 6 4 0 13 0 18 0 7 1 9 3 9 7 0 2-1 3-2 9-19 74-37 150-57 225-3 15-4 19-38 19-7 0-12 0-12 8 0 5 4 5 12 5 47 0 92 0 139 0 89 0 172-88 172-180zM286 90c0 22-9 90-45 137-12 15-45 46-97 46-16 0-32 0-48 0-5 0-6 0-8 0-5 0-6-1-6-5 0-1 0-1 2-10 19-75 38-152 58-229 3-15 4-16 22-16 16 0 30 0 46 0 41 0 76 22 76 77z"><text:p/></draw:path></draw:g></draw:g></text:span><text:span text:style-name="T7">, לכן גם </text:span><text:span text:style-name="T7"><draw:g text:anchor-type="as-char" svg:y="-0.1236in" draw:z-index="19" draw:name="Shape20" draw:style-name="gr1"><svg:title>TexMaths</svg:title><svg:desc>12§display§(A \backslash B) \cup (B \backslash C) = (A \cup B) \backslash (B \cap C)§svg§600§FALSE§</svg:desc><draw:g draw:style-name="gr2"><draw:path draw:style-name="gr3" draw:text-style-name="P27" svg:width="2.5374in" svg:height="0.148in" svg:x="-0.0004in" svg:y="0.0083in" svg:viewBox="0 0 6446 377" svg:d="M3224 377c-1075 0-2149 0-3224 0 0-126 0-251 0-377 2149 0 4297 0 6446 0 0 126 0 251 0 377-1074 0-2148 0-3222 0z"><text:p/></draw:path><draw:path draw:style-name="gr4" draw:text-style-name="P28" svg:width="0.0378in" svg:height="0.1642in" svg:x="0.0079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0.0614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6 0 71 0 107 0 0 10 6 65 6 70 0 12-22 13-30 13-6 0-11 0-11 9 0 5 4 3 6 5 18 0 36-2 53-2 11 0 37 2 48 2 2 0 7 0 7-9zM208 191c-33 0-64 0-96 0 27-47 55-92 82-138 5 46 9 91 14 138z"><text:p/></draw:path><draw:path draw:style-name="gr4" draw:text-style-name="P28" svg:width="0.0642in" svg:height="0.1654in" svg:x="0.1894in" svg:y="-0.0004in" svg:viewBox="0 0 164 421" svg:d="M164 412c0-1 0-2-1-3-49-135-97-268-146-403-3-4-5-6-9-6s-8 4-8 8c0 2 0 3 0 4 49 135 98 268 148 403 1 3 3 6 7 6 5 0 9-4 9-9z"><text:p/></draw:path><draw:path draw:style-name="gr4" draw:text-style-name="P28" svg:width="0.1181in" svg:height="0.1122in" svg:x="0.2701in" svg:y="0.011in" svg:viewBox="0 0 301 286" svg:d="M301 58c0-32-27-58-79-58-47 0-95 0-142 0-7 0-12 0-12 8 0 5 4 5 12 5 5 0 9 0 16 0 8 1 12 1 12 7 0 2 0 3-2 9-20 74-38 150-57 225-3 15-5 19-38 19-7 0-11 0-11 8 0 5 4 5 11 5 50 0 101 0 151 0 66 0 116-49 116-90 0-30-25-54-66-59 45-8 89-40 89-79zM263 56c0 38-36 77-88 77-20 0-42 0-62 0 8-34 18-69 26-104 4-15 5-16 23-16s37 0 55 0c36 0 46 24 46 43zM239 192c0 40-37 81-88 81-19 0-37 0-56 0-6 0-7 0-10 0-5 0-6-1-6-5 0-1 0-1 3-10 9-38 19-76 28-115 27 0 54 0 81 0 41 0 48 30 48 49z"><text:p/></draw:path><draw:path draw:style-name="gr4" draw:text-style-name="P28" svg:width="0.0378in" svg:height="0.1642in" svg:x="0.4031in" svg:y="0in" svg:viewBox="0 0 97 418" svg:d="M97 227c0-12 0-24 0-35 0-72-44-156-91-191 0-1-1-1-2-1-3 0-4 2-4 4 0 1 0 3 1 3 45 34 73 118 73 185 0 11 0 23 0 35 0 66-28 150-73 184-1 0-1 2-1 4 0 1 1 3 4 3 1 0 2 0 2-1 47-35 91-119 91-190z"><text:p/></draw:path><draw:path draw:style-name="gr4" draw:text-style-name="P28" svg:width="0.0902in" svg:height="0.1028in" svg:x="0.5051in" svg:y="0.0236in" svg:viewBox="0 0 230 262" svg:d="M230 169c0-54 0-106 0-161 0-3-3-8-8-8s-8 5-8 8c0 55 0 107 0 161 0 44-45 76-99 76s-98-32-98-76c0-54 0-106 0-161 0-3-4-8-9-8-4 0-8 5-8 8 0 55 0 107 0 161 0 52 50 93 115 93 64 0 115-41 115-93z"><text:p/></draw:path><draw:path draw:style-name="gr4" draw:text-style-name="P28" svg:width="0.0382in" svg:height="0.1642in" svg:x="0.6591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1181in" svg:height="0.1122in" svg:x="0.7138in" svg:y="0.011in" svg:viewBox="0 0 301 286" svg:d="M301 58c0-32-27-58-78-58-47 0-95 0-141 0-9 0-12 0-12 8 0 5 3 5 12 5 4 0 8 0 15 0 7 1 11 1 11 7 0 2 0 3-1 9-19 74-37 150-57 225-4 15-4 19-38 19-7 0-12 0-12 8 0 5 5 5 12 5 50 0 100 0 150 0 67 0 116-49 116-90 0-30-24-54-64-59 43-8 87-40 87-79zM263 56c0 38-36 77-88 77-20 0-41 0-61 0 8-34 18-69 26-104 4-15 5-16 23-16s36 0 54 0c37 0 46 24 46 43zM240 192c0 40-38 81-88 81-19 0-38 0-57 0-6 0-6 0-10 0-3 0-5-1-5-5 0-1 0-1 3-10 9-38 19-76 29-115 26 0 52 0 79 0 41 0 49 30 49 49z"><text:p/></draw:path><draw:path draw:style-name="gr4" draw:text-style-name="P28" svg:width="0.0638in" svg:height="0.1654in" svg:x="0.8465in" svg:y="-0.0004in" svg:viewBox="0 0 163 421" svg:d="M163 412c0-1 0-2 0-3-49-135-98-268-147-403-2-4-4-6-8-6s-8 4-8 8c0 2 0 3 0 4 49 135 97 268 146 403 3 3 5 6 9 6 5 0 8-4 8-9z"><text:p/></draw:path><draw:path draw:style-name="gr4" draw:text-style-name="P28" svg:width="0.1177in" svg:height="0.1197in" svg:x="0.9283in" svg:y="0.0071in" svg:viewBox="0 0 300 305" svg:d="M300 4c0-2-1-4-5-4-1 0-1 0-6 5-9 11-20 21-30 32-3-6-23-37-69-37-94 0-190 93-190 191 0 69 50 114 115 114 36 0 69-17 91-36 39-35 46-72 46-73 0-4-4-2-5-4-2 0-5 0-6 4-3 12-13 41-42 65s-55 31-78 31c-37 0-83-22-83-86 0-24 10-93 52-142 25-30 65-51 103-51 43 0 67 33 67 82 0 17-1 16-1 20s5 5 6 5c6 0 6-1 9-8 8-36 18-72 26-108z"><text:p/></draw:path><draw:path draw:style-name="gr4" draw:text-style-name="P28" svg:width="0.0378in" svg:height="0.1642in" svg:x="1.0606in" svg:y="0in" svg:viewBox="0 0 97 418" svg:d="M97 227c0-12 0-24 0-35 0-72-44-156-91-191 0-1-1-1-2-1-2 0-4 2-4 4 0 1 1 2 1 3 45 34 73 118 73 185 0 11 0 23 0 35 0 66-28 150-73 184 0 1-1 2-1 4 0 1 2 3 4 3 1 0 2 0 2-1 47-35 91-119 91-190z"><text:p/></draw:path><draw:path draw:style-name="gr4" draw:text-style-name="P28" svg:width="0.1102in" svg:height="0.039in" svg:x="1.1713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28" svg:width="0.0378in" svg:height="0.1642in" svg:x="1.3535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1.4071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5 0 71 0 106 0 1 10 7 65 7 70 0 12-22 13-30 13-6 0-11 0-11 9 0 5 4 3 6 5 18 0 36-2 53-2 11 0 37 2 48 2 2 0 7 0 7-9zM208 191c-33 0-64 0-96 0 27-47 55-92 82-138 5 46 9 91 14 138z"><text:p/></draw:path><draw:path draw:style-name="gr4" draw:text-style-name="P28" svg:width="0.0902in" svg:height="0.1028in" svg:x="1.5728in" svg:y="0.0236in" svg:viewBox="0 0 230 262" svg:d="M230 169c0-54 0-106 0-161 0-3-3-8-8-8s-8 5-8 8c0 55 0 107 0 161 0 44-45 76-99 76s-98-32-98-76c0-54 0-106 0-161 0-3-4-8-9-8-4 0-8 5-8 8 0 55 0 107 0 161 0 52 50 93 115 93 64 0 115-41 115-93z"><text:p/></draw:path><draw:path draw:style-name="gr4" draw:text-style-name="P28" svg:width="0.1181in" svg:height="0.1122in" svg:x="1.7173in" svg:y="0.011in" svg:viewBox="0 0 301 286" svg:d="M301 58c0-32-29-58-79-58-47 0-95 0-142 0-7 0-12 0-12 8 0 5 4 5 12 5 5 0 9 0 16 0 8 1 12 1 12 7 0 2-1 3-2 9-20 74-38 150-57 225-3 15-5 19-38 19-7 0-11 0-11 8 0 5 4 5 11 5 50 0 101 0 151 0 66 0 116-49 116-90 0-30-25-54-66-59 45-8 89-40 89-79zM263 56c0 38-37 77-88 77-20 0-42 0-62 0 8-34 18-69 26-104 4-15 5-16 23-16s36 0 54 0c37 0 47 24 47 43zM239 192c0 40-37 81-88 81-19 0-38 0-57 0-5 0-6 0-9 0-5 0-6-1-6-5 0-1 0-1 3-10 9-38 19-76 28-115 27 0 54 0 81 0 39 0 48 30 48 49z"><text:p/></draw:path><draw:path draw:style-name="gr4" draw:text-style-name="P28" svg:width="0.0382in" svg:height="0.1642in" svg:x="1.8496in" svg:y="0in" svg:viewBox="0 0 98 418" svg:d="M98 227c0-12 0-24 0-35 0-72-44-156-91-191-1-1-1-1-2-1-3 0-5 2-5 4 0 1 1 3 2 3 44 34 74 118 74 185 0 11 0 23 0 35 0 66-30 150-74 184-1 0-2 2-2 4 0 1 2 3 5 3 1 0 1 0 2-1 47-35 91-119 91-190z"><text:p/></draw:path><draw:path draw:style-name="gr4" draw:text-style-name="P28" svg:width="0.0642in" svg:height="0.1654in" svg:x="1.9138in" svg:y="-0.0004in" svg:viewBox="0 0 164 421" svg:d="M164 412c0-1 0-2 0-3-49-135-98-268-147-403-1-4-4-6-7-6-5 0-10 4-10 8 0 2 0 3 1 4 49 135 97 268 147 403 2 3 4 6 8 6 5 0 8-4 8-9z"><text:p/></draw:path><draw:path draw:style-name="gr4" draw:text-style-name="P28" svg:width="0.0382in" svg:height="0.1642in" svg:x="2.0047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1181in" svg:height="0.1122in" svg:x="2.0594in" svg:y="0.011in" svg:viewBox="0 0 301 286" svg:d="M301 58c0-32-27-58-78-58-47 0-95 0-141 0-9 0-12 0-12 8 0 5 3 5 10 5 6 0 10 0 17 0 7 1 11 1 11 7 0 2 0 3-1 9-19 74-37 150-57 225-4 15-4 19-38 19-7 0-12 0-12 8 0 5 4 5 12 5 50 0 100 0 150 0 67 0 116-49 116-90 0-30-24-54-64-59 43-8 87-40 87-79zM263 56c0 38-36 77-88 77-20 0-41 0-61 0 8-34 18-69 26-104 4-15 5-16 23-16s36 0 54 0c37 0 46 24 46 43zM240 192c0 40-38 81-88 81-19 0-38 0-57 0-6 0-7 0-10 0s-5-1-5-5c0-1 0-1 3-10 9-38 19-76 29-115 26 0 52 0 79 0 41 0 49 30 49 49z"><text:p/></draw:path><draw:path draw:style-name="gr4" draw:text-style-name="P28" svg:width="0.0898in" svg:height="0.1028in" svg:x="2.2299in" svg:y="0.0236in" svg:viewBox="0 0 229 262" svg:d="M229 254c0-53 0-107 0-160 0-51-50-94-114-94-65 0-115 43-115 94 0 53 0 107 0 160 0 4 4 8 8 8 5 0 9-4 9-8 0-53 0-107 0-160 0-44 44-77 98-77s97 33 97 77c0 53 0 107 0 160 0 4 4 8 9 8 3 0 8-4 8-8z"><text:p/></draw:path><draw:path draw:style-name="gr4" draw:text-style-name="P28" svg:width="0.1177in" svg:height="0.1197in" svg:x="2.3756in" svg:y="0.0071in" svg:viewBox="0 0 300 305" svg:d="M300 4c0-2-1-4-5-4-1 0-2 0-6 5-9 11-20 21-30 32-3-6-23-37-69-37-95 0-190 93-190 191 0 69 50 114 114 114 37 0 70-17 91-36 40-35 47-72 47-73 0-4-4-2-5-4-2 0-5 0-6 4-3 12-13 41-42 65-30 24-56 31-78 31-38 0-83-22-83-86 0-24 10-93 52-142 25-30 65-51 102-51 43 0 68 33 68 82 0 17-1 16-1 20s5 5 6 5c6 0 6-1 9-8 8-36 18-72 26-108z"><text:p/></draw:path><draw:path draw:style-name="gr4" draw:text-style-name="P28" svg:width="0.0378in" svg:height="0.1642in" svg:x="2.5079in" svg:y="0in" svg:viewBox="0 0 97 418" svg:d="M97 227c0-12 0-24 0-35 0-72-44-156-91-191 0-1-1-1-2-1-3 0-4 2-4 4 0 1 0 3 1 3 45 34 73 118 73 185 0 11 0 23 0 35 0 66-28 150-73 184-1 0-1 2-1 4 0 1 1 3 4 3 1 0 2 0 2-1 47-35 91-119 91-190z"><text:p/></draw:path></draw:g></draw:g></text:span><text:span text:style-name="T7">.</text:span></text:p>
      <text:h text:style-name="P26" text:outline-level="2"><text:span text:style-name="T7">ס</text:span><text:span text:style-name="T3">עיף ב’</text:span></text:h>
      <text:p text:style-name="P10"><text:span text:style-name="T3">תהיינה קבוצות A, B, C, נראה כי אם </text:span><text:span text:style-name="T3"><draw:g text:anchor-type="as-char" svg:y="-0.1228in" draw:z-index="20" draw:name="Shape21" draw:style-name="gr1"><svg:title>TexMaths</svg:title><svg:desc>12§display§\mathcal{P}(C) = \mathcal{P}(A) \cup \mathcal{P}(B)§svg§600§FALSE§</svg:desc><draw:g draw:style-name="gr2"><draw:path draw:style-name="gr3" draw:text-style-name="P27" svg:width="1.524in" svg:height="0.1472in" svg:x="0.0008in" svg:y="0.0079in" svg:viewBox="0 0 3872 375" svg:d="M1937 375c-646 0-1291 0-1937 0 0-125 0-250 0-375 1291 0 2581 0 3872 0 0 125 0 250 0 375-645 0-1291 0-1935 0z"><text:p/></draw:path><draw:path draw:style-name="gr4" draw:text-style-name="P28" svg:width="0.113in" svg:height="0.1185in" svg:x="-0.0004in" svg:y="0.0075in" svg:viewBox="0 0 288 302" svg:d="M256 84c-6 21-18 44-36 59-20 16-46 20-68 20 12-47 24-94 34-140 15 0 27 0 40 3 8 3 17 6 23 14 8 12 11 27 7 44zM285 81c5-16 5-34-5-46-7-11-19-16-32-19-18-6-36-6-57-6 1-3 3-6 3-9-2 0-3-1-4-1-8 4-17 6-26 10-33 0-66 8-93 27-18 15-33 34-39 54-2 8-5 18 1 24 1 4 5 5 8 5 5 0 10-3 15-5 3-4 6-10 7-14s0-8 0-11c0-6 0-13 1-18 2-12 14-23 25-32 22-17 60-17 71-17-14 57-29 115-43 172-5 17-10 33-17 49-6 11-12 23-23 30-8 8-17 14-27 14-5 0-11 0-14-4-3-5-3-12-1-18 1-8 4-14-1-20-1-3-5-4-10-4-4 0-9 1-13 5-5 3-8 8-9 14-3 10-3 19 2 27 7 9 19 14 31 14 21 0 41-8 59-23 26-21 37-49 47-78 2-8 6-17 7-25 32 0 67-9 96-32 22-17 35-40 41-63z"><text:p/></draw:path><draw:path draw:style-name="gr4" draw:text-style-name="P28" svg:width="0.0378in" svg:height="0.1642in" svg:x="0.1362in" svg:y="-0.0004in" svg:viewBox="0 0 97 418" svg:d="M97 413c0-1-1-2-1-3-44-33-73-116-73-184 0-10 0-22 0-34 0-67 29-151 73-184 0-1 1-2 1-3 0-3-2-5-5-5-1 0-1 1-2 1-46 35-90 119-90 191 0 12 0 24 0 34 0 72 44 156 90 191 1 0 1 1 2 1 3 0 5-2 5-5z"><text:p/></draw:path><draw:path draw:style-name="gr4" draw:text-style-name="P28" svg:width="0.1173in" svg:height="0.1193in" svg:x="0.1921in" svg:y="0.0075in" svg:viewBox="0 0 299 304" svg:d="M299 5c0-1-1-5-5-5-1 0-1 1-6 6-10 11-20 22-30 32-4-6-23-38-70-38-93 0-188 93-188 190 0 69 49 114 114 114 36 0 68-16 91-36 39-33 46-70 46-72 0-4-4-3-5-4-2 0-5 1-6 4-4 12-13 41-42 65s-55 31-78 31c-37 0-83-22-83-86 0-24 10-92 52-141 25-30 65-52 103-52 43 0 67 33 67 82 0 16-1 16-1 21 0 4 5 4 7 4 5 0 5 0 7-9 9-36 18-70 27-106z"><text:p/></draw:path><draw:path draw:style-name="gr4" draw:text-style-name="P28" svg:width="0.0378in" svg:height="0.1642in" svg:x="0.324in" svg:y="-0.0004in" svg:viewBox="0 0 97 418" svg:d="M97 226c0-10 0-22 0-34 0-72-44-156-91-191-1 0-1-1-2-1-2 0-4 2-4 5 0 1 1 2 1 3 45 33 73 117 73 184 0 12 0 24 0 34 0 68-28 151-73 184 0 1-1 2-1 3 0 3 2 5 4 5 1 0 1-1 2-1 47-35 91-119 91-191z"><text:p/></draw:path><draw:path draw:style-name="gr4" draw:text-style-name="P28" svg:width="0.1102in" svg:height="0.0382in" svg:x="0.4346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28" svg:width="0.113in" svg:height="0.1185in" svg:x="0.6071in" svg:y="0.0075in" svg:viewBox="0 0 288 302" svg:d="M256 84c-5 21-17 44-36 59-20 16-45 20-68 20 12-47 23-94 35-140 13 0 27 0 39 3 9 3 18 6 22 14 10 12 12 27 8 44zM286 81c3-16 3-34-5-46-9-11-19-16-33-19-18-6-36-6-56-6 1-3 1-6 2-9-1 0-2-1-3-1-10 4-18 6-28 10-31 0-65 8-92 27-18 15-34 34-39 54-2 8-4 18 0 24 3 4 6 5 10 5 5 0 10-3 13-5 5-4 7-10 9-14 1-4 0-8-2-11 2-6 2-13 2-18 3-12 15-23 26-32 20-17 60-17 71-17-15 57-29 115-43 172-5 17-10 33-18 49-5 11-12 23-22 30-8 8-18 14-28 14-6 0-10 0-13-4-3-5-3-12-1-18 1-8 2-14-1-20-3-3-6-4-10-4-5 0-9 1-13 5-5 3-8 8-11 14-2 10-1 19 4 27 7 9 18 14 31 14 20 0 41-8 59-23 26-21 37-49 47-78 2-8 4-17 7-25 32 0 67-9 96-32 20-17 35-40 41-63z"><text:p/></draw:path><draw:path draw:style-name="gr4" draw:text-style-name="P28" svg:width="0.0378in" svg:height="0.1642in" svg:x="0.7441in" svg:y="-0.0004in" svg:viewBox="0 0 97 418" svg:d="M97 413c0-1-1-2-2-3-43-33-72-116-72-184 0-10 0-22 0-34 0-67 29-151 72-184 1-1 2-2 2-3 0-3-2-5-5-5-1 0-1 1-2 1-47 35-90 119-90 191 0 12 0 24 0 34 0 72 43 156 90 191 1 0 1 1 2 1 3 0 5-2 5-5z"><text:p/></draw:path><draw:path draw:style-name="gr4" draw:text-style-name="P28" svg:width="0.1134in" svg:height="0.1181in" svg:x="0.7969in" svg:y="0.0047in" svg:viewBox="0 0 289 301" svg:d="M289 292c0-4-3-4-9-4-27 0-27-4-28-16-8-86-17-174-25-261-1-9-1-11-9-11-7 0-8 4-10 7-50 82-98 163-147 245-17 28-33 34-53 36-4 0-8 0-8 8 0 2 2 5 6 5 11 0 24-2 36-2 13 0 29 2 42 2 2 0 8 0 8-9 0-4-4-4-7-4-9-2-19-5-19-15 0-6 2-9 5-15s3-6 32-53c35 0 71 0 106 0 1 8 7 65 7 68 0 13-22 15-30 15-6 0-11 0-11 8 0 5 4 3 6 5 18 0 36-2 53-2 11 0 37 2 48 2 2 0 7 0 7-9zM208 192c-33 0-64 0-96 0 27-47 55-94 82-139 5 45 9 92 14 139z"><text:p/></draw:path><draw:path draw:style-name="gr4" draw:text-style-name="P28" svg:width="0.0378in" svg:height="0.1642in" svg:x="0.9248in" svg:y="-0.0004in" svg:viewBox="0 0 97 418" svg:d="M97 226c0-10 0-22 0-34 0-72-43-156-90-191-1 0-1-1-2-1-3 0-5 2-5 5 0 1 1 2 2 3 44 33 72 117 72 184 0 12 0 24 0 34 0 68-28 151-72 184-1 1-2 2-2 3 0 3 2 5 5 5 1 0 1-1 2-1 47-35 90-119 90-191z"><text:p/></draw:path><draw:path draw:style-name="gr4" draw:text-style-name="P28" svg:width="0.0902in" svg:height="0.1024in" svg:x="1.0272in" svg:y="0.0236in" svg:viewBox="0 0 230 261" svg:d="M230 169c0-54 0-107 0-161 0-4-3-8-8-8s-8 4-8 8c0 54 0 107 0 161 0 43-45 75-99 75s-98-32-98-75c0-54 0-107 0-161 0-4-5-8-9-8s-8 4-8 8c0 54 0 107 0 161 0 50 50 92 115 92 64 0 115-42 115-92z"><text:p/></draw:path><draw:path draw:style-name="gr4" draw:text-style-name="P28" svg:width="0.113in" svg:height="0.1185in" svg:x="1.1717in" svg:y="0.0075in" svg:viewBox="0 0 288 302" svg:d="M256 84c-6 21-17 44-36 59-20 16-46 20-68 20 12-47 24-94 34-140 15 0 28 0 40 3 8 3 17 6 23 14 8 12 11 27 7 44zM285 81c5-16 5-34-5-46-7-11-18-16-32-19-18-6-36-6-57-6 1-3 3-6 3-9 0 0-2-1-3-1-8 4-18 6-27 10-33 0-66 8-93 27-18 15-33 34-38 54-3 8-5 18 0 24 2 4 5 5 9 5s9-3 14-5c3-4 6-10 7-14s0-8 0-11c0-6 0-13 1-18 4-12 14-23 25-32 22-17 61-17 71-17-14 57-29 115-43 172-4 17-10 33-17 49-5 11-12 23-23 30-8 8-17 14-27 14-5 0-11 0-14-4-3-5-2-12-1-18 1-8 4-14-1-20-1-3-5-4-8-4-5 0-11 1-15 5-5 3-8 8-9 14-3 10-3 19 2 27 7 9 19 14 32 14 20 0 40-8 58-23 26-21 37-49 47-78 3-8 6-17 7-25 34 0 67-9 97-32 21-17 34-40 40-63z"><text:p/></draw:path><draw:path draw:style-name="gr4" draw:text-style-name="P28" svg:width="0.0378in" svg:height="0.1642in" svg:x="1.3083in" svg:y="-0.0004in" svg:viewBox="0 0 97 418" svg:d="M97 413c0-1-1-2-1-3-44-33-73-116-73-184 0-10 0-22 0-34 0-67 29-151 73-184 0-1 1-2 1-3 0-3-2-5-3-5-2 0-2 1-3 1-47 35-91 119-91 191 0 12 0 24 0 34 0 72 44 156 91 191 1 0 1 1 3 1 1 0 3-2 3-5z"><text:p/></draw:path><draw:path draw:style-name="gr4" draw:text-style-name="P28" svg:width="0.1181in" svg:height="0.1122in" svg:x="1.363in" svg:y="0.0102in" svg:viewBox="0 0 301 286" svg:d="M301 58c0-32-27-58-79-58-47 0-95 0-142 0-7 0-12 0-12 8 0 5 4 5 12 5 5 0 9 0 16 1 8 0 12 2 12 6 0 3-1 4-2 9-20 74-38 149-57 224-3 17-5 20-38 20-7 0-11 0-11 9 0 4 4 4 11 4 50 0 101 0 151 0 66 0 116-50 116-90 0-29-25-55-66-59 45-8 89-39 89-79zM263 56c0 37-36 77-88 77-20 0-42 0-62 0 8-35 18-70 26-104 4-15 5-16 23-16s36 0 54 0c37 0 47 25 47 43zM239 192c0 40-37 81-88 81-19 0-37 0-56 0-6 0-7 0-10 0-5-1-6-1-6-5 0-1 0-2 3-9 9-39 19-78 28-116 27 0 54 0 81 0 39 0 48 31 48 49z"><text:p/></draw:path><draw:path draw:style-name="gr4" draw:text-style-name="P28" svg:width="0.0378in" svg:height="0.1642in" svg:x="1.4957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/text:span><text:span text:style-name="T3"><text:s/></text:span><text:span text:style-name="T8">אז </text:span><text:span text:style-name="T8"><draw:g text:anchor-type="as-char" svg:y="-0.1189in" draw:z-index="21" draw:name="Shape22" draw:style-name="gr1"><svg:title>TexMaths</svg:title><svg:desc>12§display§C = A§svg§600§FALSE§</svg:desc><draw:g draw:style-name="gr2"><draw:path draw:style-name="gr3" draw:text-style-name="P27" svg:width="0.4535in" svg:height="0.1043in" svg:x="-0.0004in" svg:y="0.0071in" svg:viewBox="0 0 1153 266" svg:d="M0 0c384 0 769 0 1153 0 0 89 0 177 0 266-384 0-769 0-1153 0 0-89 0-177 0-266z"><text:p/></draw:path><draw:path draw:style-name="gr4" draw:text-style-name="P28" svg:width="0.1173in" svg:height="0.1197in" svg:x="-0.0004in" svg:y="0.0016in" svg:viewBox="0 0 299 305" svg:d="M299 4c0-2-1-4-5-4-1 0-1 0-6 5-11 11-20 22-30 32-4-6-23-37-70-37-93 0-188 93-188 189 0 70 49 116 114 116 36 0 68-17 91-36 39-35 46-74 46-75 0-4-4-2-5-4-2 0-5 2-6 4-4 13-13 42-42 68-29 22-55 30-78 30-37 0-82-22-82-88 0-23 9-91 51-140 25-30 65-51 103-51 42 0 67 33 67 81 0 17-1 17-1 22 0 3 5 3 6 3 6 0 6 0 8-8 9-36 17-71 27-107z"><text:p/></draw:path><draw:path draw:style-name="gr4" draw:text-style-name="P28" svg:width="0.1102in" svg:height="0.0386in" svg:x="0.1772in" svg:y="0.0571in" svg:viewBox="0 0 281 99" svg:d="M281 8c0-4-4-8-9-8-87 0-176 0-264 0-4 0-8 4-8 8 0 5 4 9 8 9 88 0 177 0 264 0 5 0 9-4 9-9zM281 90c0-4-4-8-9-8-87 0-176 0-264 0-4 0-8 4-8 8 0 5 4 9 8 9 88 0 177 0 264 0 5 0 9-4 9-9z"><text:p/></draw:path><draw:path draw:style-name="gr4" draw:text-style-name="P28" svg:width="0.1134in" svg:height="0.1177in" svg:x="0.348in" svg:y="0in" svg:viewBox="0 0 289 300" svg:d="M289 292c0-5-5-5-9-5-27 0-27-3-28-15-8-88-17-174-25-262-1-9-1-10-9-10-7 0-8 2-10 7-50 82-98 163-147 245-17 29-33 34-51 35-6 1-10 1-10 8 0 4 2 5 6 5 11 0 24-1 36-1 13 0 29 1 42 1 2 0 8 0 8-7 0-5-3-6-7-6-9 0-19-4-19-15 0-4 2-9 5-15 3-5 3-5 32-53 35 0 71 0 106 0 1 8 7 65 7 70 0 12-22 13-30 13-6 0-11 0-11 8 0 5 4 4 6 5 18 0 36-1 53-1 11 0 37 1 48 1 2 0 7 0 7-8zM208 190c-33 0-64 0-96 0 27-45 55-92 82-138 5 46 9 93 14 138z"><text:p/></draw:path></draw:g></draw:g></text:span><text:span text:style-name="T8"><text:s/>או </text:span><text:span text:style-name="T8"><draw:g text:anchor-type="as-char" svg:y="-0.1165in" draw:z-index="22" draw:name="Shape23" draw:style-name="gr1"><svg:title>TexMaths</svg:title><svg:desc>12§display§C = B§svg§600§FALSE§</svg:desc><draw:g draw:style-name="gr2"><draw:path draw:style-name="gr3" draw:text-style-name="P27" svg:width="0.4598in" svg:height="0.1028in" svg:x="-0.0004in" svg:y="0.0083in" svg:viewBox="0 0 1169 262" svg:d="M0 0c389 0 780 0 1169 0 0 88 0 174 0 262-389 0-780 0-1169 0 0-88 0-174 0-262z"><text:p/></draw:path><draw:path draw:style-name="gr4" draw:text-style-name="P28" svg:width="0.1173in" svg:height="0.1197in" svg:x="-0.0004in" svg:y="0in" svg:viewBox="0 0 299 305" svg:d="M299 5c0-3-1-5-5-5-1 0-2 0-6 5-10 11-20 21-30 32-3-6-23-37-69-37-94 0-189 94-189 190 0 69 49 115 114 115 36 0 69-17 90-36 40-35 47-73 47-74 0-4-4-3-5-4-2 0-5 0-6 4-3 12-13 42-42 67-29 23-55 30-78 30-37 0-83-22-83-88 0-24 10-91 52-140 25-30 65-51 103-51 42 0 68 33 68 82 0 17-2 16-2 20s5 5 6 5c6 0 6-1 9-8 8-36 17-71 26-107z"><text:p/></draw:path><draw:path draw:style-name="gr4" draw:text-style-name="P28" svg:width="0.1098in" svg:height="0.0386in" svg:x="0.1776in" svg:y="0.0563in" svg:viewBox="0 0 280 99" svg:d="M280 8c0-4-4-8-8-8-88 0-176 0-264 0-4 0-8 4-8 8s4 9 8 9c88 0 176 0 264 0 4 0 8-5 8-9zM280 90c0-5-4-8-8-8-88 0-176 0-264 0-4 0-8 3-8 8 0 4 4 9 8 9 88 0 176 0 264 0 4 0 8-5 8-9z"><text:p/></draw:path><draw:path draw:style-name="gr4" draw:text-style-name="P28" svg:width="0.1185in" svg:height="0.1122in" svg:x="0.3496in" svg:y="0.0047in" svg:viewBox="0 0 302 286" svg:d="M302 58c0-32-28-58-79-58-46 0-94 0-141 0-9 0-12 0-12 8 0 5 3 5 10 5s10 0 17 0c8 1 11 1 11 7 0 2 0 3-1 9-19 74-37 150-57 224-4 17-4 20-38 20-7 0-12 0-12 8 0 5 5 5 12 5 50 0 100 0 150 0 67 0 117-49 117-90 0-31-24-54-65-59 43-8 88-40 88-79zM263 56c0 38-36 77-88 77-20 0-40 0-61 0 9-34 18-69 27-104 3-15 3-16 22-16 18 0 36 0 54 0 38 0 46 24 46 43zM239 191c0 41-37 82-86 82-20 0-39 0-58 0-6 0-7 0-10 0s-5-1-5-4c0-2 0-2 2-11 9-38 20-77 30-115 26 0 53 0 79 0 41 0 48 30 48 48z"><text:p/></draw:path></draw:g></draw:g></text:span><text:span text:style-name="T8">. </text:span><text:span text:style-name="T9">אם A ו־B זרות, בהכרח קיים איבר a ב־A ואיבר b ב־B שלא קיימת קבוצה בקבוצת החזקה של C ששווה ל־</text:span><text:span text:style-name="T9"><draw:g text:anchor-type="as-char" svg:y="-0.1236in" draw:z-index="23" draw:name="Shape24" draw:style-name="gr1"><svg:title>TexMaths</svg:title><svg:desc>12§display§\{a, b\}§svg§600§FALSE§</svg:desc><draw:g draw:style-name="gr2"><draw:path draw:style-name="gr3" draw:text-style-name="P27" svg:width="0.3713in" svg:height="0.1476in" svg:x="-0.0004in" svg:y="0.0087in" svg:viewBox="0 0 944 376" svg:d="M0 0c315 0 629 0 944 0 0 125 0 251 0 376-315 0-629 0-944 0 0-125 0-251 0-376z"><text:p/></draw:path><draw:path draw:style-name="gr4" draw:text-style-name="P28" svg:width="0.0579in" svg:height="0.165in" svg:x="0.0031in" svg:y="0in" svg:viewBox="0 0 148 420" svg:d="M148 415c0-4-3-5-5-5-31 0-55-22-55-43 0-35 0-70 0-105 0-25-21-44-48-52 27-8 48-27 48-53 0-34 0-69 0-104 0-22 24-43 55-43 2 0 5-3 5-5 0-4-3-5-5-5-44 0-83 22-83 53 0 35 0 70 0 104 0 26-23 49-54 49-4 0-6 2-6 4s2 4 6 4c31 0 54 23 54 48 0 35 0 70 0 105 0 31 39 53 83 53 2 0 5-3 5-5z"><text:p/></draw:path><draw:path draw:style-name="gr4" draw:text-style-name="P28" svg:width="0.0752in" svg:height="0.0744in" svg:x="0.0811in" svg:y="0.0512in" svg:viewBox="0 0 192 190" svg:d="M192 125c0-4-3-4-4-4-4 0-5 2-6 8-8 27-15 53-32 53-12 0-13-11-13-20s1-13 6-31c2-13 6-26 8-38 5-21 11-40 16-59 3-12 3-12 3-15 0-7-5-11-13-11-9 0-15 10-18 18-7-15-19-26-38-26-49 0-101 61-101 123 0 39 23 67 55 67 9 0 30-1 56-31 3 18 18 31 38 31 14 0 24-10 31-23 8-16 8-29 12-42zM135 46c0 2 0 4-2 7-7 28-13 55-20 83-2 7-2 8-8 15-20 23-36 31-48 31-22 0-28-25-28-40 0-22 14-73 24-93 13-25 31-41 49-41 27 0 33 35 33 38z"><text:p/></draw:path><draw:path draw:style-name="gr4" draw:text-style-name="P28" svg:width="0.0189in" svg:height="0.0492in" svg:x="0.176in" svg:y="0.1059in" svg:viewBox="0 0 49 126" svg:d="M49 44c0-27-9-44-26-44-15 0-23 11-23 23 0 11 8 23 23 23 5 0 11-3 14-6 1-2 1-2 3-2 0 3 1 0 1 6 0 32-16 57-29 71-5 4-5 5-5 6 0 4 3 5 5 5 4 0 37-32 37-82z"><text:p/></draw:path><draw:path draw:style-name="gr4" draw:text-style-name="P28" svg:width="0.0606in" svg:height="0.1154in" svg:x="0.2433in" svg:y="0.0094in" svg:viewBox="0 0 155 294" svg:d="M155 173c0-38-23-67-56-67-20 0-36 12-50 25 11-43 21-85 32-127-2-2 0-4-5-4-10 0-41 2-52 4-4 0-8 1-8 8 0 5 3 5 10 5 20 0 21 3 21 7s-4 18-6 26c-12 46-23 92-35 138-5 21-6 26-6 40 0 41 22 66 53 66 50 0 102-62 102-121zM125 154c0 25-14 72-22 89-14 27-33 43-50 43-15 0-28-12-28-43 0-7 0-16 6-41 4-13 6-27 10-39 2-9 2-10 6-15 22-27 40-34 52-34 14 0 26 13 26 40z"><text:p/></draw:path><draw:path draw:style-name="gr4" draw:text-style-name="P28" svg:width="0.0579in" svg:height="0.165in" svg:x="0.3213in" svg:y="0in" svg:viewBox="0 0 148 420" svg:d="M148 210c0-2-3-4-5-4-32 0-55-23-55-49 0-34 0-69 0-104 0-31-39-53-83-53-3 0-5 1-5 5 0 2 2 5 5 5 32 0 55 21 55 43 0 35 0 70 0 104 0 26 21 45 48 53-27 8-48 27-48 52 0 35 0 70 0 105 0 21-23 43-55 43-3 0-5 2-5 5s2 5 5 5c44 0 83-22 83-53 0-35 0-70 0-105 0-25 23-48 55-48 2 0 5-2 5-4z"><text:p/></draw:path></draw:g></draw:g></text:span><text:span text:style-name="T9">, לכן הקבוצות לא יכולות להיות זרות. כמו־כן, אם הקבוצות לא זרות, אך עדיין קיים איבר a ב־A ואיבר B ב־b כך ש־a לא נמצא ב־B ו־b לא נמצא ב־A, התנאי שהוגדר עבור קבוצות זרות עדיין מתקיים, ולכן לפחות אחת הקבוצות A או B חייבת להיות מוכלת בקבוצה השנייה כדי שהתנאי הראשוני </text:span><text:span text:style-name="T9"><draw:g text:anchor-type="as-char" svg:y="-0.1228in" draw:z-index="24" draw:name="Shape25" draw:style-name="gr1"><svg:title>TexMaths</svg:title><svg:desc>12§display§\mathcal{P}(C) = \mathcal{P}(A) \cup \mathcal{P}(B)§svg§600§FALSE§</svg:desc><draw:g draw:style-name="gr2"><draw:path draw:style-name="gr3" draw:text-style-name="P27" svg:width="1.524in" svg:height="0.1472in" svg:x="0.0008in" svg:y="0.0079in" svg:viewBox="0 0 3872 375" svg:d="M1937 375c-646 0-1291 0-1937 0 0-125 0-250 0-375 1291 0 2581 0 3872 0 0 125 0 250 0 375-645 0-1291 0-1935 0z"><text:p/></draw:path><draw:path draw:style-name="gr4" draw:text-style-name="P28" svg:width="0.113in" svg:height="0.1185in" svg:x="-0.0004in" svg:y="0.0075in" svg:viewBox="0 0 288 302" svg:d="M256 84c-6 21-18 44-36 59-20 16-46 20-68 20 12-47 24-94 34-140 15 0 27 0 40 3 8 3 17 6 23 14 8 12 11 27 7 44zM285 81c5-16 5-34-5-46-7-11-19-16-32-19-18-6-36-6-57-6 1-3 3-6 3-9-2 0-3-1-4-1-8 4-17 6-26 10-33 0-66 8-93 27-18 15-33 34-39 54-2 8-5 18 1 24 1 4 5 5 8 5 5 0 10-3 15-5 3-4 6-10 7-14s0-8 0-11c0-6 0-13 1-18 2-12 14-23 25-32 22-17 60-17 71-17-14 57-29 115-43 172-5 17-10 33-17 49-6 11-12 23-23 30-8 8-17 14-27 14-5 0-11 0-14-4-3-5-3-12-1-18 1-8 4-14-1-20-1-3-5-4-10-4-4 0-9 1-13 5-5 3-8 8-9 14-3 10-3 19 2 27 7 9 19 14 31 14 21 0 41-8 59-23 26-21 37-49 47-78 2-8 6-17 7-25 32 0 67-9 96-32 22-17 35-40 41-63z"><text:p/></draw:path><draw:path draw:style-name="gr4" draw:text-style-name="P28" svg:width="0.0378in" svg:height="0.1642in" svg:x="0.1362in" svg:y="-0.0004in" svg:viewBox="0 0 97 418" svg:d="M97 413c0-1-1-2-1-3-44-33-73-116-73-184 0-10 0-22 0-34 0-67 29-151 73-184 0-1 1-2 1-3 0-3-2-5-5-5-1 0-1 1-2 1-46 35-90 119-90 191 0 12 0 24 0 34 0 72 44 156 90 191 1 0 1 1 2 1 3 0 5-2 5-5z"><text:p/></draw:path><draw:path draw:style-name="gr4" draw:text-style-name="P28" svg:width="0.1173in" svg:height="0.1193in" svg:x="0.1921in" svg:y="0.0075in" svg:viewBox="0 0 299 304" svg:d="M299 5c0-1-1-5-5-5-1 0-1 1-6 6-10 11-20 22-30 32-4-6-23-38-70-38-93 0-188 93-188 190 0 69 49 114 114 114 36 0 68-16 91-36 39-33 46-70 46-72 0-4-4-3-5-4-2 0-5 1-6 4-4 12-13 41-42 65s-55 31-78 31c-37 0-83-22-83-86 0-24 10-92 52-141 25-30 65-52 103-52 43 0 67 33 67 82 0 16-1 16-1 21 0 4 5 4 7 4 5 0 5 0 7-9 9-36 18-70 27-106z"><text:p/></draw:path><draw:path draw:style-name="gr4" draw:text-style-name="P28" svg:width="0.0378in" svg:height="0.1642in" svg:x="0.324in" svg:y="-0.0004in" svg:viewBox="0 0 97 418" svg:d="M97 226c0-10 0-22 0-34 0-72-44-156-91-191-1 0-1-1-2-1-2 0-4 2-4 5 0 1 1 2 1 3 45 33 73 117 73 184 0 12 0 24 0 34 0 68-28 151-73 184 0 1-1 2-1 3 0 3 2 5 4 5 1 0 1-1 2-1 47-35 91-119 91-191z"><text:p/></draw:path><draw:path draw:style-name="gr4" draw:text-style-name="P28" svg:width="0.1102in" svg:height="0.0382in" svg:x="0.4346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28" svg:width="0.113in" svg:height="0.1185in" svg:x="0.6071in" svg:y="0.0075in" svg:viewBox="0 0 288 302" svg:d="M256 84c-5 21-17 44-36 59-20 16-45 20-68 20 12-47 23-94 35-140 13 0 27 0 39 3 9 3 18 6 22 14 10 12 12 27 8 44zM286 81c3-16 3-34-5-46-9-11-19-16-33-19-18-6-36-6-56-6 1-3 1-6 2-9-1 0-2-1-3-1-10 4-18 6-28 10-31 0-65 8-92 27-18 15-34 34-39 54-2 8-4 18 0 24 3 4 6 5 10 5 5 0 10-3 13-5 5-4 7-10 9-14 1-4 0-8-2-11 2-6 2-13 2-18 3-12 15-23 26-32 20-17 60-17 71-17-15 57-29 115-43 172-5 17-10 33-18 49-5 11-12 23-22 30-8 8-18 14-28 14-6 0-10 0-13-4-3-5-3-12-1-18 1-8 2-14-1-20-3-3-6-4-10-4-5 0-9 1-13 5-5 3-8 8-11 14-2 10-1 19 4 27 7 9 18 14 31 14 20 0 41-8 59-23 26-21 37-49 47-78 2-8 4-17 7-25 32 0 67-9 96-32 20-17 35-40 41-63z"><text:p/></draw:path><draw:path draw:style-name="gr4" draw:text-style-name="P28" svg:width="0.0378in" svg:height="0.1642in" svg:x="0.7441in" svg:y="-0.0004in" svg:viewBox="0 0 97 418" svg:d="M97 413c0-1-1-2-2-3-43-33-72-116-72-184 0-10 0-22 0-34 0-67 29-151 72-184 1-1 2-2 2-3 0-3-2-5-5-5-1 0-1 1-2 1-47 35-90 119-90 191 0 12 0 24 0 34 0 72 43 156 90 191 1 0 1 1 2 1 3 0 5-2 5-5z"><text:p/></draw:path><draw:path draw:style-name="gr4" draw:text-style-name="P28" svg:width="0.1134in" svg:height="0.1181in" svg:x="0.7969in" svg:y="0.0047in" svg:viewBox="0 0 289 301" svg:d="M289 292c0-4-3-4-9-4-27 0-27-4-28-16-8-86-17-174-25-261-1-9-1-11-9-11-7 0-8 4-10 7-50 82-98 163-147 245-17 28-33 34-53 36-4 0-8 0-8 8 0 2 2 5 6 5 11 0 24-2 36-2 13 0 29 2 42 2 2 0 8 0 8-9 0-4-4-4-7-4-9-2-19-5-19-15 0-6 2-9 5-15s3-6 32-53c35 0 71 0 106 0 1 8 7 65 7 68 0 13-22 15-30 15-6 0-11 0-11 8 0 5 4 3 6 5 18 0 36-2 53-2 11 0 37 2 48 2 2 0 7 0 7-9zM208 192c-33 0-64 0-96 0 27-47 55-94 82-139 5 45 9 92 14 139z"><text:p/></draw:path><draw:path draw:style-name="gr4" draw:text-style-name="P28" svg:width="0.0378in" svg:height="0.1642in" svg:x="0.9248in" svg:y="-0.0004in" svg:viewBox="0 0 97 418" svg:d="M97 226c0-10 0-22 0-34 0-72-43-156-90-191-1 0-1-1-2-1-3 0-5 2-5 5 0 1 1 2 2 3 44 33 72 117 72 184 0 12 0 24 0 34 0 68-28 151-72 184-1 1-2 2-2 3 0 3 2 5 5 5 1 0 1-1 2-1 47-35 90-119 90-191z"><text:p/></draw:path><draw:path draw:style-name="gr4" draw:text-style-name="P28" svg:width="0.0902in" svg:height="0.1024in" svg:x="1.0272in" svg:y="0.0236in" svg:viewBox="0 0 230 261" svg:d="M230 169c0-54 0-107 0-161 0-4-3-8-8-8s-8 4-8 8c0 54 0 107 0 161 0 43-45 75-99 75s-98-32-98-75c0-54 0-107 0-161 0-4-5-8-9-8s-8 4-8 8c0 54 0 107 0 161 0 50 50 92 115 92 64 0 115-42 115-92z"><text:p/></draw:path><draw:path draw:style-name="gr4" draw:text-style-name="P28" svg:width="0.113in" svg:height="0.1185in" svg:x="1.1717in" svg:y="0.0075in" svg:viewBox="0 0 288 302" svg:d="M256 84c-6 21-17 44-36 59-20 16-46 20-68 20 12-47 24-94 34-140 15 0 28 0 40 3 8 3 17 6 23 14 8 12 11 27 7 44zM285 81c5-16 5-34-5-46-7-11-18-16-32-19-18-6-36-6-57-6 1-3 3-6 3-9 0 0-2-1-3-1-8 4-18 6-27 10-33 0-66 8-93 27-18 15-33 34-38 54-3 8-5 18 0 24 2 4 5 5 9 5s9-3 14-5c3-4 6-10 7-14s0-8 0-11c0-6 0-13 1-18 4-12 14-23 25-32 22-17 61-17 71-17-14 57-29 115-43 172-4 17-10 33-17 49-5 11-12 23-23 30-8 8-17 14-27 14-5 0-11 0-14-4-3-5-2-12-1-18 1-8 4-14-1-20-1-3-5-4-8-4-5 0-11 1-15 5-5 3-8 8-9 14-3 10-3 19 2 27 7 9 19 14 32 14 20 0 40-8 58-23 26-21 37-49 47-78 3-8 6-17 7-25 34 0 67-9 97-32 21-17 34-40 40-63z"><text:p/></draw:path><draw:path draw:style-name="gr4" draw:text-style-name="P28" svg:width="0.0378in" svg:height="0.1642in" svg:x="1.3083in" svg:y="-0.0004in" svg:viewBox="0 0 97 418" svg:d="M97 413c0-1-1-2-1-3-44-33-73-116-73-184 0-10 0-22 0-34 0-67 29-151 73-184 0-1 1-2 1-3 0-3-2-5-3-5-2 0-2 1-3 1-47 35-91 119-91 191 0 12 0 24 0 34 0 72 44 156 91 191 1 0 1 1 3 1 1 0 3-2 3-5z"><text:p/></draw:path><draw:path draw:style-name="gr4" draw:text-style-name="P28" svg:width="0.1181in" svg:height="0.1122in" svg:x="1.363in" svg:y="0.0102in" svg:viewBox="0 0 301 286" svg:d="M301 58c0-32-27-58-79-58-47 0-95 0-142 0-7 0-12 0-12 8 0 5 4 5 12 5 5 0 9 0 16 1 8 0 12 2 12 6 0 3-1 4-2 9-20 74-38 149-57 224-3 17-5 20-38 20-7 0-11 0-11 9 0 4 4 4 11 4 50 0 101 0 151 0 66 0 116-50 116-90 0-29-25-55-66-59 45-8 89-39 89-79zM263 56c0 37-36 77-88 77-20 0-42 0-62 0 8-35 18-70 26-104 4-15 5-16 23-16s36 0 54 0c37 0 47 25 47 43zM239 192c0 40-37 81-88 81-19 0-37 0-56 0-6 0-7 0-10 0-5-1-6-1-6-5 0-1 0-2 3-9 9-39 19-78 28-116 27 0 54 0 81 0 39 0 48 31 48 49z"><text:p/></draw:path><draw:path draw:style-name="gr4" draw:text-style-name="P28" svg:width="0.0378in" svg:height="0.1642in" svg:x="1.4957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/text:span><text:span text:style-name="T9"><text:s/>יתקיים. נפרק את התנאי המקורי לשני מקרים, מקרה בו B מוכלת ב־A, ומקרה בו A מוכלת ב־B.</text:span></text:p>
      <text:p text:style-name="P11"><text:span text:style-name="T10">נניח</text:span><text:span text:style-name="T9"> </text:span><text:span text:style-name="T9"><draw:g text:anchor-type="as-char" svg:y="-0.1228in" draw:z-index="25" draw:name="Shape26" draw:style-name="gr1"><svg:title>TexMaths</svg:title><svg:desc>12§display§A \subseteq B \land \mathcal{P}(C) = \mathcal{P}(A) \cup \mathcal{P}(B)§svg§600§FALSE§</svg:desc><draw:g draw:style-name="gr2"><draw:path draw:style-name="gr3" draw:text-style-name="P27" svg:width="2.185in" svg:height="0.1472in" svg:x="0.002in" svg:y="0.0079in" svg:viewBox="0 0 5551 375" svg:d="M2776 375c-926 0-1851 0-2776 0 0-125 0-250 0-375 1850 0 3701 0 5551 0 0 125 0 250 0 375-925 0-1850 0-2775 0z"><text:p/></draw:path><draw:path draw:style-name="gr4" draw:text-style-name="P28" svg:width="0.1134in" svg:height="0.1181in" svg:x="-0.0004in" svg:y="0.0047in" svg:viewBox="0 0 289 301" svg:d="M289 292c0-4-5-4-9-4-27 0-27-4-28-16-8-86-18-174-26-261 0-9 0-11-8-11-7 0-8 4-12 7-49 82-97 163-146 245-17 28-34 34-52 36-4 0-8 0-8 8 0 2 1 5 5 5 12 0 24-2 36-2 14 0 29 2 42 2 3 0 8 0 8-9 0-4-3-4-6-4-11-2-20-5-20-15 0-6 2-9 6-15 2-6 3-6 32-53 35 0 71 0 106 0 1 8 6 65 6 68 0 13-22 15-30 15-6 0-10 0-10 8 0 5 4 3 6 5 17 0 35-2 53-2 10 0 36 2 47 2 2 0 8 0 8-9zM208 192c-33 0-65 0-98 0 28-47 57-94 84-139 5 45 9 92 14 139z"><text:p/></draw:path><draw:path draw:style-name="gr4" draw:text-style-name="P28" svg:width="0.1008in" svg:height="0.1236in" svg:x="0.178in" svg:y="0.0197in" svg:viewBox="0 0 257 315" svg:d="M257 236c0-5-4-8-9-8-42 0-82 0-124 0-59 0-107-46-107-105 0-60 48-106 107-106 42 0 82 0 124 0 5 0 9-4 9-9 0-4-4-8-9-8-42 0-82 0-124 0-69 0-124 55-124 123 0 67 55 121 124 121 42 0 82 0 124 0 5 0 9-3 9-8zM257 307c0-5-4-9-9-9-76 0-153 0-230 0-5 0-8 4-8 9 0 4 3 8 8 8 77 0 154 0 230 0 5 0 9-4 9-8z"><text:p/></draw:path><draw:path draw:style-name="gr4" draw:text-style-name="P28" svg:width="0.1181in" svg:height="0.1122in" svg:x="0.3465in" svg:y="0.0102in" svg:viewBox="0 0 301 286" svg:d="M301 58c0-32-27-58-78-58-47 0-95 0-141 0-9 0-14 0-14 8 0 5 5 5 12 5 6 0 10 0 17 1 7 0 11 2 11 6 0 3 0 4-1 9-19 74-37 149-57 224-4 17-6 20-38 20-7 0-12 0-12 9 0 4 4 4 12 4 50 0 100 0 150 0 67 0 116-50 116-90 0-29-24-55-64-59 43-8 87-39 87-79zM263 56c0 37-36 77-88 77-20 0-41 0-61 0 8-35 17-70 25-104 5-15 5-16 23-16s37 0 55 0c37 0 46 25 46 43zM239 192c0 40-37 81-87 81-19 0-38 0-57 0-6 0-7 0-10 0-3-1-5-1-5-5 0-1 0-2 2-9 9-39 20-78 30-116 26 0 52 0 79 0 41 0 48 31 48 49z"><text:p/></draw:path><draw:path draw:style-name="gr4" draw:text-style-name="P28" svg:width="0.0878in" svg:height="0.1024in" svg:x="0.5177in" svg:y="0.0236in" svg:viewBox="0 0 224 261" svg:d="M223 249c-35-82-70-163-103-245-3-5-13-5-17 0-35 82-68 163-102 245-5 11 11 17 16 7 31-75 62-151 94-228 32 77 64 153 96 228 4 10 20 4 16-7z"><text:p/></draw:path><draw:path draw:style-name="gr4" draw:text-style-name="P28" svg:width="0.113in" svg:height="0.1185in" svg:x="0.6606in" svg:y="0.0075in" svg:viewBox="0 0 288 302" svg:d="M256 84c-6 21-17 44-36 59-20 16-46 20-68 20 12-47 24-94 36-140 13 0 26 0 38 3 8 3 17 6 23 14 8 12 11 27 7 44zM285 81c5-16 5-34-4-46-8-11-19-16-32-19-19-6-37-6-58-6 1-3 3-6 3-9 0 0-2-1-3-1-8 4-18 6-27 10-33 0-66 8-93 27-18 15-33 34-38 54-3 8-5 18 0 24 2 4 6 5 9 5 5 0 9-3 14-5 3-4 6-10 7-14s0-8 0-11c0-6 0-13 1-18 4-12 14-23 25-32 22-17 61-17 71-17-14 57-29 115-43 172-4 17-10 33-17 49-5 11-12 23-22 30-9 8-18 14-28 14-5 0-10 0-14-4-3-5-2-12-1-18 1-8 4-14-1-20-1-3-5-4-8-4-5 0-10 1-15 5-5 3-8 8-9 14-3 10-3 19 2 27 7 9 19 14 32 14 20 0 40-8 58-23 26-21 37-49 47-78 3-8 6-17 8-25 33 0 66-9 96-32 21-17 35-40 40-63z"><text:p/></draw:path><draw:path draw:style-name="gr4" draw:text-style-name="P28" svg:width="0.0378in" svg:height="0.1642in" svg:x="0.7976in" svg:y="-0.0004in" svg:viewBox="0 0 97 418" svg:d="M97 413c0-1 0-2-1-3-44-33-73-116-73-184 0-10 0-22 0-34 0-67 29-151 73-184 1-1 1-2 1-3 0-3-1-5-3-5s-2 1-3 1c-47 35-91 119-91 191 0 12 0 24 0 34 0 72 44 156 91 191 1 0 1 1 3 1s3-2 3-5z"><text:p/></draw:path><draw:path draw:style-name="gr4" draw:text-style-name="P28" svg:width="0.1173in" svg:height="0.1193in" svg:x="0.8535in" svg:y="0.0075in" svg:viewBox="0 0 299 304" svg:d="M299 5c0-1 0-5-4-5-2 0-2 1-7 6-10 11-19 22-29 32-3-6-24-38-71-38-93 0-188 93-188 190 0 69 49 114 114 114 37 0 68-16 91-36 40-33 47-70 47-72 0-4-4-3-6-4-2 0-4 1-5 4-3 12-13 41-43 65-29 24-55 31-77 31-38 0-83-22-83-86 0-24 9-92 51-141 26-30 66-52 103-52 43 0 68 33 68 82 0 16-1 16-1 21 0 4 5 4 6 4 6 0 6 0 7-9 9-36 18-70 27-106z"><text:p/></draw:path><draw:path draw:style-name="gr4" draw:text-style-name="P28" svg:width="0.0378in" svg:height="0.1642in" svg:x="0.9854in" svg:y="-0.0004in" svg:viewBox="0 0 97 418" svg:d="M97 226c0-10 0-22 0-34 0-72-43-156-90-191-1 0-1-1-2-1-3 0-5 2-5 5 0 1 1 2 2 3 44 33 72 117 72 184 0 12 0 24 0 34 0 68-28 151-72 184-1 1-2 2-2 3 0 3 2 5 5 5 1 0 1-1 2-1 47-35 90-119 90-191z"><text:p/></draw:path><draw:path draw:style-name="gr4" draw:text-style-name="P28" svg:width="0.1102in" svg:height="0.0382in" svg:x="1.0957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28" svg:width="0.113in" svg:height="0.1185in" svg:x="1.2685in" svg:y="0.0075in" svg:viewBox="0 0 288 302" svg:d="M256 84c-6 21-17 44-36 59-21 16-46 20-69 20 12-47 24-94 36-140 14 0 27 0 39 3 8 3 17 6 23 14 8 12 10 27 7 44zM286 81c3-16 3-34-5-46-8-11-19-16-32-19-18-6-38-6-57-6 1-3 1-6 1-9 0 0-1-1-2-1-8 4-18 6-28 10-32 0-66 8-92 27-18 15-34 34-38 54-3 8-5 18 0 24 2 4 6 5 9 5 5 0 10-3 13-5 5-4 6-10 8-14 1-4 0-8 0-11 0-6 0-13 1-18 3-12 14-23 25-32 22-17 61-17 72-17-14 57-29 115-44 172-4 17-10 33-17 49-5 11-12 23-22 30-9 8-18 14-29 14-4 0-9 0-12-4-4-5-3-12-2-18 2-8 4-14-1-20-1-3-5-4-9-4s-9 1-14 5c-5 3-8 8-10 14-2 10-2 19 4 27 6 9 18 14 31 14 19 0 40-8 58-23 26-21 37-49 47-78 3-8 6-17 8-25 32 0 67-9 96-32 20-17 35-40 41-63z"><text:p/></draw:path><draw:path draw:style-name="gr4" draw:text-style-name="P28" svg:width="0.0378in" svg:height="0.1642in" svg:x="1.4051in" svg:y="-0.0004in" svg:viewBox="0 0 97 418" svg:d="M97 413c0-1 0-2-1-3-44-33-73-116-73-184 0-10 0-22 0-34 0-67 29-151 73-184 1-1 1-2 1-3 0-3-1-5-3-5s-2 1-3 1c-47 35-91 119-91 191 0 12 0 24 0 34 0 72 44 156 91 191 1 0 1 1 3 1s3-2 3-5z"><text:p/></draw:path><draw:path draw:style-name="gr4" draw:text-style-name="P28" svg:width="0.1134in" svg:height="0.1181in" svg:x="1.4591in" svg:y="0.0047in" svg:viewBox="0 0 289 301" svg:d="M289 292c0-4-5-4-9-4-27 0-27-4-28-16-8-86-18-174-26-261 0-9 0-11-8-11-7 0-8 4-10 7-50 82-99 163-148 245-17 28-32 34-52 36-4 0-8 0-8 8 0 2 1 5 5 5 12 0 25-2 36-2 14 0 29 2 43 2 2 0 7 0 7-9 0-4-3-4-6-4-9-2-20-5-20-15 0-6 2-9 6-15 3-6 3-6 32-53 35 0 71 0 106 0 1 8 7 65 7 68 0 13-23 15-31 15-6 0-10 0-10 8 0 5 4 3 6 5 17 0 35-2 53-2 11 0 37 2 47 2 3 0 8 0 8-9zM208 192c-33 0-65 0-98 0 28-47 57-94 84-139 5 45 9 92 14 139z"><text:p/></draw:path><draw:path draw:style-name="gr4" draw:text-style-name="P28" svg:width="0.0378in" svg:height="0.1642in" svg:x="1.587in" svg:y="-0.0004in" svg:viewBox="0 0 97 418" svg:d="M97 226c0-10 0-22 0-34 0-72-44-156-90-191-1 0-1-1-2-1-3 0-5 2-5 5 0 1 1 2 1 3 45 33 73 117 73 184 0 12 0 24 0 34 0 68-28 151-73 184 0 1-1 2-1 3 0 3 2 5 5 5 1 0 1-1 2-1 46-35 90-119 90-191z"><text:p/></draw:path><draw:path draw:style-name="gr4" draw:text-style-name="P28" svg:width="0.0902in" svg:height="0.1024in" svg:x="1.689in" svg:y="0.0236in" svg:viewBox="0 0 230 261" svg:d="M230 169c0-54 0-107 0-161 0-4-3-8-8-8s-8 4-8 8c0 54 0 107 0 161 0 43-45 75-99 75s-98-32-98-75c0-54 0-107 0-161 0-4-4-8-9-8-4 0-8 4-8 8 0 54 0 107 0 161 0 50 50 92 115 92 64 0 115-42 115-92z"><text:p/></draw:path><draw:path draw:style-name="gr4" draw:text-style-name="P28" svg:width="0.113in" svg:height="0.1185in" svg:x="1.8335in" svg:y="0.0075in" svg:viewBox="0 0 288 302" svg:d="M256 84c-6 21-17 44-36 59-20 16-46 20-68 20 12-47 24-94 34-140 15 0 27 0 40 3 8 3 17 6 23 14 8 12 11 27 7 44zM285 81c5-16 5-34-5-46-7-11-18-16-32-19-18-6-36-6-57-6 1-3 3-6 3-9-2 0-3-1-4-1-8 4-17 6-26 10-33 0-66 8-93 27-18 15-33 34-39 54-2 8-5 18 1 24 1 4 5 5 8 5 5 0 10-3 15-5 3-4 6-10 7-14s0-8 0-11c0-6 0-13 1-18 4-12 14-23 25-32 22-17 60-17 71-17-14 57-29 115-43 172-5 17-10 33-17 49-6 11-12 23-23 30-8 8-17 14-27 14-5 0-11 0-14-4-3-5-3-12-1-18 1-8 4-14-1-20-1-3-5-4-10-4-3 0-9 1-13 5-5 3-8 8-9 14-3 10-3 19 2 27 7 9 19 14 32 14 20 0 40-8 58-23 26-21 37-49 47-78 2-8 6-17 7-25 32 0 67-9 96-32 22-17 35-40 41-63z"><text:p/></draw:path><draw:path draw:style-name="gr4" draw:text-style-name="P28" svg:width="0.0378in" svg:height="0.1642in" svg:x="1.9701in" svg:y="-0.0004in" svg:viewBox="0 0 97 418" svg:d="M97 413c0-1-1-2-1-3-44-33-73-116-73-184 0-10 0-22 0-34 0-67 29-151 73-184 0-1 1-2 1-3 0-3-2-5-3-5-2 0-3 1-4 1-46 35-90 119-90 191 0 12 0 24 0 34 0 72 44 156 90 191 1 0 2 1 4 1 1 0 3-2 3-5z"><text:p/></draw:path><draw:path draw:style-name="gr4" draw:text-style-name="P28" svg:width="0.1181in" svg:height="0.1122in" svg:x="2.0248in" svg:y="0.0102in" svg:viewBox="0 0 301 286" svg:d="M301 58c0-32-27-58-79-58-47 0-95 0-142 0-7 0-12 0-12 8 0 5 4 5 12 5 5 0 9 0 16 1 8 0 12 2 12 6 0 3-1 4-2 9-20 74-38 149-57 224-3 17-5 20-38 20-7 0-11 0-11 9 0 4 4 4 11 4 50 0 101 0 151 0 66 0 116-50 116-90 0-29-25-55-66-59 45-8 89-39 89-79zM263 56c0 37-36 77-88 77-20 0-42 0-62 0 8-35 18-70 26-104 4-15 5-16 23-16s36 0 54 0c37 0 47 25 47 43zM239 192c0 40-37 81-88 81-19 0-37 0-56 0-6 0-7 0-10 0-5-1-6-1-6-5 0-1 0-2 3-9 9-39 19-78 28-116 27 0 54 0 81 0 39 0 48 31 48 49z"><text:p/></draw:path><draw:path draw:style-name="gr4" draw:text-style-name="P28" svg:width="0.0378in" svg:height="0.1642in" svg:x="2.1575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/text:span><text:span text:style-name="T9"><text:s/></text:span><text:span text:style-name="T10">ונראה כי </text:span><text:span text:style-name="T9">מתקיים </text:span><text:span text:style-name="T9"><draw:g text:anchor-type="as-char" svg:y="-0.1165in" draw:z-index="26" draw:name="Shape27" draw:style-name="gr1"><svg:title>TexMaths</svg:title><svg:desc>12§display§C = B§svg§600§FALSE§</svg:desc><draw:g draw:style-name="gr2"><draw:path draw:style-name="gr3" draw:text-style-name="P27" svg:width="0.4598in" svg:height="0.1028in" svg:x="-0.0004in" svg:y="0.0083in" svg:viewBox="0 0 1169 262" svg:d="M0 0c389 0 780 0 1169 0 0 88 0 174 0 262-389 0-780 0-1169 0 0-88 0-174 0-262z"><text:p/></draw:path><draw:path draw:style-name="gr4" draw:text-style-name="P28" svg:width="0.1173in" svg:height="0.1197in" svg:x="-0.0004in" svg:y="0in" svg:viewBox="0 0 299 305" svg:d="M299 5c0-3-1-5-5-5-1 0-2 0-6 5-10 11-20 21-30 32-3-6-23-37-69-37-94 0-189 94-189 190 0 70 49 115 114 115 36 0 69-17 90-36 40-35 47-73 47-74 0-4-4-3-5-4-2 0-5 0-6 4-3 12-13 42-42 67-29 23-55 30-78 30-37 0-83-22-83-88 0-24 10-91 52-140 25-30 65-51 103-51 42 0 68 33 68 82 0 17-2 16-2 20s5 5 6 5c6 0 6-1 9-8 8-36 17-71 26-107z"><text:p/></draw:path><draw:path draw:style-name="gr4" draw:text-style-name="P28" svg:width="0.1098in" svg:height="0.0386in" svg:x="0.1776in" svg:y="0.0563in" svg:viewBox="0 0 280 99" svg:d="M280 8c0-4-4-8-8-8-88 0-176 0-264 0-4 0-8 4-8 8s4 9 8 9c88 0 176 0 264 0 4 0 8-5 8-9zM280 90c0-5-4-8-8-8-88 0-176 0-264 0-4 0-8 3-8 8 0 4 4 9 8 9 88 0 176 0 264 0 4 0 8-5 8-9z"><text:p/></draw:path><draw:path draw:style-name="gr4" draw:text-style-name="P28" svg:width="0.1185in" svg:height="0.1122in" svg:x="0.3496in" svg:y="0.0047in" svg:viewBox="0 0 302 286" svg:d="M302 58c0-32-28-58-79-58-46 0-94 0-141 0-9 0-12 0-12 8 0 5 3 5 10 5s10 0 17 0c8 1 11 1 11 7 0 2 0 3-1 9-19 74-37 150-57 224-4 17-4 20-38 20-7 0-12 0-12 8 0 5 5 5 12 5 50 0 100 0 150 0 67 0 117-49 117-90 0-31-24-54-65-59 43-8 88-40 88-79zM263 56c0 38-36 77-88 77-20 0-40 0-61 0 9-34 18-69 27-104 3-15 3-16 22-16 18 0 36 0 54 0 38 0 46 24 46 43zM239 191c0 41-37 82-86 82-20 0-39 0-58 0-6 0-7 0-10 0s-5-1-5-4c0-2 0-2 2-11 9-38 20-77 30-115 26 0 53 0 79 0 41 0 48 30 48 48z"><text:p/></draw:path></draw:g></draw:g></text:span><text:span text:style-name="T9">. </text:span><text:span text:style-name="T10">קבוצת החזקה של A מוכלת בקבוצת החזקה של B, הרי כל תת־קבוצה של A היא גם תת־קבוצה של B, לכן </text:span><text:span text:style-name="T10"><draw:g text:anchor-type="as-char" svg:y="-0.1228in" draw:z-index="27" draw:name="Shape28" draw:style-name="gr1"><svg:title>TexMaths</svg:title><svg:desc>12§display§\mathcal{P}(C) = \mathcal{P}(B)§svg§600§FALSE§</svg:desc><draw:g draw:style-name="gr2"><draw:path draw:style-name="gr3" draw:text-style-name="P27" svg:width="0.9587in" svg:height="0.1472in" svg:x="0.0008in" svg:y="0.0079in" svg:viewBox="0 0 2436 375" svg:d="M1219 375c-407 0-812 0-1219 0 0-125 0-250 0-375 812 0 1624 0 2436 0 0 125 0 250 0 375-405 0-812 0-1217 0z"><text:p/></draw:path><draw:path draw:style-name="gr4" draw:text-style-name="P28" svg:width="0.113in" svg:height="0.1185in" svg:x="-0.0004in" svg:y="0.0075in" svg:viewBox="0 0 288 302" svg:d="M255 84c-5 21-17 44-35 59-21 16-46 20-68 20 12-47 24-94 34-140 13 0 27 0 40 3 8 3 17 6 21 14 10 12 12 27 8 44zM285 81c4-16 4-34-5-46-7-11-19-16-33-19-18-6-36-6-56-6 1-3 2-6 2-9-1 0-2-1-3-1-9 4-17 6-26 10-33 0-66 8-93 27-18 15-33 34-39 54-2 8-5 18 1 24 1 4 5 5 8 5 5 0 10-3 15-5 3-4 6-10 7-14s0-8 0-11c0-6 0-13 1-18 2-12 14-23 25-32 22-17 60-17 71-17-14 57-29 115-43 172-5 17-10 33-17 49-6 11-12 23-23 30-8 8-18 14-27 14-5 0-11 0-14-4-3-5-3-12-1-18 1-8 4-14-1-20-1-3-5-4-10-4-4 0-9 1-13 5-5 3-8 8-9 14-3 10-3 19 2 27 7 9 19 14 31 14 21 0 41-8 59-23 26-21 37-49 47-78 2-8 5-17 7-25 32 0 67-9 96-32 21-17 35-40 41-63z"><text:p/></draw:path><draw:path draw:style-name="gr4" draw:text-style-name="P28" svg:width="0.0378in" svg:height="0.1642in" svg:x="0.1358in" svg:y="-0.0004in" svg:viewBox="0 0 97 418" svg:d="M97 413c0-1-1-2-2-3-43-33-72-116-72-184 0-10 0-22 0-34 0-67 29-151 72-184 1-1 2-2 2-3 0-3-2-5-5-5-1 0-1 1-2 1-46 35-90 119-90 191 0 12 0 24 0 34 0 72 44 156 90 191 1 0 1 1 2 1 3 0 5-2 5-5z"><text:p/></draw:path><draw:path draw:style-name="gr4" draw:text-style-name="P28" svg:width="0.1177in" svg:height="0.1193in" svg:x="0.1917in" svg:y="0.0075in" svg:viewBox="0 0 300 304" svg:d="M300 5c0-1-1-5-5-5-1 0-1 1-6 6-10 11-20 22-30 32-4-6-23-38-69-38-95 0-190 93-190 190 0 69 50 114 115 114 36 0 69-16 90-36 40-33 47-70 47-72 0-4-4-3-5-4-2 0-5 1-6 4-4 12-13 41-42 65s-56 31-78 31c-37 0-83-22-83-86 0-24 10-92 52-141 25-30 65-52 103-52 42 0 67 33 67 82 0 16-1 16-1 21 0 4 5 4 6 4 6 0 6 0 8-9 9-36 18-70 27-106z"><text:p/></draw:path><draw:path draw:style-name="gr4" draw:text-style-name="P28" svg:width="0.0378in" svg:height="0.1642in" svg:x="0.324in" svg:y="-0.0004in" svg:viewBox="0 0 97 418" svg:d="M97 226c0-10 0-22 0-34 0-72-44-156-91-191-1 0-1-1-2-1-3 0-4 2-4 5 0 1 0 2 1 3 45 33 73 117 73 184 0 12 0 24 0 34 0 68-28 151-73 184-1 1-1 2-1 3 0 3 1 5 4 5 1 0 1-1 2-1 47-35 91-119 91-191z"><text:p/></draw:path><draw:path draw:style-name="gr4" draw:text-style-name="P28" svg:width="0.1102in" svg:height="0.0382in" svg:x="0.4339in" svg:y="0.0638in" svg:viewBox="0 0 281 98" svg:d="M281 8c0-4-4-8-9-8-87 0-175 0-262 0-5 0-10 4-10 8 0 5 5 9 10 9 87 0 175 0 262 0 5 0 9-4 9-9zM281 90c0-5-4-9-9-9-87 0-175 0-262 0-5 0-10 4-10 9s5 8 10 8c87 0 175 0 262 0 5 0 9-3 9-8z"><text:p/></draw:path><draw:path draw:style-name="gr4" draw:text-style-name="P28" svg:width="0.113in" svg:height="0.1185in" svg:x="0.6063in" svg:y="0.0075in" svg:viewBox="0 0 288 302" svg:d="M256 84c-6 21-17 44-36 59-21 16-46 20-69 20 12-47 24-94 36-140 14 0 27 0 39 3 8 3 17 6 23 14 8 12 10 27 7 44zM285 81c4-16 4-34-4-46-8-11-19-16-32-19-20-6-38-6-57-6 1-3 1-6 1-9 0 0-1-1-2-1-8 4-18 6-28 10-32 0-66 8-92 27-18 15-34 34-38 54-3 8-5 18 0 24 2 4 6 5 9 5 5 0 10-3 13-5 5-4 6-10 8-14 1-4 0-8 0-11 0-6 0-13 1-18 3-12 14-23 26-32 21-17 60-17 71-17-14 57-29 115-44 172-4 17-10 33-17 49-5 11-12 23-22 30-9 8-18 14-29 14-4 0-9 0-12-4-4-5-3-12-2-18 2-8 4-14-1-20-1-3-5-4-9-4s-9 1-13 5c-6 3-8 8-11 14-2 10-2 19 4 27 6 9 18 14 31 14 19 0 40-8 58-23 26-21 37-49 47-78 3-8 6-17 8-25 32 0 67-9 96-32 20-17 35-40 40-63z"><text:p/></draw:path><draw:path draw:style-name="gr4" draw:text-style-name="P28" svg:width="0.0378in" svg:height="0.1642in" svg:x="0.7429in" svg:y="-0.0004in" svg:viewBox="0 0 97 418" svg:d="M97 413c0-1 0-2-1-3-44-33-73-116-73-184 0-10 0-22 0-34 0-67 29-151 73-184 1-1 1-2 1-3 0-3-2-5-3-5-2 0-2 1-3 1-47 35-91 119-91 191 0 12 0 24 0 34 0 72 44 156 91 191 1 0 1 1 3 1 1 0 3-2 3-5z"><text:p/></draw:path><draw:path draw:style-name="gr4" draw:text-style-name="P28" svg:width="0.1181in" svg:height="0.1122in" svg:x="0.7976in" svg:y="0.0102in" svg:viewBox="0 0 301 286" svg:d="M301 58c0-32-28-58-79-58-47 0-95 0-142 0-7 0-12 0-12 8 0 5 4 5 12 5 5 0 9 0 16 1 8 0 12 2 12 6 0 3 0 4-1 9-19 74-39 149-58 224-3 17-5 20-38 20-6 0-11 0-11 9 0 4 4 4 11 4 50 0 101 0 151 0 66 0 116-50 116-90 0-29-25-55-66-59 45-8 89-39 89-79zM263 56c0 37-36 77-88 77-20 0-42 0-62 0 8-35 18-70 26-104 4-15 5-16 23-16s37 0 55 0c36 0 46 25 46 43zM239 192c0 40-37 81-88 81-19 0-37 0-56 0-6 0-7 0-10 0-5-1-6-1-6-5 0-1 0-2 3-9 9-39 19-78 28-116 27 0 54 0 81 0 39 0 48 31 48 49z"><text:p/></draw:path><draw:path draw:style-name="gr4" draw:text-style-name="P28" svg:width="0.0378in" svg:height="0.1642in" svg:x="0.9303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/text:span><text:span text:style-name="T10">. </text:span><text:span text:style-name="T11">אם קבוצת החזקה של B ושל C שוות, אז ניתן לומר כי כל תת־קבוצה של B נמצאת ב־C וכל תת־קבוצה של C נמצאת ב־B, ולכן </text:span><text:span text:style-name="T11"><draw:g text:anchor-type="as-char" svg:y="-0.1165in" draw:z-index="28" draw:name="Shape29" draw:style-name="gr1"><svg:title>TexMaths</svg:title><svg:desc>12§display§C = B§svg§600§FALSE§</svg:desc><draw:g draw:style-name="gr2"><draw:path draw:style-name="gr3" draw:text-style-name="P27" svg:width="0.4598in" svg:height="0.1028in" svg:x="-0.0004in" svg:y="0.0083in" svg:viewBox="0 0 1169 262" svg:d="M0 0c389 0 780 0 1169 0 0 88 0 174 0 262-389 0-780 0-1169 0 0-88 0-174 0-262z"><text:p/></draw:path><draw:path draw:style-name="gr4" draw:text-style-name="P28" svg:width="0.1173in" svg:height="0.1197in" svg:x="-0.0004in" svg:y="0in" svg:viewBox="0 0 299 305" svg:d="M299 5c0-3-1-5-5-5-1 0-2 0-6 5-10 11-20 21-30 32-3-6-23-37-69-37-94 0-189 94-189 190 0 70 49 115 114 115 36 0 69-17 90-36 40-35 47-73 47-74 0-4-4-3-5-4-2 0-5 0-6 4-3 12-13 42-42 67-29 23-55 30-78 30-37 0-83-22-83-88 0-24 10-91 52-140 25-30 65-51 103-51 42 0 68 33 68 82 0 17-2 16-2 20s5 5 6 5c6 0 6-1 9-8 8-36 17-71 26-107z"><text:p/></draw:path><draw:path draw:style-name="gr4" draw:text-style-name="P28" svg:width="0.1098in" svg:height="0.0386in" svg:x="0.1776in" svg:y="0.0563in" svg:viewBox="0 0 280 99" svg:d="M280 8c0-4-4-8-8-8-88 0-176 0-264 0-4 0-8 4-8 8s4 9 8 9c88 0 176 0 264 0 4 0 8-5 8-9zM280 90c0-5-4-8-8-8-88 0-176 0-264 0-4 0-8 3-8 8 0 4 4 9 8 9 88 0 176 0 264 0 4 0 8-5 8-9z"><text:p/></draw:path><draw:path draw:style-name="gr4" draw:text-style-name="P28" svg:width="0.1185in" svg:height="0.1122in" svg:x="0.3496in" svg:y="0.0047in" svg:viewBox="0 0 302 286" svg:d="M302 58c0-32-28-58-79-58-46 0-94 0-141 0-9 0-12 0-12 8 0 5 3 5 10 5s10 0 17 0c8 1 11 1 11 7 0 2 0 3-1 9-19 74-37 150-57 224-4 17-4 20-38 20-7 0-12 0-12 8 0 5 5 5 12 5 50 0 100 0 150 0 67 0 117-49 117-90 0-31-24-54-65-59 43-8 88-40 88-79zM263 56c0 38-36 77-88 77-20 0-40 0-61 0 9-34 18-69 27-104 3-15 3-16 22-16 18 0 36 0 54 0 38 0 46 24 46 43zM239 191c0 41-37 82-86 82-20 0-39 0-58 0-6 0-7 0-10 0s-5-1-5-4c0-2 0-2 2-11 9-38 20-77 30-115 26 0 53 0 79 0 41 0 48 30 48 48z"><text:p/></draw:path></draw:g></draw:g></text:span><text:span text:style-name="T11">.</text:span></text:p>
      <text:p text:style-name="P12"><text:span text:style-name="T11">נ</text:span><text:span text:style-name="T3">וכל להוכיח באופן דומה גם כי במקרה שבו B מוכלת ב־A מתקיים </text:span><text:span text:style-name="T3"><draw:g text:anchor-type="as-char" svg:y="-0.1189in" draw:z-index="29" draw:name="Shape30" draw:style-name="gr1"><svg:title>TexMaths</svg:title><svg:desc>12§display§C = A§svg§600§FALSE§</svg:desc><draw:g draw:style-name="gr2"><draw:path draw:style-name="gr3" draw:text-style-name="P27" svg:width="0.4535in" svg:height="0.1043in" svg:x="-0.0004in" svg:y="0.0071in" svg:viewBox="0 0 1153 266" svg:d="M0 0c384 0 769 0 1153 0 0 89 0 177 0 266-384 0-769 0-1153 0 0-89 0-177 0-266z"><text:p/></draw:path><draw:path draw:style-name="gr4" draw:text-style-name="P28" svg:width="0.1173in" svg:height="0.1197in" svg:x="-0.0004in" svg:y="0.0016in" svg:viewBox="0 0 299 305" svg:d="M299 4c0-2-1-4-5-4-1 0-1 0-6 5-11 11-20 22-30 32-4-6-23-37-70-37-93 0-188 93-188 189 0 70 49 116 114 116 36 0 68-17 91-36 39-35 46-74 46-75 0-4-4-2-5-4-2 0-5 2-6 4-4 13-13 42-42 68-29 22-55 30-78 30-37 0-82-22-82-88 0-23 9-91 51-140 25-30 65-51 103-51 42 0 67 33 67 81 0 17-1 17-1 22 0 3 5 3 6 3 6 0 6 0 8-8 9-36 17-71 27-107z"><text:p/></draw:path><draw:path draw:style-name="gr4" draw:text-style-name="P28" svg:width="0.1102in" svg:height="0.0386in" svg:x="0.1772in" svg:y="0.0571in" svg:viewBox="0 0 281 99" svg:d="M281 8c0-4-4-8-9-8-87 0-176 0-264 0-4 0-8 4-8 8 0 5 4 9 8 9 88 0 177 0 264 0 5 0 9-4 9-9zM281 90c0-4-4-8-9-8-87 0-176 0-264 0-4 0-8 4-8 8 0 5 4 9 8 9 88 0 177 0 264 0 5 0 9-4 9-9z"><text:p/></draw:path><draw:path draw:style-name="gr4" draw:text-style-name="P28" svg:width="0.1134in" svg:height="0.1177in" svg:x="0.348in" svg:y="0in" svg:viewBox="0 0 289 300" svg:d="M289 292c0-5-5-5-9-5-27 0-27-3-28-15-8-88-17-174-25-262-1-9-1-10-9-10-7 0-8 2-10 7-50 82-98 163-147 245-17 29-33 34-51 35-6 1-10 1-10 8 0 4 2 5 6 5 11 0 24-1 36-1 13 0 29 1 42 1 2 0 8 0 8-7 0-5-3-6-7-6-9 0-19-4-19-15 0-4 2-9 5-15 3-5 3-5 32-53 35 0 71 0 106 0 1 8 7 65 7 70 0 12-22 13-30 13-6 0-11 0-11 8 0 5 4 4 6 5 18 0 36-1 53-1 11 0 37 1 48 1 2 0 7 0 7-8zM208 190c-33 0-64 0-96 0 27-45 55-92 82-138 5 46 9 93 14 138z"><text:p/></draw:path></draw:g></draw:g></text:span><text:span text:style-name="T3">, ולכן </text:span><text:span text:style-name="T12"><text:s/></text:span><text:span text:style-name="T3">אם מתקיים</text:span><text:span text:style-name="T12"><draw:g text:anchor-type="as-char" svg:y="-0.1228in" draw:z-index="30" draw:name="Shape31" draw:style-name="gr1"><svg:title>TexMaths</svg:title><svg:desc>12§display§\mathcal{P}(C) = \mathcal{P}(A) \cup \mathcal{P}(B)§svg§600§FALSE§</svg:desc><draw:g draw:style-name="gr2"><draw:path draw:style-name="gr3" draw:text-style-name="P27" svg:width="1.524in" svg:height="0.1472in" svg:x="0.0008in" svg:y="0.0079in" svg:viewBox="0 0 3872 375" svg:d="M1937 375c-646 0-1291 0-1937 0 0-125 0-250 0-375 1291 0 2581 0 3872 0 0 125 0 250 0 375-645 0-1291 0-1935 0z"><text:p/></draw:path><draw:path draw:style-name="gr4" draw:text-style-name="P28" svg:width="0.113in" svg:height="0.1185in" svg:x="-0.0004in" svg:y="0.0075in" svg:viewBox="0 0 288 302" svg:d="M256 84c-6 21-18 44-36 59-20 16-46 20-68 20 12-47 24-94 34-140 15 0 27 0 40 3 8 3 17 6 23 14 8 12 11 27 7 44zM285 81c5-16 5-34-5-46-7-11-19-16-32-19-18-6-36-6-57-6 1-3 3-6 3-9-2 0-3-1-4-1-8 4-17 6-26 10-33 0-66 8-93 27-18 15-33 34-39 54-2 8-5 18 1 24 1 4 5 5 8 5 5 0 10-3 15-5 3-4 6-10 7-14s0-8 0-11c0-6 0-13 1-18 2-12 14-23 25-32 22-17 60-17 71-17-14 57-29 115-43 172-5 17-10 33-17 49-6 11-12 23-23 30-8 8-17 14-27 14-5 0-11 0-14-4-3-5-3-12-1-18 1-8 4-14-1-20-1-3-5-4-10-4-4 0-9 1-13 5-5 3-8 8-9 14-3 10-3 19 2 27 7 9 19 14 31 14 21 0 41-8 59-23 26-21 37-49 47-78 2-8 6-17 7-25 32 0 67-9 96-32 22-17 35-40 41-63z"><text:p/></draw:path><draw:path draw:style-name="gr4" draw:text-style-name="P28" svg:width="0.0378in" svg:height="0.1642in" svg:x="0.1362in" svg:y="-0.0004in" svg:viewBox="0 0 97 418" svg:d="M97 413c0-1-1-2-1-3-44-33-73-116-73-184 0-10 0-22 0-34 0-67 29-151 73-184 0-1 1-2 1-3 0-3-2-5-5-5-1 0-1 1-2 1-46 35-90 119-90 191 0 12 0 24 0 34 0 72 44 156 90 191 1 0 1 1 2 1 3 0 5-2 5-5z"><text:p/></draw:path><draw:path draw:style-name="gr4" draw:text-style-name="P28" svg:width="0.1173in" svg:height="0.1193in" svg:x="0.1921in" svg:y="0.0075in" svg:viewBox="0 0 299 304" svg:d="M299 5c0-1-1-5-5-5-1 0-1 1-6 6-10 11-20 22-30 32-4-6-23-38-70-38-93 0-188 93-188 190 0 69 49 114 114 114 36 0 68-16 91-36 39-33 46-70 46-72 0-4-4-3-5-4-2 0-5 1-6 4-4 12-13 41-42 65s-55 31-78 31c-37 0-83-22-83-86 0-24 10-92 52-141 25-30 65-52 103-52 43 0 67 33 67 82 0 16-1 16-1 21 0 4 5 4 7 4 5 0 5 0 7-9 9-36 18-70 27-106z"><text:p/></draw:path><draw:path draw:style-name="gr4" draw:text-style-name="P28" svg:width="0.0378in" svg:height="0.1642in" svg:x="0.324in" svg:y="-0.0004in" svg:viewBox="0 0 97 418" svg:d="M97 226c0-10 0-22 0-34 0-72-44-156-91-191-1 0-1-1-2-1-2 0-4 2-4 5 0 1 1 2 1 3 45 33 73 117 73 184 0 12 0 24 0 34 0 68-28 151-73 184 0 1-1 2-1 3 0 3 2 5 4 5 1 0 1-1 2-1 47-35 91-119 91-191z"><text:p/></draw:path><draw:path draw:style-name="gr4" draw:text-style-name="P28" svg:width="0.1102in" svg:height="0.0382in" svg:x="0.4346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28" svg:width="0.113in" svg:height="0.1185in" svg:x="0.6071in" svg:y="0.0075in" svg:viewBox="0 0 288 302" svg:d="M256 84c-5 21-17 44-36 59-20 16-45 20-68 20 12-47 23-94 35-140 13 0 27 0 39 3 9 3 18 6 22 14 10 12 12 27 8 44zM286 81c3-16 3-34-5-46-9-11-19-16-33-19-18-6-36-6-56-6 1-3 1-6 2-9-1 0-2-1-3-1-10 4-18 6-28 10-31 0-65 8-92 27-18 15-34 34-39 54-2 8-4 18 0 24 3 4 6 5 10 5 5 0 10-3 13-5 5-4 7-10 9-14 1-4 0-8-2-11 2-6 2-13 2-18 3-12 15-23 26-32 20-17 60-17 71-17-15 57-29 115-43 172-5 17-10 33-18 49-5 11-12 23-22 30-8 8-18 14-28 14-6 0-10 0-13-4-3-5-3-12-1-18 1-8 2-14-1-20-3-3-6-4-10-4-5 0-9 1-13 5-5 3-8 8-11 14-2 10-1 19 4 27 7 9 18 14 31 14 20 0 41-8 59-23 26-21 37-49 47-78 2-8 4-17 7-25 32 0 67-9 96-32 20-17 35-40 41-63z"><text:p/></draw:path><draw:path draw:style-name="gr4" draw:text-style-name="P28" svg:width="0.0378in" svg:height="0.1642in" svg:x="0.7441in" svg:y="-0.0004in" svg:viewBox="0 0 97 418" svg:d="M97 413c0-1-1-2-2-3-43-33-72-116-72-184 0-10 0-22 0-34 0-67 29-151 72-184 1-1 2-2 2-3 0-3-2-5-5-5-1 0-1 1-2 1-47 35-90 119-90 191 0 12 0 24 0 34 0 72 43 156 90 191 1 0 1 1 2 1 3 0 5-2 5-5z"><text:p/></draw:path><draw:path draw:style-name="gr4" draw:text-style-name="P28" svg:width="0.1134in" svg:height="0.1181in" svg:x="0.7969in" svg:y="0.0047in" svg:viewBox="0 0 289 301" svg:d="M289 292c0-4-3-4-9-4-27 0-27-4-28-16-8-86-17-174-25-261-1-9-1-11-9-11-7 0-8 4-10 7-50 82-98 163-147 245-17 28-33 34-53 36-4 0-8 0-8 8 0 2 2 5 6 5 11 0 24-2 36-2 13 0 29 2 42 2 2 0 8 0 8-9 0-4-4-4-7-4-9-2-19-5-19-15 0-6 2-9 5-15s3-6 32-53c35 0 71 0 106 0 1 8 7 65 7 68 0 13-22 15-30 15-6 0-11 0-11 8 0 5 4 3 6 5 18 0 36-2 53-2 11 0 37 2 48 2 2 0 7 0 7-9zM208 192c-33 0-64 0-96 0 27-47 55-94 82-139 5 45 9 92 14 139z"><text:p/></draw:path><draw:path draw:style-name="gr4" draw:text-style-name="P28" svg:width="0.0378in" svg:height="0.1642in" svg:x="0.9248in" svg:y="-0.0004in" svg:viewBox="0 0 97 418" svg:d="M97 226c0-10 0-22 0-34 0-72-43-156-90-191-1 0-1-1-2-1-3 0-5 2-5 5 0 1 1 2 2 3 44 33 72 117 72 184 0 12 0 24 0 34 0 68-28 151-72 184-1 1-2 2-2 3 0 3 2 5 5 5 1 0 1-1 2-1 47-35 90-119 90-191z"><text:p/></draw:path><draw:path draw:style-name="gr4" draw:text-style-name="P28" svg:width="0.0902in" svg:height="0.1024in" svg:x="1.0272in" svg:y="0.0236in" svg:viewBox="0 0 230 261" svg:d="M230 169c0-54 0-107 0-161 0-4-3-8-8-8s-8 4-8 8c0 54 0 107 0 161 0 43-45 75-99 75s-98-32-98-75c0-54 0-107 0-161 0-4-5-8-9-8s-8 4-8 8c0 54 0 107 0 161 0 50 50 92 115 92 64 0 115-42 115-92z"><text:p/></draw:path><draw:path draw:style-name="gr4" draw:text-style-name="P28" svg:width="0.113in" svg:height="0.1185in" svg:x="1.1717in" svg:y="0.0075in" svg:viewBox="0 0 288 302" svg:d="M256 84c-6 21-17 44-36 59-20 16-46 20-68 20 12-47 24-94 34-140 15 0 28 0 40 3 8 3 17 6 23 14 8 12 11 27 7 44zM285 81c5-16 5-34-5-46-7-11-18-16-32-19-18-6-36-6-57-6 1-3 3-6 3-9 0 0-2-1-3-1-8 4-18 6-27 10-33 0-66 8-93 27-18 15-33 34-38 54-3 8-5 18 0 24 2 4 5 5 9 5s9-3 14-5c3-4 6-10 7-14s0-8 0-11c0-6 0-13 1-18 4-12 14-23 25-32 22-17 61-17 71-17-14 57-29 115-43 172-4 17-10 33-17 49-5 11-12 23-23 30-8 8-17 14-27 14-5 0-11 0-14-4-3-5-2-12-1-18 1-8 4-14-1-20-1-3-5-4-8-4-5 0-11 1-15 5-5 3-8 8-9 14-3 10-3 19 2 27 7 9 19 14 32 14 20 0 40-8 58-23 26-21 37-49 47-78 3-8 6-17 7-25 34 0 67-9 97-32 21-17 34-40 40-63z"><text:p/></draw:path><draw:path draw:style-name="gr4" draw:text-style-name="P28" svg:width="0.0378in" svg:height="0.1642in" svg:x="1.3083in" svg:y="-0.0004in" svg:viewBox="0 0 97 418" svg:d="M97 413c0-1-1-2-1-3-44-33-73-116-73-184 0-10 0-22 0-34 0-67 29-151 73-184 0-1 1-2 1-3 0-3-2-5-3-5-2 0-2 1-3 1-47 35-91 119-91 191 0 12 0 24 0 34 0 72 44 156 91 191 1 0 1 1 3 1 1 0 3-2 3-5z"><text:p/></draw:path><draw:path draw:style-name="gr4" draw:text-style-name="P28" svg:width="0.1181in" svg:height="0.1122in" svg:x="1.363in" svg:y="0.0102in" svg:viewBox="0 0 301 286" svg:d="M301 58c0-32-27-58-79-58-47 0-95 0-142 0-7 0-12 0-12 8 0 5 4 5 12 5 5 0 9 0 16 1 8 0 12 2 12 6 0 3-1 4-2 9-20 74-38 149-57 224-3 17-5 20-38 20-7 0-11 0-11 9 0 4 4 4 11 4 50 0 101 0 151 0 66 0 116-50 116-90 0-29-25-55-66-59 45-8 89-39 89-79zM263 56c0 37-36 77-88 77-20 0-42 0-62 0 8-35 18-70 26-104 4-15 5-16 23-16s36 0 54 0c37 0 47 25 47 43zM239 192c0 40-37 81-88 81-19 0-37 0-56 0-6 0-7 0-10 0-5-1-6-1-6-5 0-1 0-2 3-9 9-39 19-78 28-116 27 0 54 0 81 0 39 0 48 31 48 49z"><text:p/></draw:path><draw:path draw:style-name="gr4" draw:text-style-name="P28" svg:width="0.0378in" svg:height="0.1642in" svg:x="1.4957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/text:span><text:span text:style-name="T12"> </text:span><text:span text:style-name="T8">אז </text:span><text:span text:style-name="T8"><draw:g text:anchor-type="as-char" svg:y="-0.1189in" draw:z-index="31" draw:name="Shape32" draw:style-name="gr1"><svg:title>TexMaths</svg:title><svg:desc>12§display§C = A§svg§600§FALSE§</svg:desc><draw:g draw:style-name="gr2"><draw:path draw:style-name="gr3" draw:text-style-name="P27" svg:width="0.4535in" svg:height="0.1043in" svg:x="-0.0004in" svg:y="0.0071in" svg:viewBox="0 0 1153 266" svg:d="M0 0c384 0 769 0 1153 0 0 89 0 177 0 266-384 0-769 0-1153 0 0-89 0-177 0-266z"><text:p/></draw:path><draw:path draw:style-name="gr4" draw:text-style-name="P28" svg:width="0.1173in" svg:height="0.1197in" svg:x="-0.0004in" svg:y="0.0016in" svg:viewBox="0 0 299 305" svg:d="M299 4c0-2-1-4-5-4-1 0-1 0-6 5-11 11-20 22-30 32-4-6-23-37-70-37-93 0-188 93-188 189 0 70 49 116 114 116 36 0 68-17 91-36 39-35 46-74 46-75 0-4-4-2-5-4-2 0-5 2-6 4-4 13-13 42-42 68-29 22-55 30-78 30-37 0-82-22-82-88 0-23 9-91 51-140 25-30 65-51 103-51 42 0 67 33 67 81 0 17-1 17-1 22 0 3 5 3 6 3 6 0 6 0 8-8 9-36 17-71 27-107z"><text:p/></draw:path><draw:path draw:style-name="gr4" draw:text-style-name="P28" svg:width="0.1102in" svg:height="0.0386in" svg:x="0.1772in" svg:y="0.0571in" svg:viewBox="0 0 281 99" svg:d="M281 8c0-4-4-8-9-8-87 0-176 0-264 0-4 0-8 4-8 8 0 5 4 9 8 9 88 0 177 0 264 0 5 0 9-4 9-9zM281 90c0-4-4-8-9-8-87 0-176 0-264 0-4 0-8 4-8 8 0 5 4 9 8 9 88 0 177 0 264 0 5 0 9-4 9-9z"><text:p/></draw:path><draw:path draw:style-name="gr4" draw:text-style-name="P28" svg:width="0.1134in" svg:height="0.1177in" svg:x="0.348in" svg:y="0in" svg:viewBox="0 0 289 300" svg:d="M289 292c0-5-5-5-9-5-27 0-27-3-28-15-8-88-17-174-25-262-1-9-1-10-9-10-7 0-8 2-10 7-50 82-98 163-147 245-17 29-33 34-51 35-6 1-10 1-10 8 0 4 2 5 6 5 11 0 24-1 36-1 13 0 29 1 42 1 2 0 8 0 8-7 0-5-3-6-7-6-9 0-19-4-19-15 0-4 2-9 5-15 3-5 3-5 32-53 35 0 71 0 106 0 1 8 7 65 7 70 0 12-22 13-30 13-6 0-11 0-11 8 0 5 4 4 6 5 18 0 36-1 53-1 11 0 37 1 48 1 2 0 7 0 7-8zM208 190c-33 0-64 0-96 0 27-45 55-92 82-138 5 46 9 93 14 138z"><text:p/></draw:path></draw:g></draw:g></text:span><text:span text:style-name="T8"><text:s/>או </text:span><text:span text:style-name="T8"><draw:g text:anchor-type="as-char" svg:y="-0.1165in" draw:z-index="32" draw:name="Shape33" draw:style-name="gr1"><svg:title>TexMaths</svg:title><svg:desc>12§display§C = B§svg§600§FALSE§</svg:desc><draw:g draw:style-name="gr2"><draw:path draw:style-name="gr3" draw:text-style-name="P27" svg:width="0.4598in" svg:height="0.1028in" svg:x="-0.0004in" svg:y="0.0083in" svg:viewBox="0 0 1169 262" svg:d="M0 0c389 0 780 0 1169 0 0 88 0 174 0 262-389 0-780 0-1169 0 0-88 0-174 0-262z"><text:p/></draw:path><draw:path draw:style-name="gr4" draw:text-style-name="P28" svg:width="0.1173in" svg:height="0.1197in" svg:x="-0.0004in" svg:y="0in" svg:viewBox="0 0 299 305" svg:d="M299 5c0-3-1-5-5-5-1 0-2 0-6 5-10 11-20 21-30 32-3-6-23-37-69-37-94 0-189 94-189 190 0 69 49 115 114 115 36 0 69-17 90-36 40-35 47-73 47-74 0-4-4-3-5-4-2 0-5 0-6 4-3 12-13 42-42 67-29 23-55 30-78 30-37 0-83-22-83-88 0-24 10-91 52-140 25-30 65-51 103-51 42 0 68 33 68 82 0 17-2 16-2 20s5 5 6 5c6 0 6-1 9-8 8-36 17-71 26-107z"><text:p/></draw:path><draw:path draw:style-name="gr4" draw:text-style-name="P28" svg:width="0.1098in" svg:height="0.0386in" svg:x="0.1776in" svg:y="0.0563in" svg:viewBox="0 0 280 99" svg:d="M280 8c0-4-4-8-8-8-88 0-176 0-264 0-4 0-8 4-8 8s4 9 8 9c88 0 176 0 264 0 4 0 8-5 8-9zM280 90c0-5-4-8-8-8-88 0-176 0-264 0-4 0-8 3-8 8 0 4 4 9 8 9 88 0 176 0 264 0 4 0 8-5 8-9z"><text:p/></draw:path><draw:path draw:style-name="gr4" draw:text-style-name="P28" svg:width="0.1185in" svg:height="0.1122in" svg:x="0.3496in" svg:y="0.0047in" svg:viewBox="0 0 302 286" svg:d="M302 58c0-32-28-58-79-58-46 0-94 0-141 0-9 0-12 0-12 8 0 5 3 5 10 5s10 0 17 0c8 1 11 1 11 7 0 2 0 3-1 9-19 74-37 150-57 224-4 17-4 20-38 20-7 0-12 0-12 8 0 5 5 5 12 5 50 0 100 0 150 0 67 0 117-49 117-90 0-31-24-54-65-59 43-8 88-40 88-79zM263 56c0 38-36 77-88 77-20 0-40 0-61 0 9-34 18-69 27-104 3-15 3-16 22-16 18 0 36 0 54 0 38 0 46 24 46 43zM239 191c0 41-37 82-86 82-20 0-39 0-58 0-6 0-7 0-10 0s-5-1-5-4c0-2 0-2 2-11 9-38 20-77 30-115 26 0 53 0 79 0 41 0 48 30 48 48z"><text:p/></draw:path></draw:g></draw:g></text:span><text:span text:style-name="T8">.</text:span></text:p>
      <text:h text:style-name="P26" text:outline-level="2"><text:soft-page-break/><text:span text:style-name="T8">ס</text:span><text:span text:style-name="T3">עיף ג’</text:span></text:h>
      <text:p text:style-name="P3"><text:span text:style-name="T16">נראה כי אם A ו־B קבוצות סופיות, ואם </text:span><text:span text:style-name="T16"><draw:g text:anchor-type="as-char" svg:y="-0.1236in" draw:z-index="35" draw:name="Shape34" draw:style-name="gr1"><svg:title>TexMaths</svg:title><svg:desc>12§display§\left\lvert \mathcal{P}(A) \right\rvert
=
2 \cdot \left\lvert \mathcal{P}(A \backslash B) \right\rvert§svg§600§FALSE§</svg:desc><draw:g draw:style-name="gr2"><draw:path draw:style-name="gr3" draw:text-style-name="P27" svg:width="1.5453in" svg:height="0.148in" svg:x="-0.0004in" svg:y="0.0083in" svg:viewBox="0 0 3926 377" svg:d="M1963 377c-655 0-1309 0-1963 0 0-126 0-251 0-377 1308 0 2617 0 3926 0 0 126 0 251 0 377-655 0-1309 0-1963 0z"><text:p/></draw:path><draw:path draw:style-name="gr4" draw:text-style-name="P28" svg:width="0.0063in" svg:height="0.1654in" svg:x="0.011in" svg:y="-0.0004in" svg:viewBox="0 0 17 421" svg:d="M17 412c0-134 0-269 0-404 0-4-4-8-9-8-4 0-8 4-8 8 0 135 0 270 0 404 0 5 4 9 8 9 5 0 9-4 9-9z"><text:p/></draw:path><draw:path draw:style-name="gr4" draw:text-style-name="P28" svg:width="0.113in" svg:height="0.1189in" svg:x="0.0441in" svg:y="0.0063in" svg:viewBox="0 0 288 303" svg:d="M256 85c-5 22-17 44-36 59-21 16-46 21-69 21 12-47 24-94 36-141 13 0 27 0 39 4 9 2 18 6 22 13 10 12 12 28 8 44zM286 83c3-17 3-35-5-47-9-11-19-16-33-19-18-6-36-7-56-7 1-3 1-6 2-9-1 0-2-1-3-1-10 4-18 7-28 11-31 0-66 7-92 27-18 15-34 33-39 53-2 10-4 20 0 26 3 2 6 4 10 4 5 0 10-2 13-6 5-3 7-8 9-13 1-3 0-8-2-12 2-6 2-12 2-17 3-13 15-24 26-32 20-17 60-17 71-17-15 57-29 114-43 172-5 18-10 34-18 49-5 11-12 23-22 31-8 8-18 14-29 14-5 0-9-2-12-5-3-5-3-12-2-18 2-7 3-15 0-19-3-3-6-4-10-4-5 0-9 1-13 4-5 4-8 9-11 15-2 10-1 19 4 25 6 10 18 15 31 15 20 0 41-9 59-23 25-20 37-49 47-77 2-8 4-18 7-26 32 0 67-9 96-32 20-16 35-39 41-62z"><text:p/></draw:path><draw:path draw:style-name="gr4" draw:text-style-name="P28" svg:width="0.0382in" svg:height="0.1642in" svg:x="0.1803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1134in" svg:height="0.1181in" svg:x="0.2343in" svg:y="0.0051in" svg:viewBox="0 0 289 301" svg:d="M289 292c0-5-5-5-9-5-27 0-27-2-28-14-8-87-17-174-25-262-1-9-1-11-9-11-7 0-8 4-10 7-50 82-99 164-148 245-17 28-32 34-52 35-4 1-8 1-8 9 0 2 2 5 5 5 12 0 25-2 37-2 13 0 29 2 42 2 2 0 7 0 7-9 0-4-3-5-6-5-9 0-20-3-20-14 0-5 2-10 6-16 3-5 3-5 32-53 35 0 71 0 106 0 1 10 7 65 7 70 0 12-23 13-31 13-5 0-10 0-10 9 0 5 4 3 6 5 17 0 35-2 53-2 11 0 37 2 48 2 2 0 7 0 7-9zM208 191c-33 0-64 0-96 0 27-47 55-92 82-138 5 46 9 91 14 138z"><text:p/></draw:path><draw:path draw:style-name="gr4" draw:text-style-name="P28" svg:width="0.0378in" svg:height="0.1642in" svg:x="0.3626in" svg:y="0in" svg:viewBox="0 0 97 418" svg:d="M97 227c0-12 0-24 0-35 0-72-44-156-90-191-1-1-1-1-2-1-3 0-5 2-5 4 0 1 1 2 1 3 45 34 73 118 73 185 0 11 0 23 0 35 0 66-28 150-73 184 0 1-1 2-1 4 0 1 2 3 5 3 1 0 1 0 2-1 46-35 90-119 90-190z"><text:p/></draw:path><draw:path draw:style-name="gr4" draw:text-style-name="P28" svg:width="0.0063in" svg:height="0.1654in" svg:x="0.4374in" svg:y="-0.0004in" svg:viewBox="0 0 17 421" svg:d="M17 412c0-134 0-269 0-404 0-4-5-8-9-8s-8 4-8 8c0 135 0 270 0 404 0 5 4 9 8 9s9-4 9-9z"><text:p/></draw:path><draw:path draw:style-name="gr4" draw:text-style-name="P28" svg:width="0.1102in" svg:height="0.039in" svg:x="0.5193in" svg:y="0.063in" svg:viewBox="0 0 281 100" svg:d="M281 8c0-3-5-8-9-8-87 0-176 0-264 0-4 0-8 4-8 8s4 10 8 10c88 0 177 0 264 0 4 0 9-5 9-10zM281 91c0-4-5-8-9-8-87 0-176 0-264 0-4 0-8 4-8 8s4 9 8 9c88 0 177 0 264 0 4 0 9-5 9-9z"><text:p/></draw:path><draw:path draw:style-name="gr4" draw:text-style-name="P28" svg:width="0.0661in" svg:height="0.1094in" svg:x="0.6933in" svg:y="0.0138in" svg:viewBox="0 0 169 279" svg:d="M169 207c-3 0-7 0-11 0-2 13-4 30-9 36-3 3-31 3-40 3-25 0-51 0-77 0 16-14 30-27 46-42 66-57 91-80 91-122 0-48-38-82-90-82-48 0-79 38-79 76 0 24 22 24 23 24 7 0 21-5 21-23 0-11-7-22-21-22-4 0-5 0-6 0 9-27 32-42 57-42 39 0 57 34 57 69 0 33-22 66-45 92-27 30-54 59-81 89-5 5-5 6-5 16 53 0 104 0 157 0 4-24 9-48 12-72z"><text:p/></draw:path><draw:path draw:style-name="gr4" draw:text-style-name="P28" svg:width="0.0169in" svg:height="0.0169in" svg:x="0.8189in" svg:y="0.074in" svg:viewBox="0 0 44 44" svg:d="M44 23c0-13-10-23-22-23-14 0-22 10-22 23 0 12 8 21 22 21 12 0 22-9 22-21z"><text:p/></draw:path><draw:path draw:style-name="gr4" draw:text-style-name="P28" svg:width="0.0063in" svg:height="0.1654in" svg:x="0.9071in" svg:y="-0.0004in" svg:viewBox="0 0 17 421" svg:d="M17 412c0-134 0-269 0-404 0-4-4-8-9-8-4 0-8 4-8 8 0 135 0 270 0 404 0 5 4 9 8 9 5 0 9-4 9-9z"><text:p/></draw:path><draw:path draw:style-name="gr4" draw:text-style-name="P28" svg:width="0.113in" svg:height="0.1189in" svg:x="0.9402in" svg:y="0.0063in" svg:viewBox="0 0 288 303" svg:d="M256 85c-5 22-17 44-36 59-20 16-45 21-68 21 12-47 23-94 35-141 13 0 27 0 39 4 9 2 18 6 22 13 10 12 12 28 8 44zM286 83c3-17 3-35-5-47-9-11-19-16-33-19-18-6-36-7-56-7 1-3 1-6 2-9-1 0-2-1-3-1-10 4-18 7-28 11-31 0-65 7-92 27-18 15-34 33-39 53-2 10-4 20 0 26 3 2 6 4 10 4 5 0 10-2 13-6 5-3 7-8 9-13 1-3 0-8-2-12 2-6 2-12 2-17 3-13 15-24 26-32 20-17 60-17 71-17-15 57-29 114-43 172-5 18-10 34-18 49-5 11-12 23-22 31-8 8-18 14-28 14-6 0-10-2-13-5-3-5-3-12-1-18 1-7 2-15-1-19-3-3-6-4-10-4-5 0-9 1-13 4-5 4-8 9-11 15-2 10-1 19 4 25 7 10 18 15 31 15 20 0 41-9 59-23 26-20 37-49 47-77 2-8 4-18 7-26 32 0 67-9 96-32 20-16 35-39 41-62z"><text:p/></draw:path><draw:path draw:style-name="gr4" draw:text-style-name="P28" svg:width="0.0378in" svg:height="0.1642in" svg:x="1.0772in" svg:y="0in" svg:viewBox="0 0 97 418" svg:d="M97 415c0-2-1-4-2-4-43-34-72-118-72-184 0-12 0-24 0-35 0-67 29-151 72-185 1 0 2-2 2-3 0-2-2-4-5-4-1 0-1 0-2 1-47 35-90 119-90 191 0 11 0 23 0 35 0 71 43 155 90 190 1 1 1 1 2 1 3 0 5-2 5-3z"><text:p/></draw:path><draw:path draw:style-name="gr4" draw:text-style-name="P28" svg:width="0.1134in" svg:height="0.1181in" svg:x="1.1307in" svg:y="0.0051in" svg:viewBox="0 0 289 301" svg:d="M289 292c0-5-5-5-9-5-27 0-27-2-28-14-8-87-17-174-25-262-1-9-1-11-9-11-7 0-8 4-10 7-50 82-98 164-147 245-17 28-33 34-53 35-4 1-8 1-8 9 0 2 2 5 6 5 11 0 24-2 36-2 13 0 29 2 42 2 2 0 8 0 8-9 0-4-4-5-7-5-9 0-20-3-20-14 0-5 3-10 6-16 3-5 3-5 32-53 35 0 71 0 106 0 1 10 7 65 7 70 0 12-22 13-30 13-6 0-11 0-11 9 0 5 4 3 6 5 17 0 36-2 53-2 11 0 37 2 48 2 2 0 7 0 7-9zM208 191c-33 0-64 0-96 0 27-47 55-92 82-138 5 46 9 91 14 138z"><text:p/></draw:path><draw:path draw:style-name="gr4" draw:text-style-name="P28" svg:width="0.0638in" svg:height="0.1654in" svg:x="1.2587in" svg:y="-0.0004in" svg:viewBox="0 0 163 421" svg:d="M163 412c0-1 0-2 0-3-49-135-98-268-147-403-2-4-4-6-8-6s-8 4-8 8c0 2 0 3 0 4 49 135 97 268 146 403 3 3 5 6 9 6 5 0 8-4 8-9z"><text:p/></draw:path><draw:path draw:style-name="gr4" draw:text-style-name="P28" svg:width="0.1177in" svg:height="0.1122in" svg:x="1.3394in" svg:y="0.011in" svg:viewBox="0 0 300 286" svg:d="M300 58c0-32-28-58-78-58-47 0-95 0-142 0-8 0-12 0-12 8 0 5 4 5 12 5 5 0 9 0 16 0 7 1 12 1 12 7 0 2-1 3-2 9-20 74-38 150-57 225-3 15-5 19-38 19-7 0-11 0-11 8 0 5 4 5 11 5 50 0 99 0 150 0 67 0 116-49 116-90 0-30-24-54-65-59 45-8 88-40 88-79zM262 56c0 38-36 77-88 77-20 0-41 0-61 0 8-34 18-69 26-104 4-15 5-16 23-16s36 0 54 0c37 0 46 24 46 43zM239 192c0 40-37 81-88 81-19 0-38 0-57 0-6 0-6 0-9 0-5 0-6-1-6-5 0-1 0-1 3-10 9-38 19-76 28-115 27 0 53 0 80 0 40 0 49 30 49 49z"><text:p/></draw:path><draw:path draw:style-name="gr4" draw:text-style-name="P28" svg:width="0.0378in" svg:height="0.1642in" svg:x="1.4717in" svg:y="0in" svg:viewBox="0 0 97 418" svg:d="M97 227c0-12 0-24 0-35 0-72-43-156-90-191-1-1-1-1-2-1-3 0-5 2-5 4 0 1 1 3 2 3 44 34 72 118 72 185 0 11 0 23 0 35 0 66-28 150-72 184-1 0-2 2-2 4 0 1 2 3 5 3 1 0 1 0 2-1 47-35 90-119 90-190z"><text:p/></draw:path><draw:path draw:style-name="gr4" draw:text-style-name="P28" svg:width="0.0063in" svg:height="0.1654in" svg:x="1.5469in" svg:y="-0.0004in" svg:viewBox="0 0 17 421" svg:d="M17 412c0-134 0-269 0-404 0-4-4-8-9-8-4 0-8 4-8 8 0 135 0 270 0 404 0 5 4 9 8 9 5 0 9-4 9-9z"><text:p/></draw:path></draw:g></draw:g></text:span><text:span text:style-name="T16">, אז </text:span><text:span text:style-name="T16"><draw:g text:anchor-type="as-char" svg:y="-0.1236in" draw:z-index="33" draw:name="Shape35" draw:style-name="gr1"><svg:title>TexMaths</svg:title><svg:desc>12§display§\lvert A \cap B \rvert = 1§svg§600§FALSE§</svg:desc><draw:g draw:style-name="gr2"><draw:path draw:style-name="gr3" draw:text-style-name="P27" svg:width="0.8043in" svg:height="0.148in" svg:x="-0.0004in" svg:y="0.0083in" svg:viewBox="0 0 2044 377" svg:d="M1022 377c-341 0-681 0-1022 0 0-126 0-251 0-377 681 0 1363 0 2044 0 0 126 0 251 0 377-340 0-681 0-1022 0z"><text:p/></draw:path><draw:path draw:style-name="gr4" draw:text-style-name="P28" svg:width="0.0063in" svg:height="0.1654in" svg:x="0.011in" svg:y="-0.0004in" svg:viewBox="0 0 17 421" svg:d="M17 412c0-134 0-269 0-404 0-4-4-8-9-8-4 0-8 4-8 8 0 135 0 270 0 404 0 5 4 9 8 9 5 0 9-4 9-9z"><text:p/></draw:path><draw:path draw:style-name="gr4" draw:text-style-name="P28" svg:width="0.1134in" svg:height="0.1181in" svg:x="0.0429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5 0 71 0 106 0 1 10 7 65 7 70 0 12-22 13-30 13-6 0-11 0-11 9 0 5 4 3 6 5 18 0 36-2 53-2 11 0 37 2 48 2 2 0 7 0 7-9zM208 191c-33 0-64 0-96 0 27-47 55-92 82-138 5 46 9 91 14 138z"><text:p/></draw:path><draw:path draw:style-name="gr4" draw:text-style-name="P28" svg:width="0.0902in" svg:height="0.1028in" svg:x="0.2087in" svg:y="0.0236in" svg:viewBox="0 0 230 262" svg:d="M230 254c0-53 0-107 0-160 0-51-51-94-115-94-65 0-115 43-115 94 0 53 0 107 0 160 0 4 4 8 8 8 5 0 9-4 9-8 0-53 0-107 0-160 0-44 44-77 98-77s99 33 99 77c0 53 0 107 0 160 0 4 3 8 8 8s8-4 8-8z"><text:p/></draw:path><draw:path draw:style-name="gr4" draw:text-style-name="P28" svg:width="0.1181in" svg:height="0.1122in" svg:x="0.3531in" svg:y="0.011in" svg:viewBox="0 0 301 286" svg:d="M301 58c0-32-29-58-79-58-47 0-95 0-142 0-8 0-12 0-12 8 0 5 4 5 12 5 5 0 9 0 16 0 7 1 12 1 12 7 0 2-1 3-2 9-20 74-38 150-57 225-3 15-5 19-38 19-7 0-11 0-11 8 0 5 4 5 11 5 50 0 101 0 151 0 66 0 116-49 116-90 0-30-25-54-66-59 45-8 89-40 89-79zM263 56c0 38-37 77-89 77-20 0-41 0-61 0 8-34 18-69 26-104 4-15 5-16 23-16s36 0 54 0c37 0 47 24 47 43zM239 192c0 40-37 81-88 81-19 0-38 0-57 0-6 0-6 0-9 0-5 0-6-1-6-5 0-1 0-1 3-10 9-38 19-76 28-115 27 0 53 0 80 0 40 0 49 30 49 49z"><text:p/></draw:path><draw:path draw:style-name="gr4" draw:text-style-name="P28" svg:width="0.0063in" svg:height="0.1654in" svg:x="0.4957in" svg:y="-0.0004in" svg:viewBox="0 0 17 421" svg:d="M17 412c0-134 0-269 0-404 0-4-4-8-9-8-4 0-8 4-8 8 0 135 0 270 0 404 0 5 4 9 8 9 5 0 9-4 9-9z"><text:p/></draw:path><draw:path draw:style-name="gr4" draw:text-style-name="P28" svg:width="0.1102in" svg:height="0.039in" svg:x="0.5772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28" svg:width="0.0543in" svg:height="0.1094in" svg:x="0.7583in" svg:y="0.0138in" svg:viewBox="0 0 139 279" svg:d="M139 279c0-4 0-9 0-13-5 0-8 0-13 0-38 0-40-5-40-21 0-78 0-156 0-234 0-11 0-11-9-11-27 26-64 26-77 26 0 5 0 9 0 14 8 0 34 0 55-11 0 72 0 144 0 216 0 16-1 21-39 21-5 0-9 0-14 0 0 4 0 9 0 13 15-1 52-1 69-1s53 0 68 1z"><text:p/></draw:path></draw:g></draw:g></text:span><text:span text:style-name="T16">. </text:span><text:span text:style-name="T13">על־פי משפט 1.6 מהספר תורת הקבוצות, אם ערך מוחלט של קבוצה הוא n אז הערך המוחלט של קבוצת החזקה של הקבוצה הוא </text:span><text:span text:style-name="T13"><draw:g text:anchor-type="as-char" svg:y="-0.111in" draw:z-index="34" draw:name="Shape36" draw:style-name="gr1"><svg:title>TexMaths</svg:title><svg:desc>12§display§2^n§svg§600§FALSE§</svg:desc><draw:g draw:style-name="gr2"><draw:path draw:style-name="gr3" draw:text-style-name="P27" svg:width="0.1421in" svg:height="0.0933in" svg:x="-0.0004in" svg:y="0.0083in" svg:viewBox="0 0 362 238" svg:d="M0 0c121 0 241 0 362 0 0 79 0 159 0 238-121 0-241 0-362 0 0-79 0-159 0-238z"><text:p/></draw:path><draw:path draw:style-name="gr4" draw:text-style-name="P28" svg:width="0.0661in" svg:height="0.1094in" svg:x="-0.0004in" svg:y="0.0008in" svg:viewBox="0 0 169 279" svg:d="M169 206c-4 0-7 0-11 0-2 13-5 31-10 37-2 4-31 4-40 4-25 0-50 0-75 0 14-15 30-29 44-44 65-57 92-79 92-121 0-48-39-82-91-82-47 0-78 38-78 76 0 24 20 24 22 24 7 0 21-5 21-23 0-11-7-22-21-22-4 0-5 0-6 2 9-28 32-44 58-44 38 0 56 34 56 69 0 33-22 66-44 91-28 30-55 60-82 90-4 5-4 6-4 16 52 0 104 0 157 0 3-24 7-48 12-73z"><text:p/></draw:path><draw:path draw:style-name="gr4" draw:text-style-name="P28" svg:width="0.0709in" svg:height="0.0516in" svg:x="0.0791in" svg:y="0in" svg:viewBox="0 0 181 132" svg:d="M181 88c0-4-4-4-5-4-4 0-5 1-6 5-6 24-19 36-31 36-6 0-8-5-8-11 0-7 2-11 8-24 3-8 15-39 15-56 0-29-23-34-38-34-24 0-41 14-51 26-1-20-19-26-31-26s-20 10-23 16c-7 10-11 27-11 29 0 4 4 4 5 4 5 0 5-1 7-9 4-17 10-32 21-32 8 0 10 6 10 15 0 6-3 17-4 24-3 8-5 17-8 26-3 12-6 26-9 39-2 3-3 11-3 12 0 6 5 8 10 8 6 0 11-3 12-6 1-2 4-12 5-18 2-9 5-18 7-26 1-7 4-13 5-21 3-12 3-14 12-26 8-11 23-27 45-27 16 0 16 15 16 21 0 18-12 50-16 62-4 9-5 11-5 16 0 16 13 25 29 25 29 0 42-39 42-44z"><text:p/></draw:path></draw:g></draw:g></text:span><text:span text:style-name="T13">. נסמן את ערכי עוצמות A ו</text:span><text:span text:style-name="T15">איברי B שגם ב־A</text:span><text:span text:style-name="T13"> כ־n ו־m בהתאמה, </text:span><text:span text:style-name="T15">כך חיסור B מ־A מוביל לקבוצה בעלת עוצמה n</text:span><text:span text:style-name="T13">: </text:span><text:span text:style-name="T13"><draw:g text:anchor-type="as-char" svg:y="-0.1366in" draw:z-index="36" draw:name="Shape37" draw:style-name="gr1"><svg:title>TexMaths</svg:title><svg:desc>12§display§2^n
=
2 \cdot 2^{n - m}
=
2 ^ {n - m + 1}§svg§600§FALSE§</svg:desc><draw:g draw:style-name="gr2"><draw:path draw:style-name="gr3" draw:text-style-name="P27" svg:width="1.7016in" svg:height="0.1193in" svg:x="-0.0004in" svg:y="0.0083in" svg:viewBox="0 0 4323 304" svg:d="M0 0c1442 0 2882 0 4323 0 0 101 0 203 0 304-1441 0-2881 0-4323 0 0-101 0-203 0-304z"><text:p/></draw:path><draw:path draw:style-name="gr4" draw:text-style-name="P28" svg:width="0.0657in" svg:height="0.1094in" svg:x="-0.0004in" svg:y="0.0283in" svg:viewBox="0 0 168 279" svg:d="M168 205c-4 0-7 0-11 0-2 14-5 32-9 38-3 3-30 3-40 3-25 0-50 0-76 0 15-14 30-29 45-43 66-56 91-79 91-121 0-48-38-82-90-82-47 0-78 38-78 76 0 24 20 24 22 24 7 0 21-5 21-23 0-11-7-22-21-22-4 0-5 0-6 0 9-26 32-42 57-42 39 0 57 34 57 69 0 33-22 66-45 92-27 29-54 59-81 89-4 5-4 6-4 16 52 0 104 0 156 0 4-24 8-48 12-74z"><text:p/></draw:path><draw:path draw:style-name="gr4" draw:text-style-name="P28" svg:width="0.0709in" svg:height="0.0516in" svg:x="0.0795in" svg:y="0.026in" svg:viewBox="0 0 181 132" svg:d="M181 88c0-4-3-3-5-4-4 0-4 1-6 5-7 23-19 35-31 35-6 0-7-4-7-10 0-7 1-11 6-24 4-10 16-41 16-56 0-29-23-34-39-34-24 0-41 14-49 26-2-20-19-26-31-26-13 0-21 8-24 16-6 10-11 27-11 28 0 4 4 3 5 4 5 0 5 0 7-8 5-17 10-32 22-32 7 0 9 6 9 15 0 5-2 15-5 24-2 8-3 17-6 26-3 12-6 24-9 38-1 4-3 7-4 12 0 7 6 9 11 9s10-3 11-6c1-2 3-12 6-18 2-9 3-18 6-26 1-8 3-14 5-21 3-12 3-14 13-26 7-12 21-27 43-27 18 0 18 15 18 21 0 17-13 50-18 62-2 9-4 11-4 16 0 16 14 25 28 25 30 0 43-41 43-44z"><text:p/></draw:path><draw:path draw:style-name="gr4" draw:text-style-name="P28" svg:width="0.1102in" svg:height="0.0386in" svg:x="0.2197in" svg:y="0.0756in" svg:viewBox="0 0 281 99" svg:d="M281 8c0-3-4-8-9-8-87 0-176 0-264 0-4 0-8 4-8 8s4 9 8 9c88 0 177 0 264 0 5 0 9-4 9-9zM281 90c0-4-4-8-9-8-87 0-176 0-264 0-4 0-8 3-8 8 0 4 4 9 8 9 88 0 177 0 264 0 5 0 9-4 9-9z"><text:p/></draw:path><draw:path draw:style-name="gr4" draw:text-style-name="P28" svg:width="0.0657in" svg:height="0.1094in" svg:x="0.3941in" svg:y="0.0283in" svg:viewBox="0 0 168 279" svg:d="M168 205c-4 0-7 0-11 0-1 14-5 32-8 38-4 3-31 3-41 3-25 0-50 0-76 0 15-14 30-29 45-43 66-56 91-79 91-121 0-48-37-82-89-82-48 0-79 38-79 76 0 24 22 24 23 24 7 0 21-5 21-23 0-11-7-22-22-22-3 0-4 0-5 0 9-26 32-42 56-42 39 0 57 34 57 69 0 33-21 66-45 92-26 29-54 59-80 89-5 5-5 6-5 16 52 0 104 0 156 0 4-24 8-48 12-74z"><text:p/></draw:path><draw:path draw:style-name="gr4" draw:text-style-name="P28" svg:width="0.0177in" svg:height="0.0169in" svg:x="0.5197in" svg:y="0.0866in" svg:viewBox="0 0 46 44" svg:d="M46 22c0-12-11-22-23-22s-23 8-23 22c0 12 11 22 23 22s23-9 23-22z"><text:p/></draw:path><draw:path draw:style-name="gr4" draw:text-style-name="P28" svg:width="0.0657in" svg:height="0.1094in" svg:x="0.5972in" svg:y="0.0283in" svg:viewBox="0 0 168 279" svg:d="M168 205c-4 0-7 0-11 0-2 14-5 32-9 38-3 3-30 3-40 3-25 0-50 0-76 0 15-14 30-29 45-43 66-56 91-79 91-121 0-48-38-82-90-82-47 0-78 38-78 76 0 24 20 24 22 24 7 0 21-5 21-23 0-11-7-22-21-22-4 0-5 0-6 0 9-26 32-42 57-42 39 0 57 34 57 69 0 33-22 66-45 92-27 29-54 59-81 89-4 5-4 6-4 16 52 0 104 0 156 0 4-24 8-48 12-74z"><text:p/></draw:path><draw:path draw:style-name="gr4" draw:text-style-name="P28" svg:width="0.0709in" svg:height="0.0516in" svg:x="0.6772in" svg:y="0.026in" svg:viewBox="0 0 181 132" svg:d="M181 88c0-4-3-3-5-4-4 0-4 1-6 5-7 23-19 35-31 35-6 0-7-4-7-10 0-7 1-11 6-24 4-10 16-41 16-56 0-29-23-34-39-34-24 0-41 14-49 26-2-20-19-26-31-26-13 0-21 8-24 16-6 10-11 27-11 28 0 4 4 3 5 4 5 0 5 0 7-8 5-17 10-32 22-32 7 0 9 6 9 15 0 5-2 15-5 24-2 8-3 17-6 26-3 12-6 24-9 38-1 4-3 7-4 12 0 7 6 9 11 9s10-3 11-6c1-2 3-12 6-18 2-9 3-18 6-26 2-8 3-14 5-21 3-12 3-14 13-26 7-12 21-27 43-27 18 0 18 15 18 21 0 17-13 50-18 62-2 9-4 11-4 16 0 16 14 25 28 25 30 0 43-41 43-44z"><text:p/></draw:path><draw:path draw:style-name="gr4" draw:text-style-name="P28" svg:width="0.0772in" svg:height="0.0039in" svg:x="0.7602in" svg:y="0.0457in" svg:viewBox="0 0 197 11" svg:d="M197 6c0-4-3-6-6-6-61 0-124 0-185 0-4 0-6 2-6 6 0 2 2 5 6 5 61 0 124 0 185 0 3 0 6-3 6-5z"><text:p/></draw:path><draw:path draw:style-name="gr4" draw:text-style-name="P28" svg:width="0.1063in" svg:height="0.0516in" svg:x="0.8496in" svg:y="0.026in" svg:viewBox="0 0 271 132" svg:d="M271 88c0-4-3-4-5-4-3 0-4 1-6 5-6 23-19 35-31 35-6 0-7-4-7-10 0-7 1-11 7-24 4-10 16-41 16-56 0-5 0-18-11-27-5-3-14-7-28-7-26 0-43 17-52 29-3-24-23-29-39-29-24 0-41 14-49 26-2-20-19-26-31-26-13 0-21 8-24 16-6 10-11 27-11 28 0 4 4 3 5 4 5 0 5 0 7-8 5-17 10-32 22-32 7 0 9 6 9 15 0 5-2 15-5 24-2 8-3 17-6 26-3 12-6 24-9 38-1 4-3 7-4 12 0 7 6 9 11 9s10-3 11-6c1-2 3-12 6-18 2-9 3-18 6-26 2-8 3-14 5-21 3-12 3-14 13-26 7-12 21-27 43-27 18 0 18 15 18 21 0 7-1 11-5 27-5 16-8 33-13 50-1 6-4 15-4 17 0 7 5 9 10 9 6 0 11-3 12-6 1-2 4-12 5-18 2-9 5-18 7-26 1-8 4-14 5-21 3-12 3-13 9-21 9-15 24-32 47-32 17 0 17 14 17 21 0 17-12 50-17 62-3 9-5 11-5 16 0 16 14 25 29 25 29 0 42-41 42-44z"><text:p/></draw:path><draw:path draw:style-name="gr4" draw:text-style-name="P28" svg:width="0.1102in" svg:height="0.0386in" svg:x="1.0256in" svg:y="0.0756in" svg:viewBox="0 0 281 99" svg:d="M281 8c0-3-4-8-9-8-87 0-176 0-264 0-4 0-8 4-8 8s4 9 8 9c88 0 177 0 264 0 5 0 9-4 9-9zM281 90c0-4-4-8-9-8-87 0-176 0-264 0-4 0-8 3-8 8 0 4 4 9 8 9 88 0 177 0 264 0 5 0 9-4 9-9z"><text:p/></draw:path><draw:path draw:style-name="gr4" draw:text-style-name="P28" svg:width="0.0657in" svg:height="0.1094in" svg:x="1.2in" svg:y="0.0283in" svg:viewBox="0 0 168 279" svg:d="M168 205c-4 0-7 0-11 0-2 14-5 32-9 38-3 3-30 3-40 3-25 0-50 0-76 0 15-14 30-29 45-43 66-56 91-79 91-121 0-48-38-82-89-82-48 0-79 38-79 76 0 24 20 24 22 24 7 0 22-5 22-23 0-11-8-22-22-22-4 0-4 0-5 0 9-26 32-42 56-42 39 0 57 34 57 69 0 33-22 66-45 92-26 29-54 59-80 89-5 5-5 6-5 16 52 0 104 0 156 0 4-24 8-48 12-74z"><text:p/></draw:path><draw:path draw:style-name="gr4" draw:text-style-name="P28" svg:width="0.0709in" svg:height="0.0516in" svg:x="1.2795in" svg:y="0.026in" svg:viewBox="0 0 181 132" svg:d="M181 88c0-4-3-4-5-4-4 0-4 1-6 5-7 23-19 35-31 35-6 0-7-4-7-10 0-7 1-11 7-24 4-10 16-41 16-56 0-29-23-34-39-34-25 0-42 14-50 26-2-20-19-26-31-26-13 0-19 8-24 16-6 10-11 27-11 28 0 4 5 4 6 4 4 0 4 0 6-8 5-17 10-32 22-32 7 0 9 6 9 15 0 5-2 15-5 24-2 8-3 17-6 26-3 12-6 24-9 38-1 4-3 7-4 12 0 7 6 9 11 9s8-3 11-6c2-2 5-12 6-18 2-9 3-18 6-26 2-8 3-14 5-21 3-12 4-14 13-26 8-12 21-27 44-27 17 0 17 15 17 21 0 17-12 50-17 62-3 9-5 11-5 16 0 16 14 25 28 25 30 0 43-41 43-44z"><text:p/></draw:path><draw:path draw:style-name="gr4" draw:text-style-name="P28" svg:width="0.0772in" svg:height="0.0039in" svg:x="1.363in" svg:y="0.0457in" svg:viewBox="0 0 197 11" svg:d="M197 6c0-4-3-6-6-6-61 0-124 0-185 0-2 0-6 2-6 6 0 2 4 5 6 5 61 0 124 0 185 0 3 0 6-3 6-5z"><text:p/></draw:path><draw:path draw:style-name="gr4" draw:text-style-name="P28" svg:width="0.1063in" svg:height="0.0516in" svg:x="1.4524in" svg:y="0.026in" svg:viewBox="0 0 271 132" svg:d="M271 88c0-4-3-4-5-4-3 0-3 1-4 5-8 23-21 35-32 35-7 0-8-4-8-10 0-7 2-11 7-24 4-10 16-41 16-56 0-5 0-18-11-27-5-3-13-7-28-7-26 0-43 17-51 29-3-24-24-29-39-29-25 0-42 14-50 26-2-20-19-26-31-26-13 0-19 8-24 16-6 10-11 27-11 28 0 4 5 4 6 4 4 0 4 0 6-8 5-17 10-32 22-32 7 0 9 6 9 15 0 5-2 15-5 24-2 8-3 17-6 26-3 12-6 24-9 38-1 4-3 7-4 12 0 7 6 9 11 9s8-3 11-6c2-2 5-12 6-18 2-9 3-18 6-26 2-8 3-14 5-21 3-12 4-14 13-26 8-12 21-27 44-27 17 0 17 15 17 21 0 7-1 11-5 27-3 16-8 33-12 50-2 6-5 15-5 17 0 7 6 9 11 9s10-3 11-6c1-2 4-12 6-18 2-9 4-18 6-26 1-8 4-14 5-21 3-12 3-13 9-21 10-15 24-32 47-32 17 0 18 14 18 21 0 17-13 50-18 62-3 9-5 11-5 16 0 16 14 25 29 25 29 0 42-41 42-44z"><text:p/></draw:path><draw:path draw:style-name="gr4" draw:text-style-name="P28" svg:width="0.0772in" svg:height="0.0764in" svg:x="1.5713in" svg:y="0.0102in" svg:viewBox="0 0 197 195" svg:d="M197 98c0-3-3-6-6-6-29 0-58 0-87 0 0-28 0-57 0-86 0-4-2-6-6-6-3 0-6 2-6 6 0 29 0 58 0 86-28 0-57 0-86 0-4 0-6 3-6 6s2 5 6 5c29 0 58 0 86 0 0 29 0 58 0 86 0 3 3 6 6 6 4 0 6-3 6-6 0-28 0-57 0-86 29 0 58 0 87 0 3 0 6-2 6-5z"><text:p/></draw:path><draw:path draw:style-name="gr4" draw:text-style-name="P28" svg:width="0.0421in" svg:height="0.0764in" svg:x="1.6677in" svg:y="0in" svg:viewBox="0 0 108 195" svg:d="M108 195c0-4 0-8 0-11-4 0-7 0-11 0-30 0-30-4-30-12 0-55 0-110 0-164 0-8 0-8-8-8-19 18-46 19-59 19 0 4 0 7 0 11 7 0 28 0 43-8 0 49 0 99 0 150 0 8 0 12-29 12-3 0-8 0-12 0 0 3 0 7 0 11 18 0 35 0 53-2 18 2 35 2 53 2z"><text:p/></draw:path></draw:g></draw:g></text:span><text:span text:style-name="T13">. </text:span><text:span text:style-name="T14">n ו־m מספרים טבעיים, לכן ניתן לחלץ את המעריכים: </text:span><text:span text:style-name="T14"><draw:g text:anchor-type="as-char" svg:y="-0.1098in" draw:z-index="37" draw:name="Shape38" draw:style-name="gr1"><svg:title>TexMaths</svg:title><svg:desc>12§display§n = n - m + 1§svg§600§FALSE§</svg:desc><draw:g draw:style-name="gr2"><draw:path draw:style-name="gr3" draw:text-style-name="P27" svg:width="1.024in" svg:height="0.1055in" svg:x="0.0031in" svg:y="0.0087in" svg:viewBox="0 0 2602 269" svg:d="M0 0c868 0 1734 0 2602 0 0 90 0 179 0 269-868 0-1734 0-2602 0 0-90 0-179 0-269z"><text:p/></draw:path><draw:path draw:style-name="gr4" draw:text-style-name="P28" svg:width="0.0898in" svg:height="0.074in" svg:x="-0.0004in" svg:y="0.0362in" svg:viewBox="0 0 229 189" svg:d="M229 126c0-5-5-5-6-5-3 0-3 1-6 8-8 28-21 50-43 50-7 0-10-3-10-13 0-9 4-20 8-28 8-23 26-69 26-93 0-28-18-45-49-45-37 0-59 28-66 37-1-24-19-37-39-37-19 0-27 17-31 24-7 14-13 39-13 41 0 4 4 2 5 4 5 0 5-1 7-9 7-30 16-50 31-50 9 0 13 6 13 19 0 8-1 13-7 36-8 31-15 63-24 94-1 7-3 17-3 18 0 8 6 12 12 12 4 0 12-4 15-12 0-1 6-20 9-30 2-13 6-25 8-37 2-10 6-19 7-29 3-7 4-14 6-20 6-13 29-51 69-51 19 0 22 15 22 29 0 26-20 79-27 97-4 10-4 15-4 19 0 20 15 34 35 34 40 0 55-60 55-63z"><text:p/></draw:path><draw:path draw:style-name="gr4" draw:text-style-name="P28" svg:width="0.1102in" svg:height="0.0378in" svg:x="0.15in" svg:y="0.048in" svg:viewBox="0 0 281 97" svg:d="M281 8c0-4-4-8-9-8-87 0-176 0-264 0-4 0-8 4-8 8s4 9 8 9c88 0 177 0 264 0 5 0 9-5 9-9zM281 88c0-3-4-8-9-8-87 0-176 0-264 0-4 0-8 4-8 8s4 9 8 9c88 0 177 0 264 0 5 0 9-4 9-9z"><text:p/></draw:path><draw:path draw:style-name="gr4" draw:text-style-name="P28" svg:width="0.0894in" svg:height="0.074in" svg:x="0.3209in" svg:y="0.0362in" svg:viewBox="0 0 228 189" svg:d="M228 126c0-5-4-5-5-5-5 0-5 1-6 8-8 28-23 50-43 50-7 0-11-3-11-13 0-9 4-20 9-28 7-23 25-69 25-93 0-28-18-45-48-45-39 0-59 28-66 37-3-24-21-37-40-37-20 0-26 17-31 24-6 14-12 39-12 41 0 4 4 2 5 4 3 0 5-1 7-9 7-30 16-50 30-50 8 0 13 6 13 19 0 8-1 13-6 36-8 31-17 63-25 94-1 7-4 17-4 18 0 8 6 12 12 12s14-4 16-12c1-1 6-20 8-30 4-13 6-25 10-37 2-10 5-19 7-29 1-7 4-14 5-20 7-13 29-51 70-51 18 0 22 15 22 29 0 26-21 79-27 97-4 10-5 15-5 19 0 20 14 34 35 34 39 0 55-60 55-63z"><text:p/></draw:path><draw:path draw:style-name="gr4" draw:text-style-name="P28" svg:width="0.1102in" svg:height="0.0063in" svg:x="0.4618in" svg:y="0.065in" svg:viewBox="0 0 281 17" svg:d="M281 8c0-4-4-8-9-8-87 0-176 0-264 0-4 0-8 4-8 8s4 9 8 9c88 0 177 0 264 0 5 0 9-5 9-9z"><text:p/></draw:path><draw:path draw:style-name="gr4" draw:text-style-name="P28" svg:width="0.1358in" svg:height="0.074in" svg:x="0.6228in" svg:y="0.0362in" svg:viewBox="0 0 346 189" svg:d="M346 126c0-5-4-5-6-5-4 0-4 1-6 8-6 22-20 50-44 50-7 0-9-3-9-13 0-9 3-20 7-28 8-22 26-69 26-93 0-27-18-45-49-45-32 0-53 19-68 41 0-5-1-19-13-30-11-9-24-11-35-11-39 0-59 28-66 37-3-24-19-37-39-37-19 0-27 17-31 24-7 15-13 39-13 41 0 4 4 2 5 4 5 0 5-1 7-9 7-30 16-50 31-50 6 0 13 3 13 19 0 8-1 13-7 36-8 31-15 63-24 94-1 7-3 17-3 18 0 8 4 12 12 12 4 0 12-4 15-12 0-1 5-20 7-30 4-13 6-25 10-37 2-10 5-19 7-29 3-7 4-14 6-20 6-13 29-51 69-51 19 0 22 15 22 29 0 10-3 22-6 35-3 16-8 31-12 48-4 16-4 18-8 32-2 7-6 22-6 23 0 8 6 12 12 12 13 0 16-11 19-24 9-32 17-66 25-99 2-6 24-56 70-56 18 0 23 14 23 29 0 23-18 71-27 94-3 9-4 14-4 22 0 20 14 34 34 34 40 0 56-60 56-63z"><text:p/></draw:path><draw:path draw:style-name="gr4" draw:text-style-name="P28" svg:width="0.1102in" svg:height="0.1087in" svg:x="0.8098in" svg:y="0.0134in" svg:viewBox="0 0 281 277" svg:d="M281 140c0-5-4-8-9-8-40 0-82 0-123 0 0-42 0-83 0-124 0-4-4-8-9-8-4 0-8 4-8 8 0 41 0 82 0 124-41 0-83 0-124 0-4 0-8 3-8 8 0 4 4 8 8 8 41 0 83 0 124 0 0 40 0 80 0 121 0 5 4 8 8 8 5 0 9-3 9-8 0-41 0-81 0-121 41 0 83 0 123 0 5 0 9-4 9-8z"><text:p/></draw:path><draw:path draw:style-name="gr4" draw:text-style-name="P28" svg:width="0.0543in" svg:height="0.1087in" svg:x="0.9815in" svg:y="0in" svg:viewBox="0 0 139 277" svg:d="M139 277c0-4 0-8 0-13-5 0-8 0-13 0-38 0-40-4-40-20 0-78 0-156 0-233 0-10 0-11-9-11-27 26-64 26-77 26 0 5 0 9 0 13 8 0 34 0 55-10 0 71 0 143 0 215 0 16-1 20-39 20-5 0-9 0-14 0 0 5 0 9 0 13 15-1 52-1 69-1s54 0 68 1z"><text:p/></draw:path></draw:g></draw:g></text:span><text:span text:style-name="T14"><text:s/></text:span><text:span text:style-name="T15">העברת אגפים תוביל אותנו ל־</text:span><text:span text:style-name="T15"><draw:g text:anchor-type="as-char" svg:y="-0.1098in" draw:z-index="38" draw:name="Shape39" draw:style-name="gr1"><svg:title>TexMaths</svg:title><svg:desc>12§display§m = 1§svg§600§FALSE§</svg:desc><draw:g draw:style-name="gr2"><draw:path draw:style-name="gr3" draw:text-style-name="P27" svg:width="0.4185in" svg:height="0.0937in" svg:x="0.0031in" svg:y="0.0087in" svg:viewBox="0 0 1064 239" svg:d="M0 0c355 0 709 0 1064 0 0 80 0 159 0 239-355 0-709 0-1064 0 0-80 0-159 0-239z"><text:p/></draw:path><draw:path draw:style-name="gr4" draw:text-style-name="P28" svg:width="0.1354in" svg:height="0.074in" svg:x="-0.0004in" svg:y="0.0362in" svg:viewBox="0 0 345 189" svg:d="M345 125c0-3-3-3-4-3-5 0-5 1-8 7-6 20-19 50-42 50-7 0-10-3-10-13 0-11 3-20 7-29 8-21 26-68 26-92 0-27-18-45-49-45-32 0-53 19-68 41 0-5-2-20-14-29-10-10-24-12-34-12-37 0-59 27-66 37-1-24-19-37-39-37-19 0-27 17-31 24-7 15-13 39-13 40 0 5 4 3 5 5 5 0 5-1 7-9 7-30 16-50 31-50 7 0 13 3 13 19 0 9-1 13-7 35-8 32-15 64-24 95-1 7-3 17-3 19 0 7 6 11 12 11 4 0 12-4 15-12 0-1 5-21 9-31 2-12 6-24 8-36 2-10 6-19 7-29 3-7 4-14 6-20 6-13 29-51 69-51 19 0 22 15 22 29 0 10-2 22-6 35-3 16-8 31-12 48-4 15-4 18-8 31-1 8-6 23-6 25 0 7 6 11 13 11 12 0 16-11 18-24 8-32 17-66 25-99 3-6 24-56 70-56 19 0 23 14 23 29 0 24-17 71-26 94-4 9-6 13-6 21 0 20 15 35 35 35 40 0 55-60 55-64z"><text:p/></draw:path><draw:path draw:style-name="gr4" draw:text-style-name="P28" svg:width="0.1102in" svg:height="0.0382in" svg:x="0.1961in" svg:y="0.048in" svg:viewBox="0 0 281 98" svg:d="M281 8c0-4-5-8-9-8-87 0-176 0-264 0-4 0-8 4-8 8 0 5 4 9 8 9 88 0 177 0 264 0 4 0 9-4 9-9zM281 90c0-5-5-9-9-9-87 0-176 0-264 0-4 0-8 4-8 9 0 3 4 8 8 8 88 0 177 0 264 0 4 0 9-5 9-8z"><text:p/></draw:path><draw:path draw:style-name="gr4" draw:text-style-name="P28" svg:width="0.0543in" svg:height="0.1087in" svg:x="0.376in" svg:y="0in" svg:viewBox="0 0 139 277" svg:d="M139 277c0-5 0-8 0-13-5 0-8 0-13 0-38 0-40-5-40-20 0-78 0-156 0-233 0-10 0-11-9-11-27 26-64 26-77 26 0 5 0 9 0 13 8 0 34 0 55-10 0 71 0 143 0 215 0 15-1 20-39 20-5 0-9 0-14 0 0 5 0 8 0 13 15-1 52-1 69-1s54 0 68 1z"><text:p/></draw:path></draw:g></draw:g></text:span><text:span text:style-name="T15">, זאת־אומרת הקבוצה </text:span><text:span text:style-name="T15"><draw:g text:anchor-type="as-char" svg:y="-0.1181in" draw:z-index="39" draw:name="Shape40" draw:style-name="gr1"><svg:title>TexMaths</svg:title><svg:desc>12§display§A \cap B§svg§600§FALSE§</svg:desc><draw:g draw:style-name="gr2"><draw:path draw:style-name="gr3" draw:text-style-name="P27" svg:width="0.4165in" svg:height="0.1039in" svg:x="0.0024in" svg:y="0.0083in" svg:viewBox="0 0 1059 265" svg:d="M531 265c-178 0-354 0-531 0 0-89 0-176 0-265 353 0 706 0 1059 0 0 89 0 176 0 265-176 0-353 0-528 0z"><text:p/></draw:path><draw:path draw:style-name="gr4" draw:text-style-name="P28" svg:width="0.1134in" svg:height="0.1177in" svg:x="-0.0004in" svg:y="-0.0004in" svg:viewBox="0 0 289 300" svg:d="M289 292c0-5-3-5-9-5-27 0-27-3-28-16-8-86-17-174-25-260-1-9-1-11-8-11-6 0-9 4-11 7-49 82-98 163-147 245-17 28-33 34-51 35-5 0-10 0-10 8 0 3 2 5 6 5 12 0 24-1 36-1 14 0 29 1 42 1 2 0 8 0 8-8 0-5-3-5-7-5-9-1-19-5-19-15 0-4 2-9 6-15 2-5 4-5 31-54 36 0 71 0 107 0 0 8 6 66 6 69 0 14-21 15-30 15-6 0-11 0-11 8 0 5 4 4 6 5 18 0 36-1 53-1 11 0 37 1 48 1 3 0 7 0 7-8zM209 190c-32 0-65 0-97 0 27-46 55-92 83-137 4 45 9 91 14 137z"><text:p/></draw:path><draw:path draw:style-name="gr4" draw:text-style-name="P28" svg:width="0.0898in" svg:height="0.1028in" svg:x="0.1654in" svg:y="0.0181in" svg:viewBox="0 0 229 262" svg:d="M229 253c0-53 0-107 0-159 0-51-50-94-114-94-65 0-115 43-115 94 0 52 0 106 0 159 0 5 4 9 8 9 5 0 9-4 9-9 0-53 0-107 0-159 0-44 44-77 98-77s98 33 98 77c0 52 0 106 0 159 0 5 3 9 8 9 4 0 8-4 8-9z"><text:p/></draw:path><draw:path draw:style-name="gr4" draw:text-style-name="P28" svg:width="0.1181in" svg:height="0.1122in" svg:x="0.3091in" svg:y="0.0051in" svg:viewBox="0 0 301 286" svg:d="M301 58c0-32-27-58-78-58-46 0-95 0-141 0-9 0-14 0-14 8 0 5 5 5 12 5 6 0 10 0 17 0 7 1 11 1 11 7 0 2 0 3-1 9-19 74-37 150-57 224-4 16-6 19-38 19-7 0-12 0-12 9 0 5 4 5 12 5 50 0 100 0 150 0 66 0 117-50 117-92 0-28-26-52-66-57 44-9 88-40 88-79zM263 56c0 36-36 77-88 77-20 0-41 0-61 0 8-35 17-69 25-104 5-15 5-16 23-16s36 0 55 0c36 0 46 24 46 43zM239 190c0 42-37 82-87 82-19 0-38 0-57 0-6 0-7 0-10 0-3-1-5-1-5-4 0-2 0-3 2-10 9-38 20-78 30-116 26 0 53 0 79 0 41 0 48 30 48 48z"><text:p/></draw:path></draw:g></draw:g></text:span><text:span text:style-name="T15"><text:s/>עוצמתה 1.</text:span></text:p>
      <text:h text:style-name="P25" text:outline-level="1"><text:span text:style-name="T15">ש</text:span><text:span text:style-name="T3">אלה 3</text:span></text:h>
      <text:h text:style-name="P26" text:outline-level="2">סעיף א’</text:h>
      <text:p text:style-name="P13">נראה כי אם <draw:g text:anchor-type="as-char" svg:y="-0.1181in" draw:z-index="40" draw:name="Shape41" draw:style-name="gr1"><svg:title>TexMaths</svg:title><svg:desc>12§display§A \subset B§svg§600§FALSE§</svg:desc><draw:g draw:style-name="gr2"><draw:path draw:style-name="gr3" draw:text-style-name="P27" svg:width="0.4539in" svg:height="0.1083in" svg:x="0.0028in" svg:y="0.0083in" svg:viewBox="0 0 1154 276" svg:d="M578 276c-193 0-386 0-578 0 0-92 0-184 0-276 384 0 770 0 1154 0 0 92 0 184 0 276-192 0-384 0-576 0z"><text:p/></draw:path><draw:path draw:style-name="gr4" draw:text-style-name="P28" svg:width="0.1134in" svg:height="0.1181in" svg:x="0in" svg:y="-0.0004in" svg:viewBox="0 0 289 301" svg:d="M289 293c0-5-3-5-9-5-27 0-27-4-28-16-8-87-17-174-25-261-1-9-1-11-8-11-6 0-9 4-11 7-50 82-98 165-147 246-17 28-33 34-51 35-5 0-10 0-10 8 0 3 2 5 6 5 12 0 24-1 36-1 14 0 29 1 42 1 2 0 8 0 8-8 0-5-3-5-7-5-9-1-19-5-19-14 0-6 2-10 6-16 2-5 4-5 31-54 36 0 71 0 107 0 0 8 6 66 6 70 0 13-21 14-30 14-6 0-11 0-11 8 0 5 4 4 6 5 18 0 36-1 53-1 11 0 37 1 48 1 3 0 7 0 7-8zM209 191c-32 0-65 0-97 0 27-46 55-93 83-138 4 45 9 92 14 138z"><text:p/></draw:path><draw:path draw:style-name="gr4" draw:text-style-name="P28" svg:width="0.1004in" svg:height="0.0965in" svg:x="0.1791in" svg:y="0.0283in" svg:viewBox="0 0 256 246" svg:d="M256 238c0-5-4-9-9-9-40 0-83 0-123 0-60 0-107-48-107-107 0-58 47-105 107-105 40 0 83 0 123 0 5 0 9-4 9-9 0-4-4-8-9-8-40 0-83 0-123 0-69 0-124 55-124 122 0 69 55 124 124 124 40 0 83 0 123 0 5 0 9-4 9-8z"><text:p/></draw:path><draw:path draw:style-name="gr4" draw:text-style-name="P28" svg:width="0.1181in" svg:height="0.1126in" svg:x="0.3469in" svg:y="0.0051in" svg:viewBox="0 0 301 287" svg:d="M301 58c0-32-27-58-78-58-46 0-95 0-141 0-9 0-14 0-14 8 0 5 5 5 12 5 6 0 10 0 17 0 7 1 11 1 11 7 0 2 0 3-1 9-19 74-37 150-57 224-4 17-6 21-38 21-7 0-12 0-12 8 0 5 4 5 12 5 50 0 100 0 150 0 66 0 117-51 117-91 0-30-26-54-66-59 44-9 88-40 88-79zM263 56c0 36-36 77-88 77-20 0-41 0-61 0 8-35 17-69 25-104 5-15 5-16 23-16s37 0 55 0c36 0 46 24 46 43zM239 191c0 42-37 83-87 83-19 0-38 0-57 0-6 0-7 0-10 0-3-2-5-2-5-5 0-1 0-3 2-10 9-39 20-78 30-117 26 0 52 0 79 0 41 0 48 31 48 49z"><text:p/></draw:path></draw:g></draw:g><text:s/>אז <draw:g text:anchor-type="as-char" svg:y="-0.139in" draw:z-index="41" draw:name="Shape42" draw:style-name="gr1"><svg:title>TexMaths</svg:title><svg:desc>12§display§A \cup B^U \ne U§svg§600§FALSE§</svg:desc><draw:g draw:style-name="gr2"><draw:path draw:style-name="gr3" draw:text-style-name="P27" svg:width="0.8768in" svg:height="0.1598in" svg:x="0.0024in" svg:y="0.0087in" svg:viewBox="0 0 2228 407" svg:d="M0 0c743 0 1485 0 2228 0 0 136 0 271 0 407-743 0-1485 0-2228 0 0-136 0-271 0-407z"><text:p/></draw:path><draw:path draw:style-name="gr4" draw:text-style-name="P28" svg:width="0.1134in" svg:height="0.1177in" svg:x="-0.0004in" svg:y="0.0209in" svg:viewBox="0 0 289 300" svg:d="M289 291c0-4-3-4-9-4-27 0-27-3-28-15-8-87-17-175-25-262-1-9-1-10-9-10-6 0-8 2-10 7-50 82-98 164-147 244-17 29-33 35-51 36-6 0-10 0-10 9 0 2 2 4 6 4 11 0 24-2 36-2 14 0 29 2 42 2 2 0 8 0 8-8 0-5-3-5-7-5-9-1-19-4-19-15 0-5 2-10 6-16 2-5 2-5 31-52 36 0 71 0 107 0 0 9 6 65 6 69 0 13-22 14-30 14-6 0-11 0-11 9 0 4 4 2 6 4 18 0 36-2 53-2 11 0 37 2 48 2 2 0 7 0 7-9zM208 191c-33 0-64 0-96 0 27-47 55-94 82-139 5 45 9 92 14 139z"><text:p/></draw:path><draw:path draw:style-name="gr4" draw:text-style-name="P28" svg:width="0.0902in" svg:height="0.1024in" svg:x="0.1654in" svg:y="0.0394in" svg:viewBox="0 0 230 261" svg:d="M230 170c0-55 0-107 0-162 0-4-3-8-8-8s-8 4-8 8c0 55 0 107 0 162 0 42-45 74-99 74s-98-32-98-74c0-55 0-107 0-162 0-4-4-8-9-8-4 0-8 4-8 8 0 55 0 107 0 162 0 50 50 91 115 91 64 0 115-41 115-91z"><text:p/></draw:path><draw:path draw:style-name="gr4" draw:text-style-name="P28" svg:width="0.1177in" svg:height="0.1122in" svg:x="0.3098in" svg:y="0.026in" svg:viewBox="0 0 300 286" svg:d="M300 59c0-31-28-59-78-59-47 0-95 0-142 0-8 0-12 0-12 8 0 5 4 5 12 5 5 0 9 0 16 1 7 2 12 2 12 8 0 1-1 2-2 7-20 74-38 150-57 225-3 17-5 20-38 20-7 0-11 0-11 9 0 3 4 3 11 3 50 0 101 0 151 0 66 0 115-49 115-89 0-30-24-55-65-60 45-7 88-38 88-78zM262 57c0 37-36 77-88 77-20 0-41 0-61 0 8-35 18-69 26-104 4-16 5-17 23-17s36 0 54 0c37 0 46 25 46 44zM239 192c0 41-37 82-88 82-19 0-38 0-57 0-6 0-6 0-9-1-5 0-6 0-6-4 0-1 0-2 3-9 9-39 19-78 28-117 27 0 53 0 80 0 40 0 49 31 49 49z"><text:p/></draw:path><draw:path draw:style-name="gr4" draw:text-style-name="P28" svg:width="0.0854in" svg:height="0.0811in" svg:x="0.4429in" svg:y="0in" svg:viewBox="0 0 218 207" svg:d="M218 4c0-2-1-4-4-4-9 0-21 1-30 1-10 0-22-1-32-1-1 0-6 0-6 6 0 5 5 5 8 5 13 0 19 5 19 12 0 1-1 2-1 3-5 20-27 109-30 118-17 38-51 52-76 52-19 0-40-10-40-38 0-8 0-15 3-22 9-39 19-76 29-113 2-10 2-12 25-12 5 0 9 0 9-7 0-2-1-4-4-4-9 0-30 1-40 1-5 0-14 0-19 0-6-1-13-1-19-1-2 0-6 0-6 6 0 5 3 5 9 5 4 0 6 0 11 0 6 1 7 1 7 5 0 1-3 13-5 19-2 8-4 18-7 26-6 22-11 45-17 68-2 12-2 14-2 20 0 36 30 58 66 58 40 0 79-33 89-71 8-35 18-69 26-104 4-12 9-21 31-21 2 0 6 0 6-7z"><text:p/></draw:path><draw:path draw:style-name="gr4" draw:text-style-name="P28" svg:width="0.1102in" svg:height="0.1583in" svg:x="0.5961in" svg:y="0.0185in" svg:viewBox="0 0 281 403" svg:d="M281 242c0-5-4-9-9-9-45 0-90 0-135 0 8-20 15-42 24-63 37 0 74 0 111 0 5 0 9-4 9-9s-4-8-9-8c-34 0-70 0-105 0 17-48 35-95 51-142 0-1 2-1 2-3 0-4-4-8-9-8-3 0-7 2-8 5-18 49-36 98-54 148-47 0-94 0-141 0-4 0-8 3-8 8s4 9 8 9c45 0 90 0 135 0-7 21-16 43-23 63-37 0-74 0-112 0-4 0-8 4-8 9s4 8 8 8c35 0 70 0 105 0-17 48-35 95-52 142 0 1 0 1 0 3 0 4 4 8 9 8 3 0 7-2 7-6 18-48 36-97 54-147 47 0 95 0 141 0 5 0 9-3 9-8z"><text:p/></draw:path><draw:path draw:style-name="gr4" draw:text-style-name="P28" svg:width="0.1146in" svg:height="0.1161in" svg:x="0.7732in" svg:y="0.026in" svg:viewBox="0 0 292 296" svg:d="M292 5c-3-1 0-5-6-5-14 0-28 1-42 1-15 0-30-1-45-1-2 0-7 0-7 8 0 5 4 5 7 5 24 1 29 10 29 19 0 2-1 8-1 9-13 49-25 100-39 150-14 56-62 92-104 92-29 0-52-18-52-54 2-10 0-14 5-32 13-55 28-110 41-165 4-14 5-19 35-19 12 0 14 0 14-8 0-5-5-5-6-5-18 0-36 1-54 1s-36-1-54-1c-3 0-8 0-8 8 0 5 5 5 12 5 6 0 9 0 17 1 7 2 10 2 10 8 0 2-4 19-7 29-3 12-6 25-9 37-9 35-17 70-26 104-2 11-2 18-2 25 0 50 38 79 82 79 54 0 105-47 120-102 12-51 25-100 37-149 5-17 12-31 45-32 3 0 8 0 8-8z"><text:p/></draw:path></draw:g></draw:g>. A חלקית ממש ל־B, לכן קיים איבר a שנמצא ב־B ולא ב־A. ניתן לראות כי a מוכל ב־B ולכן לא מוכל במשלים ל־B על U. איחוד A והמשלים ל־B לא מכיל את a, ולכן לא יתכן שתוצאת האיחוד שווה ל־U.</text:p>
      <text:h text:style-name="P26" text:outline-level="2">סעיף ב’</text:h>
      <text:p text:style-name="P14">נראה כ<text:span text:style-name="T21">י</text:span> <text:span text:style-name="T21">אם</text:span> <draw:g text:anchor-type="as-char" svg:y="-0.1402in" draw:z-index="42" draw:name="Shape43" draw:style-name="gr1"><svg:title>TexMaths</svg:title><svg:desc>12§display§A^C \bigtriangleup B = B^C \bigtriangleup C§svg§600§FALSE§</svg:desc><draw:g draw:style-name="gr2"><draw:path draw:style-name="gr3" draw:text-style-name="P27" svg:width="1.402in" svg:height="0.1268in" svg:x="0.0024in" svg:y="0.0083in" svg:viewBox="0 0 3562 323" svg:d="M0 0c1188 0 2375 0 3562 0 0 108 0 215 0 323-1187 0-2374 0-3562 0 0-108 0-215 0-323z"><text:p/></draw:path><draw:path draw:style-name="gr4" draw:text-style-name="P28" svg:width="0.1134in" svg:height="0.1169in" svg:x="-0.0004in" svg:y="0.0228in" svg:viewBox="0 0 289 298" svg:d="M289 290c0-5-3-5-9-5-27 0-27-3-28-15-8-86-17-173-25-260-1-9-1-10-9-10-6 0-8 2-10 7-50 82-98 163-147 243-17 28-33 34-51 35-6 1-10 1-10 8 0 4 2 5 6 5 11 0 24-1 36-1 14 0 29 1 42 1 2 0 8 0 8-7 0-5-3-6-7-6-9 0-19-4-19-15 0-4 2-9 6-15 2-5 2-5 31-54 36 0 71 0 107 0 0 10 6 66 6 71 0 12-22 13-30 13-6 0-11 0-11 8 0 5 4 4 6 5 18 0 36-1 53-1 11 0 37 1 48 1 2 0 7 0 7-8zM209 189c-33 0-65 0-97 0 27-45 55-92 82-138 5 46 10 93 15 138z"><text:p/></draw:path><draw:path draw:style-name="gr4" draw:text-style-name="P28" svg:width="0.0894in" svg:height="0.0827in" svg:x="0.1268in" svg:y="0in" svg:viewBox="0 0 228 211" svg:d="M228 4c0-2-1-4-4-4-2 0-3 0-6 4-7 7-14 15-21 22-3-3-19-26-55-26-72 0-142 63-142 129 0 48 37 82 90 82 16 0 44-4 74-28 24-19 30-45 30-48s-3-3-4-3c-4 0-5 1-5 4-12 41-54 64-90 64-31 0-66-16-66-61 0-9 2-55 36-92 20-23 51-36 79-36 35 0 55 24 55 57 0 9-1 10-1 12 0 4 4 4 5 4 5 0 5-1 7-6 6-25 12-49 18-74z"><text:p/></draw:path><draw:path draw:style-name="gr4" draw:text-style-name="P28" svg:width="0.1417in" svg:height="0.122in" svg:x="0.274in" svg:y="0.0193in" svg:viewBox="0 0 361 311" svg:d="M361 303c0-1-1-3-1-4-58-98-115-197-173-295-1-3-3-4-7-4-2 0-6 1-7 4-58 98-114 197-172 295-1 1-1 3-1 4 0 5 4 8 8 8 116 0 230 0 345 0 5 0 8-3 8-8zM337 294c-104 0-210 0-314 0 53-89 104-179 157-269 53 90 104 180 157 269z"><text:p/></draw:path><draw:path draw:style-name="gr4" draw:text-style-name="P28" svg:width="0.1181in" svg:height="0.1118in" svg:x="0.4693in" svg:y="0.0283in" svg:viewBox="0 0 301 285" svg:d="M301 59c0-31-27-59-78-59-47 0-95 0-141 0-9 0-12 0-12 8 0 5 3 5 10 5 6 0 10 0 17 1 7 0 11 2 11 6 0 3 0 4-1 9-19 74-37 149-57 223-4 17-4 20-38 20-7 0-12 0-12 8 0 5 4 5 12 5 50 0 100 0 150 0 67 0 116-49 116-90 0-30-24-54-64-59 43-7 87-38 87-77zM263 56c0 37-36 77-88 77-20 0-41 0-61 0 8-35 18-70 26-104 4-15 4-16 23-16 18 0 36 0 54 0 37 0 46 25 46 43zM239 190c0 41-37 82-87 82-19 0-38 0-57 0-6 0-7 0-10 0s-5-2-5-4c0-1 0-2 2-10 9-38 20-77 30-116 26 0 52 0 79 0 41 0 48 31 48 48z"><text:p/></draw:path><draw:path draw:style-name="gr4" draw:text-style-name="P28" svg:width="0.1102in" svg:height="0.0382in" svg:x="0.6476in" svg:y="0.0799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28" svg:width="0.1181in" svg:height="0.1118in" svg:x="0.8201in" svg:y="0.0283in" svg:viewBox="0 0 301 285" svg:d="M301 59c0-31-27-59-78-59-47 0-95 0-141 0-9 0-12 0-12 8 0 5 3 5 10 5 6 0 10 0 17 1 7 0 11 2 11 6 0 3 0 4-1 9-19 74-37 149-57 223-4 17-4 20-38 20-7 0-12 0-12 8 0 5 4 5 12 5 50 0 100 0 150 0 67 0 116-49 116-90 0-30-24-54-64-59 43-7 87-38 87-77zM263 56c0 37-36 77-88 77-20 0-41 0-61 0 8-35 18-70 26-104 4-15 4-16 23-16 18 0 36 0 54 0 37 0 46 25 46 43zM239 190c0 41-37 82-87 82-19 0-38 0-57 0-6 0-7 0-10 0s-5-2-5-4c0-1 0-2 2-10 9-38 20-77 30-116 26 0 52 0 79 0 41 0 48 31 48 48z"><text:p/></draw:path><draw:path draw:style-name="gr4" draw:text-style-name="P28" svg:width="0.0894in" svg:height="0.0827in" svg:x="0.9516in" svg:y="0in" svg:viewBox="0 0 228 211" svg:d="M228 4c0-2 0-4-4-4-2 0-2 0-4 4-8 7-15 15-22 22-4-3-19-26-56-26-71 0-142 63-142 129 0 48 38 82 91 82 16 0 45-4 75-28 22-19 30-45 30-48s-4-3-5-3c-5 0-5 1-6 4-12 41-53 64-89 64-31 0-66-16-66-61 0-9 1-55 36-92 20-23 52-36 79-36 34 0 54 24 54 57 0 9-1 10-1 12 0 4 5 4 6 4 5 0 5-1 6-6 6-25 12-49 18-74z"><text:p/></draw:path><draw:path draw:style-name="gr4" draw:text-style-name="P28" svg:width="0.1417in" svg:height="0.122in" svg:x="1.0988in" svg:y="0.0193in" svg:viewBox="0 0 361 311" svg:d="M361 303c0-1 0-3-1-4-58-98-114-197-172-295-1-3-4-4-7-4s-6 1-7 4c-58 98-114 197-172 295-1 1-2 3-2 4 0 5 5 8 10 8 114 0 229 0 343 0 5 0 8-3 8-8zM338 294c-104 0-210 0-314 0 53-89 104-179 157-269 53 90 105 180 157 269z"><text:p/></draw:path><draw:path draw:style-name="gr4" draw:text-style-name="P28" svg:width="0.1173in" svg:height="0.1189in" svg:x="1.2957in" svg:y="0.0256in" svg:viewBox="0 0 299 303" svg:d="M299 4c0-2-1-4-5-4-1 0-1 0-6 5-10 11-20 21-30 32-4-6-23-37-70-37-93 0-188 92-188 188 0 69 49 115 114 115 36 0 68-17 91-36 39-35 46-73 46-74 0-4-4-3-5-4-2 0-5 0-5 4-5 12-14 42-43 67-29 22-55 30-78 30-37 0-82-22-82-88 0-23 9-90 51-139 25-29 65-51 103-51 43 0 67 32 67 81 0 17-1 17-1 22 0 3 5 3 7 3 5 0 5 0 7-8 9-36 18-71 27-106z"><text:p/></draw:path></draw:g></draw:g><text:s/>אז <draw:g text:anchor-type="as-char" svg:y="-0.1189in" draw:z-index="43" draw:name="Shape44" draw:style-name="gr1"><svg:title>TexMaths</svg:title><svg:desc>12§display§A = C§svg§600§FALSE§</svg:desc><draw:g draw:style-name="gr2"><draw:path draw:style-name="gr3" draw:text-style-name="P27" svg:width="0.4539in" svg:height="0.1043in" svg:x="0.0024in" svg:y="0.0071in" svg:viewBox="0 0 1154 266" svg:d="M0 0c384 0 770 0 1154 0 0 89 0 177 0 266-384 0-770 0-1154 0 0-89 0-177 0-266z"><text:p/></draw:path><draw:path draw:style-name="gr4" draw:text-style-name="P28" svg:width="0.1134in" svg:height="0.1177in" svg:x="-0.0004in" svg:y="0in" svg:viewBox="0 0 289 300" svg:d="M289 292c0-5-3-5-9-5-27 0-27-3-28-15-8-88-17-174-25-262-1-9-1-10-8-10-8 0-9 2-11 7-50 82-98 163-147 245-17 29-33 34-51 35-6 1-10 1-10 8 0 4 2 5 6 5 11 0 24-1 36-1 14 0 29 1 42 1 2 0 8 0 8-7 0-5-3-6-7-6-9 0-19-4-19-15 0-4 2-9 6-15 2-5 2-5 31-53 35 0 71 0 106 0 1 8 7 65 7 70 0 12-21 13-30 13-6 0-11 0-11 8 0 5 4 4 6 5 18 0 36-1 53-1 11 0 37 1 48 1 3 0 7 0 7-8zM208 190c-33 0-64 0-96 0 27-45 55-92 83-138 4 46 8 93 13 138z"><text:p/></draw:path><draw:path draw:style-name="gr4" draw:text-style-name="P28" svg:width="0.1102in" svg:height="0.0386in" svg:x="0.1736in" svg:y="0.0571in" svg:viewBox="0 0 281 99" svg:d="M281 8c0-4-4-8-8-8-88 0-177 0-265 0-3 0-8 4-8 8 0 5 5 9 8 9 88 0 177 0 265 0 4 0 8-4 8-9zM281 90c0-4-4-8-8-8-88 0-177 0-265 0-3 0-8 4-8 8 0 5 5 9 8 9 88 0 177 0 265 0 4 0 8-4 8-9z"><text:p/></draw:path><draw:path draw:style-name="gr4" draw:text-style-name="P28" svg:width="0.1173in" svg:height="0.1197in" svg:x="0.3476in" svg:y="0.0016in" svg:viewBox="0 0 299 305" svg:d="M299 4c0-2-1-4-5-4-1 0-1 0-6 5-11 11-20 22-30 32-3-6-23-37-69-37-94 0-189 93-189 189 0 70 49 116 114 116 36 0 69-17 91-36 39-35 46-74 46-75 0-4-4-2-5-4-2 0-5 2-5 4-4 13-14 42-43 68-29 22-55 30-77 30-38 0-83-22-83-88 0-23 9-91 51-140 26-30 66-51 103-51 43 0 67 33 67 81 0 17-1 17-1 22 0 3 5 3 7 3 5 0 5 0 8-8 8-36 16-71 26-107z"><text:p/></draw:path></draw:g></draw:g>.</text:p>
      <text:p text:style-name="P15">תחילה נראה כי עבור כל שתי קבוצות A ו־B מתקיים <draw:g text:anchor-type="as-char" svg:y="-0.1409in" draw:z-index="46" draw:name="Shape45" draw:style-name="gr1"><svg:title>TexMaths</svg:title><svg:desc>12§display§A^C \bigtriangleup B = A \bigtriangleup B^C§svg§600§FALSE§</svg:desc><draw:g draw:style-name="gr2"><draw:path draw:style-name="gr3" draw:text-style-name="P27" svg:width="1.3894in" svg:height="0.1248in" svg:x="0.002in" svg:y="0.0079in" svg:viewBox="0 0 3530 318" svg:d="M1766 318c-589 0-1177 0-1766 0 0-106 0-212 0-318 1177 0 2353 0 3530 0 0 106 0 212 0 318-588 0-1176 0-1764 0z"><text:p/></draw:path><draw:path draw:style-name="gr4" draw:text-style-name="P28" svg:width="0.1134in" svg:height="0.1177in" svg:x="-0.0004in" svg:y="0.0228in" svg:viewBox="0 0 289 300" svg:d="M289 292c0-5-5-5-11-5-25 0-25-3-26-15-8-87-18-175-26-262 0-9 0-10-8-10-7 0-8 2-12 7-49 82-97 163-146 245-17 28-34 34-52 35-4 1-8 1-8 8 0 3 1 5 5 5 12 0 24-1 36-1 14 0 29 1 42 1 3 0 8 0 8-8 0-4-3-5-6-5-11-1-20-4-20-15 0-4 2-9 6-15 2-5 3-5 32-54 35 0 71 0 106 0 1 8 6 66 6 71 0 12-22 13-30 13-6 0-10 0-10 8 0 5 4 4 6 5 17 0 35-1 53-1 10 0 36 1 47 1 2 0 8 0 8-8zM208 191c-33 0-65 0-98 0 28-47 57-94 84-139 5 45 9 92 14 139z"><text:p/></draw:path><draw:path draw:style-name="gr4" draw:text-style-name="P28" svg:width="0.0894in" svg:height="0.0831in" svg:x="0.126in" svg:y="-0.0004in" svg:viewBox="0 0 228 212" svg:d="M228 4c0-2-1-4-4-4-2 0-2 1-4 4-8 7-15 15-22 22-4-3-19-26-56-26-71 0-142 64-142 130 0 48 37 82 91 82 16 0 43-3 75-27 22-21 30-46 30-48 0-4-4-4-6-4-4 0-4 1-5 5-12 40-54 64-89 64-31 0-66-16-66-63 0-8 1-55 36-92 20-23 50-36 79-36 34 0 54 25 54 57 0 9-1 11-1 12 0 4 4 4 6 4 5 0 5 0 6-6 6-25 12-49 18-74z"><text:p/></draw:path><draw:path draw:style-name="gr4" draw:text-style-name="P28" svg:width="0.1417in" svg:height="0.1228in" svg:x="0.2736in" svg:y="0.0185in" svg:viewBox="0 0 361 313" svg:d="M361 305c0-1 0-4-1-5-58-98-114-197-172-295-1-3-4-5-7-5s-6 2-7 5c-58 98-115 197-173 295 0 1-1 4-1 5 0 5 5 8 8 8 116 0 230 0 345 0 5 0 8-3 8-8zM338 296c-104 0-210 0-314 0 53-90 104-181 157-271 53 90 105 181 157 271z"><text:p/></draw:path><draw:path draw:style-name="gr4" draw:text-style-name="P28" svg:width="0.1181in" svg:height="0.1122in" svg:x="0.4693in" svg:y="0.0283in" svg:viewBox="0 0 301 286" svg:d="M301 58c0-32-29-58-79-58-47 0-95 0-142 0-8 0-12 0-12 8 0 4 4 4 12 4 5 0 9 0 16 1s12 1 12 7c0 2-1 3-2 8-20 75-38 151-57 225-3 16-5 19-38 19-7 0-11 0-11 9 0 5 4 5 11 5 50 0 101 0 151 0 66 0 116-50 116-90 0-30-25-54-66-59 45-9 89-40 89-79zM263 56c0 36-37 77-88 77-20 0-42 0-62 0 8-35 18-69 26-104 4-16 5-17 23-17s36 0 54 0c37 0 47 25 47 44zM239 191c0 41-37 81-88 81-19 0-38 0-57 0-6 0-6 0-9 0-5-1-6-1-6-4 0-2 0-2 3-10 9-38 19-78 28-116 27 0 54 0 81 0 39 0 48 31 48 49z"><text:p/></draw:path><draw:path draw:style-name="gr4" draw:text-style-name="P28" svg:width="0.1102in" svg:height="0.0382in" svg:x="0.6476in" svg:y="0.0799in" svg:viewBox="0 0 281 98" svg:d="M281 8c0-3-4-8-9-8-87 0-176 0-264 0-4 0-8 4-8 8s4 9 8 9c88 0 177 0 264 0 5 0 9-4 9-9zM281 90c0-4-4-8-9-8-87 0-176 0-264 0-4 0-8 3-8 8 0 4 4 8 8 8 88 0 177 0 264 0 5 0 9-3 9-8z"><text:p/></draw:path><draw:path draw:style-name="gr4" draw:text-style-name="P28" svg:width="0.1134in" svg:height="0.1177in" svg:x="0.8185in" svg:y="0.0228in" svg:viewBox="0 0 289 300" svg:d="M289 292c0-5-3-5-9-5-26 0-26-3-28-15-8-87-17-175-25-262-1-9-1-10-9-10-6 0-8 2-10 7-50 82-98 163-147 245-17 28-33 34-51 35-5 1-10 1-10 8 0 3 2 5 6 5 11 0 24-1 36-1 14 0 29 1 42 1 2 0 8 0 8-8 0-4-3-5-7-5-9-1-19-4-19-15 0-4 2-9 6-15 2-5 4-5 31-54 36 0 71 0 107 0 0 8 6 66 6 71 0 12-22 13-30 13-6 0-10 0-10 8 0 5 4 4 5 5 18 0 36-1 53-1 11 0 37 1 48 1 2 0 7 0 7-8zM209 191c-33 0-65 0-97 0 27-47 55-94 82-139 5 45 10 92 15 139z"><text:p/></draw:path><draw:path draw:style-name="gr4" draw:text-style-name="P28" svg:width="0.1417in" svg:height="0.1228in" svg:x="0.9835in" svg:y="0.0185in" svg:viewBox="0 0 361 313" svg:d="M361 305c0-1 0-4-1-5-58-98-114-197-172-295-1-3-4-5-7-5s-6 2-7 5c-58 98-115 197-173 295 0 1-1 4-1 5 0 5 5 8 8 8 116 0 230 0 345 0 5 0 8-3 8-8zM338 296c-104 0-210 0-314 0 53-90 104-181 157-271 53 90 105 181 157 271z"><text:p/></draw:path><draw:path draw:style-name="gr4" draw:text-style-name="P28" svg:width="0.1181in" svg:height="0.1122in" svg:x="1.1791in" svg:y="0.0283in" svg:viewBox="0 0 301 286" svg:d="M301 58c0-32-29-58-79-58-47 0-95 0-142 0-8 0-12 0-12 8 0 4 4 4 12 4 5 0 9 0 16 1s12 1 12 7c0 2-1 3-2 8-20 75-38 151-57 225-3 16-5 19-38 19-7 0-11 0-11 9 0 5 4 5 11 5 50 0 101 0 151 0 66 0 116-50 116-90 0-30-25-54-66-59 45-9 89-40 89-79zM263 56c0 36-37 77-88 77-20 0-42 0-62 0 8-35 18-69 26-104 4-16 5-17 23-17s36 0 54 0c37 0 47 25 47 44zM239 191c0 41-37 81-88 81-19 0-38 0-57 0-6 0-6 0-9 0-5-1-6-1-6-4 0-2 0-2 3-10 9-38 19-78 28-116 27 0 54 0 81 0 39 0 48 31 48 49z"><text:p/></draw:path><draw:path draw:style-name="gr4" draw:text-style-name="P28" svg:width="0.0894in" svg:height="0.0831in" svg:x="1.3106in" svg:y="-0.0004in" svg:viewBox="0 0 228 212" svg:d="M228 4c0-2-1-4-4-4-2 0-3 1-6 4-7 7-14 15-21 22-3-3-19-26-55-26-72 0-142 64-142 130 0 48 37 82 90 82 16 0 44-3 74-27 24-21 30-46 30-48 0-4-3-4-4-4-4 0-5 1-5 5-12 40-54 64-90 64-31 0-66-16-66-63 0-8 2-55 36-92 20-23 51-36 79-36 35 0 55 25 55 57 0 9-1 11-1 12 0 4 4 4 5 4 5 0 5 0 7-6 6-25 12-49 18-74z"><text:p/></draw:path></draw:g></draw:g>. <text:span text:style-name="T22">נזכור שפעולת החיתוך הסימטרי בהגדרתה היא איחוד קבוצה </text:span><text:span text:style-name="T22"><draw:g text:anchor-type="as-char" svg:y="-0.1236in" draw:z-index="49" draw:name="Shape46" draw:style-name="gr1"><svg:title>TexMaths</svg:title><svg:desc>12§display§A \backslash B§svg§600§FALSE§</svg:desc><draw:g draw:style-name="gr2"><draw:path draw:style-name="gr3" draw:text-style-name="P27" svg:width="0.3146in" svg:height="0.1476in" svg:x="0.0024in" svg:y="0.0087in" svg:viewBox="0 0 800 376" svg:d="M0 0c266 0 534 0 800 0 0 125 0 251 0 376-266 0-534 0-800 0 0-125 0-251 0-376z"><text:p/></draw:path><draw:path draw:style-name="gr4" draw:text-style-name="P28" svg:width="0.1134in" svg:height="0.1181in" svg:x="-0.0004in" svg:y="0.0055in" svg:viewBox="0 0 289 301" svg:d="M289 291c0-4-4-4-10-4-26 0-26-3-27-15-9-87-17-175-25-262-1-9-1-10-9-10-7 0-8 2-10 7-50 82-98 164-147 244-17 29-33 35-51 36-6 0-10 0-10 9 0 2 2 5 6 5 11 0 24-3 36-3 14 0 29 3 42 3 2 0 8 0 8-9 0-5-3-5-7-5-9-1-19-5-19-15 0-5 2-10 6-16 2-5 2-5 31-52 35 0 70 0 106 0 1 8 7 65 7 69 0 13-22 14-30 14-6 0-11 0-11 9 0 5 4 3 6 5 18 0 36-3 53-3 11 0 37 3 48 3 2 0 7 0 7-10zM208 191c-33 0-65 0-96 0 27-47 55-94 82-139 4 45 9 92 14 139z"><text:p/></draw:path><draw:path draw:style-name="gr4" draw:text-style-name="P28" svg:width="0.0638in" svg:height="0.165in" svg:x="0.1276in" svg:y="0in" svg:viewBox="0 0 163 420" svg:d="M163 411c0-1 0-1 0-2-49-135-98-268-147-403-2-4-4-6-8-6s-8 4-8 8c0 2 0 2 0 3 49 134 97 268 146 402 2 4 5 7 9 7 5 0 8-4 8-9z"><text:p/></draw:path><draw:path draw:style-name="gr4" draw:text-style-name="P28" svg:width="0.1181in" svg:height="0.1126in" svg:x="0.2075in" svg:y="0.011in" svg:viewBox="0 0 301 287" svg:d="M301 59c0-31-28-59-78-59-48 0-95 0-141 0-9 0-12 0-12 8 0 5 3 5 10 5 6 0 10 0 17 1 7 2 11 2 11 8 0 1 0 2-1 7-19 74-37 150-57 225-4 16-4 20-38 20-7 0-12 0-12 8 0 5 5 5 12 5 50 0 100 0 150 0 67 0 116-50 116-90 0-30-24-55-64-59 43-8 87-39 87-79zM263 56c0 38-36 77-88 77-20 0-41 0-61 0 8-34 18-68 26-103 4-16 4-17 23-17 18 0 36 0 54 0 37 0 46 25 46 43zM239 192c0 41-37 82-87 82-19 0-38 0-57 0-6 0-7 0-10-1-3 0-5 0-5-4 0-1 0-2 3-9 9-39 19-78 29-117 26 0 52 0 79 0 41 0 48 31 48 49z"><text:p/></draw:path></draw:g></draw:g></text:span><text:span text:style-name="T22"><text:s/>והקבוצה </text:span><text:span text:style-name="T22"><draw:g text:anchor-type="as-char" svg:y="-0.1236in" draw:z-index="50" draw:name="Shape47" draw:style-name="gr1"><svg:title>TexMaths</svg:title><svg:desc>12§display§A \backslash B§svg§600§FALSE§</svg:desc><draw:g draw:style-name="gr2"><draw:path draw:style-name="gr3" draw:text-style-name="P27" svg:width="0.3146in" svg:height="0.1476in" svg:x="0.0024in" svg:y="0.0087in" svg:viewBox="0 0 800 376" svg:d="M0 0c266 0 534 0 800 0 0 125 0 251 0 376-266 0-534 0-800 0 0-125 0-251 0-376z"><text:p/></draw:path><draw:path draw:style-name="gr4" draw:text-style-name="P28" svg:width="0.1134in" svg:height="0.1181in" svg:x="-0.0004in" svg:y="0.0055in" svg:viewBox="0 0 289 301" svg:d="M289 291c0-4-4-4-10-4-26 0-26-3-27-15-9-87-17-175-25-262-1-9-1-10-9-10-7 0-8 2-10 7-50 82-98 164-147 244-17 29-33 35-51 36-6 0-10 0-10 9 0 2 2 5 6 5 11 0 24-3 36-3 14 0 29 3 42 3 2 0 8 0 8-9 0-5-3-5-7-5-9-1-19-5-19-15 0-5 2-10 6-16 2-5 2-5 31-52 35 0 70 0 106 0 1 8 7 65 7 69 0 13-22 14-30 14-6 0-11 0-11 9 0 5 4 3 6 5 18 0 36-3 53-3 11 0 37 3 48 3 2 0 7 0 7-10zM208 191c-33 0-65 0-96 0 27-47 55-94 82-139 4 45 9 92 14 139z"><text:p/></draw:path><draw:path draw:style-name="gr4" draw:text-style-name="P28" svg:width="0.0638in" svg:height="0.165in" svg:x="0.1276in" svg:y="0in" svg:viewBox="0 0 163 420" svg:d="M163 411c0-1 0-1 0-2-49-135-98-268-147-403-2-4-4-6-8-6s-8 4-8 8c0 2 0 2 0 3 49 134 97 268 146 402 2 4 5 7 9 7 5 0 8-4 8-9z"><text:p/></draw:path><draw:path draw:style-name="gr4" draw:text-style-name="P28" svg:width="0.1181in" svg:height="0.1126in" svg:x="0.2075in" svg:y="0.011in" svg:viewBox="0 0 301 287" svg:d="M301 59c0-31-28-59-78-59-48 0-95 0-141 0-9 0-12 0-12 8 0 5 3 5 10 5 6 0 10 0 17 1 7 2 11 2 11 8 0 1 0 2-1 7-19 74-37 150-57 225-4 16-4 20-38 20-7 0-12 0-12 8 0 5 5 5 12 5 50 0 100 0 150 0 67 0 116-50 116-90 0-30-24-55-64-59 43-8 87-39 87-79zM263 56c0 38-36 77-88 77-20 0-41 0-61 0 8-34 18-68 26-103 4-16 4-17 23-17 18 0 36 0 54 0 37 0 46 25 46 43zM239 192c0 41-37 82-87 82-19 0-38 0-57 0-6 0-7 0-10-1-3 0-5 0-5-4 0-1 0-2 3-9 9-39 19-78 29-117 26 0 52 0 79 0 41 0 48 31 48 49z"><text:p/></draw:path></draw:g></draw:g></text:span><text:span text:style-name="T22">. נסתכל על שני חלקים אלה בקבוצה </text:span><text:span text:style-name="T22"><draw:g text:anchor-type="as-char" svg:y="-0.1409in" draw:z-index="51" draw:name="Shape48" draw:style-name="gr1"><svg:title>TexMaths</svg:title><svg:desc>12§display§A^C \bigtriangleup B§svg§600§FALSE§</svg:desc><draw:g draw:style-name="gr2"><draw:path draw:style-name="gr3" draw:text-style-name="P27" svg:width="0.576in" svg:height="0.1248in" svg:x="0.002in" svg:y="0.0079in" svg:viewBox="0 0 1464 318" svg:d="M733 318c-244 0-488 0-733 0 0-106 0-212 0-318 489 0 976 0 1464 0 0 106 0 212 0 318-243 0-487 0-731 0z"><text:p/></draw:path><draw:path draw:style-name="gr4" draw:text-style-name="P28" svg:width="0.113in" svg:height="0.1177in" svg:x="-0.0004in" svg:y="0.0228in" svg:viewBox="0 0 288 300" svg:d="M288 292c0-5-4-5-10-5-25 0-25-3-26-15-8-87-18-175-26-262-2-9-2-10-9-10-6 0-8 2-11 7-49 82-97 163-146 245-17 28-34 34-52 35-4 1-8 1-8 8 0 3 1 5 5 5 12 0 24-1 36-1 14 0 29 1 42 1 3 0 8 0 8-8 0-4-3-5-7-5-10-1-19-4-19-15 0-4 2-9 6-15 2-5 3-5 32-54 35 0 71 0 106 0 0 8 6 66 6 71 0 12-22 13-30 13-6 0-10 0-10 8 0 5 4 4 6 5 17 0 35-1 52-1 11 0 37 1 48 1 2 0 7 0 7-8zM208 191c-33 0-65 0-98 0 28-47 56-94 83-139 5 45 10 92 15 139z"><text:p/></draw:path><draw:path draw:style-name="gr4" draw:text-style-name="P28" svg:width="0.0894in" svg:height="0.0831in" svg:x="0.1264in" svg:y="-0.0004in" svg:viewBox="0 0 228 212" svg:d="M228 4c0-2-1-4-4-4-2 0-3 1-6 4-7 7-14 15-21 22-3-3-19-26-55-26-72 0-142 64-142 130 0 48 37 82 90 82 17 0 44-3 74-27 24-21 30-46 30-48 0-4-3-4-4-4-4 0-5 1-5 5-12 40-54 64-90 64-31 0-66-16-66-63 0-8 2-55 36-92 20-23 51-36 80-36 34 0 54 25 54 57 0 9-1 11-1 12 0 4 4 4 5 4 5 0 5 0 7-6 6-25 12-49 18-74z"><text:p/></draw:path><draw:path draw:style-name="gr4" draw:text-style-name="P28" svg:width="0.1417in" svg:height="0.1228in" svg:x="0.2736in" svg:y="0.0185in" svg:viewBox="0 0 361 313" svg:d="M361 305c0-1-1-4-1-5-58-98-115-197-173-295-1-3-3-5-7-5s-6 2-7 5c-58 98-114 197-172 295-1 1-1 4-1 5 0 5 4 8 8 8 116 0 230 0 345 0 3 0 8-3 8-8zM337 296c-104 0-210 0-314 0 53-90 104-181 157-271 53 90 104 181 157 271z"><text:p/></draw:path><draw:path draw:style-name="gr4" draw:text-style-name="P28" svg:width="0.1181in" svg:height="0.1122in" svg:x="0.4685in" svg:y="0.0283in" svg:viewBox="0 0 301 286" svg:d="M301 58c0-32-27-58-79-58-47 0-95 0-142 0-7 0-12 0-12 8 0 4 4 4 12 4 5 0 9 0 16 1 8 1 12 1 12 7 0 2 0 3-1 8-19 75-39 151-58 225-3 16-5 19-37 19-7 0-12 0-12 9 0 5 4 5 12 5 50 0 100 0 150 0 66 0 116-50 116-90 0-30-25-54-66-59 45-9 89-40 89-79zM263 56c0 36-36 77-88 77-20 0-41 0-61 0 8-35 17-69 25-104 4-16 5-17 23-17s37 0 55 0c36 0 46 25 46 44zM239 191c0 41-37 81-88 81-19 0-37 0-56 0-6 0-7 0-10 0-5-1-6-1-6-4 0-2 0-2 3-10 9-38 19-78 28-116 27 0 54 0 81 0 39 0 48 31 48 49z"><text:p/></draw:path></draw:g></draw:g></text:span><text:span text:style-name="T22">, החלק הראשון הוא </text:span><text:span text:style-name="T22"><draw:g text:anchor-type="as-char" svg:y="-0.1409in" draw:z-index="52" draw:name="Shape49" draw:style-name="gr1"><svg:title>TexMaths</svg:title><svg:desc>12§display§A^C \backslash B§svg§600§FALSE§</svg:desc><draw:g draw:style-name="gr2"><draw:path draw:style-name="gr3" draw:text-style-name="P27" svg:width="0.4244in" svg:height="0.1646in" svg:x="0.0024in" svg:y="0.0083in" svg:viewBox="0 0 1079 419" svg:d="M0 0c360 0 719 0 1079 0 0 140 0 279 0 419-360 0-719 0-1079 0 0-140 0-279 0-419z"><text:p/></draw:path><draw:path draw:style-name="gr4" draw:text-style-name="P28" svg:width="0.1134in" svg:height="0.1169in" svg:x="-0.0004in" svg:y="0.0232in" svg:viewBox="0 0 289 298" svg:d="M289 290c0-4-3-4-9-4-27 0-27-4-28-16-8-86-17-173-25-260-1-9-1-10-8-10-6 0-9 2-11 7-49 82-98 163-147 243-17 29-33 35-51 36-6 0-10 0-10 8 0 3 2 4 6 4 11 0 24-1 36-1 14 0 29 1 42 1 2 0 8 0 8-7 0-5-3-5-7-5-9-1-19-5-19-16 0-4 2-9 6-15 2-5 2-5 31-52 35 0 71 0 106 0 1 9 7 65 7 69 0 13-21 14-30 14-6 0-11 0-11 8 0 4 4 3 6 4 18 0 36-1 53-1 11 0 37 1 48 1 3 0 7 0 7-8zM208 190c-33 0-64 0-96 0 27-46 55-93 83-139 3 46 8 93 13 139z"><text:p/></draw:path><draw:path draw:style-name="gr4" draw:text-style-name="P28" svg:width="0.0894in" svg:height="0.0831in" svg:x="0.1268in" svg:y="0in" svg:viewBox="0 0 228 212" svg:d="M228 4c0-2-1-4-5-4-1 0-2 0-4 4-8 7-15 15-22 22-2-3-19-26-55-26-72 0-142 63-142 129 0 48 37 83 90 83 16 0 44-3 75-29 24-19 30-45 30-48s-4-3-5-3c-4 0-5 2-6 4-12 41-53 65-89 65-31 0-66-17-66-62 0-9 2-55 36-92 20-23 51-36 79-36 35 0 54 24 54 57 0 9 0 10 0 12 0 4 4 4 5 4 5 0 5-1 6-6 6-25 12-49 19-74z"><text:p/></draw:path><draw:path draw:style-name="gr4" draw:text-style-name="P28" svg:width="0.0646in" svg:height="0.1642in" svg:x="0.2362in" svg:y="0.0173in" svg:viewBox="0 0 165 418" svg:d="M165 409c0-1 0-1 0-2-50-134-99-268-148-402-1-3-5-5-9-5s-8 4-8 8c0 2 0 3 1 3 49 134 97 267 147 401 1 3 4 6 8 6 5 0 9-4 9-9z"><text:p/></draw:path><draw:path draw:style-name="gr4" draw:text-style-name="P28" svg:width="0.1181in" svg:height="0.1118in" svg:x="0.3173in" svg:y="0.0283in" svg:viewBox="0 0 301 285" svg:d="M301 59c0-31-27-59-78-59-46 0-95 0-141 0-9 0-12 0-12 8 0 5 3 5 10 5 6 0 10 0 17 1 7 2 11 2 11 6 0 3 0 4-1 9-19 74-37 149-57 223-4 17-4 21-38 21-7 0-12 0-12 8 0 4 4 4 12 4 50 0 100 0 150 0 67 0 117-49 117-89 0-30-24-55-65-60 43-7 87-38 87-77zM263 56c0 37-36 77-88 77-20 0-41 0-61 0 8-35 18-70 26-104 4-15 4-16 22-16s36 0 55 0c38 0 46 25 46 43zM239 191c0 41-37 82-87 82-19 0-38 0-57 0-6 0-7 0-10-1-3 0-5 0-5-4 0-1 0-2 2-10 9-38 20-77 30-116 26 0 53 0 79 0 41 0 48 31 48 49z"><text:p/></draw:path></draw:g></draw:g></text:span><text:span text:style-name="T22">, קבוצת כל האיברים שלא ב־A ולא ב־B, ניתן לראות אפוא שקבוצה זו זהה לקבוצה </text:span><text:span text:style-name="T22"><draw:g text:anchor-type="as-char" svg:y="-0.1409in" draw:z-index="53" draw:name="Shape50" draw:style-name="gr1"><svg:title>TexMaths</svg:title><svg:desc>12§display§A^C \cap B^C§svg§600§FALSE§</svg:desc><draw:g draw:style-name="gr2"><draw:path draw:style-name="gr3" draw:text-style-name="P27" svg:width="0.6287in" svg:height="0.1268in" svg:x="0.002in" svg:y="0.0079in" svg:viewBox="0 0 1598 323" svg:d="M800 323c-267 0-533 0-800 0 0-108 0-215 0-323 533 0 1065 0 1598 0 0 108 0 215 0 323-266 0-533 0-798 0z"><text:p/></draw:path><draw:path draw:style-name="gr4" draw:text-style-name="P28" svg:width="0.113in" svg:height="0.1173in" svg:x="-0.0004in" svg:y="0.0224in" svg:viewBox="0 0 288 299" svg:d="M288 291c0-5-3-5-9-5-26 0-26-4-28-16-8-86-17-173-25-260-1-9-1-10-9-10-6 0-8 2-10 7-50 82-98 163-147 244-17 28-34 34-52 35-4 0-8 0-8 8 0 3 1 5 5 5 12 0 24-1 36-1 14 0 29 1 42 1 2 0 8 0 8-8 0-5-3-5-7-5-10-1-19-5-19-14 0-6 2-10 6-16 2-5 3-5 32-54 35 0 71 0 106 0 0 9 6 66 6 70 0 13-22 14-30 14-6 0-10 0-10 8 0 5 4 4 5 5 18 0 36-1 53-1 11 0 37 1 48 1 2 0 7 0 7-8zM208 190c-33 0-65 0-98 0 28-46 56-93 83-139 5 46 10 93 15 139z"><text:p/></draw:path><draw:path draw:style-name="gr4" draw:text-style-name="P28" svg:width="0.0894in" svg:height="0.0831in" svg:x="0.1264in" svg:y="-0.0004in" svg:viewBox="0 0 228 212" svg:d="M228 4c0-2-1-4-3-4-3 0-4 1-6 4-8 7-15 15-22 22-2-3-19-26-55-26-72 0-142 63-142 129 0 48 37 83 90 83 16 0 44-4 75-29 24-19 30-44 30-47s-4-3-5-3c-4 0-5 1-5 3-13 41-54 65-90 65-31 0-66-16-66-62 0-9 2-55 36-92 20-23 51-36 79-36 35 0 55 25 55 57 0 9-1 11-1 12 0 4 4 4 5 4 5 0 5 0 6-6 6-25 13-49 19-74z"><text:p/></draw:path><draw:path draw:style-name="gr4" draw:text-style-name="P28" svg:width="0.0898in" svg:height="0.1024in" svg:x="0.2748in" svg:y="0.0409in" svg:viewBox="0 0 229 261" svg:d="M229 252c0-52 0-106 0-159 0-50-51-93-115-93-65 0-114 43-114 93 0 53 0 107 0 159 0 5 4 9 8 9s9-4 9-9c0-52 0-106 0-159 0-43 43-76 97-76s99 33 99 76c0 53 0 107 0 159 0 5 3 9 8 9s8-4 8-9z"><text:p/></draw:path><draw:path draw:style-name="gr4" draw:text-style-name="P28" svg:width="0.1181in" svg:height="0.1118in" svg:x="0.4185in" svg:y="0.0283in" svg:viewBox="0 0 301 285" svg:d="M301 57c0-31-27-57-79-57-47 0-94 0-140 0-9 0-14 0-14 8 0 4 4 4 12 4 6 0 10 0 17 1s11 1 11 7c0 2 0 3-1 8-19 74-37 149-57 223-4 17-6 21-38 21-7 0-12 0-12 8 0 5 4 5 12 5 50 0 100 0 150 0 66 0 117-50 117-90 0-30-26-54-66-59 44-8 88-39 88-79zM263 55c0 37-36 78-88 78-20 0-41 0-61 0 8-35 17-70 25-104 4-16 5-17 23-17s37 0 55 0c36 0 46 25 46 43zM239 190c0 41-37 82-88 82-19 0-37 0-56 0-6 0-7 0-10 0-3-2-6-2-6-5 0-1 0-3 3-10 9-38 19-78 28-116 27 0 55 0 81 0 41 0 48 31 48 49z"><text:p/></draw:path><draw:path draw:style-name="gr4" draw:text-style-name="P28" svg:width="0.0894in" svg:height="0.0831in" svg:x="0.55in" svg:y="-0.0004in" svg:viewBox="0 0 228 212" svg:d="M228 4c0-2-1-4-3-4-3 0-4 1-6 4-8 7-15 15-22 22-2-3-19-26-55-26-72 0-142 63-142 129 0 48 37 83 90 83 17 0 44-4 75-29 24-19 30-44 30-47s-4-3-5-3c-4 0-5 1-5 3-12 41-54 65-90 65-31 0-66-16-66-62 0-9 2-55 36-92 20-23 51-36 79-36 35 0 55 25 55 57 0 9-1 11-1 12 0 4 4 4 5 4 5 0 5 0 7-6 6-25 12-49 18-74z"><text:p/></draw:path></draw:g></draw:g></text:span><text:span text:style-name="T22">. נסתכל על החלק השני, </text:span><text:span text:style-name="T22"><draw:g text:anchor-type="as-char" svg:y="-0.1409in" draw:z-index="54" draw:name="Shape51" draw:style-name="gr1"><svg:title>TexMaths</svg:title><svg:desc>12§display§B \backslash A^C§svg§600§FALSE§</svg:desc><draw:g draw:style-name="gr2"><draw:path draw:style-name="gr3" draw:text-style-name="P27" svg:width="0.4173in" svg:height="0.1646in" svg:x="0.0008in" svg:y="0.0083in" svg:viewBox="0 0 1061 419" svg:d="M0 0c354 0 707 0 1061 0 0 140 0 279 0 419-354 0-707 0-1061 0 0-140 0-279 0-419z"><text:p/></draw:path><draw:path draw:style-name="gr4" draw:text-style-name="P28" svg:width="0.1177in" svg:height="0.1118in" svg:x="-0.0004in" svg:y="0.0283in" svg:viewBox="0 0 300 285" svg:d="M300 59c0-31-27-59-78-59-47 0-95 0-142 0-8 0-12 0-12 8 0 5 4 5 12 5 5 0 9 0 16 1 7 2 12 2 12 6 0 3-1 4-2 9-20 74-38 149-57 223-3 17-5 21-38 21-7 0-11 0-11 8 0 4 4 4 11 4 50 0 101 0 151 0 66 0 115-49 115-89 0-30-24-55-64-60 43-7 87-38 87-77zM262 56c0 37-36 77-88 77-20 0-41 0-61 0 8-35 18-70 26-104 4-15 5-16 23-16s36 0 54 0c37 0 46 25 46 43zM239 191c0 41-37 82-88 82-19 0-38 0-57 0-6 0-6 0-9-1-5 0-6 0-6-4 0-1 0-2 3-10 9-38 19-77 28-116 27 0 53 0 80 0 41 0 49 31 49 49z"><text:p/></draw:path><draw:path draw:style-name="gr4" draw:text-style-name="P28" svg:width="0.0646in" svg:height="0.1642in" svg:x="0.1315in" svg:y="0.0173in" svg:viewBox="0 0 165 418" svg:d="M165 409c0-1 0-1 0-2-50-134-99-268-148-402-1-3-4-5-9-5-3 0-8 4-8 8 0 2 0 3 1 3 49 134 97 267 147 401 1 3 4 6 8 6 5 0 9-4 9-9z"><text:p/></draw:path><draw:path draw:style-name="gr4" draw:text-style-name="P28" svg:width="0.1134in" svg:height="0.1169in" svg:x="0.211in" svg:y="0.0232in" svg:viewBox="0 0 289 298" svg:d="M289 290c0-4-4-4-9-4-27 0-27-4-28-16-9-86-18-173-26-260 0-9 0-10-7-10-8 0-9 2-11 7-49 82-99 163-148 243-17 29-32 35-52 36-4 0-8 0-8 8 0 3 2 4 6 4 11 0 24-1 36-1 13 0 29 1 42 1 2 0 7 0 7-7 0-5-3-5-6-5-9-1-20-5-20-16 0-4 2-9 6-15 3-5 3-5 32-52 35 0 71 0 106 0 1 9 7 65 7 69 0 13-23 14-31 14-6 0-10 0-10 8 0 4 4 3 6 4 17 0 35-1 53-1 11 0 37 1 47 1 2 0 8 0 8-8zM208 190c-33 0-64 0-96 0 27-46 55-93 83-139 3 46 8 93 13 139z"><text:p/></draw:path><draw:path draw:style-name="gr4" draw:text-style-name="P28" svg:width="0.0894in" svg:height="0.0831in" svg:x="0.3374in" svg:y="0in" svg:viewBox="0 0 228 212" svg:d="M228 4c0-2-1-4-3-4-3 0-3 0-6 4-8 7-15 15-22 22-2-3-19-26-55-26-71 0-142 63-142 129 0 48 38 83 91 83 16 0 43-3 75-29 23-19 29-45 29-48s-3-3-5-3c-4 0-4 2-5 4-12 41-54 65-89 65-31 0-66-17-66-62 0-9 1-55 36-92 20-23 50-36 79-36 34 0 54 24 54 57 0 9-1 10-1 12 0 4 4 4 6 4 5 0 5-1 6-6 6-25 12-49 18-74z"><text:p/></draw:path></draw:g></draw:g></text:span><text:span text:style-name="T22">, הוא קבוצת כל האיברים שב־B אך לא במשלים ל־A. הערכים שלא במשלים ל־A הם איברי A, לכן הקבוצה שווה לקבוצת האיברים שב־B וב־A, או </text:span><text:span text:style-name="T22"><draw:g text:anchor-type="as-char" svg:y="-0.1181in" draw:z-index="55" draw:name="Shape52" draw:style-name="gr1"><svg:title>TexMaths</svg:title><svg:desc>12§display§A \cap B§svg§600§FALSE§</svg:desc><draw:g draw:style-name="gr2"><draw:path draw:style-name="gr3" draw:text-style-name="P27" svg:width="0.4165in" svg:height="0.1039in" svg:x="0.0024in" svg:y="0.0083in" svg:viewBox="0 0 1059 265" svg:d="M531 265c-178 0-354 0-531 0 0-89 0-176 0-265 353 0 706 0 1059 0 0 89 0 176 0 265-176 0-353 0-528 0z"><text:p/></draw:path><draw:path draw:style-name="gr4" draw:text-style-name="P28" svg:width="0.1134in" svg:height="0.1177in" svg:x="-0.0004in" svg:y="-0.0004in" svg:viewBox="0 0 289 300" svg:d="M289 292c0-5-3-5-9-5-27 0-27-3-28-16-8-86-17-174-25-260-1-9-1-11-8-11-6 0-9 4-11 7-49 82-98 163-147 245-17 28-33 34-51 35-5 0-10 0-10 8 0 3 2 5 6 5 12 0 24-1 36-1 14 0 29 1 42 1 2 0 8 0 8-8 0-5-3-5-7-5-9-1-19-5-19-15 0-4 2-9 6-15 2-5 4-5 31-54 36 0 71 0 107 0 0 8 6 66 6 69 0 14-21 15-30 15-6 0-11 0-11 8 0 5 4 4 6 5 18 0 36-1 53-1 11 0 37 1 48 1 3 0 7 0 7-8zM209 190c-32 0-65 0-97 0 27-46 55-92 83-137 4 45 9 91 14 137z"><text:p/></draw:path><draw:path draw:style-name="gr4" draw:text-style-name="P28" svg:width="0.0898in" svg:height="0.1028in" svg:x="0.1654in" svg:y="0.0181in" svg:viewBox="0 0 229 262" svg:d="M229 253c0-53 0-107 0-159 0-51-50-94-114-94-65 0-115 43-115 94 0 52 0 106 0 159 0 5 4 9 8 9 5 0 9-4 9-9 0-53 0-107 0-159 0-44 44-77 98-77s98 33 98 77c0 52 0 106 0 159 0 5 3 9 8 9 4 0 8-4 8-9z"><text:p/></draw:path><draw:path draw:style-name="gr4" draw:text-style-name="P28" svg:width="0.1181in" svg:height="0.1122in" svg:x="0.3091in" svg:y="0.0051in" svg:viewBox="0 0 301 286" svg:d="M301 58c0-32-27-58-78-58-46 0-95 0-141 0-9 0-14 0-14 8 0 5 5 5 12 5 6 0 10 0 17 0 7 1 11 1 11 7 0 2 0 3-1 9-19 74-37 150-57 224-4 16-6 19-38 19-7 0-12 0-12 9 0 5 4 5 12 5 50 0 100 0 150 0 66 0 117-50 117-92 0-28-26-52-66-57 44-9 88-40 88-79zM263 56c0 36-36 77-88 77-20 0-41 0-61 0 8-35 17-69 25-104 5-15 5-16 23-16s36 0 55 0c36 0 46 24 46 43zM239 190c0 42-37 82-87 82-19 0-38 0-57 0-6 0-7 0-10 0-3-1-5-1-5-4 0-2 0-3 2-10 9-38 20-78 30-116 26 0 53 0 79 0 41 0 48 30 48 48z"><text:p/></draw:path></draw:g></draw:g></text:span><text:span text:style-name="T22">. בין שני החלקים מתבצע איחוד להגעה לחיתוך סימטרי: </text:span><text:span text:style-name="T22"><draw:g text:anchor-type="as-char" svg:y="-0.1417in" draw:z-index="56" draw:name="Shape53" draw:style-name="gr1"><svg:title>TexMaths</svg:title><svg:desc>12§display§A^C \bigtriangleup B = (A \cap B) \cup (A^C \cap B^C)§svg§600§FALSE§</svg:desc><draw:g draw:style-name="gr2"><draw:path draw:style-name="gr3" draw:text-style-name="P27" svg:width="2.3256in" svg:height="0.1646in" svg:x="0.0024in" svg:y="0.0087in" svg:viewBox="0 0 5908 419" svg:d="M0 0c1969 0 3939 0 5908 0 0 140 0 279 0 419-1969 0-3939 0-5908 0 0-140 0-279 0-419z"><text:p/></draw:path><draw:path draw:style-name="gr4" draw:text-style-name="P28" svg:width="0.1134in" svg:height="0.1173in" svg:x="-0.0004in" svg:y="0.0232in" svg:viewBox="0 0 289 299" svg:d="M289 291c0-5-3-5-9-5-27 0-27-2-28-16-8-86-17-173-25-260-1-9-1-10-9-10-6 0-8 2-10 7-50 82-98 163-147 244-17 28-33 34-51 35-6 0-10 0-10 8 0 3 2 5 6 5 11 0 24-1 36-1 14 0 29 1 42 1 2 0 8 0 8-8 0-5-3-5-7-5-9-1-19-4-19-14 0-5 2-10 6-16 2-5 2-5 31-53 36 0 71 0 107 0 0 9 6 65 6 70 0 12-22 13-30 13-6 0-11 0-11 8 0 5 4 4 6 5 18 0 36-1 53-1 11 0 37 1 48 1 2 0 7 0 7-8zM209 190c-33 0-65 0-97 0 27-46 55-93 82-139 5 46 10 93 15 139z"><text:p/></draw:path><draw:path draw:style-name="gr4" draw:text-style-name="P28" svg:width="0.0894in" svg:height="0.0835in" svg:x="0.1268in" svg:y="0in" svg:viewBox="0 0 228 213" svg:d="M228 4c0-2-1-4-4-4-2 0-3 0-6 4-7 7-14 15-21 22-3-3-19-26-55-26-72 0-142 63-142 129 0 48 37 84 90 84 17 0 44-4 74-30 24-19 30-44 30-47s-3-3-4-3c-4 0-5 1-5 3-12 41-54 66-90 66-31 0-66-17-66-63 0-9 2-55 36-92 20-23 51-36 79-36 35 0 55 24 55 57 0 9-1 11-1 12 0 4 4 4 5 4 5 0 5-1 7-6 6-25 12-49 18-74z"><text:p/></draw:path><draw:path draw:style-name="gr4" draw:text-style-name="P28" svg:width="0.1417in" svg:height="0.1224in" svg:x="0.274in" svg:y="0.0189in" svg:viewBox="0 0 361 312" svg:d="M361 304c0-1-1-4-1-5-58-98-115-196-173-294-1-4-3-5-7-5-2 0-5 1-7 5-58 98-114 196-172 294-1 1-1 4-1 5 0 5 4 8 8 8 116 0 230 0 345 0 5 0 8-3 8-8zM338 295c-105 0-210 0-315 0 53-89 104-180 157-270 53 90 106 181 158 270z"><text:p/></draw:path><draw:path draw:style-name="gr4" draw:text-style-name="P28" svg:width="0.1181in" svg:height="0.1122in" svg:x="0.4693in" svg:y="0.0283in" svg:viewBox="0 0 301 286" svg:d="M301 59c0-31-27-59-78-59-47 0-95 0-141 0-9 0-12 0-12 8 0 5 3 5 10 5 6 0 10 0 17 1 7 2 11 2 11 8 0 1 0 2-1 7-19 75-37 150-57 225-4 15-4 19-38 19-7 0-12 0-12 8 0 5 5 5 12 5 50 0 100 0 150 0 67 0 116-49 116-90 0-30-24-54-64-58 43-9 87-40 87-79zM263 56c0 37-36 78-88 78-20 0-41 0-61 0 8-35 18-69 26-104 4-16 5-17 23-17s36 0 54 0c37 0 46 25 46 43zM240 191c0 41-38 82-88 82-19 0-38 0-57 0-6 0-7 0-10 0-3-1-5-1-5-5 0-1 0-1 3-10 9-38 19-77 29-116 26 0 52 0 79 0 41 0 49 31 49 49z"><text:p/></draw:path><draw:path draw:style-name="gr4" draw:text-style-name="P28" svg:width="0.1102in" svg:height="0.0382in" svg:x="0.6476in" svg:y="0.0807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28" svg:width="0.0378in" svg:height="0.1634in" svg:x="0.8307in" svg:y="0.0181in" svg:viewBox="0 0 97 416" svg:d="M97 412c0-2 0-3-1-3-44-33-73-117-73-183 0-12 0-24 0-35 0-68 29-152 73-184 1-1 1-2 1-3 0-3-1-4-3-4s-2 0-3 0c-47 35-91 120-91 191 0 11 0 23 0 35 0 71 44 154 91 189 0 1 1 1 3 1s3-2 3-4z"><text:p/></draw:path><draw:path draw:style-name="gr4" draw:text-style-name="P28" svg:width="0.1134in" svg:height="0.1173in" svg:x="0.8846in" svg:y="0.0232in" svg:viewBox="0 0 289 299" svg:d="M289 291c0-5-5-5-9-5-27 0-27-2-28-16-8-86-18-173-26-260 0-9 0-10-8-10-7 0-8 2-12 7-49 82-97 163-146 244-17 28-34 34-52 35-4 0-8 0-8 8 0 3 1 5 5 5 12 0 25-1 36-1 14 0 29 1 43 1 2 0 7 0 7-8 0-5-3-5-6-5-9-1-20-4-20-14 0-5 2-10 6-16 2-5 3-5 32-53 35 0 71 0 106 0 1 9 7 65 7 70 0 12-23 13-31 13-6 0-10 0-10 8 0 5 4 4 6 5 17 0 35-1 53-1 10 0 37 1 47 1 2 0 8 0 8-8zM208 190c-33 0-65 0-98 0 28-46 57-93 84-139 5 46 9 93 14 139z"><text:p/></draw:path><draw:path draw:style-name="gr4" draw:text-style-name="P28" svg:width="0.0902in" svg:height="0.1024in" svg:x="1.05in" svg:y="0.0413in" svg:viewBox="0 0 230 261" svg:d="M230 252c0-52 0-106 0-159 0-50-51-93-115-93-65 0-115 43-115 93 0 53 0 107 0 159 0 5 4 9 8 9s9-4 9-9c0-52 0-106 0-159 0-43 44-76 98-76s99 33 99 76c0 53 0 107 0 159 0 5 3 9 8 9s8-4 8-9z"><text:p/></draw:path><draw:path draw:style-name="gr4" draw:text-style-name="P28" svg:width="0.1181in" svg:height="0.1122in" svg:x="1.1941in" svg:y="0.0283in" svg:viewBox="0 0 301 286" svg:d="M301 59c0-31-27-59-78-59-47 0-95 0-141 0-9 0-14 0-14 8 0 5 5 5 12 5 6 0 10 0 17 1 7 2 11 2 11 8 0 1 0 2-1 7-19 75-37 150-57 225-4 15-6 19-38 19-7 0-12 0-12 8 0 5 4 5 12 5 50 0 100 0 150 0 67 0 116-49 116-90 0-30-24-54-64-58 43-9 87-40 87-79zM263 56c0 37-36 78-88 78-20 0-41 0-61 0 8-35 17-69 25-104 5-16 5-17 23-17s37 0 55 0c37 0 46 25 46 43zM239 191c0 41-37 82-87 82-19 0-38 0-57 0-6 0-7 0-10 0-3-1-5-1-5-5 0-1 0-1 2-10 9-38 20-77 30-116 26 0 52 0 79 0 41 0 48 31 48 49z"><text:p/></draw:path><draw:path draw:style-name="gr4" draw:text-style-name="P28" svg:width="0.0378in" svg:height="0.1634in" svg:x="1.3268in" svg:y="0.0181in" svg:viewBox="0 0 97 416" svg:d="M97 226c0-12 0-24 0-35 0-71-44-156-91-191-1 0-1 0-2 0-2 0-4 1-4 4 0 1 1 2 1 3 45 32 73 116 73 184 0 11 0 23 0 35 0 66-28 150-73 183 0 1-1 1-1 3s2 4 4 4c1 0 2 0 2-1 47-35 91-118 91-189z"><text:p/></draw:path><draw:path draw:style-name="gr4" draw:text-style-name="P28" svg:width="0.0902in" svg:height="0.1024in" svg:x="1.4287in" svg:y="0.0413in" svg:viewBox="0 0 230 261" svg:d="M230 169c0-54 0-107 0-161 0-4-3-8-8-8s-8 4-8 8c0 54 0 107 0 161 0 43-45 75-99 75s-98-32-98-75c0-54 0-107 0-161 0-4-4-8-9-8-4 0-8 4-8 8 0 54 0 107 0 161 0 51 52 92 115 92 64 0 115-41 115-92z"><text:p/></draw:path><draw:path draw:style-name="gr4" draw:text-style-name="P28" svg:width="0.0378in" svg:height="0.1634in" svg:x="1.5831in" svg:y="0.0181in" svg:viewBox="0 0 97 416" svg:d="M97 412c0-2-1-3-2-3-43-33-73-117-73-183 0-12 0-24 0-35 0-68 30-152 73-184 1-1 2-2 2-3 0-3-2-4-5-4-1 0-1 0-2 0-47 35-90 120-90 191 0 11 0 23 0 35 0 71 43 154 90 189 1 1 1 1 2 1 3 0 5-2 5-4z"><text:p/></draw:path><draw:path draw:style-name="gr4" draw:text-style-name="P28" svg:width="0.1134in" svg:height="0.1173in" svg:x="1.6366in" svg:y="0.0232in" svg:viewBox="0 0 289 299" svg:d="M289 291c0-5-3-5-9-5-27 0-27-2-28-16-8-86-17-173-25-260-1-9-1-10-9-10-7 0-8 2-10 7-50 82-98 163-147 244-17 28-33 34-53 35-4 0-8 0-8 8 0 3 2 5 6 5 11 0 24-1 36-1 13 0 29 1 42 1 2 0 8 0 8-8 0-5-4-5-7-5-9-1-20-4-20-14 0-5 3-10 6-16 3-5 3-5 32-53 35 0 71 0 106 0 1 9 7 65 7 70 0 12-22 13-30 13-6 0-11 0-11 8 0 5 4 4 6 5 18 0 36-1 53-1 11 0 37 1 48 1 2 0 7 0 7-8zM208 190c-33 0-64 0-96 0 27-46 55-93 82-139 5 46 9 93 14 139z"><text:p/></draw:path><draw:path draw:style-name="gr4" draw:text-style-name="P28" svg:width="0.0898in" svg:height="0.0835in" svg:x="1.7634in" svg:y="0in" svg:viewBox="0 0 229 213" svg:d="M229 4c0-2-1-4-5-4-1 0-2 0-4 4-8 7-15 15-22 22-2-3-19-26-55-26-72 0-143 63-143 129 0 48 38 84 91 84 16 0 45-4 75-30 24-19 30-44 30-47s-4-3-5-3c-4 0-5 1-6 3-12 41-53 66-89 66-31 0-66-17-66-63 0-9 2-55 36-92 20-23 52-36 79-36 35 0 54 24 54 57 0 9 0 11 0 12 0 4 4 4 5 4 5 0 5-1 6-6 6-25 13-49 19-74z"><text:p/></draw:path><draw:path draw:style-name="gr4" draw:text-style-name="P28" svg:width="0.0898in" svg:height="0.1024in" svg:x="1.9122in" svg:y="0.0413in" svg:viewBox="0 0 229 261" svg:d="M229 252c0-52 0-106 0-159 0-50-51-93-115-93-65 0-114 43-114 93 0 53 0 107 0 159 0 5 4 9 8 9s9-4 9-9c0-52 0-106 0-159 0-43 43-76 97-76s98 33 98 76c0 53 0 107 0 159 0 5 4 9 9 9s8-4 8-9z"><text:p/></draw:path><draw:path draw:style-name="gr4" draw:text-style-name="P28" svg:width="0.1181in" svg:height="0.1122in" svg:x="2.0563in" svg:y="0.0283in" svg:viewBox="0 0 301 286" svg:d="M301 59c0-31-27-59-78-59-47 0-95 0-141 0-9 0-12 0-12 8 0 5 3 5 10 5 6 0 10 0 17 1 7 2 11 2 11 8 0 1 0 2-1 7-19 75-37 150-57 225-4 15-4 19-38 19-7 0-12 0-12 8 0 5 4 5 12 5 50 0 100 0 150 0 67 0 116-49 116-90 0-30-24-54-64-58 43-9 87-40 87-79zM263 56c0 37-36 78-88 78-20 0-41 0-61 0 8-35 18-69 26-104 4-16 4-17 23-17 18 0 36 0 54 0 37 0 46 25 46 43zM240 191c0 41-38 82-88 82-19 0-38 0-57 0-6 0-7 0-10 0-3-1-5-1-5-5 0-1 0-1 2-10 9-38 20-77 30-116 26 0 52 0 79 0 41 0 49 31 49 49z"><text:p/></draw:path><draw:path draw:style-name="gr4" draw:text-style-name="P28" svg:width="0.0894in" svg:height="0.0835in" svg:x="2.1874in" svg:y="0in" svg:viewBox="0 0 228 213" svg:d="M228 4c0-2 0-4-4-4-2 0-2 0-4 4-8 7-15 15-22 22-2-3-19-26-55-26-72 0-143 63-143 129 0 48 38 84 91 84 16 0 45-4 75-30 22-19 30-44 30-47s-4-3-5-3c-5 0-5 1-6 3-12 41-53 66-89 66-31 0-66-17-66-63 0-9 2-55 36-92 20-23 52-36 79-36 35 0 54 24 54 57 0 9 0 11 0 12 0 4 4 4 5 4 5 0 5-1 6-6 6-25 12-49 18-74z"><text:p/></draw:path><draw:path draw:style-name="gr4" draw:text-style-name="P28" svg:width="0.0378in" svg:height="0.1634in" svg:x="2.2984in" svg:y="0.0181in" svg:viewBox="0 0 97 416" svg:d="M97 226c0-12 0-24 0-35 0-71-44-156-91-191-1 0-1 0-2 0-2 0-4 1-4 4 0 1 1 2 1 3 45 32 73 116 73 184 0 11 0 23 0 35 0 66-28 150-73 183 0 1-1 1-1 3s2 4 4 4c1 0 2 0 2-1 47-35 91-118 91-189z"><text:p/></draw:path></draw:g></draw:g></text:span><text:span text:style-name="T22">. אפשר לראות שאם נמיר את הקבוצה </text:span><text:span text:style-name="T22"><draw:g text:anchor-type="as-char" svg:y="-0.1409in" draw:z-index="57" draw:name="Shape54" draw:style-name="gr1"><svg:title>TexMaths</svg:title><svg:desc>12§display§A \bigtriangleup B^C§svg§600§FALSE§</svg:desc><draw:g draw:style-name="gr2"><draw:path draw:style-name="gr3" draw:text-style-name="P27" svg:width="0.5693in" svg:height="0.1244in" svg:x="0.0024in" svg:y="0.0087in" svg:viewBox="0 0 1447 317" svg:d="M0 0c483 0 965 0 1447 0 0 106 0 211 0 317-482 0-964 0-1447 0 0-106 0-211 0-317z"><text:p/></draw:path><draw:path draw:style-name="gr4" draw:text-style-name="P28" svg:width="0.1134in" svg:height="0.1173in" svg:x="-0.0004in" svg:y="0.0232in" svg:viewBox="0 0 289 299" svg:d="M289 290c0-4-3-4-9-4-27 0-27-3-28-15-8-87-17-174-25-261-1-9-1-10-8-10-6 0-9 2-11 7-49 82-97 163-147 244-17 27-33 33-51 35-6 1-10 1-10 8 0 4 2 5 6 5 11 0 24-1 36-1 14 0 29 1 42 1 2 0 8 0 8-7 0-5-3-6-7-6-9 0-19-4-19-15 0-5 2-9 6-15 2-5 2-5 31-54 35 0 71 0 106 0 1 9 7 66 7 70 0 12-21 14-30 14-6 0-11 0-11 8 0 5 4 4 6 5 18 0 36-1 53-1 11 0 37 1 48 1 3 0 7 0 7-9zM208 190c-33 0-64 0-96 0 27-46 55-93 83-138 4 45 8 92 13 138z"><text:p/></draw:path><draw:path draw:style-name="gr4" draw:text-style-name="P28" svg:width="0.1421in" svg:height="0.1224in" svg:x="0.1646in" svg:y="0.0189in" svg:viewBox="0 0 362 312" svg:d="M362 304c0-2-2-3-2-4-57-98-115-198-173-296-1-3-3-4-7-4-2 0-6 1-7 4-58 98-114 198-172 296-1 1-1 2-1 4 0 4 4 8 8 8 116 0 230 0 345 0 5 0 9-4 9-8zM338 295c-105 0-211 0-315 0 53-90 104-180 157-270 53 90 105 180 158 270z"><text:p/></draw:path><draw:path draw:style-name="gr4" draw:text-style-name="P28" svg:width="0.1181in" svg:height="0.1122in" svg:x="0.3594in" svg:y="0.0283in" svg:viewBox="0 0 301 286" svg:d="M301 59c0-31-27-59-78-59-46 0-94 0-141 0-9 0-14 0-14 8 0 5 5 5 12 5 6 0 10 0 17 1 8 0 11 2 11 6 0 3 0 4-1 9-19 74-37 150-57 224-4 17-6 19-38 19-7 0-12 0-12 9 0 5 4 5 12 5 50 0 100 0 150 0 67 0 117-50 117-90 0-30-24-54-65-59 43-7 87-39 87-78zM263 56c0 38-36 77-88 77-20 0-40 0-61 0 9-35 17-69 25-104 5-15 5-16 23-16s37 0 55 0c38 0 46 25 46 43zM239 191c0 41-37 81-86 81-20 0-39 0-58 0-6 0-7 0-10 0s-5-1-5-3c0-1 0-3 2-10 9-38 20-78 30-116 26 0 53 0 79 0 41 0 48 31 48 48z"><text:p/></draw:path><draw:path draw:style-name="gr4" draw:text-style-name="P28" svg:width="0.0894in" svg:height="0.0827in" svg:x="0.4909in" svg:y="0in" svg:viewBox="0 0 228 211" svg:d="M228 4c0-2-1-4-3-4-3 0-3 0-6 4-8 7-15 15-22 22-2-3-19-26-55-26-72 0-142 64-142 130 0 48 37 81 90 81 17 0 45-3 76-29 23-18 29-44 29-46 0-4-3-4-5-4-4 0-4 1-5 5-12 41-54 63-89 63-31 0-66-16-66-61 0-8 1-55 36-92 20-23 51-36 79-36 34 0 54 24 54 57 0 9-1 10-1 12 0 4 4 4 6 4 5 0 5-1 6-6 6-25 12-49 18-74z"><text:p/></draw:path></draw:g></draw:g></text:span><text:span text:style-name="T22"><text:s/>באותה צורה, נגיע לבדיוק אותה קבוצה, לכן </text:span><text:span text:style-name="T22"><draw:g text:anchor-type="as-char" svg:y="-0.1409in" draw:z-index="58" draw:name="Shape55" draw:style-name="gr1"><svg:title>TexMaths</svg:title><svg:desc>12§display§A^C \bigtriangleup B = A \bigtriangleup B^C§svg§600§FALSE§</svg:desc><draw:g draw:style-name="gr2"><draw:path draw:style-name="gr3" draw:text-style-name="P27" svg:width="1.3894in" svg:height="0.1248in" svg:x="0.002in" svg:y="0.0079in" svg:viewBox="0 0 3530 318" svg:d="M1766 318c-589 0-1177 0-1766 0 0-106 0-212 0-318 1177 0 2353 0 3530 0 0 106 0 212 0 318-588 0-1176 0-1764 0z"><text:p/></draw:path><draw:path draw:style-name="gr4" draw:text-style-name="P28" svg:width="0.1134in" svg:height="0.1177in" svg:x="-0.0004in" svg:y="0.0228in" svg:viewBox="0 0 289 300" svg:d="M289 292c0-5-5-5-11-5-25 0-25-3-26-15-8-87-18-175-26-262 0-9 0-10-8-10-7 0-8 2-12 7-49 82-97 163-146 245-17 28-34 34-52 35-4 1-8 1-8 8 0 3 1 5 5 5 12 0 24-1 36-1 14 0 29 1 42 1 3 0 8 0 8-8 0-4-3-5-6-5-11-1-20-4-20-15 0-4 2-9 6-15 2-5 3-5 32-54 35 0 71 0 106 0 1 8 6 66 6 71 0 12-22 13-30 13-6 0-10 0-10 8 0 5 4 4 6 5 17 0 35-1 53-1 10 0 36 1 47 1 2 0 8 0 8-8zM208 191c-33 0-65 0-98 0 28-47 57-94 84-139 5 45 9 92 14 139z"><text:p/></draw:path><draw:path draw:style-name="gr4" draw:text-style-name="P28" svg:width="0.0894in" svg:height="0.0831in" svg:x="0.126in" svg:y="-0.0004in" svg:viewBox="0 0 228 212" svg:d="M228 4c0-2-1-4-4-4-2 0-2 1-4 4-8 7-15 15-22 22-4-3-19-26-56-26-71 0-142 64-142 130 0 48 37 82 91 82 16 0 43-3 75-27 22-21 30-46 30-48 0-4-4-4-6-4-4 0-4 1-5 5-12 40-54 64-89 64-31 0-66-16-66-63 0-8 1-55 36-92 20-23 50-36 79-36 34 0 54 25 54 57 0 9-1 11-1 12 0 4 4 4 6 4 5 0 5 0 6-6 6-25 12-49 18-74z"><text:p/></draw:path><draw:path draw:style-name="gr4" draw:text-style-name="P28" svg:width="0.1417in" svg:height="0.1228in" svg:x="0.2736in" svg:y="0.0185in" svg:viewBox="0 0 361 313" svg:d="M361 305c0-1 0-4-1-5-58-98-114-197-172-295-1-3-4-5-7-5s-6 2-7 5c-58 98-115 197-173 295 0 1-1 4-1 5 0 5 5 8 8 8 116 0 230 0 345 0 5 0 8-3 8-8zM338 296c-104 0-210 0-314 0 53-90 104-181 157-271 53 90 105 181 157 271z"><text:p/></draw:path><draw:path draw:style-name="gr4" draw:text-style-name="P28" svg:width="0.1181in" svg:height="0.1122in" svg:x="0.4693in" svg:y="0.0283in" svg:viewBox="0 0 301 286" svg:d="M301 58c0-32-29-58-79-58-47 0-95 0-142 0-8 0-12 0-12 8 0 4 4 4 12 4 5 0 9 0 16 1s12 1 12 7c0 2-1 3-2 8-20 75-38 151-57 225-3 16-5 19-38 19-7 0-11 0-11 9 0 5 4 5 11 5 50 0 101 0 151 0 66 0 116-50 116-90 0-30-25-54-66-59 45-9 89-40 89-79zM263 56c0 36-37 77-88 77-20 0-42 0-62 0 8-35 18-69 26-104 4-16 5-17 23-17s36 0 54 0c37 0 47 25 47 44zM239 191c0 41-37 81-88 81-19 0-38 0-57 0-6 0-6 0-9 0-5-1-6-1-6-4 0-2 0-2 3-10 9-38 19-78 28-116 27 0 54 0 81 0 39 0 48 31 48 49z"><text:p/></draw:path><draw:path draw:style-name="gr4" draw:text-style-name="P28" svg:width="0.1102in" svg:height="0.0382in" svg:x="0.6476in" svg:y="0.0799in" svg:viewBox="0 0 281 98" svg:d="M281 8c0-3-4-8-9-8-87 0-176 0-264 0-4 0-8 4-8 8s4 9 8 9c88 0 177 0 264 0 5 0 9-4 9-9zM281 90c0-4-4-8-9-8-87 0-176 0-264 0-4 0-8 3-8 8 0 4 4 8 8 8 88 0 177 0 264 0 5 0 9-3 9-8z"><text:p/></draw:path><draw:path draw:style-name="gr4" draw:text-style-name="P28" svg:width="0.1134in" svg:height="0.1177in" svg:x="0.8185in" svg:y="0.0228in" svg:viewBox="0 0 289 300" svg:d="M289 292c0-5-3-5-9-5-26 0-26-3-28-15-8-87-17-175-25-262-1-9-1-10-9-10-6 0-8 2-10 7-50 82-98 163-147 245-17 28-33 34-51 35-5 1-10 1-10 8 0 3 2 5 6 5 11 0 24-1 36-1 14 0 29 1 42 1 2 0 8 0 8-8 0-4-3-5-7-5-9-1-19-4-19-15 0-4 2-9 6-15 2-5 4-5 31-54 36 0 71 0 107 0 0 8 6 66 6 71 0 12-22 13-30 13-6 0-10 0-10 8 0 5 4 4 5 5 18 0 36-1 53-1 11 0 37 1 48 1 2 0 7 0 7-8zM209 191c-33 0-65 0-97 0 27-47 55-94 82-139 5 45 10 92 15 139z"><text:p/></draw:path><draw:path draw:style-name="gr4" draw:text-style-name="P28" svg:width="0.1417in" svg:height="0.1228in" svg:x="0.9835in" svg:y="0.0185in" svg:viewBox="0 0 361 313" svg:d="M361 305c0-1 0-4-1-5-58-98-114-197-172-295-1-3-4-5-7-5s-6 2-7 5c-58 98-115 197-173 295 0 1-1 4-1 5 0 5 5 8 8 8 116 0 230 0 345 0 5 0 8-3 8-8zM338 296c-104 0-210 0-314 0 53-90 104-181 157-271 53 90 105 181 157 271z"><text:p/></draw:path><draw:path draw:style-name="gr4" draw:text-style-name="P28" svg:width="0.1181in" svg:height="0.1122in" svg:x="1.1791in" svg:y="0.0283in" svg:viewBox="0 0 301 286" svg:d="M301 58c0-32-29-58-79-58-47 0-95 0-142 0-8 0-12 0-12 8 0 4 4 4 12 4 5 0 9 0 16 1s12 1 12 7c0 2-1 3-2 8-20 75-38 151-57 225-3 16-5 19-38 19-7 0-11 0-11 9 0 5 4 5 11 5 50 0 101 0 151 0 66 0 116-50 116-90 0-30-25-54-66-59 45-9 89-40 89-79zM263 56c0 36-37 77-88 77-20 0-42 0-62 0 8-35 18-69 26-104 4-16 5-17 23-17s36 0 54 0c37 0 47 25 47 44zM239 191c0 41-37 81-88 81-19 0-38 0-57 0-6 0-6 0-9 0-5-1-6-1-6-4 0-2 0-2 3-10 9-38 19-78 28-116 27 0 54 0 81 0 39 0 48 31 48 49z"><text:p/></draw:path><draw:path draw:style-name="gr4" draw:text-style-name="P28" svg:width="0.0894in" svg:height="0.0831in" svg:x="1.3106in" svg:y="-0.0004in" svg:viewBox="0 0 228 212" svg:d="M228 4c0-2-1-4-4-4-2 0-3 1-6 4-7 7-14 15-21 22-3-3-19-26-55-26-72 0-142 64-142 130 0 48 37 82 90 82 16 0 44-3 74-27 24-21 30-46 30-48 0-4-3-4-4-4-4 0-5 1-5 5-12 40-54 64-90 64-31 0-66-16-66-63 0-8 2-55 36-92 20-23 51-36 79-36 35 0 55 25 55 57 0 9-1 11-1 12 0 4 4 4 5 4 5 0 5 0 7-6 6-25 12-49 18-74z"><text:p/></draw:path></draw:g></draw:g></text:span><text:span text:style-name="T22">.</text:span></text:p>
      <text:p text:style-name="P16">למען ההוכחה, נראה שעבור כל קבוצה A, מתקיים <draw:g text:anchor-type="as-char" svg:y="-0.1272in" draw:z-index="64" draw:name="Shape56" draw:style-name="gr1"><svg:title>TexMaths</svg:title><svg:desc>12§display§A \bigtriangleup A = \emptyset§svg§600§FALSE§</svg:desc><draw:g draw:style-name="gr2"><draw:path draw:style-name="gr3" draw:text-style-name="P27" svg:width="0.7614in" svg:height="0.1224in" svg:x="0.0024in" svg:y="0.0087in" svg:viewBox="0 0 1935 312" svg:d="M0 0c645 0 1289 0 1935 0 0 104 0 208 0 312-646 0-1290 0-1935 0 0-104 0-208 0-312z"><text:p/></draw:path><draw:path draw:style-name="gr4" draw:text-style-name="P28" svg:width="0.1134in" svg:height="0.1173in" svg:x="-0.0004in" svg:y="0.0094in" svg:viewBox="0 0 289 299" svg:d="M289 291c0-5-4-5-10-5-26 0-26-4-27-16-9-87-17-173-25-260-2-9-2-10-9-10-6 0-8 2-11 7-49 82-97 163-146 243-17 29-33 35-51 36-6 0-10 0-10 8 0 3 2 5 6 5 11 0 24-1 36-1 14 0 29 1 42 1 2 0 8 0 8-8 0-5-3-5-7-5-9-1-19-5-19-14 0-6 2-11 6-16 2-6 2-6 31-54 35 0 71 0 106 0 1 9 7 66 7 70 0 13-22 14-30 14-6 0-11 0-11 8 0 5 4 4 6 5 18 0 36-1 53-1 11 0 37 1 48 1 2 0 7 0 7-8zM207 189c-32 0-63 0-95 0 27-45 55-92 82-138 5 46 9 93 13 138z"><text:p/></draw:path><draw:path draw:style-name="gr4" draw:text-style-name="P28" svg:width="0.1417in" svg:height="0.122in" svg:x="0.1642in" svg:y="0.0043in" svg:viewBox="0 0 361 311" svg:d="M361 303c0-1-1-3-1-4-58-98-115-197-173-295-1-3-3-4-7-4-2 0-5 1-7 4-58 98-114 197-172 295-1 1-1 3-1 4 0 6 4 8 8 8 116 0 229 0 345 0 4 0 8-2 8-8zM337 294c-104 0-210 0-314 0 53-89 104-179 157-269 53 90 104 180 157 269z"><text:p/></draw:path><draw:path draw:style-name="gr4" draw:text-style-name="P28" svg:width="0.1134in" svg:height="0.1173in" svg:x="0.3583in" svg:y="0.0094in" svg:viewBox="0 0 289 299" svg:d="M289 291c0-5-5-5-10-5-26 0-26-4-27-16-9-87-18-173-27-260 0-9 0-10-7-10s-8 2-11 7c-49 82-98 163-147 243-17 29-32 35-52 36-4 0-8 0-8 8 0 3 2 5 5 5 12 0 25-1 37-1 13 0 28 1 42 1 2 0 7 0 7-8 0-5-3-5-6-5-9-1-20-5-20-14 0-6 2-11 6-16 3-6 3-6 32-54 35 0 71 0 106 0 1 9 7 66 7 70 0 13-23 14-31 14-6 0-10 0-10 8 0 5 4 4 6 5 17 0 35-1 53-1 9 0 37 1 47 1 2 0 8 0 8-8zM207 189c-32 0-64 0-97 0 28-45 57-92 84-138 5 46 9 93 13 138z"><text:p/></draw:path><draw:path draw:style-name="gr4" draw:text-style-name="P28" svg:width="0.1102in" svg:height="0.0382in" svg:x="0.5319in" svg:y="0.0661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28" svg:width="0.0665in" svg:height="0.1394in" svg:x="0.7055in" svg:y="0in" svg:viewBox="0 0 170 355" svg:d="M170 178c0-33 0-99-37-135 3-9 6-18 9-27 1-3 1-5 2-8 0-4-5-8-10-8-6 0-7 5-9 13-1 6-4 13-5 19-6-2-19-8-35-8-24 0-51 12-67 44-16 35-18 72-18 110 0 25 0 103 36 134-4 12-6 23-10 35 0 5 4 8 9 8 7 0 8-4 11-13 1-6 3-13 4-19 11 6 23 8 35 8 47 0 65-39 73-58 11-30 12-65 12-95zM115 44c-24 83-49 167-73 249-14-29-14-80-14-120 0-33 0-62 6-89 8-39 32-52 51-52 9 0 19 3 30 12zM142 173c0 30 0 62-5 90-7 43-30 60-52 60-9 0-20-4-30-13 24-83 49-166 73-249 14 25 14 73 14 112z"><text:p/></draw:path></draw:g></draw:g>. פעולת החיתוך הסימטרי היא בהגדרתה איחוד חיסור הקבוצה הראשונה מהשנייה וחיסור הקבוצה השנייה מהראשונה, לכן <draw:g text:anchor-type="as-char" svg:y="-0.1236in" draw:z-index="65" draw:name="Shape57" draw:style-name="gr1"><svg:title>TexMaths</svg:title><svg:desc>12§display§A \bigtriangleup A = (A \backslash A) \cup (A \backslash A)§svg§600§FALSE§</svg:desc><draw:g draw:style-name="gr2"><draw:path draw:style-name="gr3" draw:text-style-name="P27" svg:width="1.7772in" svg:height="0.148in" svg:x="0.002in" svg:y="0.0083in" svg:viewBox="0 0 4515 377" svg:d="M2258 377c-753 0-1506 0-2258 0 0-126 0-251 0-377 1505 0 3011 0 4515 0 0 126 0 251 0 377-752 0-1504 0-2257 0z"><text:p/></draw:path><draw:path draw:style-name="gr4" draw:text-style-name="P28" svg:width="0.1134in" svg:height="0.1181in" svg:x="-0.0004in" svg:y="0.0051in" svg:viewBox="0 0 289 301" svg:d="M289 292c0-5-5-5-9-5-27 0-27-2-28-14-8-87-18-174-26-262 0-9 0-11-8-11-7 0-8 4-12 7-49 82-97 164-146 245-17 28-34 34-52 35-4 1-8 1-8 9 0 2 1 5 5 5 12 0 24-2 36-2 14 0 29 2 42 2 3 0 8 0 8-9 0-4-3-5-6-5-11 0-20-3-20-14 0-5 2-10 6-16 2-5 3-5 32-53 35 0 71 0 106 0 1 10 6 65 6 70 0 12-22 13-30 13-6 0-10 0-10 9 0 5 4 3 6 5 17 0 35-2 53-2 10 0 36 2 47 2 2 0 8 0 8-9zM208 191c-33 0-65 0-98 0 28-47 57-92 84-138 5 46 9 91 14 138z"><text:p/></draw:path><draw:path draw:style-name="gr4" draw:text-style-name="P28" svg:width="0.1413in" svg:height="0.1232in" svg:x="0.1646in" svg:y="0.0008in" svg:viewBox="0 0 360 314" svg:d="M360 305c0-1 0-3-1-4-58-99-114-198-172-296-1-3-5-5-7-5-4 0-6 2-7 5-58 98-114 197-172 296-1 1-1 3-1 4 0 5 4 9 8 9 114 0 230 0 344 0 4 0 8-4 8-9zM337 297c-104 0-210 0-314 0 53-90 104-182 157-272 53 90 104 182 157 272z"><text:p/></draw:path><draw:path draw:style-name="gr4" draw:text-style-name="P28" svg:width="0.1134in" svg:height="0.1181in" svg:x="0.3583in" svg:y="0.0051in" svg:viewBox="0 0 289 301" svg:d="M289 292c0-5-3-5-9-5-26 0-26-2-27-14-8-87-18-174-26-262-1-9-1-11-9-11-6 0-8 4-10 7-50 82-98 164-147 245-17 28-33 34-51 35-5 1-10 1-10 9 0 2 2 5 6 5 11 0 24-2 36-2 14 0 29 2 42 2 2 0 8 0 8-9 0-4-3-5-7-5-9 0-19-3-19-14 0-5 2-10 6-16 2-5 4-5 32-53 35 0 71 0 106 0 0 10 6 65 6 70 0 12-22 13-30 13-6 0-10 0-10 9 0 5 4 3 6 5 17 0 35-2 52-2 11 0 37 2 48 2 2 0 7 0 7-9zM209 191c-33 0-65 0-97 0 27-47 55-92 82-138 5 46 10 91 15 138z"><text:p/></draw:path><draw:path draw:style-name="gr4" draw:text-style-name="P28" svg:width="0.1102in" svg:height="0.039in" svg:x="0.5323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28" svg:width="0.0378in" svg:height="0.1642in" svg:x="0.7154in" svg:y="0in" svg:viewBox="0 0 97 418" svg:d="M97 415c0-2-1-3-1-4-44-34-73-118-73-184 0-12 0-24 0-35 0-67 29-151 73-185 0-1 1-2 1-3 0-2-2-4-5-4-1 0-1 0-2 1-46 35-90 119-90 191 0 11 0 23 0 35 0 71 44 155 90 190 1 1 1 1 2 1 3 0 5-2 5-3z"><text:p/></draw:path><draw:path draw:style-name="gr4" draw:text-style-name="P28" svg:width="0.1134in" svg:height="0.1181in" svg:x="0.7685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6 0 71 0 107 0 0 10 6 65 6 70 0 12-22 13-30 13-6 0-11 0-11 9 0 5 4 3 6 5 18 0 36-2 53-2 11 0 37 2 48 2 2 0 7 0 7-9zM209 191c-33 0-65 0-97 0 27-47 55-92 82-138 5 46 10 91 15 138z"><text:p/></draw:path><draw:path draw:style-name="gr4" draw:text-style-name="P28" svg:width="0.0642in" svg:height="0.1654in" svg:x="0.8961in" svg:y="-0.0004in" svg:viewBox="0 0 164 421" svg:d="M164 412c0-1 0-2-1-3-49-135-97-268-146-403-1-4-5-6-9-6s-8 4-8 8c0 2 0 3 0 4 49 135 98 268 148 403 1 3 3 6 8 6 4 0 8-4 8-9z"><text:p/></draw:path><draw:path draw:style-name="gr4" draw:text-style-name="P28" svg:width="0.1134in" svg:height="0.1181in" svg:x="0.976in" svg:y="0.0051in" svg:viewBox="0 0 289 301" svg:d="M289 292c0-5-5-5-9-5-27 0-27-2-28-14-8-87-18-174-26-262 0-9 0-11-8-11-7 0-8 4-12 7-49 82-97 164-146 245-17 28-34 34-52 35-4 1-8 1-8 9 0 2 1 5 5 5 12 0 24-2 36-2 14 0 29 2 42 2 3 0 8 0 8-9 0-4-3-5-6-5-11 0-20-3-20-14 0-5 2-10 6-16 2-5 3-5 32-53 35 0 71 0 106 0 1 10 6 65 6 70 0 12-22 13-30 13-6 0-10 0-10 9 0 5 4 3 6 5 17 0 35-2 53-2 10 0 37 2 47 2 2 0 8 0 8-9zM208 191c-33 0-65 0-98 0 28-47 57-92 84-138 5 46 9 91 14 138z"><text:p/></draw:path><draw:path draw:style-name="gr4" draw:text-style-name="P28" svg:width="0.0378in" svg:height="0.1642in" svg:x="1.1039in" svg:y="0in" svg:viewBox="0 0 97 418" svg:d="M97 227c0-12 0-24 0-35 0-72-44-156-91-191 0-1-1-1-2-1-2 0-4 2-4 4 0 1 1 2 1 3 45 34 73 118 73 185 0 11 0 23 0 35 0 66-28 150-73 184 0 1-1 2-1 4 0 1 2 3 4 3 1 0 2 0 2-1 47-35 91-119 91-190z"><text:p/></draw:path><draw:path draw:style-name="gr4" draw:text-style-name="P28" svg:width="0.0902in" svg:height="0.1028in" svg:x="1.2059in" svg:y="0.0236in" svg:viewBox="0 0 230 262" svg:d="M230 169c0-54 0-106 0-161 0-3-3-8-8-8s-8 5-8 8c0 55 0 107 0 161 0 44-45 76-99 76s-98-32-98-76c0-54 0-106 0-161 0-3-4-8-9-8-4 0-8 5-8 8 0 55 0 107 0 161 0 52 52 93 115 93 64 0 115-41 115-93z"><text:p/></draw:path><draw:path draw:style-name="gr4" draw:text-style-name="P28" svg:width="0.0378in" svg:height="0.1642in" svg:x="1.3606in" svg:y="0in" svg:viewBox="0 0 97 418" svg:d="M97 415c0-2-1-4-2-4-43-34-72-118-72-184 0-12 0-24 0-35 0-67 29-151 72-185 1 0 2-2 2-3 0-2-2-4-5-4-1 0-1 0-2 1-47 35-90 119-90 191 0 11 0 23 0 35 0 71 43 155 90 190 1 1 1 1 2 1 3 0 5-2 5-3z"><text:p/></draw:path><draw:path draw:style-name="gr4" draw:text-style-name="P28" svg:width="0.1134in" svg:height="0.1181in" svg:x="1.4138in" svg:y="0.0051in" svg:viewBox="0 0 289 301" svg:d="M289 292c0-5-3-5-9-5-27 0-27-2-28-14-8-87-17-174-25-262-1-9-1-11-9-11-7 0-8 4-10 7-50 82-98 164-147 245-17 28-33 34-53 35-4 1-8 1-8 9 0 2 2 5 6 5 11 0 24-2 36-2 13 0 29 2 42 2 2 0 8 0 8-9 0-4-3-5-7-5-9 0-19-3-19-14 0-5 2-10 5-16 3-5 3-5 32-53 35 0 71 0 106 0 1 10 7 65 7 70 0 12-22 13-30 13-6 0-11 0-11 9 0 5 4 3 6 5 18 0 36-2 53-2 11 0 37 2 48 2 2 0 7 0 7-9zM208 191c-33 0-64 0-96 0 27-47 55-92 82-138 5 46 9 91 14 138z"><text:p/></draw:path><draw:path draw:style-name="gr4" draw:text-style-name="P28" svg:width="0.0638in" svg:height="0.1654in" svg:x="1.5421in" svg:y="-0.0004in" svg:viewBox="0 0 163 421" svg:d="M163 412c0-1 0-2 0-3-49-135-98-268-147-403-2-4-4-6-8-6s-8 4-8 8c0 2 0 3 0 4 49 135 98 268 148 403 1 3 3 6 7 6 5 0 8-4 8-9z"><text:p/></draw:path><draw:path draw:style-name="gr4" draw:text-style-name="P28" svg:width="0.1134in" svg:height="0.1181in" svg:x="1.6213in" svg:y="0.0051in" svg:viewBox="0 0 289 301" svg:d="M289 292c0-5-3-5-9-5-26 0-26-2-28-14-8-87-17-174-25-262-1-9-1-11-9-11-6 0-8 4-10 7-50 82-98 164-147 245-17 28-33 34-51 35-6 1-10 1-10 9 0 2 2 5 6 5 11 0 24-2 36-2 14 0 29 2 42 2 2 0 8 0 8-9 0-4-3-5-7-5-9 0-19-3-19-14 0-5 2-10 6-16 2-5 4-5 31-53 36 0 71 0 107 0 0 10 6 65 6 70 0 12-22 13-30 13-6 0-10 0-10 9 0 5 4 3 5 5 18 0 36-2 53-2 11 0 37 2 48 2 2 0 7 0 7-9zM209 191c-33 0-65 0-97 0 27-47 55-92 82-138 5 46 10 91 15 138z"><text:p/></draw:path><draw:path draw:style-name="gr4" draw:text-style-name="P28" svg:width="0.0378in" svg:height="0.1642in" svg:x="1.75in" svg:y="0in" svg:viewBox="0 0 97 418" svg:d="M97 227c0-12 0-24 0-35 0-72-44-156-91-191 0-1-1-1-2-1-3 0-4 2-4 4 0 1 0 3 1 3 45 34 73 118 73 185 0 11 0 23 0 35 0 66-28 150-73 184-1 0-1 2-1 4 0 1 1 3 4 3 1 0 2 0 2-1 47-35 91-119 91-190z"><text:p/></draw:path></draw:g></draw:g>. איחוד קבוצה ועצמה מוביל לקבוצה המקורית, לכן <draw:g text:anchor-type="as-char" svg:y="-0.1272in" draw:z-index="66" draw:name="Shape58" draw:style-name="gr1"><svg:title>TexMaths</svg:title><svg:desc>12§display§A \bigtriangleup A = A \backslash A = \emptyset§svg§600§FALSE§</svg:desc><draw:g draw:style-name="gr2"><draw:path draw:style-name="gr3" draw:text-style-name="P27" svg:width="1.3157in" svg:height="0.1512in" svg:x="0.0024in" svg:y="0.0087in" svg:viewBox="0 0 3343 385" svg:d="M0 0c1114 0 2229 0 3343 0 0 128 0 256 0 385-1114 0-2229 0-3343 0 0-129 0-257 0-385z"><text:p/></draw:path><draw:path draw:style-name="gr4" draw:text-style-name="P28" svg:width="0.1134in" svg:height="0.1169in" svg:x="-0.0004in" svg:y="0.0094in" svg:viewBox="0 0 289 298" svg:d="M289 290c0-4-3-4-9-4-27 0-27-3-28-15-8-87-17-174-25-261-1-9-1-10-9-10-6 0-8 2-10 7-50 82-98 163-147 243-17 29-33 35-51 36-6 0-10 0-10 9 0 2 2 3 6 3 11 0 24-1 36-1 14 0 29 1 42 1 2 0 8 0 8-7 0-5-3-5-7-5-9-1-19-4-19-15 0-5 2-10 6-16 2-5 2-5 31-51 36 0 71 0 107 0 0 8 6 64 6 68 0 13-22 14-30 14-6 0-11 0-11 9 0 3 4 2 6 3 18 0 36-1 53-1 11 0 37 1 48 1 2 0 7 0 7-8zM209 190c-33 0-65 0-97 0 27-46 55-93 82-138 5 45 10 92 15 138z"><text:p/></draw:path><draw:path draw:style-name="gr4" draw:text-style-name="P28" svg:width="0.1417in" svg:height="0.122in" svg:x="0.1646in" svg:y="0.0043in" svg:viewBox="0 0 361 311" svg:d="M361 303c0-1 0-2-1-3-58-99-114-198-172-296-1-3-4-4-7-4s-6 1-7 4c-58 98-115 197-173 296 0 1-1 2-1 3 0 5 4 8 8 8 116 0 230 0 345 0 5 0 8-3 8-8zM339 295c-105 0-211 0-315 0 53-90 104-180 157-270 53 90 105 180 158 270z"><text:p/></draw:path><draw:path draw:style-name="gr4" draw:text-style-name="P28" svg:width="0.1134in" svg:height="0.1169in" svg:x="0.3587in" svg:y="0.0094in" svg:viewBox="0 0 289 298" svg:d="M289 290c0-4-3-4-9-4-27 0-27-3-28-15-8-87-17-174-25-261-1-9-1-10-9-10-7 0-8 2-10 7-50 82-98 163-147 243-17 29-33 35-53 36-4 0-8 0-8 9 0 2 2 3 6 3 11 0 24-1 36-1 13 0 29 1 42 1 2 0 8 0 8-7 0-5-3-5-7-5-9-1-19-4-19-15 0-5 2-10 5-16 3-5 3-5 32-51 35 0 71 0 106 0 1 8 7 64 7 68 0 13-22 14-30 14-6 0-11 0-11 9 0 3 4 2 6 3 18 0 36-1 53-1 11 0 37 1 48 1 2 0 7 0 7-8zM208 190c-33 0-64 0-96 0 27-46 55-93 82-138 5 45 9 92 14 138z"><text:p/></draw:path><draw:path draw:style-name="gr4" draw:text-style-name="P28" svg:width="0.1102in" svg:height="0.0382in" svg:x="0.5331in" svg:y="0.0661in" svg:viewBox="0 0 281 98" svg:d="M281 8c0-4-5-8-9-8-87 0-176 0-264 0-4 0-8 4-8 8 0 5 4 9 8 9 88 0 177 0 264 0 4 0 9-4 9-9zM281 90c0-5-5-9-9-9-87 0-176 0-264 0-4 0-8 4-8 9s4 8 8 8c88 0 177 0 264 0 4 0 9-3 9-8z"><text:p/></draw:path><draw:path draw:style-name="gr4" draw:text-style-name="P28" svg:width="0.1134in" svg:height="0.1169in" svg:x="0.7043in" svg:y="0.0094in" svg:viewBox="0 0 289 298" svg:d="M289 290c0-4-3-4-9-4-27 0-27-3-28-15-8-87-17-174-25-261-1-9-1-10-9-10-6 0-8 2-10 7-50 82-98 163-147 243-17 29-33 35-51 36-6 0-10 0-10 9 0 2 2 3 6 3 11 0 24-1 36-1 14 0 29 1 42 1 2 0 8 0 8-7 0-5-3-5-7-5-9-1-19-4-19-15 0-5 2-10 6-16 2-5 2-5 31-51 35 0 71 0 106 0 1 8 7 64 7 68 0 13-22 14-30 14-6 0-11 0-11 9 0 3 4 2 6 3 18 0 36-1 53-1 11 0 37 1 48 1 2 0 7 0 7-8zM208 190c-33 0-64 0-96 0 27-46 55-93 82-138 5 45 9 92 14 138z"><text:p/></draw:path><draw:path draw:style-name="gr4" draw:text-style-name="P28" svg:width="0.0638in" svg:height="0.1642in" svg:x="0.8323in" svg:y="0.0039in" svg:viewBox="0 0 163 418" svg:d="M163 410c0-1 0-1 0-3-49-134-98-268-147-402-2-4-4-5-8-5s-8 4-8 8c0 2 0 2 0 3 49 134 98 267 148 401 1 4 3 6 7 6 5 0 8-3 8-8z"><text:p/></draw:path><draw:path draw:style-name="gr4" draw:text-style-name="P28" svg:width="0.1134in" svg:height="0.1169in" svg:x="0.9118in" svg:y="0.0094in" svg:viewBox="0 0 289 298" svg:d="M289 290c0-4-3-4-9-4-26 0-26-3-27-15-8-87-18-174-26-261-1-9-1-10-9-10-6 0-8 2-10 7-50 82-98 163-147 243-17 29-33 35-51 36-5 0-10 0-10 9 0 2 2 3 6 3 11 0 24-1 36-1 14 0 29 1 42 1 2 0 8 0 8-7 0-5-3-5-7-5-9-1-19-4-19-15 0-5 2-10 6-16 2-5 4-5 31-51 36 0 71 0 107 0 0 8 6 64 6 68 0 13-22 14-30 14-6 0-10 0-10 9 0 3 4 2 5 3 18 0 36-1 53-1 11 0 37 1 48 1 2 0 7 0 7-8zM209 190c-33 0-65 0-97 0 27-46 55-93 82-138 5 45 10 92 15 138z"><text:p/></draw:path><draw:path draw:style-name="gr4" draw:text-style-name="P28" svg:width="0.1102in" svg:height="0.0382in" svg:x="1.0862in" svg:y="0.0661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28" svg:width="0.0665in" svg:height="0.1398in" svg:x="1.2598in" svg:y="0in" svg:viewBox="0 0 170 356" svg:d="M170 180c0-35 0-101-37-137 3-9 6-18 9-27 1-3 1-5 2-8 0-4-5-8-10-8-6 0-7 5-9 13-3 6-4 13-6 19-5-2-18-8-34-8-24 0-51 12-67 44-17 34-18 72-18 112 0 25 0 100 36 133-4 12-6 24-10 34 0 5 4 9 9 9 6 0 8-5 11-13 1-6 3-12 4-20 11 5 23 9 35 9 47 0 65-40 73-60 11-29 12-62 12-92zM115 44c-24 83-49 167-73 250-14-29-14-80-14-120 0-34 0-63 6-90 8-38 32-52 51-52 9 0 19 3 30 12zM142 174c0 31 0 61-5 88-7 45-30 60-52 60-9 0-20-2-30-12 24-82 49-166 73-249 14 24 14 73 14 113z"><text:p/></draw:path></draw:g></draw:g>, שכן חיסור כל איברי קבוצה מעצמה מוביל לקבוצה היחידה ללא איברים, היא הקבוצה הריקה.</text:p>
      <text:p text:style-name="P17"><text:span text:style-name="T22">כדי להוכיח כי אם </text:span><text:span text:style-name="T22"><draw:g text:anchor-type="as-char" svg:y="-0.1402in" draw:z-index="59" draw:name="Shape59" draw:style-name="gr1"><svg:title>TexMaths</svg:title><svg:desc>12§display§A^C \bigtriangleup B = B^C \bigtriangleup C§svg§600§FALSE§</svg:desc><draw:g draw:style-name="gr2"><draw:path draw:style-name="gr3" draw:text-style-name="P27" svg:width="1.402in" svg:height="0.1268in" svg:x="0.0024in" svg:y="0.0083in" svg:viewBox="0 0 3562 323" svg:d="M0 0c1188 0 2375 0 3562 0 0 108 0 215 0 323-1187 0-2374 0-3562 0 0-108 0-215 0-323z"><text:p/></draw:path><draw:path draw:style-name="gr4" draw:text-style-name="P28" svg:width="0.1134in" svg:height="0.1169in" svg:x="-0.0004in" svg:y="0.0228in" svg:viewBox="0 0 289 298" svg:d="M289 290c0-5-3-5-9-5-27 0-27-3-28-15-8-86-17-173-25-260-1-9-1-10-9-10-6 0-8 2-10 7-50 82-98 163-147 243-17 28-33 34-51 35-6 1-10 1-10 8 0 4 2 5 6 5 11 0 24-1 36-1 14 0 29 1 42 1 2 0 8 0 8-7 0-5-3-6-7-6-9 0-19-4-19-15 0-4 2-9 6-15 2-5 2-5 31-54 36 0 71 0 107 0 0 10 6 66 6 71 0 12-22 13-30 13-6 0-11 0-11 8 0 5 4 4 6 5 18 0 36-1 53-1 11 0 37 1 48 1 2 0 7 0 7-8zM209 189c-33 0-65 0-97 0 27-45 55-92 82-138 5 46 10 93 15 138z"><text:p/></draw:path><draw:path draw:style-name="gr4" draw:text-style-name="P28" svg:width="0.0894in" svg:height="0.0827in" svg:x="0.1268in" svg:y="0in" svg:viewBox="0 0 228 211" svg:d="M228 4c0-2-1-4-4-4-2 0-3 0-6 4-7 7-14 15-21 22-3-3-19-26-55-26-72 0-142 63-142 129 0 48 37 82 90 82 16 0 44-4 74-28 24-19 30-45 30-48s-3-3-4-3c-4 0-5 1-5 4-12 41-54 64-90 64-31 0-66-16-66-61 0-9 2-55 36-92 20-23 51-36 79-36 35 0 55 24 55 57 0 9-1 10-1 12 0 4 4 4 5 4 5 0 5-1 7-6 6-25 12-49 18-74z"><text:p/></draw:path><draw:path draw:style-name="gr4" draw:text-style-name="P28" svg:width="0.1417in" svg:height="0.122in" svg:x="0.274in" svg:y="0.0193in" svg:viewBox="0 0 361 311" svg:d="M361 303c0-1-1-3-1-4-58-98-115-197-173-295-1-3-3-4-7-4-2 0-6 1-7 4-58 98-114 197-172 295-1 1-1 3-1 4 0 5 4 8 8 8 116 0 230 0 345 0 5 0 8-3 8-8zM337 294c-104 0-210 0-314 0 53-89 104-179 157-269 53 90 104 180 157 269z"><text:p/></draw:path><draw:path draw:style-name="gr4" draw:text-style-name="P28" svg:width="0.1181in" svg:height="0.1118in" svg:x="0.4693in" svg:y="0.0283in" svg:viewBox="0 0 301 285" svg:d="M301 59c0-31-27-59-78-59-47 0-95 0-141 0-9 0-12 0-12 8 0 5 3 5 10 5 6 0 10 0 17 1 7 0 11 2 11 6 0 3 0 4-1 9-19 74-37 149-57 223-4 17-4 20-38 20-7 0-12 0-12 8 0 5 4 5 12 5 50 0 100 0 150 0 67 0 116-49 116-90 0-30-24-54-64-59 43-7 87-38 87-77zM263 56c0 37-36 77-88 77-20 0-41 0-61 0 8-35 18-70 26-104 4-15 4-16 23-16 18 0 36 0 54 0 37 0 46 25 46 43zM239 190c0 41-37 82-87 82-19 0-38 0-57 0-6 0-7 0-10 0s-5-2-5-4c0-1 0-2 2-10 9-38 20-77 30-116 26 0 52 0 79 0 41 0 48 31 48 48z"><text:p/></draw:path><draw:path draw:style-name="gr4" draw:text-style-name="P28" svg:width="0.1102in" svg:height="0.0382in" svg:x="0.6476in" svg:y="0.0799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28" svg:width="0.1181in" svg:height="0.1118in" svg:x="0.8201in" svg:y="0.0283in" svg:viewBox="0 0 301 285" svg:d="M301 59c0-31-27-59-78-59-47 0-95 0-141 0-9 0-12 0-12 8 0 5 3 5 10 5 6 0 10 0 17 1 7 0 11 2 11 6 0 3 0 4-1 9-19 74-37 149-57 223-4 17-4 20-38 20-7 0-12 0-12 8 0 5 4 5 12 5 50 0 100 0 150 0 67 0 116-49 116-90 0-30-24-54-64-59 43-7 87-38 87-77zM263 56c0 37-36 77-88 77-20 0-41 0-61 0 8-35 18-70 26-104 4-15 4-16 23-16 18 0 36 0 54 0 37 0 46 25 46 43zM239 190c0 41-37 82-87 82-19 0-38 0-57 0-6 0-7 0-10 0s-5-2-5-4c0-1 0-2 2-10 9-38 20-77 30-116 26 0 52 0 79 0 41 0 48 31 48 48z"><text:p/></draw:path><draw:path draw:style-name="gr4" draw:text-style-name="P28" svg:width="0.0894in" svg:height="0.0827in" svg:x="0.9516in" svg:y="0in" svg:viewBox="0 0 228 211" svg:d="M228 4c0-2 0-4-4-4-2 0-2 0-4 4-8 7-15 15-22 22-4-3-19-26-56-26-71 0-142 63-142 129 0 48 38 82 91 82 16 0 45-4 75-28 22-19 30-45 30-48s-4-3-5-3c-5 0-5 1-6 4-12 41-53 64-89 64-31 0-66-16-66-61 0-9 1-55 36-92 20-23 52-36 79-36 34 0 54 24 54 57 0 9-1 10-1 12 0 4 5 4 6 4 5 0 5-1 6-6 6-25 12-49 18-74z"><text:p/></draw:path><draw:path draw:style-name="gr4" draw:text-style-name="P28" svg:width="0.1417in" svg:height="0.122in" svg:x="1.0988in" svg:y="0.0193in" svg:viewBox="0 0 361 311" svg:d="M361 303c0-1 0-3-1-4-58-98-114-197-172-295-1-3-4-4-7-4s-6 1-7 4c-58 98-114 197-172 295-1 1-2 3-2 4 0 5 5 8 10 8 114 0 229 0 343 0 5 0 8-3 8-8zM338 294c-104 0-210 0-314 0 53-89 104-179 157-269 53 90 105 180 157 269z"><text:p/></draw:path><draw:path draw:style-name="gr4" draw:text-style-name="P28" svg:width="0.1173in" svg:height="0.1189in" svg:x="1.2957in" svg:y="0.0256in" svg:viewBox="0 0 299 303" svg:d="M299 4c0-2-1-4-5-4-1 0-1 0-6 5-10 11-20 21-30 32-4-6-23-37-70-37-93 0-188 92-188 188 0 69 49 115 114 115 36 0 68-17 91-36 39-35 46-73 46-74 0-4-4-3-5-4-2 0-5 0-5 4-5 12-14 42-43 67-29 22-55 30-78 30-37 0-82-22-82-88 0-23 9-90 51-139 25-29 65-51 103-51 43 0 67 32 67 81 0 17-1 17-1 22 0 3 5 3 7 3 5 0 5 0 7-8 9-36 18-71 27-106z"><text:p/></draw:path></draw:g></draw:g></text:span><text:span text:style-name="T22"><text:s/>אז </text:span><text:span text:style-name="T22"><draw:g text:anchor-type="as-char" svg:y="-0.1189in" draw:z-index="60" draw:name="Shape60" draw:style-name="gr1"><svg:title>TexMaths</svg:title><svg:desc>12§display§A = C§svg§600§FALSE§</svg:desc><draw:g draw:style-name="gr2"><draw:path draw:style-name="gr3" draw:text-style-name="P27" svg:width="0.4539in" svg:height="0.1043in" svg:x="0.0024in" svg:y="0.0071in" svg:viewBox="0 0 1154 266" svg:d="M0 0c384 0 770 0 1154 0 0 89 0 177 0 266-384 0-770 0-1154 0 0-89 0-177 0-266z"><text:p/></draw:path><draw:path draw:style-name="gr4" draw:text-style-name="P28" svg:width="0.1134in" svg:height="0.1177in" svg:x="-0.0004in" svg:y="0in" svg:viewBox="0 0 289 300" svg:d="M289 292c0-5-3-5-9-5-27 0-27-3-28-15-8-88-17-174-25-262-1-9-1-10-8-10-8 0-9 2-11 7-50 82-98 163-147 245-17 29-33 34-51 35-6 1-10 1-10 8 0 4 2 5 6 5 11 0 24-1 36-1 14 0 29 1 42 1 2 0 8 0 8-7 0-5-3-6-7-6-9 0-19-4-19-15 0-4 2-9 6-15 2-5 2-5 31-53 35 0 71 0 106 0 1 8 7 65 7 70 0 12-21 13-30 13-6 0-11 0-11 8 0 5 4 4 6 5 18 0 36-1 53-1 11 0 37 1 48 1 3 0 7 0 7-8zM208 190c-33 0-64 0-96 0 27-45 55-92 83-138 4 46 8 93 13 138z"><text:p/></draw:path><draw:path draw:style-name="gr4" draw:text-style-name="P28" svg:width="0.1102in" svg:height="0.0386in" svg:x="0.1736in" svg:y="0.0571in" svg:viewBox="0 0 281 99" svg:d="M281 8c0-4-4-8-8-8-88 0-177 0-265 0-3 0-8 4-8 8 0 5 5 9 8 9 88 0 177 0 265 0 4 0 8-4 8-9zM281 90c0-4-4-8-8-8-88 0-177 0-265 0-3 0-8 4-8 8 0 5 5 9 8 9 88 0 177 0 265 0 4 0 8-4 8-9z"><text:p/></draw:path><draw:path draw:style-name="gr4" draw:text-style-name="P28" svg:width="0.1173in" svg:height="0.1197in" svg:x="0.3476in" svg:y="0.0016in" svg:viewBox="0 0 299 305" svg:d="M299 4c0-2-1-4-5-4-1 0-1 0-6 5-11 11-20 22-30 32-3-6-23-37-69-37-94 0-189 93-189 189 0 70 49 116 114 116 36 0 69-17 91-36 39-35 46-74 46-75 0-4-4-2-5-4-2 0-5 2-5 4-4 13-14 42-43 68-29 22-55 30-77 30-38 0-83-22-83-88 0-23 9-91 51-140 26-30 66-51 103-51 43 0 67 33 67 81 0 17-1 17-1 22 0 3 5 3 7 3 5 0 5 0 8-8 8-36 16-71 26-107z"><text:p/></draw:path></draw:g></draw:g></text:span><text:span text:style-name="T22"><text:s/>נוכל</text:span> להוכיח כי אם <draw:g text:anchor-type="as-char" svg:y="-0.1417in" draw:z-index="47" draw:name="Shape61" draw:style-name="gr1"><svg:title>TexMaths</svg:title><svg:desc>12§display§A \bigtriangleup B^C = C \bigtriangleup B^C§svg§600§FALSE§</svg:desc><draw:g draw:style-name="gr2"><draw:path draw:style-name="gr3" draw:text-style-name="P27" svg:width="1.3953in" svg:height="0.128in" svg:x="0.002in" svg:y="0.0083in" svg:viewBox="0 0 3545 326" svg:d="M1773 326c-591 0-1182 0-1773 0 0-109 0-218 0-326 1182 0 2363 0 3545 0 0 108 0 217 0 326-590 0-1182 0-1772 0z"><text:p/></draw:path><draw:path draw:style-name="gr4" draw:text-style-name="P28" svg:width="0.1134in" svg:height="0.1177in" svg:x="-0.0004in" svg:y="0.0228in" svg:viewBox="0 0 289 300" svg:d="M289 292c0-5-5-5-11-5-25 0-25-2-26-14-8-88-18-176-26-263-2-9-2-10-8-10-7 0-9 2-12 7-49 82-97 164-146 245-17 28-34 34-52 35-4 1-8 1-8 8 0 3 1 5 5 5 12 0 24-1 36-1 14 0 29 1 42 1 3 0 8 0 8-8 0-4-3-5-7-5-10 0-19-4-19-14 0-5 2-10 6-16 2-5 3-5 32-54 35 0 71 0 106 0 0 8 6 66 6 71 0 12-22 13-30 13-6 0-10 0-10 8 0 5 4 4 6 5 17 0 35-1 53-1 10 0 36 1 47 1 2 0 8 0 8-8zM208 191c-33 0-65 0-98 0 28-47 56-94 83-139 5 45 10 92 15 139z"><text:p/></draw:path><draw:path draw:style-name="gr4" draw:text-style-name="P28" svg:width="0.1413in" svg:height="0.1232in" svg:x="0.1646in" svg:y="0.0181in" svg:viewBox="0 0 360 314" svg:d="M360 305c0-1 0-4-1-5-58-98-114-197-172-295-1-3-5-5-7-5-4 0-6 2-7 5-58 98-114 197-172 295-1 1-1 4-1 5 0 5 4 9 8 9 114 0 230 0 343 0 5 0 9-4 9-9zM337 297c-104 0-210 0-314 0 53-90 104-182 157-272 53 90 104 182 157 272z"><text:p/></draw:path><draw:path draw:style-name="gr4" draw:text-style-name="P28" svg:width="0.1181in" svg:height="0.1122in" svg:x="0.3594in" svg:y="0.0283in" svg:viewBox="0 0 301 286" svg:d="M301 58c0-32-29-58-79-58-47 0-95 0-142 0-7 0-12 0-12 8 0 4 4 4 12 4 5 0 9 0 16 1 8 1 12 1 12 7 0 2-1 3-2 8-20 75-38 151-57 225-3 16-5 20-38 20-7 0-11 0-11 8 0 5 4 5 11 5 50 0 101 0 151 0 66 0 116-49 116-90 0-30-25-54-66-59 45-8 89-40 89-79zM263 56c0 36-37 77-88 77-20 0-42 0-62 0 8-35 18-69 26-104 4-16 5-17 23-17s36 0 54 0c37 0 47 25 47 44zM239 191c0 41-37 82-88 82-19 0-38 0-57 0-5 0-6 0-9 0-5 0-6-2-6-5 0-1 0-1 3-10 9-38 19-78 28-116 27 0 54 0 81 0 39 0 48 31 48 49z"><text:p/></draw:path><draw:path draw:style-name="gr4" draw:text-style-name="P28" svg:width="0.0894in" svg:height="0.0835in" svg:x="0.4906in" svg:y="-0.0004in" svg:viewBox="0 0 228 213" svg:d="M228 4c0-2-1-4-4-4-2 0-3 1-6 4-7 7-14 15-21 22-3-3-19-26-55-26-72 0-142 64-142 130 0 48 37 83 90 83 16 0 44-4 74-28 24-20 30-46 30-48 0-4-3-4-4-4-4 0-5 2-5 5-12 40-54 64-90 64-31 0-66-16-66-63 0-8 2-55 36-92 20-23 51-36 79-36 35 0 55 25 55 57 0 9-1 11-1 12 0 4 4 4 5 4 5 0 5 0 7-6 6-25 12-49 18-74z"><text:p/></draw:path><draw:path draw:style-name="gr4" draw:text-style-name="P28" svg:width="0.1102in" svg:height="0.0382in" svg:x="0.6476in" svg:y="0.0799in" svg:viewBox="0 0 281 98" svg:d="M281 8c0-3-5-8-9-8-87 0-176 0-264 0-4 0-8 4-8 8s4 9 8 9c88 0 177 0 264 0 4 0 9-4 9-9zM281 90c0-4-5-8-9-8-87 0-176 0-264 0-4 0-8 3-8 8 0 4 4 8 8 8 88 0 177 0 264 0 4 0 9-3 9-8z"><text:p/></draw:path><draw:path draw:style-name="gr4" draw:text-style-name="P28" svg:width="0.1177in" svg:height="0.1197in" svg:x="0.8209in" svg:y="0.0248in" svg:viewBox="0 0 300 305" svg:d="M300 4c0-2-1-4-5-4-1 0-1 0-6 5-9 11-20 21-30 32-3-6-23-37-69-37-95 0-190 92-190 191 0 68 50 114 115 114 36 0 69-17 91-36 39-35 46-72 46-73 0-5-4-4-5-5-2 0-5 1-6 5-3 11-13 41-42 65s-55 31-78 31c-37 0-83-22-83-88 0-23 10-91 52-140 25-30 65-51 103-51 42 0 67 33 67 81 0 17-1 17-1 21s5 5 6 5c6 0 6-1 9-8 8-36 18-72 26-108z"><text:p/></draw:path><draw:path draw:style-name="gr4" draw:text-style-name="P28" svg:width="0.1417in" svg:height="0.1232in" svg:x="0.9894in" svg:y="0.0181in" svg:viewBox="0 0 361 314" svg:d="M361 305c0-1 0-4-1-5-58-98-114-197-172-295-1-3-4-5-7-5s-6 2-7 5c-58 98-114 197-172 295-1 1-2 4-2 5 0 5 5 9 8 9 116 0 230 0 345 0 4 0 8-4 8-9zM338 297c-104 0-210 0-314 0 53-90 104-182 157-272 53 90 105 182 157 272z"><text:p/></draw:path><draw:path draw:style-name="gr4" draw:text-style-name="P28" svg:width="0.1181in" svg:height="0.1122in" svg:x="1.185in" svg:y="0.0283in" svg:viewBox="0 0 301 286" svg:d="M301 58c0-32-29-58-79-58-47 0-95 0-142 0-7 0-12 0-12 8 0 4 4 4 12 4 5 0 9 0 16 1 8 1 12 1 12 7 0 2-1 3-2 8-20 75-38 151-57 225-3 16-5 20-38 20-7 0-11 0-11 8 0 5 4 5 11 5 50 0 101 0 151 0 66 0 116-49 116-90 0-30-25-54-66-59 45-8 89-40 89-79zM263 56c0 36-37 77-88 77-20 0-42 0-62 0 8-35 18-69 26-104 4-16 5-17 23-17s36 0 54 0c37 0 47 25 47 44zM239 191c0 41-37 82-88 82-19 0-38 0-57 0-5 0-6 0-9 0-5 0-6-2-6-5 0-1 0-1 3-10 9-38 19-78 28-116 27 0 54 0 81 0 39 0 48 31 48 49z"><text:p/></draw:path><draw:path draw:style-name="gr4" draw:text-style-name="P28" svg:width="0.0894in" svg:height="0.0835in" svg:x="1.3161in" svg:y="-0.0004in" svg:viewBox="0 0 228 213" svg:d="M228 4c0-2-1-4-4-4-2 0-3 1-6 4-7 7-14 15-21 22-3-3-19-26-55-26-72 0-142 64-142 130 0 48 37 83 90 83 16 0 44-4 74-28 24-20 30-46 30-48 0-4-3-4-4-4-4 0-5 2-5 5-12 40-54 64-90 64-31 0-66-16-66-63 0-8 2-55 36-92 20-23 51-36 79-36 35 0 55 25 55 57 0 9-1 11-1 12 0 4 4 4 5 4 5 0 5 0 7-6 6-25 12-49 18-74z"><text:p/></draw:path></draw:g></draw:g><text:s/>אז <draw:g text:anchor-type="as-char" svg:y="-0.1189in" draw:z-index="48" draw:name="Shape62" draw:style-name="gr1"><svg:title>TexMaths</svg:title><svg:desc>12§display§A = C§svg§600§FALSE§</svg:desc><draw:g draw:style-name="gr2"><draw:path draw:style-name="gr3" draw:text-style-name="P27" svg:width="0.4539in" svg:height="0.1043in" svg:x="0.0024in" svg:y="0.0071in" svg:viewBox="0 0 1154 266" svg:d="M0 0c384 0 770 0 1154 0 0 89 0 177 0 266-384 0-770 0-1154 0 0-89 0-177 0-266z"><text:p/></draw:path><draw:path draw:style-name="gr4" draw:text-style-name="P28" svg:width="0.1134in" svg:height="0.1177in" svg:x="-0.0004in" svg:y="0in" svg:viewBox="0 0 289 300" svg:d="M289 292c0-5-3-5-9-5-27 0-27-3-28-15-8-88-17-174-25-262-1-9-1-10-8-10-8 0-9 2-11 7-50 82-98 163-147 245-17 29-33 34-51 35-6 1-10 1-10 8 0 4 2 5 6 5 11 0 24-1 36-1 14 0 29 1 42 1 2 0 8 0 8-7 0-5-3-6-7-6-9 0-19-4-19-15 0-4 2-9 6-15 2-5 2-5 31-53 35 0 71 0 106 0 1 8 7 65 7 70 0 12-21 13-30 13-6 0-11 0-11 8 0 5 4 4 6 5 18 0 36-1 53-1 11 0 37 1 48 1 3 0 7 0 7-8zM208 190c-33 0-64 0-96 0 27-45 55-92 83-138 4 46 8 93 13 138z"><text:p/></draw:path><draw:path draw:style-name="gr4" draw:text-style-name="P28" svg:width="0.1102in" svg:height="0.0386in" svg:x="0.1736in" svg:y="0.0571in" svg:viewBox="0 0 281 99" svg:d="M281 8c0-4-4-8-8-8-88 0-177 0-265 0-3 0-8 4-8 8 0 5 5 9 8 9 88 0 177 0 265 0 4 0 8-4 8-9zM281 90c0-4-4-8-8-8-88 0-177 0-265 0-3 0-8 4-8 8 0 5 5 9 8 9 88 0 177 0 265 0 4 0 8-4 8-9z"><text:p/></draw:path><draw:path draw:style-name="gr4" draw:text-style-name="P28" svg:width="0.1173in" svg:height="0.1197in" svg:x="0.3476in" svg:y="0.0016in" svg:viewBox="0 0 299 305" svg:d="M299 4c0-2-1-4-5-4-1 0-1 0-6 5-11 11-20 22-30 32-3-6-23-37-69-37-94 0-189 93-189 189 0 70 49 116 114 116 36 0 69-17 91-36 39-35 46-74 46-75 0-4-4-2-5-4-2 0-5 2-5 4-4 13-14 42-43 68-29 22-55 30-77 30-38 0-83-22-83-88 0-23 9-91 51-140 26-30 66-51 103-51 43 0 67 33 67 81 0 17-1 17-1 22 0 3 5 3 7 3 5 0 5 0 8-8 8-36 16-71 26-107z"><text:p/></draw:path></draw:g></draw:g>. <text:span text:style-name="T17">נניח ששתי הקבוצות שוות, ונבצע בכל אחת מהן חיתוך סימטרי עם הקבוצה </text:span><text:span text:style-name="T17"><draw:g text:anchor-type="as-char" svg:y="-0.1417in" draw:z-index="61" draw:name="Shape63" draw:style-name="gr1"><svg:title>TexMaths</svg:title><svg:desc>12§display§B^C§svg§600§FALSE§</svg:desc><draw:g draw:style-name="gr2"><draw:path draw:style-name="gr3" draw:text-style-name="P27" svg:width="0.2098in" svg:height="0.124in" svg:x="0.0008in" svg:y="0.0087in" svg:viewBox="0 0 534 316" svg:d="M0 0c178 0 357 0 534 0 0 106 0 210 0 316-177 0-356 0-534 0 0-106 0-210 0-316z"><text:p/></draw:path><draw:path draw:style-name="gr4" draw:text-style-name="P28" svg:width="0.1173in" svg:height="0.1126in" svg:x="-0.0004in" svg:y="0.0283in" svg:viewBox="0 0 299 287" svg:d="M299 59c0-31-26-59-77-59-48 0-95 0-142 0-8 0-12 0-12 8 0 5 4 5 12 5 5 0 9 0 16 1 7 2 12 2 12 8 0 1-1 2-2 7-20 75-38 151-57 225-3 16-5 20-38 20-7 0-11 0-11 8 0 5 4 5 11 5 50 0 99 0 150 0 67 0 116-49 116-91 0-29-24-53-64-58 43-8 86-40 86-79zM262 56c0 38-36 78-88 78-20 0-41 0-61 0 8-34 17-69 26-104 4-16 5-17 23-17s36 0 54 0c37 0 46 25 46 43zM239 191c0 42-38 83-88 83-19 0-38 0-57 0-6 0-6 0-9 0-5-2-6-2-6-5 0-1 0-1 3-10 9-38 19-78 28-116 27 0 53 0 80 0 41 0 49 31 49 48z"><text:p/></draw:path><draw:path draw:style-name="gr4" draw:text-style-name="P28" svg:width="0.0894in" svg:height="0.0831in" svg:x="0.1299in" svg:y="0in" svg:viewBox="0 0 228 212" svg:d="M228 4c0-2-1-4-3-4-3 0-3 0-6 4-8 7-15 15-22 22-2-3-18-26-55-26-71 0-142 64-142 130 0 48 38 82 91 82 16 0 43-3 75-30 23-18 29-43 29-45 0-4-3-4-5-4-4 0-4 1-5 4-12 41-54 65-89 65-31 0-66-17-66-63 0-8 1-55 36-92 20-23 50-36 79-36 34 0 54 24 54 57 0 9-1 11-1 12 0 4 4 4 6 4 5 0 5-1 6-6 6-25 12-49 18-74z"><text:p/></draw:path></draw:g></draw:g></text:span><text:span text:style-name="T17">, כך שנגיע לשוויון הבא:</text:span><text:span text:style-name="T17"><draw:g text:anchor-type="as-char" svg:y="-0.1417in" draw:z-index="62" draw:name="Shape64" draw:style-name="gr1"><svg:title>TexMaths</svg:title><svg:desc>12§display§(A \bigtriangleup B^C) \bigtriangleup B^C = (C \bigtriangleup B^C) \bigtriangleup B^C§svg§600§FALSE§</svg:desc><draw:g draw:style-name="gr2"><draw:path draw:style-name="gr3" draw:text-style-name="P27" svg:width="2.602in" svg:height="0.1646in" svg:x="-0.0004in" svg:y="0.0087in" svg:viewBox="0 0 6610 419" svg:d="M0 0c2203 0 4407 0 6610 0 0 140 0 279 0 419-2203 0-4407 0-6610 0 0-140 0-279 0-419z"><text:p/></draw:path><draw:path draw:style-name="gr4" draw:text-style-name="P28" svg:width="0.0382in" svg:height="0.1634in" svg:x="0.0075in" svg:y="0.0181in" svg:viewBox="0 0 98 416" svg:d="M98 412c0-2-1-3-2-3-43-33-73-117-73-183 0-12 0-24 0-35 0-68 30-152 73-184 1-1 2-2 2-3 0-3-2-4-4-4s-2 0-3 0c-47 35-91 120-91 191 0 11 0 23 0 35 0 71 44 154 91 189 1 1 1 1 3 1s4-2 4-4z"><text:p/></draw:path><draw:path draw:style-name="gr4" draw:text-style-name="P28" svg:width="0.1134in" svg:height="0.1173in" svg:x="0.0614in" svg:y="0.0232in" svg:viewBox="0 0 289 299" svg:d="M289 291c0-5-3-5-9-5-27 0-27-2-28-16-8-86-17-173-25-260-1-9-1-10-9-10-7 0-8 2-10 7-50 82-98 163-147 244-17 28-33 34-53 35-4 0-8 0-8 8 0 3 2 5 6 5 11 0 24-1 36-1 13 0 29 1 42 1 2 0 8 0 8-8 0-5-4-5-7-5-9-1-20-4-20-14 0-5 3-10 6-16 3-5 3-5 32-53 35 0 71 0 106 0 1 9 7 65 7 70 0 12-22 13-30 13-6 0-11 0-11 8 0 5 4 4 6 5 17 0 36-1 53-1 11 0 37 1 48 1 2 0 7 0 7-8zM208 190c-33 0-64 0-96 0 27-46 55-93 82-139 5 46 9 93 14 139z"><text:p/></draw:path><draw:path draw:style-name="gr4" draw:text-style-name="P28" svg:width="0.1417in" svg:height="0.1224in" svg:x="0.2264in" svg:y="0.0189in" svg:viewBox="0 0 361 312" svg:d="M361 304c0-1-1-4-1-5-58-98-115-196-173-294-1-4-3-5-7-5-2 0-6 1-7 5-58 98-114 196-172 294-1 1-1 4-1 5 0 5 4 8 8 8 116 0 230 0 345 0 5 0 8-3 8-8zM337 295c-104 0-210 0-314 0 53-89 104-180 157-270 53 90 104 181 157 270z"><text:p/></draw:path><draw:path draw:style-name="gr4" draw:text-style-name="P28" svg:width="0.1181in" svg:height="0.1122in" svg:x="0.4213in" svg:y="0.0283in" svg:viewBox="0 0 301 286" svg:d="M301 59c0-31-27-59-78-59-47 0-95 0-141 0-9 0-12 0-12 8 0 5 3 5 10 5 6 0 10 0 17 1 7 2 11 2 11 8 0 1 0 2-1 7-19 75-37 150-57 225-4 15-4 19-38 19-7 0-12 0-12 8 0 5 5 5 12 5 50 0 100 0 150 0 67 0 116-49 116-90 0-30-24-54-64-58 43-9 87-40 87-79zM263 56c0 37-36 78-88 78-20 0-41 0-61 0 8-35 18-69 26-104 4-16 5-17 23-17s36 0 54 0c37 0 46 25 46 43zM240 191c0 41-38 82-88 82-19 0-38 0-57 0-6 0-7 0-10 0-3-1-5-1-5-5 0-1 0-1 3-10 9-38 19-77 29-116 26 0 52 0 79 0 41 0 49 31 49 49z"><text:p/></draw:path><draw:path draw:style-name="gr4" draw:text-style-name="P28" svg:width="0.0894in" svg:height="0.0835in" svg:x="0.5528in" svg:y="0in" svg:viewBox="0 0 228 213" svg:d="M228 4c0-2 0-4-4-4-1 0-2 0-4 4-8 7-15 15-22 22-2-3-19-26-55-26-72 0-143 63-143 129 0 48 38 84 91 84 16 0 45-4 75-30 22-19 30-44 30-47s-4-3-5-3c-4 0-5 1-6 3-12 41-53 66-89 66-31 0-66-17-66-63 0-9 2-55 36-92 20-23 52-36 79-36 35 0 54 24 54 57 0 9 0 11 0 12 0 4 4 4 5 4 5 0 5-1 6-6 6-25 12-49 18-74z"><text:p/></draw:path><draw:path draw:style-name="gr4" draw:text-style-name="P28" svg:width="0.0378in" svg:height="0.1634in" svg:x="0.6638in" svg:y="0.0181in" svg:viewBox="0 0 97 416" svg:d="M97 226c0-12 0-24 0-35 0-71-44-156-90-191-1 0-2 0-3 0-2 0-4 1-4 4 0 1 1 2 1 3 45 32 73 116 73 184 0 11 0 23 0 35 0 66-28 150-73 183 0 1-1 1-1 3s2 4 4 4c1 0 2 0 3-1 46-35 90-118 90-189z"><text:p/></draw:path><draw:path draw:style-name="gr4" draw:text-style-name="P28" svg:width="0.1417in" svg:height="0.1224in" svg:x="0.765in" svg:y="0.0189in" svg:viewBox="0 0 361 312" svg:d="M361 304c0-1 0-4-1-5-58-98-114-196-172-294-1-4-4-5-7-5s-6 1-7 5c-58 98-115 196-173 294 0 1-1 4-1 5 0 5 5 8 8 8 116 0 230 0 345 0 5 0 8-3 8-8zM338 295c-104 0-210 0-314 0 53-89 104-180 157-270 53 90 105 181 157 270z"><text:p/></draw:path><draw:path draw:style-name="gr4" draw:text-style-name="P28" svg:width="0.1181in" svg:height="0.1122in" svg:x="0.9602in" svg:y="0.0283in" svg:viewBox="0 0 301 286" svg:d="M301 59c0-31-29-59-79-59-47 0-95 0-142 0-8 0-12 0-12 8 0 5 4 5 12 5 5 0 9 0 16 1 7 2 12 2 12 8 0 1-1 2-2 7-20 75-38 150-57 225-3 15-5 19-38 19-7 0-11 0-11 8 0 5 4 5 11 5 50 0 101 0 151 0 66 0 116-49 116-90 0-30-25-54-66-58 45-9 89-40 89-79zM263 56c0 37-37 78-88 78-20 0-42 0-62 0 8-35 18-69 26-104 4-16 5-17 23-17s36 0 54 0c37 0 47 25 47 43zM239 191c0 41-37 82-88 82-19 0-38 0-57 0-6 0-6 0-9 0-5-1-6-1-6-5 0-1 0-1 3-10 9-38 19-77 28-116 27 0 54 0 81 0 39 0 48 31 48 49z"><text:p/></draw:path><draw:path draw:style-name="gr4" draw:text-style-name="P28" svg:width="0.0894in" svg:height="0.0835in" svg:x="1.0917in" svg:y="0in" svg:viewBox="0 0 228 213" svg:d="M228 4c0-2-1-4-4-4-2 0-3 0-6 4-7 7-14 15-21 22-3-3-19-26-55-26-72 0-142 63-142 129 0 48 37 84 90 84 16 0 44-4 74-30 24-19 30-44 30-47s-3-3-4-3c-4 0-5 1-5 3-12 41-54 66-90 66-31 0-66-17-66-63 0-9 2-55 36-92 20-23 51-36 79-36 35 0 55 24 55 57 0 9-1 11-1 12 0 4 4 4 5 4 5 0 5-1 7-6 6-25 12-49 18-74z"><text:p/></draw:path><draw:path draw:style-name="gr4" draw:text-style-name="P28" svg:width="0.1102in" svg:height="0.0382in" svg:x="1.2484in" svg:y="0.0807in" svg:viewBox="0 0 281 98" svg:d="M281 8c0-4-5-8-9-8-87 0-176 0-264 0-4 0-8 4-8 8 0 5 4 9 8 9 88 0 177 0 264 0 4 0 9-4 9-9zM281 90c0-5-5-9-9-9-87 0-176 0-264 0-4 0-8 4-8 9s4 8 8 8c88 0 177 0 264 0 4 0 9-3 9-8z"><text:p/></draw:path><draw:path draw:style-name="gr4" draw:text-style-name="P28" svg:width="0.0382in" svg:height="0.1634in" svg:x="1.4303in" svg:y="0.0181in" svg:viewBox="0 0 98 416" svg:d="M98 412c0-2-1-3-2-3-43-33-73-117-73-183 0-12 0-24 0-35 0-68 30-152 73-184 1-1 2-2 2-3 0-3-2-4-4-4s-2 0-3 0c-47 35-91 120-91 191 0 11 0 23 0 35 0 71 44 154 91 189 1 1 1 1 3 1s4-2 4-4z"><text:p/></draw:path><draw:path draw:style-name="gr4" draw:text-style-name="P28" svg:width="0.1177in" svg:height="0.1193in" svg:x="1.4866in" svg:y="0.0252in" svg:viewBox="0 0 300 304" svg:d="M300 4c0-2-1-4-5-4-1 0-2 0-7 5-10 11-19 21-29 32-3-6-23-37-69-37-95 0-190 92-190 190 0 67 50 114 114 114 37 0 70-17 91-36 40-35 47-72 47-73 0-5-4-4-5-5-2 0-5 1-6 5-3 12-13 41-42 65-30 24-56 31-78 31-38 0-83-22-83-86 0-24 9-93 52-142 25-30 65-50 102-50 43 0 68 32 68 80 0 17-1 17-1 22 0 3 5 5 6 5 6 0 6-2 7-9 10-36 18-72 28-107z"><text:p/></draw:path><draw:path draw:style-name="gr4" draw:text-style-name="P28" svg:width="0.1417in" svg:height="0.1224in" svg:x="1.6551in" svg:y="0.0189in" svg:viewBox="0 0 361 312" svg:d="M361 304c0-1 0-4-1-5-58-98-114-196-172-294-1-4-4-5-7-5s-6 1-7 5c-58 98-115 196-173 294 0 1-1 4-1 5 0 5 4 8 8 8 116 0 230 0 345 0 5 0 8-3 8-8zM338 295c-104 0-210 0-314 0 53-89 104-180 157-270 53 90 105 181 157 270z"><text:p/></draw:path><draw:path draw:style-name="gr4" draw:text-style-name="P28" svg:width="0.1177in" svg:height="0.1122in" svg:x="1.8508in" svg:y="0.0283in" svg:viewBox="0 0 300 286" svg:d="M300 59c0-31-28-59-78-59-47 0-95 0-142 0-8 0-12 0-12 8 0 5 4 5 12 5 5 0 9 0 16 1 7 2 12 2 12 8 0 1-1 2-2 7-20 75-38 150-57 225-3 15-5 19-38 19-7 0-11 0-11 8 0 5 4 5 11 5 50 0 99 0 150 0 67 0 116-49 116-90 0-30-24-54-65-58 45-9 88-40 88-79zM262 56c0 37-36 78-88 78-20 0-41 0-61 0 8-35 18-69 26-104 4-16 5-17 23-17s36 0 54 0c37 0 46 25 46 43zM239 191c0 41-37 82-88 82-19 0-38 0-57 0-6 0-6 0-9 0-5-1-6-1-6-5 0-1 0-1 3-10 9-38 19-77 28-116 27 0 53 0 80 0 40 0 49 31 49 49z"><text:p/></draw:path><draw:path draw:style-name="gr4" draw:text-style-name="P28" svg:width="0.0894in" svg:height="0.0835in" svg:x="1.9819in" svg:y="0in" svg:viewBox="0 0 228 213" svg:d="M228 4c0-2-1-4-5-4-1 0-2 0-5 4-7 7-14 15-21 22-3-3-19-26-55-26-72 0-142 63-142 129 0 48 37 84 90 84 16 0 44-4 74-30 24-19 30-44 30-47s-3-3-4-3c-4 0-5 1-6 3-12 41-53 66-89 66-31 0-66-17-66-63 0-9 2-55 36-92 20-23 51-36 79-36 35 0 55 24 55 57 0 9-1 11-1 12 0 4 4 4 5 4 5 0 5-1 6-6 6-25 13-49 19-74z"><text:p/></draw:path><draw:path draw:style-name="gr4" draw:text-style-name="P28" svg:width="0.0378in" svg:height="0.1634in" svg:x="2.0925in" svg:y="0.0181in" svg:viewBox="0 0 97 416" svg:d="M97 226c0-12 0-24 0-35 0-71-44-156-90-191-1 0-1 0-2 0-3 0-5 1-5 4 0 1 1 2 2 3 44 32 72 116 72 184 0 11 0 23 0 35 0 66-28 150-72 183-1 0-2 1-2 3s2 4 5 4c1 0 1 0 2-1 46-35 90-118 90-189z"><text:p/></draw:path><draw:path draw:style-name="gr4" draw:text-style-name="P28" svg:width="0.1413in" svg:height="0.1224in" svg:x="2.1941in" svg:y="0.0189in" svg:viewBox="0 0 360 312" svg:d="M360 304c0-1 0-4-1-5-58-98-114-196-172-294-1-4-5-5-7-5-4 0-6 1-7 5-58 98-114 196-172 294-1 1-1 4-1 5 0 5 4 8 8 8 114 0 230 0 344 0 4 0 8-3 8-8zM337 295c-104 0-210 0-314 0 53-89 104-180 157-270 53 90 104 181 157 270z"><text:p/></draw:path><draw:path draw:style-name="gr4" draw:text-style-name="P28" svg:width="0.1181in" svg:height="0.1122in" svg:x="2.3894in" svg:y="0.0283in" svg:viewBox="0 0 301 286" svg:d="M301 59c0-31-27-59-79-59-47 0-95 0-142 0-7 0-12 0-12 8 0 5 4 5 12 5 5 0 9 0 16 1 8 2 12 2 12 8 0 1 0 2-2 7-20 75-38 150-57 225-3 15-5 19-38 19-7 0-11 0-11 8 0 5 4 5 11 5 50 0 101 0 151 0 66 0 116-49 116-90 0-30-25-54-66-58 45-9 89-40 89-79zM263 56c0 37-36 78-88 78-20 0-42 0-62 0 8-35 18-69 26-104 4-16 5-17 23-17s37 0 55 0c36 0 46 25 46 43zM239 191c0 41-37 82-88 82-19 0-37 0-56 0-6 0-7 0-10 0-5-1-6-1-6-5 0-1 0-1 3-10 9-38 19-77 28-116 27 0 54 0 81 0 39 0 48 31 48 49z"><text:p/></draw:path><draw:path draw:style-name="gr4" draw:text-style-name="P28" svg:width="0.0894in" svg:height="0.0835in" svg:x="2.5205in" svg:y="0in" svg:viewBox="0 0 228 213" svg:d="M228 4c0-2-1-4-4-4-2 0-2 0-6 4-7 7-14 15-21 22-3-3-19-26-55-26-72 0-142 63-142 129 0 48 37 84 90 84 17 0 44-4 76-30 22-19 28-44 28-47s-3-3-4-3c-4 0-4 1-5 3-12 41-54 66-89 66-32 0-67-17-67-63 0-9 2-55 36-92 20-23 51-36 80-36 34 0 54 24 54 57 0 9-1 11-1 12 0 4 4 4 6 4 5 0 5-1 6-6 6-25 12-49 18-74z"><text:p/></draw:path></draw:g></draw:g></text:span><text:span text:style-name="T17">, </text:span><text:span text:style-name="T18">חיתוך סימטרי הוא קיבוצי, לכן שוויון זה יכול להיכתב גם כך: </text:span><text:span text:style-name="T18"><draw:g text:anchor-type="as-char" svg:y="-0.1417in" draw:z-index="63" draw:name="Shape65" draw:style-name="gr1"><svg:title>TexMaths</svg:title><svg:desc>12§display§A \bigtriangleup (B^C \bigtriangleup B^C) = C \bigtriangleup (B^C \bigtriangleup B^C)§svg§600§FALSE§</svg:desc><draw:g draw:style-name="gr2"><draw:path draw:style-name="gr3" draw:text-style-name="P27" svg:width="2.5972in" svg:height="0.1646in" svg:x="0.0024in" svg:y="0.0087in" svg:viewBox="0 0 6598 419" svg:d="M0 0c2200 0 4398 0 6598 0 0 140 0 279 0 419-2200 0-4398 0-6598 0 0-140 0-279 0-419z"><text:p/></draw:path><draw:path draw:style-name="gr4" draw:text-style-name="P28" svg:width="0.1134in" svg:height="0.1173in" svg:x="-0.0004in" svg:y="0.0232in" svg:viewBox="0 0 289 299" svg:d="M289 291c0-5-3-5-9-5-27 0-27-2-28-16-8-86-17-173-25-260-1-9-1-10-9-10-6 0-8 2-10 7-50 82-98 163-147 244-17 28-33 34-51 35-6 0-10 0-10 8 0 3 2 5 6 5 11 0 24-1 36-1 14 0 29 1 42 1 2 0 8 0 8-8 0-5-3-5-7-5-9-1-19-4-19-14 0-5 2-10 6-16 2-5 2-5 31-53 36 0 71 0 107 0 0 9 6 65 6 70 0 12-22 13-30 13-6 0-11 0-11 8 0 5 4 4 6 5 18 0 36-1 53-1 11 0 37 1 48 1 2 0 7 0 7-8zM209 190c-33 0-65 0-97 0 27-46 55-93 82-139 5 46 10 93 15 139z"><text:p/></draw:path><draw:path draw:style-name="gr4" draw:text-style-name="P28" svg:width="0.1417in" svg:height="0.1224in" svg:x="0.1646in" svg:y="0.0189in" svg:viewBox="0 0 361 312" svg:d="M361 304c0-1 0-4-1-5-58-98-114-196-172-294-1-4-4-5-7-5s-6 1-7 5c-58 98-115 196-173 294 0 1-1 4-1 5 0 5 4 8 8 8 116 0 230 0 345 0 5 0 8-3 8-8zM338 295c-104 0-210 0-314 0 53-89 104-180 157-270 53 90 105 181 157 270z"><text:p/></draw:path><draw:path draw:style-name="gr4" draw:text-style-name="P28" svg:width="0.0382in" svg:height="0.1634in" svg:x="0.3693in" svg:y="0.0181in" svg:viewBox="0 0 98 416" svg:d="M98 412c0-2-1-3-2-3-43-33-73-117-73-183 0-12 0-24 0-35 0-68 30-152 73-184 1-1 2-2 2-3 0-3-2-4-4-4s-2 0-3 0c-47 35-91 120-91 191 0 11 0 23 0 35 0 71 44 154 91 189 1 1 1 1 3 1s4-2 4-4z"><text:p/></draw:path><draw:path draw:style-name="gr4" draw:text-style-name="P28" svg:width="0.1181in" svg:height="0.1122in" svg:x="0.4244in" svg:y="0.0283in" svg:viewBox="0 0 301 286" svg:d="M301 59c0-31-27-59-78-59-47 0-95 0-141 0-9 0-12 0-12 8 0 5 3 5 10 5 6 0 10 0 17 1 7 2 11 2 11 8 0 1 0 2-1 7-19 75-37 150-57 225-4 15-4 19-38 19-7 0-12 0-12 8 0 5 5 5 12 5 50 0 100 0 150 0 67 0 116-49 116-90 0-30-24-54-64-58 43-9 87-40 87-79zM263 56c0 37-36 78-88 78-20 0-41 0-61 0 8-35 18-69 26-104 4-16 5-17 23-17s36 0 54 0c37 0 46 25 46 43zM240 191c0 41-38 82-88 82-19 0-38 0-57 0-6 0-7 0-10 0-3-1-5-1-5-5 0-1 0-1 3-10 9-38 19-77 29-116 26 0 52 0 79 0 41 0 49 31 49 49z"><text:p/></draw:path><draw:path draw:style-name="gr4" draw:text-style-name="P28" svg:width="0.0894in" svg:height="0.0835in" svg:x="0.5555in" svg:y="0in" svg:viewBox="0 0 228 213" svg:d="M228 4c0-2 0-4-4-4-1 0-2 0-4 4-8 7-15 15-22 22-2-3-19-26-55-26-72 0-143 63-143 129 0 48 38 84 91 84 16 0 45-4 75-30 22-19 30-44 30-47s-4-3-5-3c-4 0-5 1-6 3-12 41-53 66-89 66-31 0-66-17-66-63 0-9 2-55 36-92 20-23 52-36 79-36 35 0 54 24 54 57 0 9 0 11 0 12 0 4 4 4 5 4 5 0 5-1 6-6 6-25 12-49 18-74z"><text:p/></draw:path><draw:path draw:style-name="gr4" draw:text-style-name="P28" svg:width="0.1413in" svg:height="0.1224in" svg:x="0.7035in" svg:y="0.0189in" svg:viewBox="0 0 360 312" svg:d="M360 304c0-1 0-4-1-5-58-98-114-196-172-294-1-4-3-5-7-5s-6 1-7 5c-58 98-114 196-172 294-1 1-1 4-1 5 0 5 4 8 8 8 114 0 230 0 344 0 4 0 8-3 8-8zM337 295c-104 0-210 0-314 0 53-89 104-180 157-270 53 90 104 181 157 270z"><text:p/></draw:path><draw:path draw:style-name="gr4" draw:text-style-name="P28" svg:width="0.1181in" svg:height="0.1122in" svg:x="0.8984in" svg:y="0.0283in" svg:viewBox="0 0 301 286" svg:d="M301 59c0-31-27-59-78-59-48 0-95 0-143 0-7 0-12 0-12 8 0 5 4 5 12 5 5 0 10 0 16 1 8 2 12 2 12 8 0 1 0 2-1 7-19 75-39 150-58 225-3 15-5 19-38 19-6 0-11 0-11 8 0 5 4 5 11 5 50 0 101 0 151 0 66 0 116-49 116-90 0-30-24-54-66-58 45-9 89-40 89-79zM263 56c0 37-36 78-88 78-20 0-41 0-61 0 8-35 17-69 25-104 4-16 5-17 23-17s37 0 55 0c37 0 46 25 46 43zM239 191c0 41-37 82-87 82-19 0-38 0-57 0-6 0-7 0-10 0-5-1-6-1-6-5 0-1 0-1 3-10 9-38 19-77 28-116 27 0 54 0 81 0 41 0 48 31 48 49z"><text:p/></draw:path><draw:path draw:style-name="gr4" draw:text-style-name="P28" svg:width="0.0894in" svg:height="0.0835in" svg:x="1.0299in" svg:y="0in" svg:viewBox="0 0 228 213" svg:d="M228 4c0-2-1-4-4-4-2 0-2 0-6 4-7 7-13 15-20 22-4-3-19-26-56-26-71 0-142 63-142 129 0 48 37 84 90 84 17 0 44-4 76-30 22-19 30-44 30-47s-4-3-6-3c-4 0-4 1-5 3-12 41-54 66-89 66-31 0-66-17-66-63 0-9 1-55 36-92 20-23 50-36 79-36 34 0 54 24 54 57 0 9-1 11-1 12 0 4 4 4 6 4 5 0 5-1 6-6 6-25 12-49 18-74z"><text:p/></draw:path><draw:path draw:style-name="gr4" draw:text-style-name="P28" svg:width="0.0378in" svg:height="0.1634in" svg:x="1.1409in" svg:y="0.0181in" svg:viewBox="0 0 97 416" svg:d="M97 226c0-12 0-24 0-35 0-71-44-156-91-191-1 0-1 0-2 0-3 0-4 1-4 4 0 1 0 2 1 3 45 32 73 116 73 184 0 11 0 23 0 35 0 66-28 150-73 183-1 0-1 1-1 3s1 4 4 4c1 0 2 0 2-1 47-35 91-118 91-189z"><text:p/></draw:path><draw:path draw:style-name="gr4" draw:text-style-name="P28" svg:width="0.1102in" svg:height="0.0382in" svg:x="1.2516in" svg:y="0.0807in" svg:viewBox="0 0 281 98" svg:d="M281 8c0-4-5-8-9-8-87 0-176 0-264 0-4 0-8 4-8 8 0 5 4 9 8 9 88 0 177 0 264 0 4 0 9-4 9-9zM281 90c0-5-5-9-9-9-87 0-176 0-264 0-4 0-8 4-8 9s4 8 8 8c88 0 177 0 264 0 4 0 9-3 9-8z"><text:p/></draw:path><draw:path draw:style-name="gr4" draw:text-style-name="P28" svg:width="0.1177in" svg:height="0.1193in" svg:x="1.4248in" svg:y="0.0252in" svg:viewBox="0 0 300 304" svg:d="M300 4c0-2-1-4-5-4-1 0-1 0-6 5-9 11-20 21-30 32-3-6-23-37-69-37-94 0-190 92-190 190 0 67 50 114 115 114 36 0 69-17 91-36 39-35 46-72 46-73 0-5-4-4-5-5-2 0-5 1-6 5-3 12-13 41-42 65s-55 31-78 31c-37 0-83-22-83-86 0-24 10-93 52-142 25-30 65-50 103-50 43 0 67 32 67 80 0 17-1 17-1 22 0 3 5 5 6 5 6 0 6-2 9-9 8-36 18-72 26-107z"><text:p/></draw:path><draw:path draw:style-name="gr4" draw:text-style-name="P28" svg:width="0.1413in" svg:height="0.1224in" svg:x="1.5941in" svg:y="0.0189in" svg:viewBox="0 0 360 312" svg:d="M360 304c0-1 0-4-1-5-58-98-114-196-172-294-1-4-5-5-7-5-4 0-6 1-7 5-58 98-114 196-172 294-1 1-1 4-1 5 0 5 4 8 8 8 114 0 230 0 344 0 4 0 8-3 8-8zM337 295c-104 0-210 0-314 0 53-89 104-180 157-270 53 90 104 181 157 270z"><text:p/></draw:path><draw:path draw:style-name="gr4" draw:text-style-name="P28" svg:width="0.0378in" svg:height="0.1634in" svg:x="1.7992in" svg:y="0.0181in" svg:viewBox="0 0 97 416" svg:d="M97 412c0-2-1-3-2-3-43-33-72-117-72-183 0-12 0-24 0-35 0-68 29-152 72-184 1-1 2-2 2-3 0-3-2-4-5-4-1 0-1 0-2 0-46 35-90 120-90 191 0 11 0 23 0 35 0 71 44 154 90 189 1 1 1 1 2 1 3 0 5-2 5-4z"><text:p/></draw:path><draw:path draw:style-name="gr4" draw:text-style-name="P28" svg:width="0.1177in" svg:height="0.1122in" svg:x="1.8539in" svg:y="0.0283in" svg:viewBox="0 0 300 286" svg:d="M300 59c0-31-28-59-78-59-47 0-95 0-142 0-8 0-12 0-12 8 0 5 4 5 12 5 5 0 9 0 16 1 7 2 12 2 12 8 0 1-1 2-2 7-20 75-38 150-57 225-3 15-5 19-38 19-7 0-11 0-11 8 0 5 4 5 11 5 50 0 101 0 151 0 66 0 116-49 116-90 0-30-25-54-66-58 45-9 88-40 88-79zM263 56c0 37-37 78-89 78-20 0-41 0-61 0 8-35 18-69 26-104 4-16 5-17 23-17s36 0 54 0c37 0 47 25 47 43zM239 191c0 41-37 82-88 82-19 0-38 0-57 0-6 0-6 0-9 0-5-1-6-1-6-5 0-1 0-1 3-10 9-38 19-77 28-116 27 0 53 0 80 0 40 0 49 31 49 49z"><text:p/></draw:path><draw:path draw:style-name="gr4" draw:text-style-name="P28" svg:width="0.0894in" svg:height="0.0835in" svg:x="1.985in" svg:y="0in" svg:viewBox="0 0 228 213" svg:d="M228 4c0-2-1-4-5-4-1 0-2 0-5 4-7 7-14 15-21 22-3-3-19-26-55-26-72 0-142 63-142 129 0 48 37 84 90 84 16 0 44-4 74-30 24-19 30-44 30-47s-3-3-4-3c-4 0-5 1-5 3-13 41-54 66-90 66-31 0-66-17-66-63 0-9 2-55 36-92 20-23 51-36 79-36 35 0 55 24 55 57 0 9-1 11-1 12 0 4 4 4 5 4 5 0 5-1 6-6 6-25 13-49 19-74z"><text:p/></draw:path><draw:path draw:style-name="gr4" draw:text-style-name="P28" svg:width="0.1417in" svg:height="0.1224in" svg:x="2.1327in" svg:y="0.0189in" svg:viewBox="0 0 361 312" svg:d="M361 304c0-1-1-4-1-5-58-98-115-196-173-294-1-4-3-5-7-5s-6 1-7 5c-58 98-114 196-172 294-1 1-1 4-1 5 0 5 4 8 8 8 116 0 230 0 345 0 5 0 8-3 8-8zM337 295c-104 0-210 0-314 0 53-89 104-180 157-270 53 90 104 181 157 270z"><text:p/></draw:path><draw:path draw:style-name="gr4" draw:text-style-name="P28" svg:width="0.1181in" svg:height="0.1122in" svg:x="2.3276in" svg:y="0.0283in" svg:viewBox="0 0 301 286" svg:d="M301 59c0-31-27-59-78-59-47 0-95 0-141 0-9 0-12 0-12 8 0 5 3 5 10 5 6 0 10 0 17 1 7 2 11 2 11 8 0 1 0 2-1 7-19 75-37 150-57 225-4 15-6 19-38 19-7 0-12 0-12 8 0 5 4 5 12 5 50 0 100 0 150 0 67 0 116-49 116-90 0-30-24-54-64-58 43-9 87-40 87-79zM263 56c0 37-36 78-88 78-20 0-41 0-61 0 8-35 18-69 26-104 4-16 4-17 23-17 18 0 36 0 54 0 37 0 46 25 46 43zM239 191c0 41-37 82-87 82-19 0-38 0-57 0-6 0-7 0-10 0-3-1-5-1-5-5 0-1 0-1 2-10 9-38 20-77 30-116 26 0 52 0 79 0 41 0 48 31 48 49z"><text:p/></draw:path><draw:path draw:style-name="gr4" draw:text-style-name="P28" svg:width="0.0894in" svg:height="0.0835in" svg:x="2.4591in" svg:y="0in" svg:viewBox="0 0 228 213" svg:d="M228 4c0-2 0-4-4-4-2 0-2 0-4 4-8 7-15 15-22 22-2-3-19-26-55-26-72 0-143 63-143 129 0 48 38 84 91 84 16 0 45-4 75-30 22-19 30-44 30-47s-4-3-5-3c-5 0-5 1-6 3-12 41-53 66-89 66-31 0-66-17-66-63 0-9 2-55 36-92 20-23 52-36 79-36 35 0 54 24 54 57 0 9-1 11-1 12 0 4 5 4 6 4 5 0 5-1 6-6 6-25 12-49 18-74z"><text:p/></draw:path><draw:path draw:style-name="gr4" draw:text-style-name="P28" svg:width="0.0378in" svg:height="0.1634in" svg:x="2.5701in" svg:y="0.0181in" svg:viewBox="0 0 97 416" svg:d="M97 226c0-12 0-24 0-35 0-71-44-156-91-191-1 0-1 0-2 0-2 0-4 1-4 4 0 1 1 2 1 3 45 32 73 116 73 184 0 11 0 23 0 35 0 66-28 150-73 183 0 1-1 1-1 3s2 4 4 4c1 0 2 0 2-1 47-35 91-118 91-189z"><text:p/></draw:path></draw:g></draw:g></text:span><text:span text:style-name="T18">, </text:span><text:span text:style-name="T19">לכן </text:span><text:span text:style-name="T19"><draw:g text:anchor-type="as-char" svg:y="-0.1272in" draw:z-index="67" draw:name="Shape66" draw:style-name="gr1"><svg:title>TexMaths</svg:title><svg:desc>12§display§A \bigtriangleup \emptyset = C \bigtriangleup \emptyset§svg§600§FALSE§</svg:desc><draw:g draw:style-name="gr2"><draw:path draw:style-name="gr3" draw:text-style-name="P27" svg:width="1.0862in" svg:height="0.1224in" svg:x="0.0024in" svg:y="0.0087in" svg:viewBox="0 0 2760 312" svg:d="M0 0c920 0 1840 0 2760 0 0 104 0 208 0 312-920 0-1840 0-2760 0 0-104 0-208 0-312z"><text:p/></draw:path><draw:path draw:style-name="gr4" draw:text-style-name="P28" svg:width="0.1134in" svg:height="0.1173in" svg:x="-0.0004in" svg:y="0.0094in" svg:viewBox="0 0 289 299" svg:d="M289 291c0-5-3-5-9-5-27 0-27-4-28-16-8-87-17-173-25-260-1-9-1-10-9-10-6 0-8 2-10 7-50 82-98 163-147 243-17 29-33 35-51 36-6 0-10 0-10 8 0 3 2 5 6 5 11 0 24-1 36-1 14 0 29 1 42 1 2 0 8 0 8-8 0-5-3-5-7-5-9-1-19-5-19-14 0-6 2-11 6-16 2-6 2-6 31-54 36 0 71 0 107 0 0 9 6 66 6 70 0 13-22 14-30 14-6 0-11 0-11 8 0 5 4 4 6 5 18 0 36-1 53-1 11 0 37 1 48 1 3 0 7 0 7-8zM209 189c-33 0-65 0-97 0 27-45 55-92 82-138 5 46 10 93 15 138z"><text:p/></draw:path><draw:path draw:style-name="gr4" draw:text-style-name="P28" svg:width="0.1417in" svg:height="0.122in" svg:x="0.1646in" svg:y="0.0043in" svg:viewBox="0 0 361 311" svg:d="M361 303c0-1 0-3-1-4-57-98-114-197-172-295-1-3-4-4-7-4s-6 1-7 4c-58 98-115 197-173 295 0 1-1 3-1 4 0 6 4 8 8 8 116 0 230 0 345 0 5 0 8-2 8-8zM339 294c-105 0-211 0-315 0 53-89 104-179 157-269 53 90 105 180 158 269z"><text:p/></draw:path><draw:path draw:style-name="gr4" draw:text-style-name="P28" svg:width="0.0673in" svg:height="0.1394in" svg:x="0.3606in" svg:y="0in" svg:viewBox="0 0 172 355" svg:d="M172 178c0-33-2-99-38-135 3-10 5-18 8-27 1-3 1-5 2-8 0-4-4-8-8-8-6 0-8 5-10 13-2 6-4 13-6 19-5-2-18-8-34-8-24 0-51 12-67 44-17 35-19 72-19 110 0 25 0 103 37 134-3 12-6 23-9 35 0 5 3 8 8 8 6 0 7-4 10-13 2-6 3-13 6-19 9 6 22 8 33 8 48 0 66-39 73-58 12-30 14-65 14-95zM116 44c-25 83-49 167-74 249-13-29-13-80-13-120 0-33 0-62 6-89 7-39 32-52 51-52 9 0 20 3 30 12zM143 173c0 30 0 62-5 90-7 43-30 60-53 60-9 0-19-4-30-13 24-83 49-166 73-249 15 25 15 73 15 112z"><text:p/></draw:path><draw:path draw:style-name="gr4" draw:text-style-name="P28" svg:width="0.1102in" svg:height="0.0382in" svg:x="0.4917in" svg:y="0.0661in" svg:viewBox="0 0 281 98" svg:d="M281 8c0-4-4-8-8-8-88 0-177 0-265 0-4 0-8 4-8 8 0 5 4 9 8 9 88 0 177 0 265 0 4 0 8-4 8-9zM281 90c0-5-4-9-8-9-88 0-177 0-265 0-4 0-8 4-8 9s4 8 8 8c88 0 177 0 265 0 4 0 8-3 8-8z"><text:p/></draw:path><draw:path draw:style-name="gr4" draw:text-style-name="P28" svg:width="0.1173in" svg:height="0.1193in" svg:x="0.6654in" svg:y="0.011in" svg:viewBox="0 0 299 304" svg:d="M299 5c0-1-1-5-5-5-1 0-1 1-6 6-9 11-20 22-30 32-4-6-23-38-70-38-93 0-188 93-188 189 0 69 49 115 114 115 36 0 68-17 91-36 39-35 46-72 46-73 0-5-4-2-5-5-2 0-5 1-5 5-5 12-14 42-43 66s-55 30-78 30c-37 0-82-22-82-86 0-24 9-91 51-140 26-30 66-52 103-52 43 0 67 32 67 82 0 16-1 16-1 21 0 4 5 4 7 4 5 0 5 0 8-9 8-36 18-70 26-106z"><text:p/></draw:path><draw:path draw:style-name="gr4" draw:text-style-name="P28" svg:width="0.1413in" svg:height="0.122in" svg:x="0.8343in" svg:y="0.0043in" svg:viewBox="0 0 360 311" svg:d="M360 303c0-1 0-3-1-4-58-98-114-197-172-295-1-3-3-4-7-4s-6 1-7 4c-58 98-114 197-172 295-1 1-1 3-1 4 0 6 4 8 8 8 114 0 230 0 344 0 5 0 8-2 8-8zM337 294c-104 0-210 0-314 0 53-89 104-179 157-269 53 90 105 180 157 269z"><text:p/></draw:path><draw:path draw:style-name="gr4" draw:text-style-name="P28" svg:width="0.0665in" svg:height="0.1394in" svg:x="1.0303in" svg:y="0in" svg:viewBox="0 0 170 355" svg:d="M170 178c0-33 0-99-37-135 3-10 6-18 9-27 1-3 1-5 2-8 0-4-5-8-10-8-6 0-7 5-9 13-3 6-4 13-6 19-5-2-18-8-34-8-24 0-51 12-67 44-17 35-18 72-18 110 0 25 0 103 36 134-4 12-6 23-10 35 0 5 4 8 9 8 6 0 8-4 11-13 1-6 3-13 4-19 11 6 23 8 35 8 47 0 65-39 73-58 11-30 12-65 12-95zM115 44c-24 83-49 167-73 249-14-29-14-80-14-120 0-33 0-62 6-89 8-39 32-52 51-52 9 0 19 3 30 12zM142 173c0 30 0 62-5 90-7 43-30 60-52 60-9 0-20-4-30-13 24-83 49-166 73-249 14 25 14 73 14 112z"><text:p/></draw:path></draw:g></draw:g></text:span><text:span text:style-name="T19">. </text:span><text:span text:style-name="T20">נשתמש שוב בהגדרת חיתוך סימטרי עבור מקרה של חיתוך סימטרי עם הקבוצה הריקה: חיתוך סימטרי זה יוביל לאיחוד קבוצה ללא איברי הקבוצה הריקה, והקבוצה הריקה ללא איברי קבוצה זו, דהינו חיתוך סימטרי זה יוביל לקבוצה המקורית. לכן </text:span><text:span text:style-name="T20"><draw:g text:anchor-type="as-char" svg:y="-0.1189in" draw:z-index="68" draw:name="Shape67" draw:style-name="gr1"><svg:title>TexMaths</svg:title><svg:desc>12§display§A = C§svg§600§FALSE§</svg:desc><draw:g draw:style-name="gr2"><draw:path draw:style-name="gr3" draw:text-style-name="P27" svg:width="0.4539in" svg:height="0.1043in" svg:x="0.0024in" svg:y="0.0071in" svg:viewBox="0 0 1154 266" svg:d="M0 0c384 0 770 0 1154 0 0 89 0 177 0 266-384 0-770 0-1154 0 0-89 0-177 0-266z"><text:p/></draw:path><draw:path draw:style-name="gr4" draw:text-style-name="P28" svg:width="0.1134in" svg:height="0.1177in" svg:x="-0.0004in" svg:y="0in" svg:viewBox="0 0 289 300" svg:d="M289 292c0-5-3-5-9-5-27 0-27-3-28-15-8-88-17-174-25-262-1-9-1-10-8-10-8 0-9 2-11 7-50 82-98 163-147 245-17 29-33 34-51 35-6 1-10 1-10 8 0 4 2 5 6 5 11 0 24-1 36-1 14 0 29 1 42 1 2 0 8 0 8-7 0-5-3-6-7-6-9 0-19-4-19-15 0-4 2-9 6-15 2-5 2-5 31-53 35 0 71 0 106 0 1 8 7 65 7 70 0 12-21 13-30 13-6 0-11 0-11 8 0 5 4 4 6 5 18 0 36-1 53-1 11 0 37 1 48 1 3 0 7 0 7-8zM208 190c-33 0-64 0-96 0 27-45 55-92 83-138 4 46 8 93 13 138z"><text:p/></draw:path><draw:path draw:style-name="gr4" draw:text-style-name="P28" svg:width="0.1102in" svg:height="0.0386in" svg:x="0.1736in" svg:y="0.0571in" svg:viewBox="0 0 281 99" svg:d="M281 8c0-4-4-8-8-8-88 0-177 0-265 0-3 0-8 4-8 8 0 5 5 9 8 9 88 0 177 0 265 0 4 0 8-4 8-9zM281 90c0-4-4-8-8-8-88 0-177 0-265 0-3 0-8 4-8 8 0 5 5 9 8 9 88 0 177 0 265 0 4 0 8-4 8-9z"><text:p/></draw:path><draw:path draw:style-name="gr4" draw:text-style-name="P28" svg:width="0.1173in" svg:height="0.1197in" svg:x="0.3476in" svg:y="0.0016in" svg:viewBox="0 0 299 305" svg:d="M299 4c0-2-1-4-5-4-1 0-1 0-6 5-11 11-20 22-30 32-3-6-23-37-69-37-94 0-189 93-189 189 0 70 49 116 114 116 36 0 69-17 91-36 39-35 46-74 46-75 0-4-4-2-5-4-2 0-5 2-5 4-4 13-14 42-43 68-29 22-55 30-77 30-38 0-83-22-83-88 0-23 9-91 51-140 26-30 66-51 103-51 43 0 67 33 67 81 0 17-1 17-1 22 0 3 5 3 7 3 5 0 5 0 8-8 8-36 16-71 26-107z"><text:p/></draw:path></draw:g></draw:g></text:span><text:span text:style-name="T20">.</text:span></text:p>
      <text:h text:style-name="P26" text:outline-level="2">סעיף ג’</text:h>
      <text:p text:style-name="P18">נוכיח כי אם <draw:g text:anchor-type="as-char" svg:y="-0.122in" draw:z-index="44" draw:name="Shape68" draw:style-name="gr1"><svg:title>TexMaths</svg:title><svg:desc>12§display§A \cap B \subseteq A \bigtriangleup B \bigtriangleup C§svg§600§FALSE§</svg:desc><draw:g draw:style-name="gr2"><draw:path draw:style-name="gr3" draw:text-style-name="P27" svg:width="1.4925in" svg:height="0.1256in" svg:x="0.0024in" svg:y="0.0083in" svg:viewBox="0 0 3792 320" svg:d="M0 0c1264 0 2528 0 3792 0 0 107 0 213 0 320-1264 0-2528 0-3792 0 0-107 0-213 0-320z"><text:p/></draw:path><draw:path draw:style-name="gr4" draw:text-style-name="P28" svg:width="0.1134in" svg:height="0.1173in" svg:x="-0.0004in" svg:y="0.0047in" svg:viewBox="0 0 289 299" svg:d="M289 291c0-5-3-5-9-5-27 0-27-3-28-15-8-88-17-174-25-261-1-9-1-10-9-10-6 0-8 2-10 7-50 82-98 163-147 243-17 29-33 35-51 36-6 0-10 0-10 9 0 2 2 4 6 4 11 0 24-2 36-2 14 0 29 2 42 2 2 0 8 0 8-8 0-5-3-5-7-5-9-1-19-5-19-15 0-5 2-10 6-16 2-5 2-5 31-53 36 0 71 0 107 0 0 9 6 66 6 70 0 13-22 14-30 14-6 0-11 0-11 9 0 4 4 3 6 4 18 0 36-2 53-2 11 0 37 2 48 2 2 0 7 0 7-8zM209 189c-33 0-65 0-97 0 27-45 55-92 82-137 5 45 10 92 15 137z"><text:p/></draw:path><draw:path draw:style-name="gr4" draw:text-style-name="P28" svg:width="0.0902in" svg:height="0.1024in" svg:x="0.1654in" svg:y="0.0224in" svg:viewBox="0 0 230 261" svg:d="M230 253c0-53 0-107 0-160 0-51-51-93-115-93-63 0-115 42-115 93 0 53 0 107 0 160 0 3 4 8 8 8 5 0 9-5 9-8 0-53 0-107 0-160 0-43 44-76 98-76s99 33 99 76c0 53 0 107 0 160 0 3 3 8 8 8s8-5 8-8z"><text:p/></draw:path><draw:path draw:style-name="gr4" draw:text-style-name="P28" svg:width="0.1181in" svg:height="0.1122in" svg:x="0.3098in" svg:y="0.0102in" svg:viewBox="0 0 301 286" svg:d="M301 59c0-31-27-59-79-59-47 0-95 0-142 0-7 0-12 0-12 8 0 5 4 5 12 5 5 0 9 0 16 1 8 2 12 2 12 6 0 3-1 4-2 9-20 74-38 149-57 224-3 16-5 20-38 20-7 0-11 0-11 8 0 5 4 5 11 5 50 0 101 0 151 0 66 0 116-50 116-91 0-29-25-54-66-58 45-8 89-39 89-78zM263 56c0 37-36 77-88 77-20 0-42 0-62 0 8-35 18-70 26-104 4-15 5-16 23-16s36 0 54 0c37 0 47 25 47 43zM239 190c0 42-37 83-88 83-19 0-37 0-56 0-6 0-7 0-10-1-5 0-6 0-6-4 0-1 0-2 3-9 9-39 19-78 28-116 27 0 54 0 81 0 39 0 48 31 48 47z"><text:p/></draw:path><draw:path draw:style-name="gr4" draw:text-style-name="P28" svg:width="0.1008in" svg:height="0.1236in" svg:x="0.4933in" svg:y="0.0193in" svg:viewBox="0 0 257 315" svg:d="M257 236c0-5-4-8-9-8-42 0-82 0-124 0-59 0-107-46-107-105 0-58 48-106 107-106 42 0 82 0 124 0 5 0 9-4 9-9 0-4-4-8-9-8-42 0-82 0-124 0-69 0-124 55-124 123 0 67 55 121 124 121 42 0 82 0 124 0 5 0 9-3 9-8zM257 307c0-5-4-9-9-9-76 0-153 0-230 0-5 0-8 4-8 9 0 4 3 8 8 8 77 0 154 0 230 0 5 0 9-4 9-8z"><text:p/></draw:path><draw:path draw:style-name="gr4" draw:text-style-name="P28" svg:width="0.1134in" svg:height="0.1173in" svg:x="0.6606in" svg:y="0.0047in" svg:viewBox="0 0 289 299" svg:d="M289 291c0-5-5-5-11-5-25 0-25-3-26-15-8-88-18-174-26-261 0-9 0-10-8-10-7 0-8 2-12 7-49 82-97 163-146 243-17 29-34 35-52 36-4 0-8 0-8 9 0 2 1 4 5 4 12 0 24-2 36-2 14 0 29 2 42 2 3 0 8 0 8-8 0-5-3-5-6-5-11-1-20-5-20-15 0-5 2-10 6-16 2-5 3-5 32-53 35 0 71 0 106 0 1 9 6 66 6 70 0 13-22 14-30 14-6 0-10 0-10 9 0 4 4 3 6 4 17 0 35-2 53-2 10 0 36 2 47 2 2 0 8 0 8-8zM208 189c-33 0-65 0-98 0 28-45 57-92 84-137 5 45 9 92 14 137z"><text:p/></draw:path><draw:path draw:style-name="gr4" draw:text-style-name="P28" svg:width="0.1413in" svg:height="0.122in" svg:x="0.8248in" svg:y="0in" svg:viewBox="0 0 360 311" svg:d="M360 303c0-1 0-2-1-4-58-98-114-196-172-294-1-4-5-5-7-5-4 0-6 1-7 5-58 98-114 196-172 294-1 2-1 3-1 4 0 5 4 8 8 8 114 0 230 0 344 0 4 0 8-3 8-8zM337 295c-104 0-210 0-314 0 53-90 104-180 157-270 53 90 104 180 157 270z"><text:p/></draw:path><draw:path draw:style-name="gr4" draw:text-style-name="P28" svg:width="0.1181in" svg:height="0.1122in" svg:x="1.0201in" svg:y="0.0102in" svg:viewBox="0 0 301 286" svg:d="M301 59c0-31-27-59-79-59-47 0-95 0-142 0-7 0-12 0-12 8 0 5 4 5 12 5 5 0 9 0 16 1 8 2 12 2 12 6 0 3-1 4-2 9-20 74-38 149-57 224-3 16-5 20-38 20-7 0-11 0-11 8 0 5 4 5 11 5 50 0 101 0 151 0 66 0 116-50 116-91 0-29-25-54-66-58 45-8 89-39 89-78zM263 56c0 37-36 77-88 77-20 0-42 0-62 0 8-35 18-70 26-104 4-15 5-16 23-16s36 0 54 0c37 0 47 25 47 43zM239 190c0 42-37 83-88 83-19 0-37 0-56 0-6 0-7 0-10-1-5 0-6 0-6-4 0-1 0-2 3-9 9-39 19-78 28-116 27 0 54 0 81 0 39 0 48 31 48 47z"><text:p/></draw:path><draw:path draw:style-name="gr4" draw:text-style-name="P28" svg:width="0.1417in" svg:height="0.122in" svg:x="1.189in" svg:y="0in" svg:viewBox="0 0 361 311" svg:d="M361 303c0-1 0-2-1-4-58-98-114-196-172-294-1-4-4-5-7-5s-6 1-7 5c-58 98-115 196-173 294 0 2-1 3-1 4 0 5 5 8 8 8 116 0 230 0 345 0 5 0 8-3 8-8zM338 295c-104 0-210 0-314 0 53-90 104-180 157-270 53 90 105 180 157 270z"><text:p/></draw:path><draw:path draw:style-name="gr4" draw:text-style-name="P28" svg:width="0.1173in" svg:height="0.1189in" svg:x="1.3862in" svg:y="0.0075in" svg:viewBox="0 0 299 303" svg:d="M299 4c0-2-1-4-5-4-1 0-1 0-6 5-10 11-20 21-30 32-4-6-23-37-70-37-93 0-188 92-188 188 0 70 49 115 114 115 36 0 68-17 91-36 39-35 46-72 46-74 0-4-4-3-5-4-2 0-5 1-5 4-5 13-14 42-43 67-29 23-55 30-78 30-37 0-83-22-83-86 0-23 10-91 52-141 25-29 65-51 103-51 43 0 67 32 67 81 0 17-1 17-1 22 0 4 5 4 7 4 5 0 5 0 7-9 9-36 18-70 27-106z"><text:p/></draw:path></draw:g></draw:g><text:s/>אז <draw:g text:anchor-type="as-char" svg:y="-0.1189in" draw:z-index="45" draw:name="Shape69" draw:style-name="gr1"><svg:title>TexMaths</svg:title><svg:desc>12§display§A \cap B \subseteq C§svg§600§FALSE§</svg:desc><draw:g draw:style-name="gr2"><draw:path draw:style-name="gr3" draw:text-style-name="P27" svg:width="0.7697in" svg:height="0.1224in" svg:x="0.0028in" svg:y="0.0071in" svg:viewBox="0 0 1956 312" svg:d="M0 0c652 0 1304 0 1956 0 0 104 0 208 0 312-652 0-1304 0-1956 0 0-104 0-208 0-312z"><text:p/></draw:path><draw:path draw:style-name="gr4" draw:text-style-name="P28" svg:width="0.1134in" svg:height="0.1185in" svg:x="0in" svg:y="0in" svg:viewBox="0 0 289 302" svg:d="M289 294c0-5-3-5-9-5-27 0-27-4-28-16-8-88-17-176-25-263-1-9-1-10-8-10-6 0-9 2-11 7-50 82-98 164-147 246-17 29-33 35-51 36-6 0-10 0-10 8 0 3 2 5 6 5 11 0 24-1 36-1 14 0 29 1 42 1 2 0 8 0 8-8 0-5-3-5-7-5-9-1-19-5-19-16 0-5 2-9 6-14 2-6 2-6 31-54 36 0 71 0 107 0 0 8 6 66 6 69 0 14-21 15-30 15-6 0-11 0-11 8 0 5 4 4 6 5 18 0 36-1 53-1 11 0 37 1 48 1 3 0 7 0 7-8zM209 191c-33 0-65 0-97 0 27-47 55-92 83-139 4 47 9 92 14 139z"><text:p/></draw:path><draw:path draw:style-name="gr4" draw:text-style-name="P28" svg:width="0.0906in" svg:height="0.1035in" svg:x="0.1657in" svg:y="0.0185in" svg:viewBox="0 0 231 264" svg:d="M231 255c0-54 0-107 0-161 0-51-52-94-116-94-63 0-115 43-115 94 0 54 0 107 0 161 0 4 4 9 8 9 5 0 9-5 9-9 0-54 0-107 0-161 0-43 44-77 98-77s99 34 99 77c0 54 0 107 0 161 0 4 3 9 8 9s9-5 9-9z"><text:p/></draw:path><draw:path draw:style-name="gr4" draw:text-style-name="P28" svg:width="0.1181in" svg:height="0.113in" svg:x="0.3106in" svg:y="0.0059in" svg:viewBox="0 0 301 288" svg:d="M301 58c0-32-28-58-79-58-47 0-95 0-142 0-7 0-12 0-12 8 0 4 4 4 12 4 5 0 9 0 16 1 8 1 12 1 12 7 0 2-1 3-2 8-20 76-38 150-57 226-3 17-5 20-38 20-7 0-11 0-11 9 0 5 4 5 11 5 50 0 101 0 151 0 66 0 117-51 117-92 0-30-26-55-66-59 44-8 88-40 88-79zM263 55c0 38-37 77-88 77-20 0-42 0-62 0 8-35 18-68 26-103 4-16 5-17 23-17s36 0 54 0c37 0 47 25 47 43zM239 191c0 42-37 83-88 83-19 0-38 0-57 0-5 0-6 0-9-1-5 0-6 0-6-3 0-2 0-3 3-10 9-40 19-78 28-118 27 0 54 0 81 0 40 0 48 31 48 49z"><text:p/></draw:path><draw:path draw:style-name="gr4" draw:text-style-name="P28" svg:width="0.1008in" svg:height="0.1248in" svg:x="0.4941in" svg:y="0.015in" svg:viewBox="0 0 257 318" svg:d="M257 238c0-5-5-8-10-8-40 0-83 0-123 0-59 0-107-47-107-106s48-107 107-107c40 0 83 0 123 0 5 0 10-4 10-9 0-4-5-8-10-8-40 0-83 0-123 0-69 0-124 57-124 124 0 69 55 123 124 123 40 0 83 0 123 0 5 0 10-4 10-9zM257 309c0-4-5-8-10-8-77 0-152 0-229 0-5 0-8 4-8 8 0 5 3 9 8 9 77 0 152 0 229 0 5 0 10-4 10-9z"><text:p/></draw:path><draw:path draw:style-name="gr4" draw:text-style-name="P28" svg:width="0.1173in" svg:height="0.1201in" svg:x="0.6638in" svg:y="0.0016in" svg:viewBox="0 0 299 306" svg:d="M299 4c0-2-1-4-5-4-1 0-1 0-6 5-9 11-20 21-30 32-3-6-23-37-69-37-94 0-189 93-189 190 0 70 49 116 114 116 36 0 68-17 91-36 39-35 46-73 46-74 0-5-4-3-5-5-2 0-5 2-5 5-4 12-14 42-43 66-29 23-55 30-78 30-37 0-82-21-82-86 0-24 9-93 51-142 25-30 65-51 103-51 43 0 67 33 67 81 0 17-1 18-1 22s5 4 7 4c5 0 5-1 8-8 8-36 18-72 26-108z"><text:p/></draw:path></draw:g></draw:g>. <text:span text:style-name="T23">תחילה נראה שהקבוצה </text:span><text:span text:style-name="T23"><draw:g text:anchor-type="as-char" svg:y="-0.1189in" draw:z-index="69" draw:name="Shape70" draw:style-name="gr1"><svg:title>TexMaths</svg:title><svg:desc>12§display§A \cap B \cap C§svg§600§FALSE§</svg:desc><draw:g draw:style-name="gr2"><draw:path draw:style-name="gr3" draw:text-style-name="P27" svg:width="0.7319in" svg:height="0.1051in" svg:x="0.0028in" svg:y="0.0071in" svg:viewBox="0 0 1860 268" svg:d="M0 0c620 0 1240 0 1860 0 0 89 0 178 0 268-620 0-1240 0-1860 0 0-90 0-179 0-268z"><text:p/></draw:path><draw:path draw:style-name="gr4" draw:text-style-name="P28" svg:width="0.1134in" svg:height="0.1181in" svg:x="0in" svg:y="0in" svg:viewBox="0 0 289 301" svg:d="M289 293c0-5-4-5-10-5-26 0-26-2-27-14-9-88-17-176-25-264-2-9-2-10-9-10-6 0-8 2-11 7-49 82-97 164-146 246-17 29-33 34-51 35-6 1-10 1-10 9 0 3 2 4 6 4 11 0 24-1 36-1 14 0 29 1 42 1 2 0 8 0 8-7 0-5-3-6-7-6-9 0-19-4-19-14 0-5 2-10 6-16 2-5 2-5 31-53 36 0 71 0 107 0 0 8 6 65 6 70 0 12-22 13-30 13-6 0-11 0-11 9 0 4 4 3 6 4 18 0 36-1 53-1 11 0 37 1 48 1 2 0 7 0 7-8zM209 192c-33 0-65 0-97 0 27-47 55-93 82-140 5 47 10 93 15 140z"><text:p/></draw:path><draw:path draw:style-name="gr4" draw:text-style-name="P28" svg:width="0.0902in" svg:height="0.1031in" svg:x="0.1657in" svg:y="0.0185in" svg:viewBox="0 0 230 263" svg:d="M230 254c0-53 0-107 0-160 0-52-51-94-115-94-63 0-115 42-115 94 0 53 0 107 0 160 0 5 4 9 8 9 5 0 9-4 9-9 0-53 0-107 0-160 0-43 44-77 98-77s98 34 98 77c0 53 0 107 0 160 0 5 4 9 9 9s8-4 8-9z"><text:p/></draw:path><draw:path draw:style-name="gr4" draw:text-style-name="P28" svg:width="0.1181in" svg:height="0.1126in" svg:x="0.3102in" svg:y="0.0059in" svg:viewBox="0 0 301 287" svg:d="M301 58c0-31-29-58-79-58-47 0-95 0-142 0-7 0-12 0-12 8 0 4 4 4 12 4 5 0 9 0 16 1 8 1 12 1 12 7 0 2-1 3-2 8-20 76-38 150-57 226-3 17-5 20-38 20-7 0-11 0-11 8 0 5 4 5 11 5 50 0 101 0 151 0 66 0 116-50 116-91 0-30-25-55-66-59 45-8 89-39 89-79zM263 55c0 38-38 78-88 78-20 0-42 0-62 0 8-35 18-69 26-104 4-16 5-17 23-17s36 0 54 0c37 0 47 25 47 43zM239 192c0 42-38 82-88 82-19 0-38 0-57 0-5 0-6 0-9 0-5 0-6-2-6-4 0-1 0-2 3-10 9-39 19-78 28-118 27 0 54 0 81 0 39 0 48 32 48 50z"><text:p/></draw:path><draw:path draw:style-name="gr4" draw:text-style-name="P28" svg:width="0.0902in" svg:height="0.1031in" svg:x="0.4803in" svg:y="0.0185in" svg:viewBox="0 0 230 263" svg:d="M230 254c0-53 0-107 0-160 0-52-50-94-115-94-63 0-115 42-115 94 0 53 0 107 0 160 0 5 4 9 8 9 5 0 9-4 9-9 0-53 0-107 0-160 0-43 44-77 98-77s98 34 98 77c0 53 0 107 0 160 0 5 4 9 9 9s8-4 8-9z"><text:p/></draw:path><draw:path draw:style-name="gr4" draw:text-style-name="P28" svg:width="0.1173in" svg:height="0.1201in" svg:x="0.626in" svg:y="0.0016in" svg:viewBox="0 0 299 306" svg:d="M299 4c0-2-2-4-5-4-1 0-1 0-6 5-10 11-21 22-30 32-4-6-23-37-70-37-93 0-188 93-188 190 0 70 49 116 114 116 36 0 68-17 91-36 38-35 46-74 46-75 0-3-4-2-5-3-3 0-5 1-5 3-5 14-14 42-43 68-29 23-55 30-78 30-37 0-82-22-82-88 0-23 9-92 51-141 25-30 65-51 103-51 43 0 67 33 67 81 0 17-1 18-1 22 0 5 5 3 7 3 5 0 5 0 7-8 9-36 18-71 27-107z"><text:p/></draw:path></draw:g></draw:g></text:span><text:span text:style-name="T23"><text:s/>היא תת־קבוצה של </text:span><text:span text:style-name="T23"><draw:g text:anchor-type="as-char" svg:y="-0.122in" draw:z-index="70" draw:name="Shape71" draw:style-name="gr1"><svg:title>TexMaths</svg:title><svg:desc>12§display§A \bigtriangleup B \bigtriangleup C§svg§600§FALSE§</svg:desc><draw:g draw:style-name="gr2"><draw:path draw:style-name="gr3" draw:text-style-name="P27" svg:width="0.8315in" svg:height="0.1083in" svg:x="0.0024in" svg:y="0.0083in" svg:viewBox="0 0 2113 276" svg:d="M0 0c704 0 1408 0 2113 0 0 92 0 183 0 276-705 0-1409 0-2113 0 0-93 0-184 0-276z"><text:p/></draw:path><draw:path draw:style-name="gr4" draw:text-style-name="P28" svg:width="0.1134in" svg:height="0.1169in" svg:x="-0.0004in" svg:y="0.0047in" svg:viewBox="0 0 289 298" svg:d="M289 290c0-5-3-5-9-5-27 0-27-2-28-14-8-88-17-174-25-261-1-9-1-10-9-10-6 0-8 2-10 7-50 82-98 162-147 244-17 28-33 33-51 34-6 1-10 1-10 9 0 3 2 4 6 4 11 0 24-1 36-1 14 0 29 1 42 1 2 0 8 0 8-7 0-5-3-6-7-6-9 0-19-3-19-14 0-5 2-10 6-16 2-4 2-4 31-54 36 0 71 0 107 0 0 10 6 66 6 71 0 12-22 13-30 13-6 0-11 0-11 9 0 4 4 3 6 4 18 0 36-1 53-1 11 0 37 1 48 1 2 0 7 0 7-8zM208 189c-33 0-64 0-96 0 27-45 55-92 82-137 5 45 9 92 14 137z"><text:p/></draw:path><draw:path draw:style-name="gr4" draw:text-style-name="P28" svg:width="0.1417in" svg:height="0.1224in" svg:x="0.1646in" svg:y="0in" svg:viewBox="0 0 361 312" svg:d="M361 303c0-1-1-2-1-3-58-99-115-198-173-296-1-3-3-4-7-4-2 0-5 1-6 4-58 98-115 197-173 296 0 1-1 2-1 3 0 5 4 9 8 9 116 0 230 0 345 0 4 0 8-4 8-9zM338 295c-105 0-210 0-315 0 53-90 104-180 157-270 53 90 106 180 158 270z"><text:p/></draw:path><draw:path draw:style-name="gr4" draw:text-style-name="P28" svg:width="0.1181in" svg:height="0.1118in" svg:x="0.3594in" svg:y="0.0102in" svg:viewBox="0 0 301 285" svg:d="M301 59c0-31-27-59-78-59-47 0-95 0-141 0-9 0-12 0-12 8 0 5 3 5 10 5 6 0 10 0 17 1 7 2 11 2 11 6 0 3 0 4-1 9-19 74-37 150-57 224-4 17-4 19-38 19-7 0-12 0-12 8 0 5 4 5 12 5 50 0 100 0 150 0 67 0 116-49 116-90 0-30-24-54-64-58 43-8 87-39 87-78zM263 56c0 37-36 77-88 77-20 0-41 0-61 0 8-35 18-69 26-104 4-15 4-16 23-16 18 0 36 0 54 0 37 0 46 25 46 43zM239 191c0 42-37 81-87 81-19 0-38 0-57 0-6 0-7 0-10 0s-5-1-5-3 0-3 2-10c9-38 20-78 30-116 26 0 52 0 79 0 41 0 48 30 48 48z"><text:p/></draw:path><draw:path draw:style-name="gr4" draw:text-style-name="P28" svg:width="0.1413in" svg:height="0.1224in" svg:x="0.5283in" svg:y="0in" svg:viewBox="0 0 360 312" svg:d="M360 303c0-1 0-2-1-3-58-99-114-198-172-296-1-3-5-4-7-4-4 0-6 1-7 4-58 98-114 197-172 296-1 1-1 2-1 3 0 5 4 9 8 9 114 0 230 0 343 0 5 0 9-4 9-9zM337 295c-104 0-210 0-314 0 53-90 104-180 157-270 53 90 104 180 157 270z"><text:p/></draw:path><draw:path draw:style-name="gr4" draw:text-style-name="P28" svg:width="0.1173in" svg:height="0.1189in" svg:x="0.7248in" svg:y="0.0075in" svg:viewBox="0 0 299 303" svg:d="M299 4c0-2-1-4-5-4-1 0-1 0-6 5-10 11-20 21-30 32-4-6-23-37-70-37-93 0-188 92-188 188 0 70 49 115 114 115 36 0 68-17 91-36 39-34 46-73 46-74 0-4-4-2-5-4-2 0-5 2-5 4-5 12-14 42-43 67-29 23-55 30-78 30-37 0-82-21-82-87 0-24 9-90 51-139 26-30 66-52 103-52 43 0 67 32 67 81 0 17-1 17-1 22 0 4 5 4 7 4 5 0 5 0 7-9 9-36 18-70 27-106z"><text:p/></draw:path></draw:g></draw:g></text:span><text:span text:style-name="T23">. נציג מחדש את </text:span><text:span text:style-name="T23"><draw:g text:anchor-type="as-char" svg:y="-0.122in" draw:z-index="71" draw:name="Shape72" draw:style-name="gr1"><svg:title>TexMaths</svg:title><svg:desc>12§display§A \bigtriangleup B \bigtriangleup C§svg§600§FALSE§</svg:desc><draw:g draw:style-name="gr2"><draw:path draw:style-name="gr3" draw:text-style-name="P27" svg:width="0.8315in" svg:height="0.1083in" svg:x="0.0024in" svg:y="0.0083in" svg:viewBox="0 0 2113 276" svg:d="M0 0c704 0 1408 0 2113 0 0 92 0 183 0 276-705 0-1409 0-2113 0 0-93 0-184 0-276z"><text:p/></draw:path><draw:path draw:style-name="gr4" draw:text-style-name="P28" svg:width="0.1134in" svg:height="0.1169in" svg:x="-0.0004in" svg:y="0.0047in" svg:viewBox="0 0 289 298" svg:d="M289 290c0-5-3-5-9-5-27 0-27-2-28-14-8-88-17-174-25-261-1-9-1-10-9-10-6 0-8 2-10 7-50 82-98 162-147 244-17 28-33 33-51 34-6 1-10 1-10 9 0 3 2 4 6 4 11 0 24-1 36-1 14 0 29 1 42 1 2 0 8 0 8-7 0-5-3-6-7-6-9 0-19-3-19-14 0-5 2-10 6-16 2-4 2-4 31-54 36 0 71 0 107 0 0 10 6 66 6 71 0 12-22 13-30 13-6 0-11 0-11 9 0 4 4 3 6 4 18 0 36-1 53-1 11 0 37 1 48 1 2 0 7 0 7-8zM208 189c-33 0-64 0-96 0 27-45 55-92 82-137 5 45 9 92 14 137z"><text:p/></draw:path><draw:path draw:style-name="gr4" draw:text-style-name="P28" svg:width="0.1417in" svg:height="0.1224in" svg:x="0.1646in" svg:y="0in" svg:viewBox="0 0 361 312" svg:d="M361 303c0-1-1-2-1-3-58-99-115-198-173-296-1-3-3-4-7-4-2 0-5 1-6 4-58 98-115 197-173 296 0 1-1 2-1 3 0 5 4 9 8 9 116 0 230 0 345 0 4 0 8-4 8-9zM338 295c-105 0-210 0-315 0 53-90 104-180 157-270 53 90 106 180 158 270z"><text:p/></draw:path><draw:path draw:style-name="gr4" draw:text-style-name="P28" svg:width="0.1181in" svg:height="0.1118in" svg:x="0.3594in" svg:y="0.0102in" svg:viewBox="0 0 301 285" svg:d="M301 59c0-31-27-59-78-59-47 0-95 0-141 0-9 0-12 0-12 8 0 5 3 5 10 5 6 0 10 0 17 1 7 2 11 2 11 6 0 3 0 4-1 9-19 74-37 150-57 224-4 17-4 19-38 19-7 0-12 0-12 8 0 5 4 5 12 5 50 0 100 0 150 0 67 0 116-49 116-90 0-30-24-54-64-58 43-8 87-39 87-78zM263 56c0 37-36 77-88 77-20 0-41 0-61 0 8-35 18-69 26-104 4-15 4-16 23-16 18 0 36 0 54 0 37 0 46 25 46 43zM239 191c0 42-37 81-87 81-19 0-38 0-57 0-6 0-7 0-10 0s-5-1-5-3 0-3 2-10c9-38 20-78 30-116 26 0 52 0 79 0 41 0 48 30 48 48z"><text:p/></draw:path><draw:path draw:style-name="gr4" draw:text-style-name="P28" svg:width="0.1413in" svg:height="0.1224in" svg:x="0.5283in" svg:y="0in" svg:viewBox="0 0 360 312" svg:d="M360 303c0-1 0-2-1-3-58-99-114-198-172-296-1-3-5-4-7-4-4 0-6 1-7 4-58 98-114 197-172 296-1 1-1 2-1 3 0 5 4 9 8 9 114 0 230 0 343 0 5 0 9-4 9-9zM337 295c-104 0-210 0-314 0 53-90 104-180 157-270 53 90 104 180 157 270z"><text:p/></draw:path><draw:path draw:style-name="gr4" draw:text-style-name="P28" svg:width="0.1173in" svg:height="0.1189in" svg:x="0.7248in" svg:y="0.0075in" svg:viewBox="0 0 299 303" svg:d="M299 4c0-2-1-4-5-4-1 0-1 0-6 5-10 11-20 21-30 32-4-6-23-37-70-37-93 0-188 92-188 188 0 70 49 115 114 115 36 0 68-17 91-36 39-34 46-73 46-74 0-4-4-2-5-4-2 0-5 2-5 4-5 12-14 42-43 67-29 23-55 30-78 30-37 0-82-21-82-87 0-24 9-90 51-139 26-30 66-52 103-52 43 0 67 32 67 81 0 17-1 17-1 22 0 4 5 4 7 4 5 0 5 0 7-9 9-36 18-70 27-106z"><text:p/></draw:path></draw:g></draw:g></text:span><text:span text:style-name="T23"><text:s/>כחיתוכים בין קבוצות, </text:span><text:span text:style-name="T23"><draw:g text:anchor-type="as-char" svg:y="-0.1236in" draw:z-index="72" draw:name="Shape73" draw:style-name="gr1"><svg:title>TexMaths</svg:title><svg:desc>12§display§((A \backslash B) \cup (B \backslash A)) \backslash C \cup
C \backslash ((A \backslash B) \cup (B \backslash A))§svg§600§FALSE§</svg:desc><draw:g draw:style-name="gr2"><draw:path draw:style-name="gr3" draw:text-style-name="P27" svg:width="3.072in" svg:height="0.148in" svg:x="-0.0004in" svg:y="0.0083in" svg:viewBox="0 0 7804 377" svg:d="M3903 377c-1302 0-2602 0-3903 0 0-126 0-251 0-377 2601 0 5203 0 7804 0 0 126 0 251 0 377-1301 0-2601 0-3901 0z"><text:p/></draw:path><draw:path draw:style-name="gr4" draw:text-style-name="P28" svg:width="0.0378in" svg:height="0.1642in" svg:x="0.0079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0382in" svg:height="0.1642in" svg:x="0.0724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1134in" svg:height="0.1181in" svg:x="0.126in" svg:y="0.0051in" svg:viewBox="0 0 289 301" svg:d="M289 292c0-5-5-5-9-5-27 0-27-2-28-14-8-87-17-174-25-262-1-9-1-11-9-11-7 0-8 4-10 7-50 82-98 164-147 245-18 28-33 34-53 35-4 1-8 1-8 9 0 2 2 5 5 5 12 0 25-2 37-2 13 0 29 2 42 2 2 0 8 0 8-9 0-4-4-5-7-5-9 0-20-3-20-14 0-5 2-10 6-16 3-5 3-5 32-53 35 0 71 0 106 0 1 10 7 65 7 70 0 12-22 13-30 13-6 0-11 0-11 9 0 5 4 3 6 5 17 0 36-2 53-2 11 0 37 2 48 2 2 0 7 0 7-9zM208 191c-33 0-64 0-96 0 27-47 55-92 82-138 5 46 9 91 14 138z"><text:p/></draw:path><draw:path draw:style-name="gr4" draw:text-style-name="P28" svg:width="0.0642in" svg:height="0.1654in" svg:x="0.2535in" svg:y="-0.0004in" svg:viewBox="0 0 164 421" svg:d="M164 412c0-1 0-2 0-3-49-135-98-268-147-403-1-4-4-6-7-6-5 0-10 4-10 8 0 2 0 3 1 4 49 135 97 268 147 403 2 3 4 6 8 6 5 0 8-4 8-9z"><text:p/></draw:path><draw:path draw:style-name="gr4" draw:text-style-name="P28" svg:width="0.1177in" svg:height="0.1122in" svg:x="0.335in" svg:y="0.011in" svg:viewBox="0 0 300 286" svg:d="M300 58c0-32-28-58-78-58-47 0-95 0-142 0-8 0-12 0-12 8 0 5 4 5 12 5 5 0 9 0 16 0 7 1 12 1 12 7 0 2-1 3-2 9-20 74-38 150-57 225-3 15-5 19-38 19-7 0-11 0-11 8 0 5 4 5 11 5 50 0 101 0 151 0 66 0 116-49 116-90 0-30-25-54-66-59 45-8 88-40 88-79zM263 56c0 38-37 77-89 77-20 0-41 0-61 0 8-34 18-69 26-104 4-15 5-16 23-16s36 0 54 0c37 0 47 24 47 43zM239 192c0 40-37 81-88 81-19 0-38 0-57 0-6 0-6 0-9 0-5 0-6-1-6-5 0-1 0-1 3-10 9-38 19-76 28-115 27 0 53 0 80 0 40 0 49 30 49 49z"><text:p/></draw:path><draw:path draw:style-name="gr4" draw:text-style-name="P28" svg:width="0.0382in" svg:height="0.1642in" svg:x="0.4673in" svg:y="0in" svg:viewBox="0 0 98 418" svg:d="M98 227c0-12 0-24 0-35 0-72-44-156-91-191-1-1-1-1-2-1-3 0-5 2-5 4 0 1 1 3 2 3 44 34 74 118 74 185 0 11 0 23 0 35 0 66-30 150-74 184-1 0-2 2-2 4 0 1 2 3 5 3 1 0 1 0 2-1 47-35 91-119 91-190z"><text:p/></draw:path><draw:path draw:style-name="gr4" draw:text-style-name="P28" svg:width="0.0898in" svg:height="0.1028in" svg:x="0.5697in" svg:y="0.0236in" svg:viewBox="0 0 229 262" svg:d="M229 169c0-54 0-106 0-161 0-3-5-8-8-8-5 0-9 5-9 8 0 55 0 107 0 161 0 44-44 76-98 76s-97-32-97-76c0-54 0-106 0-161 0-3-5-8-9-8s-8 5-8 8c0 55 0 107 0 161 0 52 49 93 114 93 64 0 115-41 115-93z"><text:p/></draw:path><draw:path draw:style-name="gr4" draw:text-style-name="P28" svg:width="0.0378in" svg:height="0.1642in" svg:x="0.7236in" svg:y="0in" svg:viewBox="0 0 97 418" svg:d="M97 415c0-2 0-4-1-4-44-34-73-118-73-184 0-12 0-24 0-35 0-67 29-151 73-185 1 0 1-2 1-3 0-2-2-4-3-4-2 0-3 0-3 1-47 35-91 119-91 191 0 11 0 23 0 35 0 71 44 155 91 190 0 1 1 1 3 1 1 0 3-2 3-3z"><text:p/></draw:path><draw:path draw:style-name="gr4" draw:text-style-name="P28" svg:width="0.1181in" svg:height="0.1122in" svg:x="0.7783in" svg:y="0.011in" svg:viewBox="0 0 301 286" svg:d="M301 58c0-32-27-58-78-58-48 0-95 0-143 0-7 0-12 0-12 8 0 5 4 5 12 5 5 0 10 0 16 0 8 1 12 1 12 7 0 2 0 3-1 9-19 74-39 150-58 225-3 15-5 19-37 19-7 0-12 0-12 8 0 5 4 5 12 5 50 0 100 0 150 0 66 0 116-49 116-90 0-30-24-54-66-59 45-8 89-40 89-79zM263 56c0 38-36 77-88 77-20 0-41 0-61 0 8-34 17-69 25-104 5-15 5-16 23-16s37 0 55 0c37 0 46 24 46 43zM239 192c0 40-37 81-87 81-19 0-38 0-57 0-6 0-7 0-10 0-5 0-6-1-6-5 0-1 0-1 3-10 9-38 19-76 28-115 27 0 54 0 81 0 41 0 48 30 48 49z"><text:p/></draw:path><draw:path draw:style-name="gr4" draw:text-style-name="P28" svg:width="0.0642in" svg:height="0.1654in" svg:x="0.9106in" svg:y="-0.0004in" svg:viewBox="0 0 164 421" svg:d="M164 412c0-1 0-2-1-3-49-135-97-268-146-403-1-4-5-6-9-6s-8 4-8 8c0 2 0 3 0 4 49 135 98 268 148 403 1 3 4 6 8 6 5 0 8-4 8-9z"><text:p/></draw:path><draw:path draw:style-name="gr4" draw:text-style-name="P28" svg:width="0.1134in" svg:height="0.1181in" svg:x="0.9906in" svg:y="0.0051in" svg:viewBox="0 0 289 301" svg:d="M289 292c0-5-5-5-9-5-27 0-27-2-28-14-8-87-18-174-26-262 0-9 0-11-8-11-7 0-8 4-10 7-50 82-99 164-148 245-17 28-32 34-52 35-4 1-8 1-8 9 0 2 2 5 5 5 12 0 25-2 37-2 13 0 28 2 42 2 2 0 7 0 7-9 0-4-3-5-6-5-9 0-20-3-20-14 0-5 2-10 6-16 3-5 3-5 32-53 35 0 71 0 106 0 1 10 7 65 7 70 0 12-23 13-31 13-6 0-10 0-10 9 0 5 4 3 6 5 17 0 35-2 53-2 11 0 37 2 47 2 3 0 8 0 8-9zM208 191c-33 0-64 0-96 0 27-47 55-92 82-138 5 46 9 91 14 138z"><text:p/></draw:path><draw:path draw:style-name="gr4" draw:text-style-name="P28" svg:width="0.0378in" svg:height="0.1642in" svg:x="1.1185in" svg:y="0in" svg:viewBox="0 0 97 418" svg:d="M97 227c0-12 0-24 0-35 0-72-44-156-90-191-1-1-1-1-2-1-3 0-5 2-5 4 0 1 1 2 1 3 45 34 73 118 73 185 0 11 0 23 0 35 0 66-28 150-73 184 0 1-1 2-1 4 0 1 2 3 5 3 1 0 1 0 2-1 46-35 90-119 90-190z"><text:p/></draw:path><draw:path draw:style-name="gr4" draw:text-style-name="P28" svg:width="0.0378in" svg:height="0.1642in" svg:x="1.1835in" svg:y="0in" svg:viewBox="0 0 97 418" svg:d="M97 227c0-12 0-24 0-35 0-72-44-156-91-191 0-1-1-1-2-1-3 0-4 2-4 4 0 1 0 3 1 3 45 34 73 118 73 185 0 11 0 23 0 35 0 66-28 150-73 184-1 0-1 2-1 4 0 1 1 3 4 3 1 0 2 0 2-1 47-35 91-119 91-190z"><text:p/></draw:path><draw:path draw:style-name="gr4" draw:text-style-name="P28" svg:width="0.0638in" svg:height="0.1654in" svg:x="1.2476in" svg:y="-0.0004in" svg:viewBox="0 0 163 421" svg:d="M163 412c0-1 0-2 0-3-49-135-98-268-147-403-2-4-4-6-8-6s-8 4-8 8c0 2 0 3 0 4 49 135 98 268 148 403 1 3 3 6 7 6 5 0 8-4 8-9z"><text:p/></draw:path><draw:path draw:style-name="gr4" draw:text-style-name="P28" svg:width="0.1173in" svg:height="0.1197in" svg:x="1.3299in" svg:y="0.0071in" svg:viewBox="0 0 299 305" svg:d="M299 4c0-2-1-4-5-4-1 0-1 0-6 5-10 11-20 21-30 32-4-6-23-37-70-37-93 0-188 93-188 191 0 69 49 114 114 114 36 0 68-17 91-36 39-35 46-72 46-73 0-5-4-4-5-5-2 0-5 1-5 5-5 12-14 41-43 65s-55 31-78 31c-37 0-82-22-82-86 0-24 9-93 51-142 26-30 66-51 103-51 43 0 67 33 67 82 0 17-1 16-1 20s5 5 7 5c5 0 5-1 7-8 9-36 18-72 27-108z"><text:p/></draw:path><draw:path draw:style-name="gr4" draw:text-style-name="P28" svg:width="0.0902in" svg:height="0.1028in" svg:x="1.4988in" svg:y="0.0236in" svg:viewBox="0 0 230 262" svg:d="M230 169c0-54 0-106 0-161 0-3-3-8-8-8s-8 5-8 8c0 55 0 107 0 161 0 44-45 76-99 76s-97-32-97-76c0-54 0-106 0-161 0-3-5-8-8-8-5 0-10 5-10 8 0 55 0 107 0 161 0 52 50 93 115 93 64 0 115-41 115-93z"><text:p/></draw:path><draw:path draw:style-name="gr4" draw:text-style-name="P28" svg:width="0.1177in" svg:height="0.1197in" svg:x="1.6445in" svg:y="0.0071in" svg:viewBox="0 0 300 305" svg:d="M300 4c0-2-1-4-5-4-1 0-2 0-7 5-10 11-19 21-29 32-3-6-23-37-69-37-95 0-190 93-190 191 0 69 50 114 114 114 37 0 70-17 91-36 40-35 47-72 47-73 0-5-4-4-5-5-2 0-5 1-6 5-3 12-13 41-42 65-30 24-56 31-78 31-38 0-83-22-83-86 0-24 9-93 52-142 25-30 65-51 102-51 43 0 68 33 68 82 0 17-1 16-1 20s5 5 6 5c6 0 6-1 7-8 10-36 18-72 28-108z"><text:p/></draw:path><draw:path draw:style-name="gr4" draw:text-style-name="P28" svg:width="0.0638in" svg:height="0.1654in" svg:x="1.7764in" svg:y="-0.0004in" svg:viewBox="0 0 163 421" svg:d="M163 412c0-1 0-2 0-3-49-135-98-268-147-403-2-4-4-6-8-6s-8 4-8 8c0 2 0 3 0 4 49 135 98 268 148 403 1 3 3 6 7 6 5 0 8-4 8-9z"><text:p/></draw:path><draw:path draw:style-name="gr4" draw:text-style-name="P28" svg:width="0.0378in" svg:height="0.1642in" svg:x="1.8669in" svg:y="0in" svg:viewBox="0 0 97 418" svg:d="M97 415c0-2-1-4-2-4-43-34-72-118-72-184 0-12 0-24 0-35 0-67 29-151 72-185 1 0 2-2 2-3 0-2-2-4-5-4-1 0-1 0-2 1-47 35-90 119-90 191 0 11 0 23 0 35 0 71 43 155 90 190 1 1 1 1 2 1 3 0 5-2 5-3z"><text:p/></draw:path><draw:path draw:style-name="gr4" draw:text-style-name="P28" svg:width="0.0378in" svg:height="0.1642in" svg:x="1.9311in" svg:y="0in" svg:viewBox="0 0 97 418" svg:d="M97 415c0-2 0-4-1-4-43-34-73-118-73-184 0-12 0-24 0-35 0-67 30-151 73-185 1 0 1-2 1-3 0-2-1-4-3-4s-2 0-3 1c-47 35-91 119-91 191 0 11 0 23 0 35 0 71 44 155 91 190 1 1 1 1 3 1s3-2 3-3z"><text:p/></draw:path><draw:path draw:style-name="gr4" draw:text-style-name="P28" svg:width="0.1134in" svg:height="0.1181in" svg:x="1.985in" svg:y="0.0051in" svg:viewBox="0 0 289 301" svg:d="M289 292c0-5-5-5-9-5-27 0-27-2-28-14-8-87-18-174-26-262 0-9 0-11-8-11-7 0-8 4-10 7-50 82-99 164-148 245-17 28-32 34-52 35-4 1-8 1-8 9 0 2 2 5 5 5 12 0 25-2 37-2 13 0 28 2 42 2 2 0 7 0 7-9 0-4-3-5-6-5-9 0-20-3-20-14 0-5 2-10 6-16 3-5 3-5 32-53 35 0 71 0 106 0 1 10 7 65 7 70 0 12-23 13-31 13-6 0-10 0-10 9 0 5 4 3 6 5 17 0 35-2 53-2 11 0 37 2 48 2 2 0 7 0 7-9zM208 191c-33 0-64 0-96 0 27-47 55-92 82-138 5 46 9 91 14 138z"><text:p/></draw:path><draw:path draw:style-name="gr4" draw:text-style-name="P28" svg:width="0.0642in" svg:height="0.1654in" svg:x="2.1126in" svg:y="-0.0004in" svg:viewBox="0 0 164 421" svg:d="M164 412c0-1 0-2 0-3-49-135-98-268-147-403-1-4-4-6-9-6-3 0-8 4-8 8 0 2 0 3 1 4 49 135 97 268 147 403 1 3 4 6 8 6 5 0 8-4 8-9z"><text:p/></draw:path><draw:path draw:style-name="gr4" draw:text-style-name="P28" svg:width="0.1181in" svg:height="0.1122in" svg:x="2.1933in" svg:y="0.011in" svg:viewBox="0 0 301 286" svg:d="M301 58c0-32-27-58-78-58-47 0-95 0-141 0-9 0-12 0-12 8 0 5 3 5 12 5 4 0 8 0 15 0 7 1 11 1 11 7 0 2 0 3-1 9-19 74-37 150-57 225-4 15-4 19-38 19-7 0-12 0-12 8 0 5 5 5 12 5 50 0 100 0 150 0 67 0 116-49 116-90 0-30-24-54-64-59 43-8 87-40 87-79zM263 56c0 38-36 77-88 77-20 0-41 0-61 0 8-34 18-69 26-104 4-15 5-16 23-16s36 0 54 0c37 0 46 24 46 43zM240 192c0 40-38 81-88 81-19 0-38 0-57 0-6 0-6 0-10 0-3 0-5-1-5-5 0-1 0-1 3-10 9-38 19-76 29-115 26 0 52 0 79 0 41 0 49 30 49 49z"><text:p/></draw:path><draw:path draw:style-name="gr4" draw:text-style-name="P28" svg:width="0.0378in" svg:height="0.1642in" svg:x="2.326in" svg:y="0in" svg:viewBox="0 0 97 418" svg:d="M97 227c0-12 0-24 0-35 0-72-43-156-90-191-1-1-1-1-2-1-3 0-5 2-5 4 0 1 1 3 2 3 44 34 72 118 72 185 0 11 0 23 0 35 0 66-28 150-72 184-1 0-2 2-2 4 0 1 2 3 5 3 1 0 1 0 2-1 47-35 90-119 90-190z"><text:p/></draw:path><draw:path draw:style-name="gr4" draw:text-style-name="P28" svg:width="0.0902in" svg:height="0.1028in" svg:x="2.428in" svg:y="0.0236in" svg:viewBox="0 0 230 262" svg:d="M230 169c0-54 0-106 0-161 0-3-3-8-8-8s-8 5-8 8c0 55 0 107 0 161 0 44-45 76-99 76s-98-32-98-76c0-54 0-106 0-161 0-3-5-8-9-8s-8 5-8 8c0 55 0 107 0 161 0 52 50 93 115 93 64 0 115-41 115-93z"><text:p/></draw:path><draw:path draw:style-name="gr4" draw:text-style-name="P28" svg:width="0.0378in" svg:height="0.1642in" svg:x="2.5827in" svg:y="0in" svg:viewBox="0 0 97 418" svg:d="M97 415c0-2-1-3-1-4-44-34-73-118-73-184 0-12 0-24 0-35 0-67 29-151 73-185 0-1 1-2 1-3 0-2-2-4-3-4-2 0-3 0-3 1-47 35-91 119-91 191 0 11 0 23 0 35 0 71 44 155 91 190 0 1 1 1 3 1 1 0 3-2 3-3z"><text:p/></draw:path><draw:path draw:style-name="gr4" draw:text-style-name="P28" svg:width="0.1181in" svg:height="0.1122in" svg:x="2.6374in" svg:y="0.011in" svg:viewBox="0 0 301 286" svg:d="M301 58c0-32-27-58-79-58-47 0-95 0-142 0-7 0-12 0-12 8 0 5 4 5 12 5 5 0 9 0 16 0 8 1 12 1 12 7 0 2 0 3-2 9-20 74-38 150-57 225-3 15-5 19-38 19-7 0-11 0-11 8 0 5 4 5 11 5 50 0 101 0 151 0 66 0 116-49 116-90 0-30-25-54-66-59 45-8 89-40 89-79zM263 56c0 38-36 77-88 77-20 0-42 0-62 0 8-34 18-69 26-104 4-15 5-16 23-16s37 0 55 0c36 0 46 24 46 43zM239 192c0 40-37 81-88 81-19 0-37 0-56 0-6 0-7 0-10 0-5 0-6-1-6-5 0-1 0-1 3-10 9-38 19-76 28-115 27 0 54 0 81 0 39 0 48 30 48 49z"><text:p/></draw:path><draw:path draw:style-name="gr4" draw:text-style-name="P28" svg:width="0.0642in" svg:height="0.1654in" svg:x="2.7697in" svg:y="-0.0004in" svg:viewBox="0 0 164 421" svg:d="M164 412c0-1 0-2-1-3-49-135-97-268-146-403-1-4-5-6-9-6s-8 4-8 8c0 2 0 3 0 4 49 135 98 268 148 403 1 3 3 6 8 6s8-4 8-9z"><text:p/></draw:path><draw:path draw:style-name="gr4" draw:text-style-name="P28" svg:width="0.1134in" svg:height="0.1181in" svg:x="2.8496in" svg:y="0.0051in" svg:viewBox="0 0 289 301" svg:d="M289 292c0-5-5-5-9-5-27 0-27-2-28-14-8-87-18-174-26-262 0-9 0-11-8-11-7 0-8 4-10 7-50 82-99 164-148 245-17 28-34 34-52 35-4 1-8 1-8 9 0 2 1 5 5 5 12 0 25-2 36-2 14 0 29 2 43 2 2 0 7 0 7-9 0-4-3-5-6-5-9 0-20-3-20-14 0-5 2-10 6-16 2-5 3-5 32-53 35 0 71 0 106 0 1 10 7 65 7 70 0 12-23 13-31 13-6 0-10 0-10 9 0 5 4 3 6 5 17 0 35-2 53-2 10 0 37 2 47 2 2 0 8 0 8-9zM208 191c-33 0-65 0-98 0 28-47 57-92 84-138 5 46 9 91 14 138z"><text:p/></draw:path><draw:path draw:style-name="gr4" draw:text-style-name="P28" svg:width="0.0378in" svg:height="0.1642in" svg:x="2.9776in" svg:y="0in" svg:viewBox="0 0 97 418" svg:d="M97 227c0-12 0-24 0-35 0-72-44-156-90-191-1-1-2-1-3-1-2 0-4 2-4 4 0 1 1 2 1 3 45 34 73 118 73 185 0 11 0 23 0 35 0 66-28 150-73 184 0 1-1 2-1 4 0 1 2 3 4 3 1 0 2 0 3-1 46-35 90-119 90-190z"><text:p/></draw:path><draw:path draw:style-name="gr4" draw:text-style-name="P28" svg:width="0.0378in" svg:height="0.1642in" svg:x="3.0421in" svg:y="0in" svg:viewBox="0 0 97 418" svg:d="M97 227c0-12 0-24 0-35 0-72-44-156-91-191 0-1-1-1-2-1-3 0-4 2-4 4 0 1 0 3 1 3 45 34 73 118 73 185 0 11 0 23 0 35 0 66-28 150-73 184-1 0-1 2-1 4 0 1 1 3 4 3 1 0 2 0 2-1 47-35 91-119 91-190z"><text:p/></draw:path></draw:g></draw:g></text:span><text:span text:style-name="T23">. </text:span><text:span text:style-name="T24">נבחר איבר a שנמצא ב־</text:span><text:span text:style-name="T24"><draw:g text:anchor-type="as-char" svg:y="-0.1189in" draw:z-index="73" draw:name="Shape74" draw:style-name="gr1"><svg:title>TexMaths</svg:title><svg:desc>12§display§A \cap B \cap C§svg§600§FALSE§</svg:desc><draw:g draw:style-name="gr2"><draw:path draw:style-name="gr3" draw:text-style-name="P27" svg:width="0.7319in" svg:height="0.1051in" svg:x="0.0028in" svg:y="0.0071in" svg:viewBox="0 0 1860 268" svg:d="M0 0c620 0 1240 0 1860 0 0 89 0 178 0 268-620 0-1240 0-1860 0 0-90 0-179 0-268z"><text:p/></draw:path><draw:path draw:style-name="gr4" draw:text-style-name="P28" svg:width="0.1134in" svg:height="0.1181in" svg:x="0in" svg:y="0in" svg:viewBox="0 0 289 301" svg:d="M289 293c0-5-4-5-10-5-26 0-26-2-27-14-9-88-17-176-25-264-2-9-2-10-9-10-6 0-8 2-11 7-49 82-97 164-146 246-17 29-33 34-51 35-6 1-10 1-10 9 0 3 2 4 6 4 11 0 24-1 36-1 14 0 29 1 42 1 2 0 8 0 8-7 0-5-3-6-7-6-9 0-19-4-19-14 0-5 2-10 6-16 2-5 2-5 31-53 36 0 71 0 107 0 0 8 6 65 6 70 0 12-22 13-30 13-6 0-11 0-11 9 0 4 4 3 6 4 18 0 36-1 53-1 11 0 37 1 48 1 2 0 7 0 7-8zM209 192c-33 0-65 0-97 0 27-47 55-93 82-140 5 47 10 93 15 140z"><text:p/></draw:path><draw:path draw:style-name="gr4" draw:text-style-name="P28" svg:width="0.0902in" svg:height="0.1031in" svg:x="0.1657in" svg:y="0.0185in" svg:viewBox="0 0 230 263" svg:d="M230 254c0-53 0-107 0-160 0-52-51-94-115-94-63 0-115 42-115 94 0 53 0 107 0 160 0 5 4 9 8 9 5 0 9-4 9-9 0-53 0-107 0-160 0-43 44-77 98-77s98 34 98 77c0 53 0 107 0 160 0 5 4 9 9 9s8-4 8-9z"><text:p/></draw:path><draw:path draw:style-name="gr4" draw:text-style-name="P28" svg:width="0.1181in" svg:height="0.1126in" svg:x="0.3102in" svg:y="0.0059in" svg:viewBox="0 0 301 287" svg:d="M301 58c0-31-29-58-79-58-47 0-95 0-142 0-7 0-12 0-12 8 0 4 4 4 12 4 5 0 9 0 16 1 8 1 12 1 12 7 0 2-1 3-2 8-20 76-38 150-57 226-3 17-5 20-38 20-7 0-11 0-11 8 0 5 4 5 11 5 50 0 101 0 151 0 66 0 116-50 116-91 0-30-25-55-66-59 45-8 89-39 89-79zM263 55c0 38-38 78-88 78-20 0-42 0-62 0 8-35 18-69 26-104 4-16 5-17 23-17s36 0 54 0c37 0 47 25 47 43zM239 192c0 42-38 82-88 82-19 0-38 0-57 0-5 0-6 0-9 0-5 0-6-2-6-4 0-1 0-2 3-10 9-39 19-78 28-118 27 0 54 0 81 0 39 0 48 32 48 50z"><text:p/></draw:path><draw:path draw:style-name="gr4" draw:text-style-name="P28" svg:width="0.0902in" svg:height="0.1031in" svg:x="0.4803in" svg:y="0.0185in" svg:viewBox="0 0 230 263" svg:d="M230 254c0-53 0-107 0-160 0-52-50-94-115-94-63 0-115 42-115 94 0 53 0 107 0 160 0 5 4 9 8 9 5 0 9-4 9-9 0-53 0-107 0-160 0-43 44-77 98-77s98 34 98 77c0 53 0 107 0 160 0 5 4 9 9 9s8-4 8-9z"><text:p/></draw:path><draw:path draw:style-name="gr4" draw:text-style-name="P28" svg:width="0.1173in" svg:height="0.1201in" svg:x="0.626in" svg:y="0.0016in" svg:viewBox="0 0 299 306" svg:d="M299 4c0-2-2-4-5-4-1 0-1 0-6 5-10 11-21 22-30 32-4-6-23-37-70-37-93 0-188 93-188 190 0 70 49 116 114 116 36 0 68-17 91-36 38-35 46-74 46-75 0-3-4-2-5-3-3 0-5 1-5 3-5 14-14 42-43 68-29 23-55 30-78 30-37 0-82-22-82-88 0-23 9-92 51-141 25-30 65-51 103-51 43 0 67 33 67 81 0 17-1 18-1 22 0 5 5 3 7 3 5 0 5 0 7-8 9-36 18-71 27-107z"><text:p/></draw:path></draw:g></draw:g></text:span><text:span text:style-name="T24">. איבר זה לא מוכל ב־</text:span><text:span text:style-name="T24"><draw:g text:anchor-type="as-char" svg:y="-0.1236in" draw:z-index="74" draw:name="Shape75" draw:style-name="gr1"><svg:title>TexMaths</svg:title><svg:desc>12§display§A \backslash B§svg§600§FALSE§</svg:desc><draw:g draw:style-name="gr2"><draw:path draw:style-name="gr3" draw:text-style-name="P27" svg:width="0.3146in" svg:height="0.1476in" svg:x="0.0024in" svg:y="0.0087in" svg:viewBox="0 0 800 376" svg:d="M0 0c266 0 534 0 800 0 0 125 0 251 0 376-266 0-534 0-800 0 0-125 0-251 0-376z"><text:p/></draw:path><draw:path draw:style-name="gr4" draw:text-style-name="P28" svg:width="0.1134in" svg:height="0.1181in" svg:x="-0.0004in" svg:y="0.0055in" svg:viewBox="0 0 289 301" svg:d="M289 291c0-4-4-4-10-4-26 0-26-3-27-15-9-87-17-175-25-262-1-9-1-10-9-10-7 0-8 2-10 7-50 82-98 164-147 244-17 29-33 35-51 36-6 0-10 0-10 9 0 2 2 5 6 5 11 0 24-3 36-3 14 0 29 3 42 3 2 0 8 0 8-9 0-5-3-5-7-5-9-1-19-5-19-15 0-5 2-10 6-16 2-5 2-5 31-52 35 0 70 0 106 0 1 8 7 65 7 69 0 13-22 14-30 14-6 0-11 0-11 9 0 5 4 3 6 5 18 0 36-3 53-3 11 0 37 3 48 3 2 0 7 0 7-10zM208 191c-33 0-65 0-96 0 27-47 55-94 82-139 4 45 9 92 14 139z"><text:p/></draw:path><draw:path draw:style-name="gr4" draw:text-style-name="P28" svg:width="0.0638in" svg:height="0.165in" svg:x="0.1276in" svg:y="0in" svg:viewBox="0 0 163 420" svg:d="M163 411c0-1 0-1 0-2-49-135-98-268-147-403-2-4-4-6-8-6s-8 4-8 8c0 2 0 2 0 3 49 134 97 268 146 402 2 4 5 7 9 7 5 0 8-4 8-9z"><text:p/></draw:path><draw:path draw:style-name="gr4" draw:text-style-name="P28" svg:width="0.1181in" svg:height="0.1126in" svg:x="0.2075in" svg:y="0.011in" svg:viewBox="0 0 301 287" svg:d="M301 59c0-31-28-59-78-59-48 0-95 0-141 0-9 0-12 0-12 8 0 5 3 5 10 5 6 0 10 0 17 1 7 2 11 2 11 8 0 1 0 2-1 7-19 74-37 150-57 225-4 16-4 20-38 20-7 0-12 0-12 8 0 5 5 5 12 5 50 0 100 0 150 0 67 0 116-50 116-90 0-30-24-55-64-59 43-8 87-39 87-79zM263 56c0 38-36 77-88 77-20 0-41 0-61 0 8-34 18-68 26-103 4-16 4-17 23-17 18 0 36 0 54 0 37 0 46 25 46 43zM239 192c0 41-37 82-87 82-19 0-38 0-57 0-6 0-7 0-10-1-3 0-5 0-5-4 0-1 0-2 3-9 9-39 19-78 29-117 26 0 52 0 79 0 41 0 48 31 48 49z"><text:p/></draw:path></draw:g></draw:g></text:span><text:span text:style-name="T24"> ולא מוכל ב־</text:span><text:span text:style-name="T24"><draw:g text:anchor-type="as-char" svg:y="-0.1236in" draw:z-index="75" draw:name="Shape76" draw:style-name="gr1"><svg:title>TexMaths</svg:title><svg:desc>12§display§B \backslash A§svg§600§FALSE§</svg:desc><draw:g draw:style-name="gr2"><draw:path draw:style-name="gr3" draw:text-style-name="P27" svg:width="0.3146in" svg:height="0.148in" svg:x="0.0008in" svg:y="0.0083in" svg:viewBox="0 0 800 377" svg:d="M401 377c-135 0-268 0-401 0 0-126 0-251 0-377 266 0 534 0 800 0 0 126 0 251 0 377-133 0-266 0-399 0z"><text:p/></draw:path><draw:path draw:style-name="gr4" draw:text-style-name="P28" svg:width="0.1177in" svg:height="0.1122in" svg:x="-0.0004in" svg:y="0.011in" svg:viewBox="0 0 300 286" svg:d="M300 58c0-32-28-58-78-58-48 0-95 0-142 0-7 0-12 0-12 8 0 5 4 5 12 5 5 0 9 0 16 0 8 1 12 1 12 7 0 2-1 3-2 9-20 74-38 150-57 225-3 15-5 19-38 19-7 0-11 0-11 8 0 5 4 5 11 5 50 0 101 0 151 0 66 0 116-49 116-90 0-30-25-54-66-59 45-8 88-40 88-79zM263 56c0 38-37 77-88 77-21 0-42 0-62 0 8-34 18-69 26-104 4-15 5-16 23-16s36 0 54 0c37 0 47 24 47 43zM239 192c0 40-37 81-88 81-19 0-37 0-56 0-6 0-7 0-10 0-5 0-6-1-6-5 0-1 0-1 3-10 9-38 19-76 28-115 27 0 53 0 81 0 39 0 48 30 48 49z"><text:p/></draw:path><draw:path draw:style-name="gr4" draw:text-style-name="P28" svg:width="0.0638in" svg:height="0.1654in" svg:x="0.1319in" svg:y="-0.0004in" svg:viewBox="0 0 163 421" svg:d="M163 412c0-1 0-2 0-3-49-135-98-268-147-403-2-4-4-6-8-6s-8 4-8 8c0 2 0 3 0 4 49 135 97 268 146 403 2 3 5 6 9 6 5 0 8-4 8-9z"><text:p/></draw:path><draw:path draw:style-name="gr4" draw:text-style-name="P28" svg:width="0.1134in" svg:height="0.1181in" svg:x="0.2106in" svg:y="0.0051in" svg:viewBox="0 0 289 301" svg:d="M289 292c0-5-5-5-9-5-27 0-27-2-28-14-8-87-17-174-25-262-1-9-1-11-9-11-7 0-8 4-10 7-50 82-98 164-147 245-17 28-33 34-53 35-4 1-8 1-8 9 0 2 2 5 6 5 11 0 24-2 36-2 13 0 29 2 42 2 2 0 8 0 8-9 0-4-4-5-7-5-9 0-20-3-20-14 0-5 3-10 6-16 3-5 3-5 32-53 35 0 70 0 106 0 1 10 7 65 7 70 0 12-23 13-31 13-5 0-10 0-10 9 0 5 4 3 6 5 17 0 35-2 53-2 11 0 37 2 47 2 3 0 8 0 8-9zM208 191c-33 0-64 0-96 0 27-47 55-92 82-138 4 46 9 91 14 138z"><text:p/></draw:path></draw:g></draw:g></text:span><text:span text:style-name="T24">, לכן הוא גם לא מוכל ב־</text:span><text:span text:style-name="T24"><draw:g text:anchor-type="as-char" svg:y="-0.1236in" draw:z-index="76" draw:name="Shape77" draw:style-name="gr1"><svg:title>TexMaths</svg:title><svg:desc>12§display§(A \backslash B) \cup (B \backslash A)§svg§600§FALSE§</svg:desc><draw:g draw:style-name="gr2"><draw:path draw:style-name="gr3" draw:text-style-name="P27" svg:width="1.0835in" svg:height="0.148in" svg:x="-0.0004in" svg:y="0.0083in" svg:viewBox="0 0 2753 377" svg:d="M1378 377c-460 0-918 0-1378 0 0-126 0-251 0-377 918 0 1835 0 2753 0 0 126 0 251 0 377-459 0-917 0-1375 0z"><text:p/></draw:path><draw:path draw:style-name="gr4" draw:text-style-name="P28" svg:width="0.0378in" svg:height="0.1642in" svg:x="0.0079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1134in" svg:height="0.1181in" svg:x="0.0614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2-5 31-53 35 0 71 0 106 0 1 10 7 65 7 70 0 12-22 13-30 13-6 0-11 0-11 9 0 5 4 3 6 5 18 0 36-2 53-2 11 0 37 2 48 2 2 0 7 0 7-9zM208 191c-33 0-64 0-96 0 27-47 55-92 82-138 5 46 9 91 14 138z"><text:p/></draw:path><draw:path draw:style-name="gr4" draw:text-style-name="P28" svg:width="0.0638in" svg:height="0.1654in" svg:x="0.1894in" svg:y="-0.0004in" svg:viewBox="0 0 163 421" svg:d="M163 412c0-1 0-2 0-3-49-135-98-268-147-403-2-4-4-6-8-6s-8 4-8 8c0 2 0 3 0 4 49 135 98 268 148 403 1 3 3 6 7 6 5 0 8-4 8-9z"><text:p/></draw:path><draw:path draw:style-name="gr4" draw:text-style-name="P28" svg:width="0.1181in" svg:height="0.1122in" svg:x="0.2701in" svg:y="0.011in" svg:viewBox="0 0 301 286" svg:d="M301 58c0-32-29-58-79-58-47 0-95 0-142 0-8 0-12 0-12 8 0 5 4 5 12 5 5 0 9 0 16 0 7 1 12 1 12 7 0 2-1 3-2 9-20 74-38 150-57 225-3 15-5 19-38 19-7 0-11 0-11 8 0 5 4 5 11 5 50 0 101 0 151 0 66 0 116-49 116-90 0-30-25-54-66-59 45-8 89-40 89-79zM263 56c0 38-37 77-88 77-20 0-42 0-62 0 8-34 18-69 26-104 4-15 5-16 23-16s36 0 54 0c37 0 47 24 47 43zM239 192c0 40-37 81-88 81-19 0-38 0-57 0-6 0-6 0-9 0-5 0-6-1-6-5 0-1 0-1 3-10 9-38 19-76 28-115 27 0 54 0 81 0 39 0 48 30 48 49z"><text:p/></draw:path><draw:path draw:style-name="gr4" draw:text-style-name="P28" svg:width="0.0382in" svg:height="0.1642in" svg:x="0.4024in" svg:y="0in" svg:viewBox="0 0 98 418" svg:d="M98 227c0-12 0-24 0-35 0-72-44-156-91-191-1-1-1-1-2-1-3 0-5 2-5 4 0 1 1 3 2 3 44 34 74 118 74 185 0 11 0 23 0 35 0 66-30 150-74 184-1 0-2 2-2 4 0 1 2 3 5 3 1 0 1 0 2-1 47-35 91-119 91-190z"><text:p/></draw:path><draw:path draw:style-name="gr4" draw:text-style-name="P28" svg:width="0.0898in" svg:height="0.1028in" svg:x="0.5051in" svg:y="0.0236in" svg:viewBox="0 0 229 262" svg:d="M229 169c0-54 0-106 0-161 0-3-3-8-8-8s-9 5-9 8c0 55 0 107 0 161 0 44-44 76-98 76s-97-32-97-76c0-54 0-106 0-161 0-3-5-8-9-8s-8 5-8 8c0 55 0 107 0 161 0 52 49 93 114 93 64 0 115-41 115-93z"><text:p/></draw:path><draw:path draw:style-name="gr4" draw:text-style-name="P28" svg:width="0.0378in" svg:height="0.1642in" svg:x="0.6587in" svg:y="0in" svg:viewBox="0 0 97 418" svg:d="M97 415c0-2-1-3-1-4-44-34-73-118-73-184 0-12 0-24 0-35 0-67 29-151 73-185 0-1 1-2 1-3 0-2-2-4-3-4-2 0-3 0-4 1-46 35-90 119-90 191 0 11 0 23 0 35 0 71 44 155 90 190 1 1 2 1 4 1 1 0 3-2 3-3z"><text:p/></draw:path><draw:path draw:style-name="gr4" draw:text-style-name="P28" svg:width="0.1181in" svg:height="0.1122in" svg:x="0.7134in" svg:y="0.011in" svg:viewBox="0 0 301 286" svg:d="M301 58c0-32-29-58-79-58-47 0-95 0-142 0-7 0-12 0-12 8 0 5 4 5 12 5 5 0 9 0 16 0 8 1 12 1 12 7 0 2-1 3-2 9-20 74-38 150-57 225-3 15-5 19-38 19-7 0-11 0-11 8 0 5 4 5 11 5 50 0 101 0 151 0 66 0 116-49 116-90 0-30-25-54-66-59 45-8 89-40 89-79zM263 56c0 38-37 77-88 77-20 0-42 0-62 0 8-34 18-69 26-104 4-15 5-16 23-16s36 0 54 0c37 0 47 24 47 43zM239 192c0 40-37 81-88 81-19 0-37 0-56 0-6 0-7 0-10 0-5 0-6-1-6-5 0-1 0-1 3-10 9-38 19-76 28-115 27 0 54 0 81 0 39 0 48 30 48 49z"><text:p/></draw:path><draw:path draw:style-name="gr4" draw:text-style-name="P28" svg:width="0.0638in" svg:height="0.1654in" svg:x="0.8457in" svg:y="-0.0004in" svg:viewBox="0 0 163 421" svg:d="M163 412c0-1 0-2 0-3-49-135-97-268-146-403-3-4-5-6-9-6s-8 4-8 8c0 2 0 3 0 4 49 135 98 268 148 403 1 3 3 6 7 6 5 0 8-4 8-9z"><text:p/></draw:path><draw:path draw:style-name="gr4" draw:text-style-name="P28" svg:width="0.1134in" svg:height="0.1181in" svg:x="0.9252in" svg:y="0.0051in" svg:viewBox="0 0 289 301" svg:d="M289 292c0-5-3-5-9-5-26 0-26-2-27-14-8-87-18-174-26-262-1-9-1-11-9-11-6 0-8 4-10 7-50 82-98 164-147 245-17 28-33 34-51 35-5 1-10 1-10 9 0 2 2 5 6 5 11 0 24-2 36-2 14 0 29 2 42 2 2 0 8 0 8-9 0-4-3-5-7-5-9 0-19-3-19-14 0-5 2-10 6-16 2-5 4-5 32-53 35 0 71 0 106 0 0 10 6 65 6 70 0 12-22 13-30 13-6 0-10 0-10 9 0 5 4 3 5 5 18 0 36-2 53-2 11 0 37 2 48 2 2 0 7 0 7-9zM209 191c-33 0-65 0-97 0 27-47 55-92 82-138 5 46 10 91 15 138z"><text:p/></draw:path><draw:path draw:style-name="gr4" draw:text-style-name="P28" svg:width="0.0378in" svg:height="0.1642in" svg:x="1.0535in" svg:y="0in" svg:viewBox="0 0 97 418" svg:d="M97 227c0-12 0-24 0-35 0-72-44-156-91-191 0-1-1-1-2-1-3 0-4 2-4 4 0 1 0 3 1 3 45 34 73 118 73 185 0 11 0 23 0 35 0 66-28 150-73 184-1 0-1 2-1 4 0 1 1 3 4 3 1 0 2 0 2-1 47-35 91-119 91-190z"><text:p/></draw:path></draw:g></draw:g></text:span><text:span text:style-name="T24">. האיבר a כן מוכל ב־C, ולכן הוא מוכל גם ב־</text:span><text:span text:style-name="T24"><draw:g text:anchor-type="as-char" svg:y="-0.1236in" draw:z-index="77" draw:name="Shape78" draw:style-name="gr1"><svg:title>TexMaths</svg:title><svg:desc>12§display§C \backslash ((A \backslash B) \cup (B \backslash A))§svg§600§FALSE§</svg:desc><draw:g draw:style-name="gr2"><draw:path draw:style-name="gr3" draw:text-style-name="P27" svg:width="1.426in" svg:height="0.148in" svg:x="-0.0004in" svg:y="0.0083in" svg:viewBox="0 0 3623 377" svg:d="M1813 377c-605 0-1208 0-1813 0 0-126 0-251 0-377 1208 0 2415 0 3623 0 0 126 0 251 0 377-603 0-1207 0-1810 0z"><text:p/></draw:path><draw:path draw:style-name="gr4" draw:text-style-name="P28" svg:width="0.1173in" svg:height="0.1197in" svg:x="-0.0004in" svg:y="0.0071in" svg:viewBox="0 0 299 305" svg:d="M299 4c0-2 0-4-5-4-1 0-1 0-6 5-10 11-20 21-30 32-4-6-23-37-70-37-93 0-188 93-188 191 0 69 49 114 114 114 37 0 68-17 91-36 40-35 47-72 47-73 0-5-4-4-6-5-2 0-5 1-5 5-3 12-14 41-43 65s-55 31-77 31c-38 0-83-22-83-86 0-24 9-93 51-142 26-30 66-51 103-51 43 0 68 33 68 82 0 17-2 16-2 20s5 5 7 5c5 0 5-1 7-8 9-36 18-72 27-108z"><text:p/></draw:path><draw:path draw:style-name="gr4" draw:text-style-name="P28" svg:width="0.0642in" svg:height="0.1654in" svg:x="0.1307in" svg:y="-0.0004in" svg:viewBox="0 0 164 421" svg:d="M164 412c0-1 0-2 0-3-49-135-98-268-147-403-1-4-4-6-9-6-3 0-8 4-8 8 0 2 0 3 1 4 49 135 97 268 147 403 1 3 4 6 8 6 5 0 8-4 8-9z"><text:p/></draw:path><draw:path draw:style-name="gr4" draw:text-style-name="P28" svg:width="0.0378in" svg:height="0.1642in" svg:x="0.2217in" svg:y="0in" svg:viewBox="0 0 97 418" svg:d="M97 415c0-2 0-4-1-4-44-34-73-118-73-184 0-12 0-24 0-35 0-67 29-151 73-185 1 0 1-2 1-3 0-2-1-4-3-4s-3 0-3 1c-47 35-91 119-91 191 0 11 0 23 0 35 0 71 44 155 91 190 0 1 1 1 3 1s3-2 3-3z"><text:p/></draw:path><draw:path draw:style-name="gr4" draw:text-style-name="P28" svg:width="0.0378in" svg:height="0.1642in" svg:x="0.2862in" svg:y="0in" svg:viewBox="0 0 97 418" svg:d="M97 415c0-2-1-3-1-4-44-34-73-118-73-184 0-12 0-24 0-35 0-67 29-151 73-185 0-1 1-2 1-3 0-2-2-4-5-4-1 0-1 0-2 1-46 35-90 119-90 191 0 11 0 23 0 35 0 71 44 155 90 190 1 1 1 1 2 1 3 0 5-2 5-3z"><text:p/></draw:path><draw:path draw:style-name="gr4" draw:text-style-name="P28" svg:width="0.1134in" svg:height="0.1181in" svg:x="0.3398in" svg:y="0.0051in" svg:viewBox="0 0 289 301" svg:d="M289 292c0-5-3-5-9-5-27 0-27-2-28-14-8-87-17-174-25-262-1-9-1-11-9-11-6 0-8 4-10 7-50 82-98 164-147 245-17 28-33 34-51 35-6 1-10 1-10 9 0 2 2 5 6 5 11 0 24-2 36-2 14 0 29 2 42 2 2 0 8 0 8-9 0-4-3-5-7-5-9 0-19-3-19-14 0-5 2-10 6-16 2-5 4-5 31-53 36 0 71 0 107 0 0 10 6 65 6 70 0 12-22 13-30 13-6 0-11 0-11 9 0 5 4 3 6 5 18 0 36-2 53-2 11 0 37 2 48 2 2 0 7 0 7-9zM209 191c-33 0-65 0-97 0 27-47 55-92 82-138 5 46 10 91 15 138z"><text:p/></draw:path><draw:path draw:style-name="gr4" draw:text-style-name="P28" svg:width="0.0638in" svg:height="0.1654in" svg:x="0.4677in" svg:y="-0.0004in" svg:viewBox="0 0 163 421" svg:d="M163 412c0-1 0-2 0-3-49-135-97-268-146-403-3-4-5-6-9-6s-8 4-8 8c0 2 0 3 0 4 49 135 98 268 148 403 1 3 3 6 7 6 5 0 8-4 8-9z"><text:p/></draw:path><draw:path draw:style-name="gr4" draw:text-style-name="P28" svg:width="0.1181in" svg:height="0.1122in" svg:x="0.5484in" svg:y="0.011in" svg:viewBox="0 0 301 286" svg:d="M301 58c0-32-27-58-79-58-47 0-95 0-142 0-7 0-12 0-12 8 0 5 4 5 12 5 5 0 9 0 16 0 8 1 12 1 12 7 0 2 0 3-2 9-20 74-38 150-57 225-3 15-5 19-38 19-7 0-11 0-11 8 0 5 4 5 11 5 50 0 101 0 151 0 66 0 116-49 116-90 0-30-25-54-66-59 45-8 89-40 89-79zM263 56c0 38-36 77-88 77-20 0-42 0-62 0 8-34 18-69 26-104 4-15 5-16 23-16s36 0 54 0c37 0 47 24 47 43zM239 192c0 40-37 81-88 81-19 0-37 0-56 0-6 0-7 0-10 0-5 0-6-1-6-5 0-1 0-1 3-10 9-38 19-76 28-115 27 0 54 0 81 0 39 0 48 30 48 49z"><text:p/></draw:path><draw:path draw:style-name="gr4" draw:text-style-name="P28" svg:width="0.0378in" svg:height="0.1642in" svg:x="0.6811in" svg:y="0in" svg:viewBox="0 0 97 418" svg:d="M97 227c0-12 0-24 0-35 0-72-44-156-91-191 0-1-1-1-2-1-3 0-4 2-4 4 0 1 0 3 1 3 45 34 73 118 73 185 0 11 0 23 0 35 0 66-28 150-73 184-1 0-1 2-1 4 0 1 1 3 4 3 1 0 2 0 2-1 47-35 91-119 91-190z"><text:p/></draw:path><draw:path draw:style-name="gr4" draw:text-style-name="P28" svg:width="0.0902in" svg:height="0.1028in" svg:x="0.7827in" svg:y="0.0236in" svg:viewBox="0 0 230 262" svg:d="M230 169c0-54 0-106 0-161 0-3-4-8-8-8-5 0-8 5-8 8 0 55 0 107 0 161 0 44-45 76-99 76s-98-32-98-76c0-54 0-106 0-161 0-3-4-8-9-8-4 0-8 5-8 8 0 55 0 107 0 161 0 52 50 93 115 93 64 0 115-41 115-93z"><text:p/></draw:path><draw:path draw:style-name="gr4" draw:text-style-name="P28" svg:width="0.0378in" svg:height="0.1642in" svg:x="0.9366in" svg:y="0in" svg:viewBox="0 0 97 418" svg:d="M97 415c0-2 0-4-1-4-44-34-73-118-73-184 0-12 0-24 0-35 0-67 29-151 73-185 1 0 1-2 1-3 0-2-1-4-3-4s-3 0-3 1c-47 35-91 119-91 191 0 11 0 23 0 35 0 71 44 155 91 190 0 1 1 1 3 1s3-2 3-3z"><text:p/></draw:path><draw:path draw:style-name="gr4" draw:text-style-name="P28" svg:width="0.1181in" svg:height="0.1122in" svg:x="0.9913in" svg:y="0.011in" svg:viewBox="0 0 301 286" svg:d="M301 58c0-32-27-58-78-58-47 0-95 0-141 0-9 0-14 0-14 8 0 5 5 5 12 5 6 0 10 0 17 0 7 1 11 1 11 7 0 2 0 3-1 9-19 74-37 150-57 225-4 15-6 19-38 19-7 0-12 0-12 8 0 5 4 5 12 5 50 0 100 0 150 0 67 0 116-49 116-90 0-30-24-54-64-59 43-8 87-40 87-79zM263 56c0 38-36 77-88 77-20 0-41 0-61 0 8-34 17-69 25-104 5-15 5-16 23-16s37 0 55 0c37 0 46 24 46 43zM239 192c0 40-37 81-87 81-19 0-38 0-57 0-6 0-7 0-10 0s-5-1-5-5c0-1 0-1 2-10 9-38 20-76 30-115 26 0 52 0 79 0 41 0 48 30 48 49z"><text:p/></draw:path><draw:path draw:style-name="gr4" draw:text-style-name="P28" svg:width="0.0642in" svg:height="0.1654in" svg:x="1.1236in" svg:y="-0.0004in" svg:viewBox="0 0 164 421" svg:d="M164 412c0-1 0-2-1-3-49-135-97-268-146-403-1-4-5-6-9-6s-8 4-8 8c0 2 0 3 0 4 49 135 98 268 148 403 1 3 4 6 8 6 5 0 8-4 8-9z"><text:p/></draw:path><draw:path draw:style-name="gr4" draw:text-style-name="P28" svg:width="0.1134in" svg:height="0.1181in" svg:x="1.2035in" svg:y="0.0051in" svg:viewBox="0 0 289 301" svg:d="M289 292c0-5-5-5-9-5-27 0-27-2-28-14-8-87-18-174-26-262 0-9 0-11-8-11-7 0-8 4-10 7-50 82-99 164-148 245-17 28-32 34-52 35-4 1-8 1-8 9 0 2 2 5 5 5 12 0 25-2 37-2 13 0 28 2 42 2 2 0 7 0 7-9 0-4-3-5-6-5-9 0-20-3-20-14 0-5 2-10 6-16 3-5 3-5 32-53 35 0 71 0 106 0 1 10 7 65 7 70 0 12-23 13-31 13-6 0-10 0-10 9 0 5 4 3 6 5 17 0 35-2 53-2 11 0 37 2 47 2 3 0 8 0 8-9zM208 191c-33 0-64 0-96 0 27-47 55-92 82-138 5 46 9 91 14 138z"><text:p/></draw:path><draw:path draw:style-name="gr4" draw:text-style-name="P28" svg:width="0.0378in" svg:height="0.1642in" svg:x="1.3315in" svg:y="0in" svg:viewBox="0 0 97 418" svg:d="M97 227c0-12 0-24 0-35 0-72-44-156-90-191-1-1-2-1-3-1-2 0-4 2-4 4 0 1 1 2 1 3 45 34 73 118 73 185 0 11 0 23 0 35 0 66-28 150-73 184 0 1-1 2-1 4 0 1 2 3 4 3 1 0 2 0 3-1 46-35 90-119 90-190z"><text:p/></draw:path><draw:path draw:style-name="gr4" draw:text-style-name="P28" svg:width="0.0378in" svg:height="0.1642in" svg:x="1.3965in" svg:y="0in" svg:viewBox="0 0 97 418" svg:d="M97 227c0-12 0-24 0-35 0-72-44-156-91-191 0-1-1-1-2-1-3 0-4 2-4 4 0 1 0 3 1 3 45 34 73 118 73 185 0 11 0 23 0 35 0 66-28 150-73 184-1 0-1 2-1 4 0 1 1 3 4 3 1 0 2 0 2-1 47-35 91-119 91-190z"><text:p/></draw:path></draw:g></draw:g></text:span><text:span text:style-name="T24">, ולכן גם ב־</text:span><text:span text:style-name="T24"><draw:g text:anchor-type="as-char" svg:y="-0.1236in" draw:z-index="78" draw:name="Shape79" draw:style-name="gr1"><svg:title>TexMaths</svg:title><svg:desc>12§display§((A \backslash B) \cup (B \backslash A)) \backslash C \cup
C \backslash ((A \backslash B) \cup (B \backslash A))§svg§600§FALSE§</svg:desc><draw:g draw:style-name="gr2"><draw:path draw:style-name="gr3" draw:text-style-name="P27" svg:width="3.072in" svg:height="0.148in" svg:x="-0.0004in" svg:y="0.0083in" svg:viewBox="0 0 7804 377" svg:d="M3903 377c-1302 0-2602 0-3903 0 0-126 0-251 0-377 2601 0 5203 0 7804 0 0 126 0 251 0 377-1301 0-2601 0-3901 0z"><text:p/></draw:path><draw:path draw:style-name="gr4" draw:text-style-name="P28" svg:width="0.0378in" svg:height="0.1642in" svg:x="0.0079in" svg:y="0in" svg:viewBox="0 0 97 418" svg:d="M97 415c0-2-1-4-2-4-43-34-72-118-72-184 0-12 0-24 0-35 0-67 29-151 72-185 1 0 2-2 2-3 0-2-2-4-5-4-1 0-1 0-2 1-46 35-90 119-90 191 0 11 0 23 0 35 0 71 44 155 90 190 1 1 1 1 2 1 3 0 5-2 5-3z"><text:p/></draw:path><draw:path draw:style-name="gr4" draw:text-style-name="P28" svg:width="0.0382in" svg:height="0.1642in" svg:x="0.0724in" svg:y="0in" svg:viewBox="0 0 98 418" svg:d="M98 415c0-2-1-4-2-4-43-34-73-118-73-184 0-12 0-24 0-35 0-67 30-151 73-185 1 0 2-2 2-3 0-2-2-4-4-4s-2 0-3 1c-47 35-91 119-91 191 0 11 0 23 0 35 0 71 44 155 91 190 1 1 1 1 3 1s4-2 4-3z"><text:p/></draw:path><draw:path draw:style-name="gr4" draw:text-style-name="P28" svg:width="0.1134in" svg:height="0.1181in" svg:x="0.126in" svg:y="0.0051in" svg:viewBox="0 0 289 301" svg:d="M289 292c0-5-5-5-9-5-27 0-27-2-28-14-8-87-17-174-25-262-1-9-1-11-9-11-7 0-8 4-10 7-50 82-98 164-147 245-18 28-33 34-53 35-4 1-8 1-8 9 0 2 2 5 5 5 12 0 25-2 37-2 13 0 29 2 42 2 2 0 8 0 8-9 0-4-4-5-7-5-9 0-20-3-20-14 0-5 2-10 6-16 3-5 3-5 32-53 35 0 71 0 106 0 1 10 7 65 7 70 0 12-22 13-30 13-6 0-11 0-11 9 0 5 4 3 6 5 17 0 36-2 53-2 11 0 37 2 48 2 2 0 7 0 7-9zM208 191c-33 0-64 0-96 0 27-47 55-92 82-138 5 46 9 91 14 138z"><text:p/></draw:path><draw:path draw:style-name="gr4" draw:text-style-name="P28" svg:width="0.0642in" svg:height="0.1654in" svg:x="0.2535in" svg:y="-0.0004in" svg:viewBox="0 0 164 421" svg:d="M164 412c0-1 0-2 0-3-49-135-98-268-147-403-1-4-4-6-7-6-5 0-10 4-10 8 0 2 0 3 1 4 49 135 97 268 147 403 2 3 4 6 8 6 5 0 8-4 8-9z"><text:p/></draw:path><draw:path draw:style-name="gr4" draw:text-style-name="P28" svg:width="0.1177in" svg:height="0.1122in" svg:x="0.335in" svg:y="0.011in" svg:viewBox="0 0 300 286" svg:d="M300 58c0-32-28-58-78-58-47 0-95 0-142 0-8 0-12 0-12 8 0 5 4 5 12 5 5 0 9 0 16 0 7 1 12 1 12 7 0 2-1 3-2 9-20 74-38 150-57 225-3 15-5 19-38 19-7 0-11 0-11 8 0 5 4 5 11 5 50 0 101 0 151 0 66 0 116-49 116-90 0-30-25-54-66-59 45-8 88-40 88-79zM263 56c0 38-37 77-89 77-20 0-41 0-61 0 8-34 18-69 26-104 4-15 5-16 23-16s36 0 54 0c37 0 47 24 47 43zM239 192c0 40-37 81-88 81-19 0-38 0-57 0-6 0-6 0-9 0-5 0-6-1-6-5 0-1 0-1 3-10 9-38 19-76 28-115 27 0 53 0 80 0 40 0 49 30 49 49z"><text:p/></draw:path><draw:path draw:style-name="gr4" draw:text-style-name="P28" svg:width="0.0382in" svg:height="0.1642in" svg:x="0.4673in" svg:y="0in" svg:viewBox="0 0 98 418" svg:d="M98 227c0-12 0-24 0-35 0-72-44-156-91-191-1-1-1-1-2-1-3 0-5 2-5 4 0 1 1 3 2 3 44 34 74 118 74 185 0 11 0 23 0 35 0 66-30 150-74 184-1 0-2 2-2 4 0 1 2 3 5 3 1 0 1 0 2-1 47-35 91-119 91-190z"><text:p/></draw:path><draw:path draw:style-name="gr4" draw:text-style-name="P28" svg:width="0.0898in" svg:height="0.1028in" svg:x="0.5697in" svg:y="0.0236in" svg:viewBox="0 0 229 262" svg:d="M229 169c0-54 0-106 0-161 0-3-5-8-8-8-5 0-9 5-9 8 0 55 0 107 0 161 0 44-44 76-98 76s-97-32-97-76c0-54 0-106 0-161 0-3-5-8-9-8s-8 5-8 8c0 55 0 107 0 161 0 52 49 93 114 93 64 0 115-41 115-93z"><text:p/></draw:path><draw:path draw:style-name="gr4" draw:text-style-name="P28" svg:width="0.0378in" svg:height="0.1642in" svg:x="0.7236in" svg:y="0in" svg:viewBox="0 0 97 418" svg:d="M97 415c0-2 0-4-1-4-44-34-73-118-73-184 0-12 0-24 0-35 0-67 29-151 73-185 1 0 1-2 1-3 0-2-2-4-3-4-2 0-3 0-3 1-47 35-91 119-91 191 0 11 0 23 0 35 0 71 44 155 91 190 0 1 1 1 3 1 1 0 3-2 3-3z"><text:p/></draw:path><draw:path draw:style-name="gr4" draw:text-style-name="P28" svg:width="0.1181in" svg:height="0.1122in" svg:x="0.7783in" svg:y="0.011in" svg:viewBox="0 0 301 286" svg:d="M301 58c0-32-27-58-78-58-48 0-95 0-143 0-7 0-12 0-12 8 0 5 4 5 12 5 5 0 10 0 16 0 8 1 12 1 12 7 0 2 0 3-1 9-19 74-39 150-58 225-3 15-5 19-37 19-7 0-12 0-12 8 0 5 4 5 12 5 50 0 100 0 150 0 66 0 116-49 116-90 0-30-24-54-66-59 45-8 89-40 89-79zM263 56c0 38-36 77-88 77-20 0-41 0-61 0 8-34 17-69 25-104 5-15 5-16 23-16s37 0 55 0c37 0 46 24 46 43zM239 192c0 40-37 81-87 81-19 0-38 0-57 0-6 0-7 0-10 0-5 0-6-1-6-5 0-1 0-1 3-10 9-38 19-76 28-115 27 0 54 0 81 0 41 0 48 30 48 49z"><text:p/></draw:path><draw:path draw:style-name="gr4" draw:text-style-name="P28" svg:width="0.0642in" svg:height="0.1654in" svg:x="0.9106in" svg:y="-0.0004in" svg:viewBox="0 0 164 421" svg:d="M164 412c0-1 0-2-1-3-49-135-97-268-146-403-1-4-5-6-9-6s-8 4-8 8c0 2 0 3 0 4 49 135 98 268 148 403 1 3 4 6 8 6 5 0 8-4 8-9z"><text:p/></draw:path><draw:path draw:style-name="gr4" draw:text-style-name="P28" svg:width="0.1134in" svg:height="0.1181in" svg:x="0.9906in" svg:y="0.0051in" svg:viewBox="0 0 289 301" svg:d="M289 292c0-5-5-5-9-5-27 0-27-2-28-14-8-87-18-174-26-262 0-9 0-11-8-11-7 0-8 4-10 7-50 82-99 164-148 245-17 28-32 34-52 35-4 1-8 1-8 9 0 2 2 5 5 5 12 0 25-2 37-2 13 0 28 2 42 2 2 0 7 0 7-9 0-4-3-5-6-5-9 0-20-3-20-14 0-5 2-10 6-16 3-5 3-5 32-53 35 0 71 0 106 0 1 10 7 65 7 70 0 12-23 13-31 13-6 0-10 0-10 9 0 5 4 3 6 5 17 0 35-2 53-2 11 0 37 2 47 2 3 0 8 0 8-9zM208 191c-33 0-64 0-96 0 27-47 55-92 82-138 5 46 9 91 14 138z"><text:p/></draw:path><draw:path draw:style-name="gr4" draw:text-style-name="P28" svg:width="0.0378in" svg:height="0.1642in" svg:x="1.1185in" svg:y="0in" svg:viewBox="0 0 97 418" svg:d="M97 227c0-12 0-24 0-35 0-72-44-156-90-191-1-1-1-1-2-1-3 0-5 2-5 4 0 1 1 2 1 3 45 34 73 118 73 185 0 11 0 23 0 35 0 66-28 150-73 184 0 1-1 2-1 4 0 1 2 3 5 3 1 0 1 0 2-1 46-35 90-119 90-190z"><text:p/></draw:path><draw:path draw:style-name="gr4" draw:text-style-name="P28" svg:width="0.0378in" svg:height="0.1642in" svg:x="1.1835in" svg:y="0in" svg:viewBox="0 0 97 418" svg:d="M97 227c0-12 0-24 0-35 0-72-44-156-91-191 0-1-1-1-2-1-3 0-4 2-4 4 0 1 0 3 1 3 45 34 73 118 73 185 0 11 0 23 0 35 0 66-28 150-73 184-1 0-1 2-1 4 0 1 1 3 4 3 1 0 2 0 2-1 47-35 91-119 91-190z"><text:p/></draw:path><draw:path draw:style-name="gr4" draw:text-style-name="P28" svg:width="0.0638in" svg:height="0.1654in" svg:x="1.2476in" svg:y="-0.0004in" svg:viewBox="0 0 163 421" svg:d="M163 412c0-1 0-2 0-3-49-135-98-268-147-403-2-4-4-6-8-6s-8 4-8 8c0 2 0 3 0 4 49 135 98 268 148 403 1 3 3 6 7 6 5 0 8-4 8-9z"><text:p/></draw:path><draw:path draw:style-name="gr4" draw:text-style-name="P28" svg:width="0.1173in" svg:height="0.1197in" svg:x="1.3299in" svg:y="0.0071in" svg:viewBox="0 0 299 305" svg:d="M299 4c0-2-1-4-5-4-1 0-1 0-6 5-10 11-20 21-30 32-4-6-23-37-70-37-93 0-188 93-188 191 0 69 49 114 114 114 36 0 68-17 91-36 39-35 46-72 46-73 0-5-4-4-5-5-2 0-5 1-5 5-5 12-14 41-43 65s-55 31-78 31c-37 0-82-22-82-86 0-24 9-93 51-142 26-30 66-51 103-51 43 0 67 33 67 82 0 17-1 16-1 20s5 5 7 5c5 0 5-1 7-8 9-36 18-72 27-108z"><text:p/></draw:path><draw:path draw:style-name="gr4" draw:text-style-name="P28" svg:width="0.0902in" svg:height="0.1028in" svg:x="1.4988in" svg:y="0.0236in" svg:viewBox="0 0 230 262" svg:d="M230 169c0-54 0-106 0-161 0-3-3-8-8-8s-8 5-8 8c0 55 0 107 0 161 0 44-45 76-99 76s-97-32-97-76c0-54 0-106 0-161 0-3-5-8-8-8-5 0-10 5-10 8 0 55 0 107 0 161 0 52 50 93 115 93 64 0 115-41 115-93z"><text:p/></draw:path><draw:path draw:style-name="gr4" draw:text-style-name="P28" svg:width="0.1177in" svg:height="0.1197in" svg:x="1.6445in" svg:y="0.0071in" svg:viewBox="0 0 300 305" svg:d="M300 4c0-2-1-4-5-4-1 0-2 0-7 5-10 11-19 21-29 32-3-6-23-37-69-37-95 0-190 93-190 191 0 69 50 114 114 114 37 0 70-17 91-36 40-35 47-72 47-73 0-5-4-4-5-5-2 0-5 1-6 5-3 12-13 41-42 65-30 24-56 31-78 31-38 0-83-22-83-86 0-24 9-93 52-142 25-30 65-51 102-51 43 0 68 33 68 82 0 17-1 16-1 20s5 5 6 5c6 0 6-1 7-8 10-36 18-72 28-108z"><text:p/></draw:path><draw:path draw:style-name="gr4" draw:text-style-name="P28" svg:width="0.0638in" svg:height="0.1654in" svg:x="1.7764in" svg:y="-0.0004in" svg:viewBox="0 0 163 421" svg:d="M163 412c0-1 0-2 0-3-49-135-98-268-147-403-2-4-4-6-8-6s-8 4-8 8c0 2 0 3 0 4 49 135 98 268 148 403 1 3 3 6 7 6 5 0 8-4 8-9z"><text:p/></draw:path><draw:path draw:style-name="gr4" draw:text-style-name="P28" svg:width="0.0378in" svg:height="0.1642in" svg:x="1.8669in" svg:y="0in" svg:viewBox="0 0 97 418" svg:d="M97 415c0-2-1-4-2-4-43-34-72-118-72-184 0-12 0-24 0-35 0-67 29-151 72-185 1 0 2-2 2-3 0-2-2-4-5-4-1 0-1 0-2 1-47 35-90 119-90 191 0 11 0 23 0 35 0 71 43 155 90 190 1 1 1 1 2 1 3 0 5-2 5-3z"><text:p/></draw:path><draw:path draw:style-name="gr4" draw:text-style-name="P28" svg:width="0.0378in" svg:height="0.1642in" svg:x="1.9311in" svg:y="0in" svg:viewBox="0 0 97 418" svg:d="M97 415c0-2 0-4-1-4-43-34-73-118-73-184 0-12 0-24 0-35 0-67 30-151 73-185 1 0 1-2 1-3 0-2-1-4-3-4s-2 0-3 1c-47 35-91 119-91 191 0 11 0 23 0 35 0 71 44 155 91 190 1 1 1 1 3 1s3-2 3-3z"><text:p/></draw:path><draw:path draw:style-name="gr4" draw:text-style-name="P28" svg:width="0.1134in" svg:height="0.1181in" svg:x="1.985in" svg:y="0.0051in" svg:viewBox="0 0 289 301" svg:d="M289 292c0-5-5-5-9-5-27 0-27-2-28-14-8-87-18-174-26-262 0-9 0-11-8-11-7 0-8 4-10 7-50 82-99 164-148 245-17 28-32 34-52 35-4 1-8 1-8 9 0 2 2 5 5 5 12 0 25-2 37-2 13 0 28 2 42 2 2 0 7 0 7-9 0-4-3-5-6-5-9 0-20-3-20-14 0-5 2-10 6-16 3-5 3-5 32-53 35 0 71 0 106 0 1 10 7 65 7 70 0 12-23 13-31 13-6 0-10 0-10 9 0 5 4 3 6 5 17 0 35-2 53-2 11 0 37 2 48 2 2 0 7 0 7-9zM208 191c-33 0-64 0-96 0 27-47 55-92 82-138 5 46 9 91 14 138z"><text:p/></draw:path><draw:path draw:style-name="gr4" draw:text-style-name="P28" svg:width="0.0642in" svg:height="0.1654in" svg:x="2.1126in" svg:y="-0.0004in" svg:viewBox="0 0 164 421" svg:d="M164 412c0-1 0-2 0-3-49-135-98-268-147-403-1-4-4-6-9-6-3 0-8 4-8 8 0 2 0 3 1 4 49 135 97 268 147 403 1 3 4 6 8 6 5 0 8-4 8-9z"><text:p/></draw:path><draw:path draw:style-name="gr4" draw:text-style-name="P28" svg:width="0.1181in" svg:height="0.1122in" svg:x="2.1933in" svg:y="0.011in" svg:viewBox="0 0 301 286" svg:d="M301 58c0-32-27-58-78-58-47 0-95 0-141 0-9 0-12 0-12 8 0 5 3 5 12 5 4 0 8 0 15 0 7 1 11 1 11 7 0 2 0 3-1 9-19 74-37 150-57 225-4 15-4 19-38 19-7 0-12 0-12 8 0 5 5 5 12 5 50 0 100 0 150 0 67 0 116-49 116-90 0-30-24-54-64-59 43-8 87-40 87-79zM263 56c0 38-36 77-88 77-20 0-41 0-61 0 8-34 18-69 26-104 4-15 5-16 23-16s36 0 54 0c37 0 46 24 46 43zM240 192c0 40-38 81-88 81-19 0-38 0-57 0-6 0-6 0-10 0-3 0-5-1-5-5 0-1 0-1 3-10 9-38 19-76 29-115 26 0 52 0 79 0 41 0 49 30 49 49z"><text:p/></draw:path><draw:path draw:style-name="gr4" draw:text-style-name="P28" svg:width="0.0378in" svg:height="0.1642in" svg:x="2.326in" svg:y="0in" svg:viewBox="0 0 97 418" svg:d="M97 227c0-12 0-24 0-35 0-72-43-156-90-191-1-1-1-1-2-1-3 0-5 2-5 4 0 1 1 3 2 3 44 34 72 118 72 185 0 11 0 23 0 35 0 66-28 150-72 184-1 0-2 2-2 4 0 1 2 3 5 3 1 0 1 0 2-1 47-35 90-119 90-190z"><text:p/></draw:path><draw:path draw:style-name="gr4" draw:text-style-name="P28" svg:width="0.0902in" svg:height="0.1028in" svg:x="2.428in" svg:y="0.0236in" svg:viewBox="0 0 230 262" svg:d="M230 169c0-54 0-106 0-161 0-3-3-8-8-8s-8 5-8 8c0 55 0 107 0 161 0 44-45 76-99 76s-98-32-98-76c0-54 0-106 0-161 0-3-5-8-9-8s-8 5-8 8c0 55 0 107 0 161 0 52 50 93 115 93 64 0 115-41 115-93z"><text:p/></draw:path><draw:path draw:style-name="gr4" draw:text-style-name="P28" svg:width="0.0378in" svg:height="0.1642in" svg:x="2.5827in" svg:y="0in" svg:viewBox="0 0 97 418" svg:d="M97 415c0-2-1-3-1-4-44-34-73-118-73-184 0-12 0-24 0-35 0-67 29-151 73-185 0-1 1-2 1-3 0-2-2-4-3-4-2 0-3 0-3 1-47 35-91 119-91 191 0 11 0 23 0 35 0 71 44 155 91 190 0 1 1 1 3 1 1 0 3-2 3-3z"><text:p/></draw:path><draw:path draw:style-name="gr4" draw:text-style-name="P28" svg:width="0.1181in" svg:height="0.1122in" svg:x="2.6374in" svg:y="0.011in" svg:viewBox="0 0 301 286" svg:d="M301 58c0-32-27-58-79-58-47 0-95 0-142 0-7 0-12 0-12 8 0 5 4 5 12 5 5 0 9 0 16 0 8 1 12 1 12 7 0 2 0 3-2 9-20 74-38 150-57 225-3 15-5 19-38 19-7 0-11 0-11 8 0 5 4 5 11 5 50 0 101 0 151 0 66 0 116-49 116-90 0-30-25-54-66-59 45-8 89-40 89-79zM263 56c0 38-36 77-88 77-20 0-42 0-62 0 8-34 18-69 26-104 4-15 5-16 23-16s37 0 55 0c36 0 46 24 46 43zM239 192c0 40-37 81-88 81-19 0-37 0-56 0-6 0-7 0-10 0-5 0-6-1-6-5 0-1 0-1 3-10 9-38 19-76 28-115 27 0 54 0 81 0 39 0 48 30 48 49z"><text:p/></draw:path><draw:path draw:style-name="gr4" draw:text-style-name="P28" svg:width="0.0642in" svg:height="0.1654in" svg:x="2.7697in" svg:y="-0.0004in" svg:viewBox="0 0 164 421" svg:d="M164 412c0-1 0-2-1-3-49-135-97-268-146-403-1-4-5-6-9-6s-8 4-8 8c0 2 0 3 0 4 49 135 98 268 148 403 1 3 3 6 8 6s8-4 8-9z"><text:p/></draw:path><draw:path draw:style-name="gr4" draw:text-style-name="P28" svg:width="0.1134in" svg:height="0.1181in" svg:x="2.8496in" svg:y="0.0051in" svg:viewBox="0 0 289 301" svg:d="M289 292c0-5-5-5-9-5-27 0-27-2-28-14-8-87-18-174-26-262 0-9 0-11-8-11-7 0-8 4-10 7-50 82-99 164-148 245-17 28-34 34-52 35-4 1-8 1-8 9 0 2 1 5 5 5 12 0 25-2 36-2 14 0 29 2 43 2 2 0 7 0 7-9 0-4-3-5-6-5-9 0-20-3-20-14 0-5 2-10 6-16 2-5 3-5 32-53 35 0 71 0 106 0 1 10 7 65 7 70 0 12-23 13-31 13-6 0-10 0-10 9 0 5 4 3 6 5 17 0 35-2 53-2 10 0 37 2 47 2 2 0 8 0 8-9zM208 191c-33 0-65 0-98 0 28-47 57-92 84-138 5 46 9 91 14 138z"><text:p/></draw:path><draw:path draw:style-name="gr4" draw:text-style-name="P28" svg:width="0.0378in" svg:height="0.1642in" svg:x="2.9776in" svg:y="0in" svg:viewBox="0 0 97 418" svg:d="M97 227c0-12 0-24 0-35 0-72-44-156-90-191-1-1-2-1-3-1-2 0-4 2-4 4 0 1 1 2 1 3 45 34 73 118 73 185 0 11 0 23 0 35 0 66-28 150-73 184 0 1-1 2-1 4 0 1 2 3 4 3 1 0 2 0 3-1 46-35 90-119 90-190z"><text:p/></draw:path><draw:path draw:style-name="gr4" draw:text-style-name="P28" svg:width="0.0378in" svg:height="0.1642in" svg:x="3.0421in" svg:y="0in" svg:viewBox="0 0 97 418" svg:d="M97 227c0-12 0-24 0-35 0-72-44-156-91-191 0-1-1-1-2-1-3 0-4 2-4 4 0 1 0 3 1 3 45 34 73 118 73 185 0 11 0 23 0 35 0 66-28 150-73 184-1 0-1 2-1 4 0 1 1 3 4 3 1 0 2 0 2-1 47-35 91-119 91-190z"><text:p/></draw:path></draw:g></draw:g></text:span><text:span text:style-name="T24">, הראינו שכל איבר </text:span><text:span text:style-name="T24"><draw:g text:anchor-type="as-char" svg:y="-0.1228in" draw:z-index="79" draw:name="Shape80" draw:style-name="gr1"><svg:title>TexMaths</svg:title><svg:desc>12§display§a \in (A \cap B \cap C)§svg§600§FALSE§</svg:desc><draw:g draw:style-name="gr2"><draw:path draw:style-name="gr3" draw:text-style-name="P27" svg:width="1.1398in" svg:height="0.1472in" svg:x="0.0016in" svg:y="0.0079in" svg:viewBox="0 0 2896 375" svg:d="M1448 375c-483 0-966 0-1448 0 0-125 0-250 0-375 965 0 1931 0 2896 0 0 125 0 250 0 375-483 0-965 0-1448 0z"><text:p/></draw:path><draw:path draw:style-name="gr4" draw:text-style-name="P28" svg:width="0.0756in" svg:height="0.0744in" svg:x="-0.0004in" svg:y="0.052in" svg:viewBox="0 0 193 190" svg:d="M193 126c0-5-3-5-5-5-4 0-4 1-6 7-7 28-14 53-32 53-11 0-12-11-12-19 0-10 0-13 5-31 3-14 6-27 9-39 5-19 11-39 16-58 2-12 2-12 2-15 0-7-4-11-12-11-9 0-16 9-18 18-7-15-19-26-38-26-49 0-102 61-102 122 0 40 24 68 56 68 9 0 30-2 56-32 2 18 18 32 38 32 14 0 24-9 31-23 7-15 9-28 12-41zM136 46c0 2-2 4-2 7-7 27-14 55-21 82-1 8-1 9-9 16-18 23-34 30-46 30-22 0-28-23-28-40 0-21 13-73 24-92 12-25 31-41 48-41 28 0 34 35 34 38z"><text:p/></draw:path><draw:path draw:style-name="gr4" draw:text-style-name="P28" svg:width="0.0839in" svg:height="0.0965in" svg:x="0.1402in" svg:y="0.0339in" svg:viewBox="0 0 214 246" svg:d="M214 237c0-5-4-8-9-8-27 0-54 0-81 0-57 0-102-42-107-97 62 0 126 0 188 0 11 0 11-17 0-17-62 0-126 0-188 0 5-55 50-98 107-98 27 0 54 0 81 0 5 0 9-4 9-9 0-4-4-8-9-8-27 0-54 0-81 0-69 0-124 55-124 123 0 69 55 123 124 123 27 0 54 0 81 0 5 0 9-4 9-9z"><text:p/></draw:path><draw:path draw:style-name="gr4" draw:text-style-name="P28" svg:width="0.0378in" svg:height="0.1642in" svg:x="0.3004in" svg:y="-0.0004in" svg:viewBox="0 0 97 418" svg:d="M97 413c0-1-1-2-1-3-44-33-73-116-73-184 0-10 0-22 0-34 0-67 29-151 73-184 0-1 1-2 1-3 0-3-2-5-3-5-2 0-3 1-4 1-46 35-90 119-90 191 0 12 0 24 0 34 0 72 44 156 90 191 1 0 2 1 4 1 1 0 3-2 3-5z"><text:p/></draw:path><draw:path draw:style-name="gr4" draw:text-style-name="P28" svg:width="0.1134in" svg:height="0.1181in" svg:x="0.3539in" svg:y="0.0047in" svg:viewBox="0 0 289 301" svg:d="M289 292c0-4-3-4-9-4-26 0-26-4-28-16-8-86-17-174-25-261-1-9-1-11-9-11-6 0-8 4-10 7-50 82-98 163-147 245-17 28-33 34-51 36-5 0-10 0-10 8 0 2 2 5 6 5 11 0 24-2 36-2 14 0 29 2 42 2 2 0 8 0 8-9 0-4-3-4-7-4-9-2-19-5-19-15 0-6 2-9 6-15 2-6 4-6 31-53 36 0 71 0 107 0 0 8 6 65 6 68 0 13-22 15-30 15-6 0-10 0-10 8 0 5 4 3 5 5 18 0 36-2 53-2 11 0 37 2 48 2 2 0 7 0 7-9zM209 192c-33 0-65 0-97 0 27-47 55-94 82-139 5 45 10 92 15 139z"><text:p/></draw:path><draw:path draw:style-name="gr4" draw:text-style-name="P28" svg:width="0.0902in" svg:height="0.1024in" svg:x="0.5197in" svg:y="0.0236in" svg:viewBox="0 0 230 261" svg:d="M230 253c0-53 0-107 0-160 0-51-51-93-115-93-63 0-115 42-115 93 0 53 0 107 0 160 0 5 4 8 8 8 5 0 9-3 9-8 0-53 0-107 0-160 0-43 44-76 98-76s99 33 99 76c0 53 0 107 0 160 0 5 3 8 8 8s8-3 8-8z"><text:p/></draw:path><draw:path draw:style-name="gr4" draw:text-style-name="P28" svg:width="0.1181in" svg:height="0.1122in" svg:x="0.6638in" svg:y="0.0102in" svg:viewBox="0 0 301 286" svg:d="M301 58c0-32-29-58-79-58-47 0-95 0-142 0-7 0-12 0-12 8 0 5 4 5 12 5 5 0 9 0 16 1 8 0 12 2 12 6 0 3-1 4-2 9-20 74-38 149-57 224-3 17-5 20-38 20-7 0-11 0-11 9 0 4 4 4 11 4 50 0 101 0 151 0 66 0 116-50 116-90 0-29-25-55-66-59 45-8 89-39 89-79zM263 56c0 37-37 77-88 77-20 0-42 0-62 0 8-35 18-70 26-104 4-15 5-16 23-16s36 0 54 0c37 0 47 25 47 43zM239 192c0 40-37 81-88 81-19 0-38 0-57 0-5 0-6 0-9 0-5-1-6-1-6-5 0-1 0-2 3-9 9-39 19-78 28-116 27 0 54 0 81 0 39 0 48 31 48 49z"><text:p/></draw:path><draw:path draw:style-name="gr4" draw:text-style-name="P28" svg:width="0.0902in" svg:height="0.1024in" svg:x="0.8339in" svg:y="0.0236in" svg:viewBox="0 0 230 261" svg:d="M230 253c0-53 0-107 0-160 0-51-51-93-115-93-65 0-115 42-115 93 0 53 0 107 0 160 0 5 4 8 8 8 5 0 9-3 9-8 0-53 0-107 0-160 0-43 44-76 98-76s99 33 99 76c0 53 0 107 0 160 0 5 3 8 8 8s8-3 8-8z"><text:p/></draw:path><draw:path draw:style-name="gr4" draw:text-style-name="P28" svg:width="0.1177in" svg:height="0.1193in" svg:x="0.9795in" svg:y="0.0075in" svg:viewBox="0 0 300 304" svg:d="M300 5c0-1-1-5-5-5-1 0-1 1-6 6-9 11-20 22-30 32-3-6-23-38-69-38-95 0-190 93-190 190 0 69 50 114 115 114 36 0 69-16 90-36 40-33 47-70 47-72 0-4-4-3-5-4-2 0-5 1-6 4-3 12-13 41-42 65s-56 31-78 31c-37 0-83-22-83-86 0-24 10-92 52-141 25-30 65-52 103-52 42 0 67 33 67 82 0 16-1 16-1 21 0 4 5 4 6 4 6 0 6 0 9-9 8-36 18-70 26-106z"><text:p/></draw:path><draw:path draw:style-name="gr4" draw:text-style-name="P28" svg:width="0.0378in" svg:height="0.1642in" svg:x="1.1118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/text:span><text:span text:style-name="T24"><text:s/>מקיים גם </text:span><text:span text:style-name="T24"><draw:g text:anchor-type="as-char" svg:y="-0.1228in" draw:z-index="80" draw:name="Shape81" draw:style-name="gr1"><svg:title>TexMaths</svg:title><svg:desc>12§display§a \in (A \bigtriangleup B \bigtriangleup C)§svg§600§FALSE§</svg:desc><draw:g draw:style-name="gr2"><draw:path draw:style-name="gr3" draw:text-style-name="P27" svg:width="1.2398in" svg:height="0.1472in" svg:x="0.0016in" svg:y="0.0079in" svg:viewBox="0 0 3150 375" svg:d="M1576 375c-526 0-1050 0-1576 0 0-125 0-250 0-375 1050 0 2100 0 3150 0 0 125 0 250 0 375-524 0-1050 0-1574 0z"><text:p/></draw:path><draw:path draw:style-name="gr4" draw:text-style-name="P28" svg:width="0.0756in" svg:height="0.0744in" svg:x="-0.0004in" svg:y="0.052in" svg:viewBox="0 0 193 190" svg:d="M193 126c0-5-3-5-5-5-4 0-4 1-6 7-7 28-14 53-32 53-11 0-12-11-12-19 0-10 1-13 5-31 3-14 6-27 9-39 5-19 11-39 16-58 2-12 2-12 2-15 0-7-4-11-12-11-9 0-16 9-18 18-7-15-19-26-38-26-49 0-102 61-102 122 0 40 24 68 56 68 9 0 30-2 56-32 2 18 18 32 38 32 14 0 24-9 31-23 7-15 9-28 12-41zM136 46c0 2-2 4-2 7-7 27-14 55-21 82-1 8-1 9-9 16-18 23-34 30-46 30-22 0-28-23-28-40 0-21 13-73 24-92 12-25 31-41 48-41 28 0 34 35 34 38z"><text:p/></draw:path><draw:path draw:style-name="gr4" draw:text-style-name="P28" svg:width="0.0839in" svg:height="0.0965in" svg:x="0.1402in" svg:y="0.0339in" svg:viewBox="0 0 214 246" svg:d="M214 237c0-5-4-8-9-8-27 0-54 0-81 0-57 0-102-42-106-97 62 0 125 0 187 0 11 0 11-17 0-17-62 0-125 0-187 0 4-55 49-98 106-98 27 0 54 0 81 0 5 0 9-4 9-9 0-4-4-8-9-8-27 0-54 0-81 0-69 0-124 55-124 123 0 69 55 123 124 123 27 0 54 0 81 0 5 0 9-4 9-9z"><text:p/></draw:path><draw:path draw:style-name="gr4" draw:text-style-name="P28" svg:width="0.0378in" svg:height="0.1642in" svg:x="0.3004in" svg:y="-0.0004in" svg:viewBox="0 0 97 418" svg:d="M97 413c0-1 0-2-1-3-44-33-73-116-73-184 0-10 0-22 0-34 0-67 29-151 73-184 1-1 1-2 1-3 0-3-1-5-3-5s-2 1-3 1c-47 35-91 119-91 191 0 12 0 24 0 34 0 72 44 156 91 191 1 0 1 1 3 1s3-2 3-5z"><text:p/></draw:path><draw:path draw:style-name="gr4" draw:text-style-name="P28" svg:width="0.1134in" svg:height="0.1181in" svg:x="0.3543in" svg:y="0.0047in" svg:viewBox="0 0 289 301" svg:d="M289 292c0-4-5-4-9-4-27 0-27-4-28-16-8-86-18-174-26-261 0-9 0-11-8-11-7 0-8 4-12 7-49 82-97 163-146 245-17 28-34 34-52 36-4 0-8 0-8 8 0 2 1 5 5 5 12 0 25-2 36-2 14 0 29 2 43 2 2 0 7 0 7-9 0-4-3-4-6-4-11-2-20-5-20-15 0-6 2-9 6-15 2-6 3-6 32-53 35 0 71 0 106 0 1 8 6 65 6 68 0 13-22 15-30 15-6 0-10 0-10 8 0 5 4 3 6 5 17 0 35-2 53-2 10 0 36 2 47 2 2 0 8 0 8-9zM208 192c-33 0-65 0-98 0 28-47 57-94 84-139 5 45 9 92 14 139z"><text:p/></draw:path><draw:path draw:style-name="gr4" draw:text-style-name="P28" svg:width="0.1413in" svg:height="0.1228in" svg:x="0.5193in" svg:y="0.002in" svg:viewBox="0 0 360 313" svg:d="M360 303c0-1 0-2-1-4-58-98-114-197-172-295-1-3-5-4-7-4-4 0-6 1-7 4-58 98-114 197-172 295-1 2-1 3-1 4 0 6 4 10 8 10 114 0 230 0 344 0 4 0 8-4 8-10zM337 295c-104 0-210 0-314 0 53-90 104-180 157-270 53 90 104 180 157 270z"><text:p/></draw:path><draw:path draw:style-name="gr4" draw:text-style-name="P28" svg:width="0.1181in" svg:height="0.1122in" svg:x="0.7138in" svg:y="0.0102in" svg:viewBox="0 0 301 286" svg:d="M301 58c0-32-29-58-79-58-47 0-95 0-142 0-7 0-12 0-12 8 0 5 4 5 12 5 5 0 9 0 16 1 8 0 12 2 12 6 0 3-1 4-2 9-20 74-38 149-57 224-3 17-5 20-38 20-7 0-11 0-11 9 0 4 4 4 11 4 50 0 101 0 151 0 66 0 116-50 116-90 0-29-25-55-66-59 45-8 89-39 89-79zM263 56c0 37-37 77-88 77-20 0-42 0-62 0 8-35 18-70 26-104 4-15 5-16 23-16s36 0 54 0c37 0 47 25 47 43zM239 192c0 40-37 81-88 81-19 0-38 0-57 0-5 0-6 0-9 0-5-1-6-1-6-5 0-1 0-2 3-9 9-39 19-78 28-116 27 0 54 0 81 0 39 0 48 31 48 49z"><text:p/></draw:path><draw:path draw:style-name="gr4" draw:text-style-name="P28" svg:width="0.1417in" svg:height="0.1228in" svg:x="0.8831in" svg:y="0.002in" svg:viewBox="0 0 361 313" svg:d="M361 303c0-1 0-2-1-4-58-98-114-197-172-295-1-3-4-4-7-4s-6 1-7 4c-58 98-115 197-173 295 0 2-1 3-1 4 0 6 4 10 8 10 116 0 230 0 345 0 5 0 8-4 8-10zM338 295c-104 0-210 0-314 0 53-90 104-180 157-270 53 90 105 180 157 270z"><text:p/></draw:path><draw:path draw:style-name="gr4" draw:text-style-name="P28" svg:width="0.1177in" svg:height="0.1193in" svg:x="1.0795in" svg:y="0.0075in" svg:viewBox="0 0 300 304" svg:d="M300 5c0-1-1-5-5-5-1 0-2 1-6 6-9 11-20 22-30 32-3-6-23-38-69-38-95 0-190 93-190 190 0 69 50 114 115 114 36 0 69-16 90-36 40-33 47-70 47-72 0-4-4-3-5-4-2 0-5 1-6 4-3 12-13 41-42 65s-56 31-78 31c-37 0-83-22-83-86 0-24 10-92 52-141 25-30 65-52 103-52 42 0 67 33 67 82 0 16-1 16-1 21 0 4 5 4 6 4 6 0 6 0 9-9 8-36 18-70 26-106z"><text:p/></draw:path><draw:path draw:style-name="gr4" draw:text-style-name="P28" svg:width="0.0378in" svg:height="0.1642in" svg:x="1.2118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/text:span><text:span text:style-name="T24">, לכן </text:span><text:span text:style-name="T24"><draw:g text:anchor-type="as-char" svg:y="-0.122in" draw:z-index="81" draw:name="Shape82" draw:style-name="gr1"><svg:title>TexMaths</svg:title><svg:desc>12§display§A \cap B \cap C \subseteq A \bigtriangleup B \bigtriangleup C§svg§600§FALSE§</svg:desc><draw:g draw:style-name="gr2"><draw:path draw:style-name="gr3" draw:text-style-name="P27" svg:width="1.8083in" svg:height="0.126in" svg:x="0.002in" svg:y="0.0102in" svg:viewBox="0 0 4594 321" svg:d="M2297 321c-766 0-1531 0-2297 0 0-107 0-214 0-321 1531 0 3063 0 4594 0 0 107 0 214 0 321-765 0-1531 0-2297 0z"><text:p/></draw:path><draw:path draw:style-name="gr4" draw:text-style-name="P28" svg:width="0.1134in" svg:height="0.1173in" svg:x="-0.0004in" svg:y="0.0047in" svg:viewBox="0 0 289 299" svg:d="M289 291c0-5-5-5-9-5-27 0-27-2-28-14-8-88-18-175-26-262 0-9 0-10-8-10-7 0-8 2-12 7-49 82-97 163-146 245-17 27-34 33-52 34-4 1-8 1-8 9 0 2 1 4 5 4 12 0 24-1 36-1 14 0 29 1 42 1 3 0 8 0 8-7 0-5-3-6-6-6-11 0-20-3-20-14 0-5 2-10 6-16 2-4 3-4 32-54 35 0 71 0 106 0 1 10 6 66 6 71 0 12-22 13-30 13-6 0-10 0-10 9 0 4 4 3 6 4 17 0 35-1 53-1 10 0 36 1 47 1 2 0 8 0 8-8zM208 190c-33 0-65 0-98 0 28-46 57-93 84-139 5 46 9 93 14 139z"><text:p/></draw:path><draw:path draw:style-name="gr4" draw:text-style-name="P28" svg:width="0.0902in" svg:height="0.1024in" svg:x="0.165in" svg:y="0.0228in" svg:viewBox="0 0 230 261" svg:d="M230 253c0-53 0-107 0-160 0-50-51-93-115-93-65 0-115 43-115 93 0 53 0 107 0 160 0 4 4 8 8 8 5 0 9-4 9-8 0-53 0-107 0-160 0-43 44-76 98-76s99 33 99 76c0 53 0 107 0 160 0 4 3 8 8 8s8-4 8-8z"><text:p/></draw:path><draw:path draw:style-name="gr4" draw:text-style-name="P28" svg:width="0.1181in" svg:height="0.1118in" svg:x="0.3094in" svg:y="0.0102in" svg:viewBox="0 0 301 285" svg:d="M301 57c0-31-27-57-78-57-47 0-95 0-141 0-9 0-14 0-14 8 0 4 5 4 12 4 6 0 10 0 17 1s11 1 11 7c0 2 0 3-1 8-19 75-37 150-57 225-4 16-6 19-38 19-7 0-12 0-12 8 0 5 4 5 12 5 50 0 100 0 150 0 67 0 116-49 116-90 0-30-24-54-64-58 43-9 87-40 87-80zM263 56c0 36-36 77-88 77-20 0-41 0-61 0 8-35 17-70 25-104 5-16 5-17 23-17s37 0 55 0c37 0 46 25 46 44zM239 192c0 39-37 80-87 80-19 0-38 0-57 0-6 0-7 0-10 0s-5-1-5-5c0-1 0-1 2-10 9-38 20-76 30-114 26 0 52 0 79 0 41 0 48 29 48 49z"><text:p/></draw:path><draw:path draw:style-name="gr4" draw:text-style-name="P28" svg:width="0.0902in" svg:height="0.1024in" svg:x="0.4795in" svg:y="0.0228in" svg:viewBox="0 0 230 261" svg:d="M230 253c0-53 0-107 0-160 0-50-51-93-115-93-65 0-115 43-115 93 0 53 0 107 0 160 0 4 4 8 8 8s9-4 9-8c0-53 0-107 0-160 0-43 44-76 98-76s99 33 99 76c0 53 0 107 0 160 0 4 3 8 8 8s8-4 8-8z"><text:p/></draw:path><draw:path draw:style-name="gr4" draw:text-style-name="P28" svg:width="0.1173in" svg:height="0.1193in" svg:x="0.6256in" svg:y="0.0075in" svg:viewBox="0 0 299 304" svg:d="M299 4c0-2 0-4-4-4-1 0-2 0-7 5-10 11-19 21-29 32-3-6-24-37-71-37-93 0-188 92-188 190 0 69 49 114 114 114 37 0 70-17 91-36 40-34 47-72 47-73 0-3-4-2-5-3-3 0-5 0-6 3-3 11-13 41-42 65-30 24-56 31-78 31-38 0-83-22-83-87 0-23 9-91 51-141 26-29 66-50 103-50 43 0 68 33 68 80 0 17-1 17-1 22 0 4 5 5 6 5 6 0 6-1 7-9 9-36 18-71 27-107z"><text:p/></draw:path><draw:path draw:style-name="gr4" draw:text-style-name="P28" svg:width="0.1004in" svg:height="0.124in" svg:x="0.8087in" svg:y="0.0193in" svg:viewBox="0 0 256 316" svg:d="M256 237c0-5-4-8-9-8-41 0-83 0-123 0-59 0-107-47-107-106 0-58 48-106 107-106 40 0 82 0 123 0 5 0 9-4 9-9 0-4-4-8-9-8-41 0-83 0-123 0-69 0-124 55-124 123 0 69 55 123 124 123 40 0 82 0 123 0 5 0 9-4 9-9zM256 308c0-5-4-9-9-9-77 0-152 0-229 0-5 0-8 4-8 9s3 8 8 8c77 0 152 0 229 0 5 0 9-3 9-8z"><text:p/></draw:path><draw:path draw:style-name="gr4" draw:text-style-name="P28" svg:width="0.1134in" svg:height="0.1173in" svg:x="0.9748in" svg:y="0.0047in" svg:viewBox="0 0 289 299" svg:d="M289 291c0-5-3-5-9-5-27 0-27-2-28-14-8-88-17-175-25-262-1-9-1-10-9-10-6 0-8 2-10 7-50 82-98 163-147 245-17 27-33 33-51 34-6 1-10 1-10 9 0 2 2 4 6 4 11 0 24-1 36-1 14 0 29 1 42 1 2 0 8 0 8-7 0-5-3-6-7-6-9 0-19-3-19-14 0-5 2-10 6-16 2-4 2-4 31-54 36 0 71 0 107 0 0 10 6 66 6 71 0 12-22 13-30 13-6 0-11 0-11 9 0 4 4 3 6 4 18 0 36-1 53-1 11 0 37 1 48 1 2 0 7 0 7-8zM209 190c-33 0-65 0-97 0 27-46 55-93 82-139 5 46 10 93 15 139z"><text:p/></draw:path><draw:path draw:style-name="gr4" draw:text-style-name="P28" svg:width="0.1417in" svg:height="0.1228in" svg:x="1.1398in" svg:y="0in" svg:viewBox="0 0 361 313" svg:d="M361 304c0-1 0-2-1-5-58-98-114-196-172-294-1-3-4-5-7-5s-6 2-7 5c-58 98-115 196-173 294 0 3-1 4-1 5 0 5 4 9 8 9 116 0 230 0 345 0 5 0 8-4 8-9zM338 296c-104 0-210 0-314 0 53-90 104-181 157-271 53 90 105 181 157 271z"><text:p/></draw:path><draw:path draw:style-name="gr4" draw:text-style-name="P28" svg:width="0.1181in" svg:height="0.1118in" svg:x="1.3354in" svg:y="0.0102in" svg:viewBox="0 0 301 285" svg:d="M301 57c0-31-29-57-79-57-47 0-95 0-142 0-8 0-12 0-12 8 0 4 4 4 12 4 5 0 9 0 16 1s12 1 12 7c0 2-1 3-2 8-20 75-38 150-57 225-3 16-5 19-38 19-7 0-11 0-11 8 0 5 4 5 11 5 50 0 101 0 151 0 66 0 116-49 116-90 0-30-25-54-66-58 45-9 89-40 89-80zM263 56c0 36-37 77-89 77-20 0-41 0-61 0 8-35 18-70 26-104 4-16 5-17 23-17s36 0 54 0c37 0 47 25 47 44zM239 192c0 39-37 80-88 80-19 0-38 0-57 0-6 0-6 0-9 0-5 0-6-1-6-5 0-1 0-1 3-10 9-38 19-76 28-114 27 0 53 0 80 0 40 0 49 29 49 49z"><text:p/></draw:path><draw:path draw:style-name="gr4" draw:text-style-name="P28" svg:width="0.1417in" svg:height="0.1228in" svg:x="1.5043in" svg:y="0in" svg:viewBox="0 0 361 313" svg:d="M361 304c0-1 0-2-1-5-58-98-114-196-172-294-2-3-4-5-7-5s-6 2-7 5c-58 98-115 196-173 294-1 3-1 4-1 5 0 5 4 9 8 9 116 0 230 0 345 0 5 0 8-4 8-9zM338 296c-105 0-210 0-315 0 53-90 105-181 158-271 53 90 105 181 157 271z"><text:p/></draw:path><draw:path draw:style-name="gr4" draw:text-style-name="P28" svg:width="0.1177in" svg:height="0.1193in" svg:x="1.7012in" svg:y="0.0075in" svg:viewBox="0 0 300 304" svg:d="M300 4c0-2-1-4-5-4-1 0-1 0-6 5-9 11-20 21-30 32-3-6-23-37-69-37-95 0-190 92-190 190 0 69 50 114 115 114 36 0 69-17 90-36 40-34 47-72 47-73 0-3-4-2-5-3-2 0-5 0-6 3-3 11-13 41-42 65s-56 31-78 31c-37 0-83-22-83-87 0-23 10-91 52-141 25-29 65-50 103-50 42 0 67 33 67 80 0 17-1 17-1 22 0 4 5 5 6 5 6 0 6-1 9-9 8-36 18-71 26-107z"><text:p/></draw:path></draw:g></draw:g></text:span><text:span text:style-name="T24">.</text:span></text:p>
      <text:p text:style-name="P4"><text:soft-page-break/><text:span text:style-name="T31">כעת, עלינו רק להוכיח כי אם </text:span><text:span text:style-name="T31"><draw:g text:anchor-type="as-char" svg:y="-0.1189in" draw:z-index="82" draw:name="Shape83" draw:style-name="gr1"><svg:title>TexMaths</svg:title><svg:desc>12§display§A \cap B \subseteq A \cap B \cap C§svg§600§FALSE§</svg:desc><draw:g draw:style-name="gr2"><draw:path draw:style-name="gr3" draw:text-style-name="P27" svg:width="1.3925in" svg:height="0.1224in" svg:x="0.002in" svg:y="0.0071in" svg:viewBox="0 0 3538 312" svg:d="M1770 312c-590 0-1180 0-1770 0 0-104 0-208 0-312 1180 0 2358 0 3538 0 0 104 0 208 0 312-589 0-1179 0-1768 0z"><text:p/></draw:path><draw:path draw:style-name="gr4" draw:text-style-name="P28" svg:width="0.1134in" svg:height="0.1181in" svg:x="-0.0004in" svg:y="0in" svg:viewBox="0 0 289 301" svg:d="M289 292c0-4-5-4-11-4-25 0-25-3-26-15-8-86-18-174-26-262-2-9-2-11-9-11-6 0-8 4-11 7-49 82-97 164-146 246-17 27-34 33-52 35-4 1-8 1-8 8 0 4 1 5 5 5 12 0 24-1 36-1 14 0 29 1 42 1 3 0 8 0 8-7 0-5-3-6-7-6-10 0-19-4-19-15 0-5 2-9 6-15 2-5 3-5 32-55 35 0 71 0 106 0 0 10 6 67 6 71 0 12-22 14-30 14-6 0-10 0-10 8 0 5 4 4 6 5 17 0 35-1 52-1 11 0 37 1 48 1 2 0 8 0 8-9zM208 191c-33 0-65 0-98 0 28-47 56-92 83-138 5 46 10 91 15 138z"><text:p/></draw:path><draw:path draw:style-name="gr4" draw:text-style-name="P28" svg:width="0.0902in" svg:height="0.1028in" svg:x="0.165in" svg:y="0.0185in" svg:viewBox="0 0 230 262" svg:d="M230 254c0-53 0-107 0-160 0-51-51-94-115-94-63 0-115 43-115 94 0 53 0 107 0 160 0 5 4 8 8 8 5 0 9-3 9-8 0-53 0-107 0-160 0-42 44-77 98-77s99 35 99 77c0 53 0 107 0 160 0 5 3 8 8 8s8-3 8-8z"><text:p/></draw:path><draw:path draw:style-name="gr4" draw:text-style-name="P28" svg:width="0.1181in" svg:height="0.1122in" svg:x="0.3094in" svg:y="0.0059in" svg:viewBox="0 0 301 286" svg:d="M301 58c0-32-27-58-79-58-47 0-95 0-142 0-7 0-12 0-12 8 0 5 4 5 12 5 5 0 9 0 16 0 8 1 12 1 12 7 0 2-1 3-2 9-20 75-38 150-57 225-3 17-5 19-38 19-7 0-11 0-11 9 0 4 4 4 11 4 50 0 101 0 151 0 66 0 116-49 116-90 0-30-25-54-66-59 45-8 89-40 89-79zM263 57c0 37-36 77-88 77-20 0-42 0-62 0 8-35 18-70 26-105 4-15 5-16 23-16s36 0 54 0c37 0 47 24 47 44zM239 193c0 39-37 80-88 80-19 0-37 0-56 0-6 0-7 0-10 0-5 0-6-1-6-3 0-3 0-3 3-11 9-39 19-77 28-116 27 0 54 0 81 0 39 0 48 32 48 50z"><text:p/></draw:path><draw:path draw:style-name="gr4" draw:text-style-name="P28" svg:width="0.1008in" svg:height="0.1248in" svg:x="0.4929in" svg:y="0.015in" svg:viewBox="0 0 257 318" svg:d="M257 238c0-5-5-8-9-8-42 0-82 0-124 0-59 0-107-47-107-106s48-107 107-107c42 0 82 0 124 0 4 0 9-5 9-9s-5-8-9-8c-42 0-82 0-124 0-69 0-124 55-124 124s55 123 124 123c42 0 82 0 124 0 4 0 9-4 9-9zM257 309c0-4-5-8-9-8-76 0-153 0-230 0-5 0-8 4-8 8 0 5 3 9 8 9 77 0 154 0 230 0 4 0 9-4 9-9z"><text:p/></draw:path><draw:path draw:style-name="gr4" draw:text-style-name="P28" svg:width="0.1134in" svg:height="0.1181in" svg:x="0.6594in" svg:y="0in" svg:viewBox="0 0 289 301" svg:d="M289 292c0-4-3-4-9-4-27 0-27-3-28-15-8-86-17-174-25-262-1-9-1-11-9-11-6 0-8 4-10 7-50 82-98 164-147 246-17 27-33 33-51 35-6 1-10 1-10 8 0 4 2 5 6 5 11 0 24-1 36-1 14 0 29 1 42 1 2 0 8 0 8-7 0-5-3-6-7-6-9 0-19-4-19-15 0-5 2-9 6-15 2-5 2-5 31-55 36 0 71 0 107 0 0 10 6 67 6 71 0 12-22 14-30 14-6 0-11 0-11 8 0 5 4 4 6 5 18 0 36-1 53-1 11 0 37 1 48 1 2 0 7 0 7-9zM209 191c-33 0-65 0-97 0 27-47 55-92 82-138 5 46 10 91 15 138z"><text:p/></draw:path><draw:path draw:style-name="gr4" draw:text-style-name="P28" svg:width="0.0902in" svg:height="0.1028in" svg:x="0.8248in" svg:y="0.0185in" svg:viewBox="0 0 230 262" svg:d="M230 254c0-53 0-107 0-160 0-51-51-94-115-94-65 0-115 43-115 94 0 53 0 107 0 160 0 5 4 8 8 8 5 0 9-3 9-8 0-53 0-107 0-160 0-42 44-77 98-77s99 35 99 77c0 53 0 107 0 160 0 5 3 8 8 8s8-3 8-8z"><text:p/></draw:path><draw:path draw:style-name="gr4" draw:text-style-name="P28" svg:width="0.1181in" svg:height="0.1122in" svg:x="0.9697in" svg:y="0.0059in" svg:viewBox="0 0 301 286" svg:d="M301 58c0-32-29-58-79-58-47 0-95 0-142 0-8 0-12 0-12 8 0 5 4 5 12 5 5 0 9 0 16 0 7 1 12 1 12 7 0 2-1 3-2 9-20 75-38 150-57 225-3 17-5 19-38 19-7 0-11 0-11 9 0 4 4 4 11 4 50 0 101 0 151 0 66 0 116-49 116-90 0-30-25-54-66-59 45-8 89-40 89-79zM263 57c0 37-37 77-89 77-20 0-41 0-61 0 8-35 18-70 26-105 4-15 5-16 23-16s36 0 54 0c37 0 47 24 47 44zM239 193c0 39-37 80-88 80-19 0-38 0-57 0-6 0-6 0-9 0-5 0-6-1-6-3 0-3 0-3 3-11 9-39 19-77 28-116 27 0 53 0 80 0 40 0 49 32 49 50z"><text:p/></draw:path><draw:path draw:style-name="gr4" draw:text-style-name="P28" svg:width="0.0902in" svg:height="0.1028in" svg:x="1.1398in" svg:y="0.0185in" svg:viewBox="0 0 230 262" svg:d="M230 254c0-53 0-107 0-160 0-51-51-94-115-94-65 0-115 43-115 94 0 53 0 107 0 160 0 5 4 8 8 8 5 0 9-3 9-8 0-53 0-107 0-160 0-42 44-77 98-77s99 35 99 77c0 53 0 107 0 160 0 5 3 8 8 8 4 0 8-3 8-8z"><text:p/></draw:path><draw:path draw:style-name="gr4" draw:text-style-name="P28" svg:width="0.1177in" svg:height="0.1201in" svg:x="1.285in" svg:y="0.0016in" svg:viewBox="0 0 300 306" svg:d="M300 5c0-1-1-5-5-5-1 0-1 0-6 5-9 11-20 21-30 32-3-6-23-37-69-37-95 0-190 94-190 191 0 69 50 115 115 115 36 0 69-17 90-36 40-35 47-74 47-75 0-2-4-1-5-2-2 0-5 0-6 2-3 12-13 42-42 67-29 23-56 30-78 30-37 0-83-21-83-87 0-23 10-92 52-141 25-30 65-51 103-51 42 0 67 33 67 82 0 17-1 16-1 21 0 3 5 4 6 4 6 0 6-1 9-8 8-36 18-71 26-107z"><text:p/></draw:path></draw:g></draw:g></text:span><text:span text:style-name="T31"><text:s/>אז </text:span><text:span text:style-name="T31"><draw:g text:anchor-type="as-char" svg:y="-0.1189in" draw:z-index="83" draw:name="Shape84" draw:style-name="gr1"><svg:title>TexMaths</svg:title><svg:desc>12§display§A \cap B \subseteq C§svg§600§FALSE§</svg:desc><draw:g draw:style-name="gr2"><draw:path draw:style-name="gr3" draw:text-style-name="P27" svg:width="0.7697in" svg:height="0.1224in" svg:x="0.0028in" svg:y="0.0071in" svg:viewBox="0 0 1956 312" svg:d="M0 0c652 0 1304 0 1956 0 0 104 0 208 0 312-652 0-1304 0-1956 0 0-104 0-208 0-312z"><text:p/></draw:path><draw:path draw:style-name="gr4" draw:text-style-name="P28" svg:width="0.1134in" svg:height="0.1185in" svg:x="0in" svg:y="0in" svg:viewBox="0 0 289 302" svg:d="M289 294c0-5-3-5-9-5-27 0-27-4-28-16-8-88-17-176-25-263-1-9-1-10-8-10-6 0-9 2-11 7-50 82-98 164-147 246-17 29-33 35-51 36-6 0-10 0-10 8 0 3 2 5 6 5 11 0 24-1 36-1 14 0 29 1 42 1 2 0 8 0 8-8 0-5-3-5-7-5-9-1-19-5-19-16 0-5 2-9 6-14 2-6 2-6 31-54 36 0 71 0 107 0 0 8 6 66 6 69 0 14-21 15-30 15-6 0-11 0-11 8 0 5 4 4 6 5 18 0 36-1 53-1 11 0 37 1 48 1 3 0 7 0 7-8zM209 191c-33 0-65 0-97 0 27-47 55-92 83-139 4 47 9 92 14 139z"><text:p/></draw:path><draw:path draw:style-name="gr4" draw:text-style-name="P28" svg:width="0.0906in" svg:height="0.1035in" svg:x="0.1657in" svg:y="0.0185in" svg:viewBox="0 0 231 264" svg:d="M231 255c0-54 0-107 0-161 0-51-52-94-116-94-63 0-115 43-115 94 0 54 0 107 0 161 0 4 4 9 8 9 5 0 9-5 9-9 0-54 0-107 0-161 0-43 44-77 98-77s99 34 99 77c0 54 0 107 0 161 0 4 3 9 8 9s9-5 9-9z"><text:p/></draw:path><draw:path draw:style-name="gr4" draw:text-style-name="P28" svg:width="0.1181in" svg:height="0.113in" svg:x="0.3106in" svg:y="0.0059in" svg:viewBox="0 0 301 288" svg:d="M301 58c0-32-28-58-79-58-47 0-95 0-142 0-7 0-12 0-12 8 0 4 4 4 12 4 5 0 9 0 16 1 8 1 12 1 12 7 0 2-1 3-2 8-20 76-38 150-57 226-3 17-5 20-38 20-7 0-11 0-11 9 0 5 4 5 11 5 50 0 101 0 151 0 66 0 117-51 117-92 0-30-26-55-66-59 44-8 88-40 88-79zM263 55c0 38-37 77-88 77-20 0-42 0-62 0 8-35 18-68 26-103 4-16 5-17 23-17s36 0 54 0c37 0 47 25 47 43zM239 191c0 42-37 83-88 83-19 0-38 0-57 0-5 0-6 0-9-1-5 0-6 0-6-3 0-2 0-3 3-10 9-40 19-78 28-118 27 0 54 0 81 0 40 0 48 31 48 49z"><text:p/></draw:path><draw:path draw:style-name="gr4" draw:text-style-name="P28" svg:width="0.1008in" svg:height="0.1248in" svg:x="0.4941in" svg:y="0.015in" svg:viewBox="0 0 257 318" svg:d="M257 238c0-5-5-8-10-8-40 0-83 0-123 0-59 0-107-47-107-106s48-107 107-107c40 0 83 0 123 0 5 0 10-4 10-9 0-4-5-8-10-8-40 0-83 0-123 0-69 0-124 57-124 124 0 69 55 123 124 123 40 0 83 0 123 0 5 0 10-4 10-9zM257 309c0-4-5-8-10-8-77 0-152 0-229 0-5 0-8 4-8 8 0 5 3 9 8 9 77 0 152 0 229 0 5 0 10-4 10-9z"><text:p/></draw:path><draw:path draw:style-name="gr4" draw:text-style-name="P28" svg:width="0.1173in" svg:height="0.1201in" svg:x="0.6638in" svg:y="0.0016in" svg:viewBox="0 0 299 306" svg:d="M299 4c0-2-1-4-5-4-1 0-1 0-6 5-9 11-20 21-30 32-3-6-23-37-69-37-94 0-189 93-189 190 0 70 49 116 114 116 36 0 68-17 91-36 39-35 46-73 46-74 0-5-4-3-5-5-2 0-5 2-5 5-4 12-14 42-43 66-29 23-55 30-78 30-37 0-82-21-82-86 0-24 9-93 51-142 25-30 65-51 103-51 43 0 67 33 67 81 0 17-1 18-1 22s5 4 7 4c5 0 5-1 8-8 8-36 18-72 26-108z"><text:p/></draw:path></draw:g></draw:g></text:span><text:span text:style-name="T31">. </text:span><text:span text:style-name="T25">נראה כי כל איבר a שנמצא ב־A וב־B, נמצא גם ב־C, לכן קבוצת כל האיברים שבחיתוך של A ו־B חייבים להיות גם ב־C, לכן </text:span><text:span text:style-name="T25"><draw:g text:anchor-type="as-char" svg:y="-0.1189in" draw:z-index="84" draw:name="Shape85" draw:style-name="gr1"><svg:title>TexMaths</svg:title><svg:desc>12§display§A \cap B \subseteq C§svg§600§FALSE§</svg:desc><draw:g draw:style-name="gr2"><draw:path draw:style-name="gr3" draw:text-style-name="P27" svg:width="0.7697in" svg:height="0.1224in" svg:x="0.0028in" svg:y="0.0071in" svg:viewBox="0 0 1956 312" svg:d="M0 0c652 0 1304 0 1956 0 0 104 0 208 0 312-652 0-1304 0-1956 0 0-104 0-208 0-312z"><text:p/></draw:path><draw:path draw:style-name="gr4" draw:text-style-name="P28" svg:width="0.1134in" svg:height="0.1185in" svg:x="0in" svg:y="0in" svg:viewBox="0 0 289 302" svg:d="M289 294c0-5-3-5-9-5-27 0-27-4-28-16-8-88-17-176-25-263-1-9-1-10-8-10-6 0-9 2-11 7-50 82-98 164-147 246-17 29-33 35-51 36-6 0-10 0-10 8 0 3 2 5 6 5 11 0 24-1 36-1 14 0 29 1 42 1 2 0 8 0 8-8 0-5-3-5-7-5-9-1-19-5-19-16 0-5 2-9 6-14 2-6 2-6 31-54 36 0 71 0 107 0 0 8 6 66 6 69 0 14-21 15-30 15-6 0-11 0-11 8 0 5 4 4 6 5 18 0 36-1 53-1 11 0 37 1 48 1 3 0 7 0 7-8zM209 191c-33 0-65 0-97 0 27-47 55-92 83-139 4 47 9 92 14 139z"><text:p/></draw:path><draw:path draw:style-name="gr4" draw:text-style-name="P28" svg:width="0.0906in" svg:height="0.1035in" svg:x="0.1657in" svg:y="0.0185in" svg:viewBox="0 0 231 264" svg:d="M231 255c0-54 0-107 0-161 0-51-52-94-116-94-63 0-115 43-115 94 0 54 0 107 0 161 0 4 4 9 8 9 5 0 9-5 9-9 0-54 0-107 0-161 0-43 44-77 98-77s99 34 99 77c0 54 0 107 0 161 0 4 3 9 8 9s9-5 9-9z"><text:p/></draw:path><draw:path draw:style-name="gr4" draw:text-style-name="P28" svg:width="0.1181in" svg:height="0.113in" svg:x="0.3106in" svg:y="0.0059in" svg:viewBox="0 0 301 288" svg:d="M301 58c0-32-28-58-79-58-47 0-95 0-142 0-7 0-12 0-12 8 0 4 4 4 12 4 5 0 9 0 16 1 8 1 12 1 12 7 0 2-1 3-2 8-20 76-38 150-57 226-3 17-5 20-38 20-7 0-11 0-11 9 0 5 4 5 11 5 50 0 101 0 151 0 66 0 117-51 117-92 0-30-26-55-66-59 44-8 88-40 88-79zM263 55c0 38-37 77-88 77-20 0-42 0-62 0 8-35 18-68 26-103 4-16 5-17 23-17s36 0 54 0c37 0 47 25 47 43zM239 191c0 42-37 83-88 83-19 0-38 0-57 0-5 0-6 0-9-1-5 0-6 0-6-3 0-2 0-3 3-10 9-40 19-78 28-118 27 0 54 0 81 0 40 0 48 31 48 49z"><text:p/></draw:path><draw:path draw:style-name="gr4" draw:text-style-name="P28" svg:width="0.1008in" svg:height="0.1248in" svg:x="0.4941in" svg:y="0.015in" svg:viewBox="0 0 257 318" svg:d="M257 238c0-5-5-8-10-8-40 0-83 0-123 0-59 0-107-47-107-106s48-107 107-107c40 0 83 0 123 0 5 0 10-4 10-9 0-4-5-8-10-8-40 0-83 0-123 0-69 0-124 57-124 124 0 69 55 123 124 123 40 0 83 0 123 0 5 0 10-4 10-9zM257 309c0-4-5-8-10-8-77 0-152 0-229 0-5 0-8 4-8 8 0 5 3 9 8 9 77 0 152 0 229 0 5 0 10-4 10-9z"><text:p/></draw:path><draw:path draw:style-name="gr4" draw:text-style-name="P28" svg:width="0.1173in" svg:height="0.1201in" svg:x="0.6638in" svg:y="0.0016in" svg:viewBox="0 0 299 306" svg:d="M299 4c0-2-1-4-5-4-1 0-1 0-6 5-9 11-20 21-30 32-3-6-23-37-69-37-94 0-189 93-189 190 0 70 49 116 114 116 36 0 68-17 91-36 39-35 46-73 46-74 0-5-4-3-5-5-2 0-5 2-5 5-4 12-14 42-43 66-29 23-55 30-78 30-37 0-82-21-82-86 0-24 9-93 51-142 25-30 65-51 103-51 43 0 67 33 67 81 0 17-1 18-1 22s5 4 7 4c5 0 5-1 8-8 8-36 18-72 26-108z"><text:p/></draw:path></draw:g></draw:g></text:span><text:span text:style-name="T25">.</text:span></text:p>
      <text:h text:style-name="P25" text:outline-level="1">שאלה 4</text:h>
      <text:p text:style-name="P19">א. באיחוד זה יופיעו כל המספרים הזוגיים, כמו גם <draw:g text:anchor-type="as-char" svg:y="-0.1181in" draw:z-index="85" draw:name="Shape86" draw:style-name="gr1"><svg:title>TexMaths</svg:title><svg:desc>12§display§A_2§svg§600§FALSE§</svg:desc><draw:g draw:style-name="gr2"><draw:path draw:style-name="gr3" draw:text-style-name="P27" svg:width="0.1654in" svg:height="0.1413in" svg:x="0.0024in" svg:y="0.0087in" svg:viewBox="0 0 421 360" svg:d="M0 0c141 0 280 0 421 0 0 120 0 240 0 360-141 0-280 0-421 0 0-120 0-240 0-360z"><text:p/></draw:path><draw:path draw:style-name="gr4" draw:text-style-name="P28" svg:width="0.1134in" svg:height="0.1177in" svg:x="-0.0004in" svg:y="0in" svg:viewBox="0 0 289 300" svg:d="M289 292c0-5-5-5-10-5-26 0-26-4-28-16-8-86-16-174-24-261-1-9-1-10-8-10s-9 2-11 7c-49 82-99 163-147 244-16 29-33 35-51 36-6 0-10 0-10 8 0 3 2 5 6 5 11 0 24-1 36-1 15 0 29 1 42 1 3 0 9 0 9-8 0-5-4-5-8-5-9-1-19-5-19-16 0-5 3-9 6-14 3-6 3-6 31-54 35 0 70 0 106 0 1 8 8 66 8 69 0 14-22 15-31 15-6 0-10 0-10 8 0 5 3 4 6 5 16 0 36-1 51-1 11 0 38 1 48 1 3 0 8 0 8-8zM208 191c-32 0-65 0-96 0 28-47 55-94 83-139 3 45 8 92 13 139z"><text:p/></draw:path><draw:path draw:style-name="gr4" draw:text-style-name="P28" svg:width="0.0512in" svg:height="0.0768in" svg:x="0.1252in" svg:y="0.0819in" svg:viewBox="0 0 131 196" svg:d="M131 142c-3 0-7 0-10 0-1 7-4 24-8 27-2 1-25 1-29 1-18 0-36 0-54 0 31-27 41-34 59-49 22-17 42-36 42-63 0-36-31-58-68-58-38 0-63 26-63 53 0 15 13 17 17 17 6 0 15-5 15-16 0-5-2-16-18-16 10-20 29-27 44-27 29 0 44 23 44 47 0 25-18 45-27 56-24 23-47 46-71 70-4 3-4 3-4 12 41 0 82 0 123 0 2-18 5-36 8-54z"><text:p/></draw:path></draw:g></draw:g>, לכן <draw:g text:anchor-type="as-char" svg:y="-0.1138in" draw:z-index="86" draw:name="Shape87" draw:style-name="gr1"><svg:title>TexMaths</svg:title><svg:desc>12§display§k = 2§svg§600§FALSE§</svg:desc><draw:g draw:style-name="gr2"><draw:path draw:style-name="gr3" draw:text-style-name="P27" svg:width="0.3665in" svg:height="0.0988in" svg:x="-0.0004in" svg:y="0.0083in" svg:viewBox="0 0 932 252" svg:d="M0 0c311 0 622 0 932 0 0 84 0 168 0 252-310 0-621 0-932 0 0-84 0-168 0-252z"><text:p/></draw:path><draw:path draw:style-name="gr4" draw:text-style-name="P28" svg:width="0.0748in" svg:height="0.1161in" svg:x="0in" svg:y="0in" svg:viewBox="0 0 191 296" svg:d="M191 132c0-12-10-26-29-26-11 0-31 3-61 37-15 14-30 31-47 38 14-58 30-117 44-176-2-1 0-5-6-5-9 0-40 4-51 5-3 0-7 0-7 8 0 5 3 5 9 5 21 0 22 2 22 7 0 3-1 6-1 9-21 80-41 159-62 240-2 6-2 7-2 10 0 9 8 12 12 12 6 0 12-4 14-9 3-5 22-82 24-92 15 1 50 8 50 36 0 2 0 4-2 8-1 5-2 10-2 15 0 25 17 42 40 42 12 0 24-8 32-23 11-18 10-28 16-42 0-4-4-4-5-4-5 0-5 1-6 7-9 30-18 52-37 52-8 0-14-5-14-19 0-7 3-17 4-24 1-8 1-9 1-14 0-26-26-39-62-43 13-8 26-21 37-31 19-22 40-40 60-40 2 0 2 0 4 0 4 2 4 2 8 4 1 1 1 1 2 2-20 2-24 17-24 22 0 6 5 14 16 14s23-8 23-25z"><text:p/></draw:path><draw:path draw:style-name="gr4" draw:text-style-name="P28" svg:width="0.1102in" svg:height="0.0386in" svg:x="0.135in" svg:y="0.0547in" svg:viewBox="0 0 281 99" svg:d="M281 8c0-4-4-8-9-8-88 0-176 0-264 0-3 0-8 4-8 8s5 9 8 9c88 0 176 0 264 0 5 0 9-5 9-9zM281 90c0-5-4-8-9-8-88 0-176 0-264 0-3 0-8 3-8 8 0 4 5 9 8 9 88 0 176 0 264 0 5 0 9-5 9-9z"><text:p/></draw:path><draw:path draw:style-name="gr4" draw:text-style-name="P28" svg:width="0.0657in" svg:height="0.1094in" svg:x="0.3091in" svg:y="0.0047in" svg:viewBox="0 0 168 279" svg:d="M168 205c-4 0-7 0-11 0-2 14-5 32-9 38-3 3-30 3-40 3-25 0-50 0-76 0 15-14 30-29 45-43 66-56 91-79 91-121 0-48-38-82-89-82-48 0-79 38-79 76 0 24 20 24 23 24 6 0 21-5 21-23 0-11-8-22-22-22-4 0-4 0-5 0 9-26 32-42 56-42 39 0 57 34 57 69 0 33-22 66-45 91-26 30-54 60-80 90-5 5-5 6-5 16 52 0 104 0 156 0 4-24 7-48 12-74z"><text:p/></draw:path></draw:g></draw:g>.</text:p>
      <text:p text:style-name="P20">ב. <text:span text:style-name="T26">בחיתוך זה יופיעו כל המספרים שהם כפולה של 3, 4, 5, כמו </text:span><text:span text:style-name="T26"><draw:g text:anchor-type="as-char" svg:y="-0.1181in" draw:z-index="87" draw:name="Shape88" draw:style-name="gr1"><svg:title>TexMaths</svg:title><svg:desc>12§display§A_{60}§svg§600§FALSE§</svg:desc><draw:g draw:style-name="gr2"><draw:path draw:style-name="gr3" draw:text-style-name="P27" svg:width="0.2323in" svg:height="0.1437in" svg:x="0.0024in" svg:y="0.0083in" svg:viewBox="0 0 591 366" svg:d="M296 366c-100 0-198 0-296 0 0-122 0-244 0-366 196 0 394 0 591 0 0 122 0 244 0 366-99 0-197 0-295 0z"><text:p/></draw:path><draw:path draw:style-name="gr4" draw:text-style-name="P28" svg:width="0.1134in" svg:height="0.1173in" svg:x="-0.0004in" svg:y="-0.0004in" svg:viewBox="0 0 289 299" svg:d="M289 291c0-5-4-5-10-5-26 0-26-2-27-14-9-86-17-174-26-261-1-9-1-11-8-11-6 0-8 4-11 7-49 82-97 163-146 244-17 28-33 34-51 35-5 1-10 1-10 8 0 4 2 5 6 5 12 0 24-1 36-1 14 0 29 1 42 1 2 0 8 0 8-7 0-5-3-6-7-6-10 0-19-4-19-14 0-5 2-10 6-16 2-5 3-5 31-53 35 0 71 0 107 0 0 10 6 65 6 70 0 12-22 13-30 13-6 0-11 0-11 8 0 5 3 4 6 5 18 0 36-1 53-1 10 0 37 1 48 1 2 0 7 0 7-8zM207 190c-32 0-64 0-96 0 28-46 56-92 83-137 4 45 8 91 13 137z"><text:p/></draw:path><draw:path draw:style-name="gr4" draw:text-style-name="P28" svg:width="0.0528in" svg:height="0.0787in" svg:x="0.124in" svg:y="0.0803in" svg:viewBox="0 0 135 201" svg:d="M135 135c0-37-30-64-64-64-24 0-36 15-43 28 0-25 2-46 13-64 11-16 26-27 45-27 9 0 21 3 27 11-8 0-15 5-15 13 0 9 6 15 15 15 8 0 14-6 14-15 0-16-13-32-42-32-42 0-85 38-85 102 0 76 36 99 68 99 36 0 67-27 67-66zM107 135c0 17 0 29-9 41-7 10-15 16-30 16s-26-9-32-22c-5-8-7-24-7-41 0-28 17-51 40-51 14 0 23 6 30 17 8 10 8 23 8 40z"><text:p/></draw:path><draw:path draw:style-name="gr4" draw:text-style-name="P28" svg:width="0.0535in" svg:height="0.0787in" svg:x="0.1898in" svg:y="0.0803in" svg:viewBox="0 0 137 201" svg:d="M137 102c0-33-4-57-18-77-9-13-28-25-51-25-68 0-68 80-68 102 0 20 0 99 68 99 69 0 69-79 69-99zM109 97c0 23 0 44-4 62-6 28-25 34-37 34-13 0-31-9-37-33-5-16-5-40-5-63 0-22 0-43 5-60 6-23 25-29 37-29 16 0 31 10 36 27 5 15 5 37 5 62z"><text:p/></draw:path></draw:g></draw:g></text:span><text:span text:style-name="T26">, לכן </text:span><text:span text:style-name="T26"><draw:g text:anchor-type="as-char" svg:y="-0.1146in" draw:z-index="88" draw:name="Shape89" draw:style-name="gr1"><svg:title>TexMaths</svg:title><svg:desc>12§display§k = 60§svg§600§FALSE§</svg:desc><draw:g draw:style-name="gr2"><draw:path draw:style-name="gr3" draw:text-style-name="P27" svg:width="0.4516in" svg:height="0.1004in" svg:x="-0.0004in" svg:y="0.0087in" svg:viewBox="0 0 1148 256" svg:d="M0 0c383 0 765 0 1148 0 0 85 0 171 0 256-383 0-765 0-1148 0 0-85 0-171 0-256z"><text:p/></draw:path><draw:path draw:style-name="gr4" draw:text-style-name="P28" svg:width="0.0748in" svg:height="0.1157in" svg:x="0in" svg:y="0in" svg:viewBox="0 0 191 295" svg:d="M191 132c0-12-10-27-29-27-11 0-31 4-61 37-15 16-30 33-47 39 14-59 30-118 44-176-2-1 0-5-6-5-9 0-40 4-51 5-3 0-7 0-7 8 0 5 3 5 9 5 21 0 22 2 22 7 0 3-1 6-1 9-21 80-41 160-62 240-2 6-2 6-2 9 0 9 8 12 12 12 6 0 12-4 14-9 3-3 22-81 24-92 15 1 50 8 50 36 0 2 0 5-2 8-1 5-2 11-2 15 0 25 17 42 40 42 12 0 24-6 32-22 11-19 11-29 16-43 0-4-4-4-5-4-5 0-5 1-6 7-8 32-18 52-37 52-7 0-13-4-13-19 0-7 1-17 3-24 1-7 1-9 1-13 0-27-26-39-62-43 13-9 26-22 37-32 19-21 40-39 60-39 3 0 3 0 4 0 5 1 5 1 8 4 1 1 1 1 3 2-21 1-24 17-24 23s3 13 15 13c11 0 23-9 23-25z"><text:p/></draw:path><draw:path draw:style-name="gr4" draw:text-style-name="P28" svg:width="0.1102in" svg:height="0.0382in" svg:x="0.1354in" svg:y="0.0543in" svg:viewBox="0 0 281 98" svg:d="M281 8c0-4-4-8-8-8-88 0-177 0-265 0-4 0-8 4-8 8 0 5 4 9 8 9 88 0 177 0 265 0 4 0 8-4 8-9zM281 90c0-5-4-9-8-9-88 0-177 0-265 0-4 0-8 4-8 9s4 8 8 8c88 0 177 0 265 0 4 0 8-3 8-8z"><text:p/></draw:path><draw:path draw:style-name="gr4" draw:text-style-name="P28" svg:width="0.0681in" svg:height="0.1126in" svg:x="0.3079in" svg:y="0.0047in" svg:viewBox="0 0 174 287" svg:d="M174 193c0-53-37-92-84-92-29 0-44 20-53 40 0-3 0-7 0-9 0-107 53-121 75-121 9 0 27 2 37 17-7 0-24 0-24 17 0 14 11 21 20 21 6 0 20-5 20-21 0-25-20-45-55-45-54 0-110 54-110 147 0 110 49 140 88 140 47 0 86-39 86-94zM137 192c0 20 0 41-7 56-13 25-33 27-42 27-27 0-39-25-42-31-8-20-8-54-8-61 0-32 14-73 52-73 7 0 27 0 40 25 7 16 7 36 7 57z"><text:p/></draw:path><draw:path draw:style-name="gr4" draw:text-style-name="P28" svg:width="0.0697in" svg:height="0.1126in" svg:x="0.3902in" svg:y="0.0047in" svg:viewBox="0 0 178 287" svg:d="M178 145c0-34-3-67-17-98-19-41-54-47-72-47-25 0-55 11-73 50-14 29-16 61-16 95 0 30 2 68 19 100 18 34 49 42 70 42 23 0 55-8 73-49 13-28 16-61 16-93zM143 140c0 30 0 59-5 85-6 41-30 53-49 53-17 0-41-10-49-51-5-25-5-63-5-87 0-27 0-55 3-78 9-49 40-52 51-52 14 0 42 7 49 49 5 22 5 55 5 81z"><text:p/></draw:path></draw:g></draw:g></text:span><text:span text:style-name="T26">.</text:span></text:p>
      <text:p text:style-name="P21">ג. <text:span text:style-name="T27">בחיתוך זה יופיעו כל המספרים שהם כפולה של כל מספר. אין מספר כזה חוץ מ־0, לכן </text:span><text:span text:style-name="T27"><draw:g text:anchor-type="as-char" svg:y="-0.1146in" draw:z-index="89" draw:name="Shape90" draw:style-name="gr1"><svg:title>TexMaths</svg:title><svg:desc>12§display§k = 0§svg§600§FALSE§</svg:desc><draw:g draw:style-name="gr2"><draw:path draw:style-name="gr3" draw:text-style-name="P27" svg:width="0.3689in" svg:height="0.1004in" svg:x="-0.0004in" svg:y="0.0087in" svg:viewBox="0 0 938 256" svg:d="M0 0c312 0 626 0 938 0 0 85 0 171 0 256-312 0-626 0-938 0 0-85 0-171 0-256z"><text:p/></draw:path><draw:path draw:style-name="gr4" draw:text-style-name="P28" svg:width="0.0748in" svg:height="0.1157in" svg:x="0in" svg:y="0in" svg:viewBox="0 0 191 295" svg:d="M191 132c0-12-10-27-29-27-11 0-30 4-61 37-15 16-30 33-47 39 14-59 30-118 44-176-2-1 0-5-6-5-9 0-39 4-51 5-3 0-7 0-7 8 0 5 3 5 9 5 21 0 22 2 22 7 0 3-1 6-1 9-21 80-41 160-62 240-2 6-2 6-2 9 0 9 8 12 12 12 6 0 12-4 14-9 3-3 22-81 24-92 15 1 50 8 50 36 0 2 0 5-2 8-1 5-2 11-2 15 0 25 17 42 40 42 12 0 24-6 32-22 11-19 10-29 16-43 0-4-4-4-5-4-5 0-5 1-6 7-8 32-18 52-37 52-8 0-14-4-14-19 0-7 3-17 4-24s1-9 1-13c0-27-26-39-62-43 13-9 27-22 37-32 19-21 40-39 60-39 3 0 3 0 4 0 5 1 6 1 8 4 1 1 1 1 3 2-21 1-24 17-24 23s4 13 15 13 23-9 23-25z"><text:p/></draw:path><draw:path draw:style-name="gr4" draw:text-style-name="P28" svg:width="0.1102in" svg:height="0.0382in" svg:x="0.135in" svg:y="0.0543in" svg:viewBox="0 0 281 98" svg:d="M281 8c0-4-4-8-8-8-89 0-177 0-265 0-3 0-8 4-8 8 0 5 5 9 8 9 88 0 176 0 265 0 4 0 8-4 8-9zM281 90c0-5-4-9-8-9-89 0-177 0-265 0-3 0-8 4-8 9s5 8 8 8c88 0 176 0 265 0 4 0 8-3 8-8z"><text:p/></draw:path><draw:path draw:style-name="gr4" draw:text-style-name="P28" svg:width="0.0697in" svg:height="0.1126in" svg:x="0.3075in" svg:y="0.0047in" svg:viewBox="0 0 178 287" svg:d="M178 145c0-34-3-67-17-98-19-41-54-47-72-47-25 0-55 11-73 50-14 29-16 61-16 95 0 30 2 68 19 100 18 34 49 42 70 42 23 0 55-8 73-49 13-28 16-61 16-93zM143 140c0 30 0 59-5 85-6 41-30 53-49 53-17 0-42-10-49-51-5-25-5-63-5-87 0-27 0-55 3-78 9-49 40-52 51-52 13 0 42 7 49 49 5 22 5 55 5 81z"><text:p/></draw:path></draw:g></draw:g></text:span><text:span text:style-name="T27">.</text:span></text:p>
      <text:p text:style-name="P22">ד. קבוצה זו היא כל הכפולות של <draw:g text:anchor-type="as-char" svg:y="-0.1098in" draw:z-index="90" draw:name="Shape91" draw:style-name="gr1"><svg:title>TexMaths</svg:title><svg:desc>12§display§3 \cdot 2§svg§600§FALSE§</svg:desc><draw:g draw:style-name="gr2"><draw:path draw:style-name="gr3" draw:text-style-name="P27" svg:width="0.2591in" svg:height="0.0961in" svg:x="0.0008in" svg:y="0.0087in" svg:viewBox="0 0 659 245" svg:d="M0 0c220 0 440 0 659 0 0 82 0 163 0 245-219 0-439 0-659 0 0-82 0-163 0-245z"><text:p/></draw:path><draw:path draw:style-name="gr4" draw:text-style-name="P28" svg:width="0.0681in" svg:height="0.113in" svg:x="-0.0004in" svg:y="0in" svg:viewBox="0 0 174 288" svg:d="M174 206c0-33-26-66-69-74 33-11 58-41 58-74 0-34-37-58-78-58-42 0-74 25-74 58 0 13 9 21 21 21 14 0 22-9 22-21 0-22-20-22-26-22 13-20 40-25 56-25 17 0 40 8 40 47 0 4 0 29-11 47-13 21-28 22-39 22-2 0-13 1-15 1-4 1-6 1-6 5 0 5 2 5 9 5 6 0 12 0 18 0 35 0 51 27 51 68 0 58-29 70-48 70-18 0-49-8-64-31 15 1 28-8 28-24 0-15-11-23-24-23-10 0-23 6-23 24 0 38 38 66 85 66 51 0 89-39 89-82z"><text:p/></draw:path><draw:path draw:style-name="gr4" draw:text-style-name="P28" svg:width="0.0177in" svg:height="0.0169in" svg:x="0.1264in" svg:y="0.0594in" svg:viewBox="0 0 46 44" svg:d="M46 23c0-12-11-23-23-23s-23 11-23 23 11 21 23 21 23-9 23-21z"><text:p/></draw:path><draw:path draw:style-name="gr4" draw:text-style-name="P28" svg:width="0.0657in" svg:height="0.1091in" svg:x="0.2028in" svg:y="0in" svg:viewBox="0 0 168 278" svg:d="M168 205c-3 0-7 0-11 0-2 13-4 31-8 38-4 3-31 3-41 3-25 0-50 0-76 0 15-15 30-29 45-43 66-58 91-80 91-122 0-47-38-81-89-81-48 0-79 38-79 76 0 23 22 23 23 23 7 0 21-4 21-22 0-11-7-22-22-22-3 0-4 0-5 1 9-27 32-43 56-43 39 0 57 34 57 68s-21 66-45 92c-26 30-54 60-80 89-5 5-5 6-5 16 52 0 105 0 156 0 4-24 7-48 12-73z"><text:p/></draw:path></draw:g></draw:g><text:s/>וכל הכפולות של <draw:g text:anchor-type="as-char" svg:y="-0.1098in" draw:z-index="91" draw:name="Shape92" draw:style-name="gr1"><svg:title>TexMaths</svg:title><svg:desc>12§display§3 \cdot 2§svg§600§FALSE§</svg:desc><draw:g draw:style-name="gr2"><draw:path draw:style-name="gr3" draw:text-style-name="P27" svg:width="0.2591in" svg:height="0.0961in" svg:x="0.0008in" svg:y="0.0087in" svg:viewBox="0 0 659 245" svg:d="M0 0c220 0 440 0 659 0 0 82 0 163 0 245-219 0-439 0-659 0 0-82 0-163 0-245z"><text:p/></draw:path><draw:path draw:style-name="gr4" draw:text-style-name="P28" svg:width="0.0681in" svg:height="0.113in" svg:x="-0.0004in" svg:y="0in" svg:viewBox="0 0 174 288" svg:d="M174 206c0-33-26-66-69-74 33-11 58-41 58-74 0-34-37-58-78-58-42 0-74 25-74 58 0 13 9 21 21 21 14 0 22-9 22-21 0-22-20-22-26-22 13-20 40-25 56-25 17 0 40 8 40 47 0 4 0 29-11 47-13 21-28 22-39 22-2 0-13 1-15 1-4 1-6 1-6 5 0 5 2 5 9 5 6 0 12 0 18 0 35 0 51 27 51 68 0 58-29 70-48 70-18 0-49-8-64-31 15 1 28-8 28-24 0-15-11-23-24-23-10 0-23 6-23 24 0 38 38 66 85 66 51 0 89-39 89-82z"><text:p/></draw:path><draw:path draw:style-name="gr4" draw:text-style-name="P28" svg:width="0.0177in" svg:height="0.0169in" svg:x="0.1264in" svg:y="0.0594in" svg:viewBox="0 0 46 44" svg:d="M46 23c0-12-11-23-23-23s-23 11-23 23 11 21 23 21 23-9 23-21z"><text:p/></draw:path><draw:path draw:style-name="gr4" draw:text-style-name="P28" svg:width="0.0657in" svg:height="0.1091in" svg:x="0.2028in" svg:y="0in" svg:viewBox="0 0 168 278" svg:d="M168 205c-3 0-7 0-11 0-2 13-4 31-8 38-4 3-31 3-41 3-25 0-50 0-76 0 15-15 30-29 45-43 66-58 91-80 91-122 0-47-38-81-89-81-48 0-79 38-79 76 0 23 22 23 23 23 7 0 21-4 21-22 0-11-7-22-22-22-3 0-4 0-5 1 9-27 32-43 56-43 39 0 57 34 57 68s-21 66-45 92c-26 30-54 60-80 89-5 5-5 6-5 16 52 0 105 0 156 0 4-24 7-48 12-73z"><text:p/></draw:path></draw:g></draw:g><text:s/>ועוד שלוש, לכן יופיעו בה כל הכפולות של 3, לכן היא שווה ל־<draw:g text:anchor-type="as-char" svg:y="-0.1181in" draw:z-index="92" draw:name="Shape93" draw:style-name="gr1"><svg:title>TexMaths</svg:title><svg:desc>12§display§A_3§svg§600§FALSE§</svg:desc><draw:g draw:style-name="gr2"><draw:path draw:style-name="gr3" draw:text-style-name="P27" svg:width="0.1661in" svg:height="0.1433in" svg:x="0.0024in" svg:y="0.0087in" svg:viewBox="0 0 423 365" svg:d="M0 0c141 0 282 0 423 0 0 122 0 243 0 365-141 0-282 0-423 0 0-122 0-243 0-365z"><text:p/></draw:path><draw:path draw:style-name="gr4" draw:text-style-name="P28" svg:width="0.113in" svg:height="0.1173in" svg:x="-0.0004in" svg:y="0in" svg:viewBox="0 0 288 299" svg:d="M288 291c0-5-4-5-9-5-27 0-27-4-28-16-8-86-17-173-25-260 0-9 0-10-7-10s-9 2-11 7c-49 82-99 163-147 243-17 29-33 35-51 36-6 0-10 0-10 8 0 3 2 5 6 5 11 0 24-1 36-1 14 0 29 1 42 1 3 0 9 0 9-8 0-5-4-5-8-5-9-1-19-5-19-14 0-6 3-11 6-16 3-6 3-6 31-53 35 0 70 0 106 0 1 8 7 65 7 69 0 13-21 14-31 14-5 0-10 0-10 8 0 5 4 4 6 5 17 0 35-1 53-1 10 0 36 1 46 1 4 0 8 0 8-8zM208 190c-33 0-65 0-96 0 27-46 55-93 83-139 3 46 8 93 13 139z"><text:p/></draw:path><draw:path draw:style-name="gr4" draw:text-style-name="P28" svg:width="0.0531in" svg:height="0.0787in" svg:x="0.124in" svg:y="0.0807in" svg:viewBox="0 0 136 201" svg:d="M136 145c0-23-19-47-52-53 31-11 42-33 42-51 0-23-26-41-59-41-32 0-57 17-57 39 0 11 6 16 14 16 10 0 16-6 16-14 0-9-6-16-16-16 11-13 31-15 42-15 13 0 33 6 33 31 0 13-5 26-12 34-10 12-18 12-33 14-8 0-8 0-10 1-1 1-3 0-3 3 0 4 2 4 8 4 5 0 11 0 16 0 23 0 40 16 40 48 0 36-22 47-39 47-12 0-38-4-50-21 14 0 16-11 16-17 0-9-7-15-15-15-9 0-17 5-17 17 0 27 31 45 66 45 41 0 70-27 70-56z"><text:p/></draw:path></draw:g></draw:g>, לכן <draw:g text:anchor-type="as-char" svg:y="-0.1146in" draw:z-index="93" draw:name="Shape94" draw:style-name="gr1"><svg:title>TexMaths</svg:title><svg:desc>12§display§k = 3§svg§600§FALSE§</svg:desc><draw:g draw:style-name="gr2"><draw:path draw:style-name="gr3" draw:text-style-name="P27" svg:width="0.3677in" svg:height="0.1004in" svg:x="-0.0004in" svg:y="0.0087in" svg:viewBox="0 0 935 256" svg:d="M0 0c312 0 624 0 935 0 0 85 0 171 0 256-311 0-623 0-935 0 0-85 0-171 0-256z"><text:p/></draw:path><draw:path draw:style-name="gr4" draw:text-style-name="P28" svg:width="0.0748in" svg:height="0.1157in" svg:x="0in" svg:y="0in" svg:viewBox="0 0 191 295" svg:d="M191 132c0-12-10-27-28-27-12 0-31 4-62 37-15 16-30 33-47 39 14-59 30-118 44-176-2-1 0-5-6-5-9 0-39 4-51 5-3 0-7 0-7 8 0 5 3 5 9 5 21 0 22 2 22 7 0 3-1 6-1 9-21 80-41 160-62 240-2 6-2 6-2 9 0 9 8 12 12 12 6 0 12-4 14-9 3-3 22-81 24-92 15 1 50 8 50 36 0 2 0 5-2 8-1 5-2 11-2 15 0 25 17 42 40 42 11 0 23-6 32-22 11-19 9-29 15-43 0-4-3-4-4-4-5 0-5 1-6 7-9 32-18 52-37 52-8 0-14-4-14-19 0-7 3-17 4-24s1-9 1-13c0-27-26-39-62-43 13-9 27-22 37-32 19-21 39-39 60-39 2 0 2 0 3 0 5 1 6 1 9 4 1 1 1 1 2 2-20 1-24 17-24 23s5 13 16 13 23-9 23-25z"><text:p/></draw:path><draw:path draw:style-name="gr4" draw:text-style-name="P28" svg:width="0.1102in" svg:height="0.0382in" svg:x="0.135in" svg:y="0.0543in" svg:viewBox="0 0 281 98" svg:d="M281 8c0-4-4-8-9-8-89 0-176 0-264 0-3 0-8 4-8 8 0 5 5 9 8 9 88 0 175 0 264 0 5 0 9-4 9-9zM281 90c0-5-4-9-9-9-89 0-176 0-264 0-3 0-8 4-8 9s5 8 8 8c88 0 175 0 264 0 5 0 9-3 9-8z"><text:p/></draw:path><draw:path draw:style-name="gr4" draw:text-style-name="P28" svg:width="0.0685in" svg:height="0.1126in" svg:x="0.3075in" svg:y="0.0047in" svg:viewBox="0 0 175 287" svg:d="M175 206c0-34-26-66-71-74 35-12 60-41 60-75s-37-57-78-57c-43 0-74 25-74 56 0 15 8 23 22 23 13 0 21-10 21-22 0-21-20-21-26-21 13-20 41-25 56-25 17 0 40 8 40 46 0 5 0 29-12 48-12 21-27 22-37 22-4 0-14 1-17 1s-6 1-6 5c0 5 3 5 11 5 6 0 12 0 18 0 34 0 50 27 50 68 0 57-29 69-48 69-18 0-49-7-65-31 16 1 29-7 29-24 0-14-12-22-24-22-10 0-24 6-24 23 0 39 40 66 85 66 52 0 90-38 90-81z"><text:p/></draw:path></draw:g></draw:g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FreeSerif" svg:font-family="FreeSerif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12pt" fo:language="en" fo:country="US" style:letter-kerning="true" style:font-name-asian="Noto Serif CJK SC" style:font-size-asian="10.5pt" style:language-asian="zh" style:country-asian="CN" style:font-name-complex="FreeSans3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Noto Serif CJK SC" style:font-size-asian="10.5pt" style:language-asian="zh" style:country-asian="CN" style:font-name-complex="FreeSans3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2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5:30:06.451001647</meta:creation-date>
    <dc:date>2023-02-03T16:58:19.752569109</dc:date>
    <meta:editing-duration>PT15H32M55S</meta:editing-duration>
    <meta:editing-cycles>46</meta:editing-cycles>
    <meta:generator>LibreOffice/7.5.0.3$Linux_X86_64 LibreOffice_project/50$Build-3</meta:generator>
    <meta:document-statistic meta:table-count="0" meta:image-count="0" meta:object-count="0" meta:page-count="6" meta:paragraph-count="37" meta:word-count="930" meta:character-count="4410" meta:non-whitespace-character-count="3492"/>
  </office:meta>
</office:document-meta>
</file>